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shadow="none"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58a3c" style:font-style-asian="italic" style:font-style-complex="italic"/>
    </style:style>
    <style:style style:name="P8" style:family="paragraph" style:parent-style-name="Text_20_body">
      <style:text-properties fo:font-style="italic" officeooo:rsid="26da25e0" officeooo:paragraph-rsid="2b80dd8d"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17e6c942" officeooo:paragraph-rsid="2a1a1aad" style:font-style-asian="italic" style:font-style-complex="italic"/>
    </style:style>
    <style:style style:name="P15" style:family="paragraph" style:parent-style-name="Text_20_body">
      <style:text-properties fo:font-style="italic" officeooo:rsid="29632ddb" officeooo:paragraph-rsid="2ab7f1ff" style:font-style-asian="italic" style:font-style-complex="italic"/>
    </style:style>
    <style:style style:name="P16" style:family="paragraph" style:parent-style-name="Text_20_body">
      <style:text-properties fo:font-style="italic" officeooo:rsid="29632ddb" officeooo:paragraph-rsid="2b763bee" style:font-style-asian="italic" style:font-style-complex="italic"/>
    </style:style>
    <style:style style:name="P17" style:family="paragraph" style:parent-style-name="Text_20_body">
      <style:text-properties fo:font-style="italic" officeooo:rsid="2a8cb144" officeooo:paragraph-rsid="2a8cb144" style:font-style-asian="italic" style:font-style-complex="italic"/>
    </style:style>
    <style:style style:name="P18" style:family="paragraph" style:parent-style-name="Text_20_body">
      <style:text-properties fo:font-style="italic" officeooo:rsid="2a9d3e0e" officeooo:paragraph-rsid="2a9d3e0e" style:font-style-asian="italic" style:font-style-complex="italic"/>
    </style:style>
    <style:style style:name="P19" style:family="paragraph" style:parent-style-name="Text_20_body">
      <style:text-properties fo:font-style="italic" officeooo:rsid="2a9d70a6" officeooo:paragraph-rsid="2a9d70a6" style:font-style-asian="italic" style:font-style-complex="italic"/>
    </style:style>
    <style:style style:name="P20" style:family="paragraph" style:parent-style-name="Text_20_body">
      <style:text-properties fo:font-style="italic" officeooo:rsid="28301bf5" officeooo:paragraph-rsid="2a1cfa81" style:font-style-asian="italic" style:font-style-complex="italic"/>
    </style:style>
    <style:style style:name="P21" style:family="paragraph" style:parent-style-name="Text_20_body">
      <style:text-properties fo:font-style="italic" officeooo:rsid="283820ca" officeooo:paragraph-rsid="2ac9f5a1" style:font-style-asian="italic" style:font-style-complex="italic"/>
    </style:style>
    <style:style style:name="P22" style:family="paragraph" style:parent-style-name="Text_20_body">
      <style:text-properties fo:font-style="italic" officeooo:rsid="283820ca" officeooo:paragraph-rsid="2acb486d" style:font-style-asian="italic" style:font-style-complex="italic"/>
    </style:style>
    <style:style style:name="P23" style:family="paragraph" style:parent-style-name="Text_20_body">
      <style:text-properties fo:font-style="italic" officeooo:rsid="283820ca" officeooo:paragraph-rsid="2acdd024" style:font-style-asian="italic" style:font-style-complex="italic"/>
    </style:style>
    <style:style style:name="P24" style:family="paragraph" style:parent-style-name="Text_20_body">
      <style:text-properties fo:font-style="italic" officeooo:rsid="283820ca" officeooo:paragraph-rsid="2acfed97" style:font-style-asian="italic" style:font-style-complex="italic"/>
    </style:style>
    <style:style style:name="P25" style:family="paragraph" style:parent-style-name="Text_20_body">
      <style:text-properties fo:font-style="italic" officeooo:rsid="283820ca" officeooo:paragraph-rsid="2ad12761" style:font-style-asian="italic" style:font-style-complex="italic"/>
    </style:style>
    <style:style style:name="P26" style:family="paragraph" style:parent-style-name="Text_20_body">
      <style:text-properties fo:font-style="italic" officeooo:rsid="283820ca" officeooo:paragraph-rsid="2ad15267" style:font-style-asian="italic" style:font-style-complex="italic"/>
    </style:style>
    <style:style style:name="P27" style:family="paragraph" style:parent-style-name="Text_20_body">
      <style:text-properties fo:font-style="italic" officeooo:rsid="283820ca" officeooo:paragraph-rsid="2ad1a701" style:font-style-asian="italic" style:font-style-complex="italic"/>
    </style:style>
    <style:style style:name="P28" style:family="paragraph" style:parent-style-name="Text_20_body">
      <style:text-properties fo:font-style="italic" officeooo:rsid="283820ca" officeooo:paragraph-rsid="2ad5f095" style:font-style-asian="italic" style:font-style-complex="italic"/>
    </style:style>
    <style:style style:name="P29" style:family="paragraph" style:parent-style-name="Text_20_body">
      <style:text-properties fo:font-style="italic" officeooo:rsid="283820ca" officeooo:paragraph-rsid="2b4d92c9" style:font-style-asian="italic" style:font-style-complex="italic"/>
    </style:style>
    <style:style style:name="P30" style:family="paragraph" style:parent-style-name="Text_20_body">
      <style:text-properties fo:font-style="italic" officeooo:rsid="2a2c1c1f" officeooo:paragraph-rsid="2a2c1c1f" style:font-style-asian="italic" style:font-style-complex="italic"/>
    </style:style>
    <style:style style:name="P31" style:family="paragraph" style:parent-style-name="Text_20_body">
      <style:text-properties fo:font-style="italic" officeooo:rsid="27ef7ad8" officeooo:paragraph-rsid="2a18df2b" style:font-style-asian="italic" style:font-style-complex="italic"/>
    </style:style>
    <style:style style:name="P32" style:family="paragraph" style:parent-style-name="Text_20_body">
      <style:text-properties fo:font-style="italic" officeooo:rsid="2748990a" officeooo:paragraph-rsid="2a1cfa81" style:font-style-asian="italic" style:font-style-complex="italic"/>
    </style:style>
    <style:style style:name="P33" style:family="paragraph" style:parent-style-name="Text_20_body">
      <style:text-properties fo:font-style="italic" officeooo:rsid="29e284b1" officeooo:paragraph-rsid="29e284b1" style:font-style-asian="italic" style:font-style-complex="italic"/>
    </style:style>
    <style:style style:name="P34" style:family="paragraph" style:parent-style-name="Text_20_body">
      <style:text-properties fo:font-style="italic" officeooo:rsid="26d55b20" officeooo:paragraph-rsid="26d55b20" style:font-style-asian="italic" style:font-style-complex="italic"/>
    </style:style>
    <style:style style:name="P35" style:family="paragraph" style:parent-style-name="Text_20_body">
      <style:text-properties fo:font-style="italic" officeooo:rsid="2ae8459e" officeooo:paragraph-rsid="2ae8459e" style:font-style-asian="italic" style:font-style-complex="italic"/>
    </style:style>
    <style:style style:name="P36" style:family="paragraph" style:parent-style-name="Text_20_body">
      <style:text-properties fo:font-style="italic" officeooo:rsid="2af49e58" officeooo:paragraph-rsid="2af49e58" style:font-style-asian="italic" style:font-style-complex="italic"/>
    </style:style>
    <style:style style:name="P37" style:family="paragraph" style:parent-style-name="Text_20_body">
      <style:text-properties fo:font-style="italic" officeooo:rsid="275a5bf3" officeooo:paragraph-rsid="2b09973f" style:font-style-asian="italic" style:font-style-complex="italic"/>
    </style:style>
    <style:style style:name="P38" style:family="paragraph" style:parent-style-name="Text_20_body">
      <style:text-properties fo:font-style="italic" officeooo:rsid="2a9fdee7" officeooo:paragraph-rsid="2b66f36b" style:font-style-asian="italic" style:font-style-complex="italic"/>
    </style:style>
    <style:style style:name="P39"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40" style:family="paragraph" style:parent-style-name="Text_20_body">
      <style:text-properties fo:language="cs" fo:country="CZ" fo:font-weight="bold" officeooo:rsid="281ee320" officeooo:paragraph-rsid="281ee320" style:font-weight-asian="bold" style:font-weight-complex="bold"/>
    </style:style>
    <style:style style:name="P41" style:family="paragraph" style:parent-style-name="Text_20_body">
      <style:text-properties fo:language="cs" fo:country="CZ" fo:font-style="normal" officeooo:rsid="2a0e528b" officeooo:paragraph-rsid="2ac614e1" style:font-style-asian="normal" style:font-style-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text-properties fo:font-style="normal" officeooo:rsid="27f0fe41" officeooo:paragraph-rsid="2a18df2b" style:font-style-asian="normal" style:font-style-complex="normal"/>
    </style:style>
    <style:style style:name="P44" style:family="paragraph" style:parent-style-name="Text_20_body">
      <style:text-properties fo:font-style="normal" officeooo:rsid="27f0fe41" officeooo:paragraph-rsid="2a1a1aad" style:font-style-asian="normal" style:font-style-complex="normal"/>
    </style:style>
    <style:style style:name="P45" style:family="paragraph" style:parent-style-name="Text_20_body">
      <style:text-properties fo:font-style="normal" officeooo:rsid="27f0fe41" officeooo:paragraph-rsid="2a8f5104" style:font-style-asian="normal" style:font-style-complex="normal"/>
    </style:style>
    <style:style style:name="P46" style:family="paragraph" style:parent-style-name="Text_20_body">
      <style:text-properties fo:font-style="normal" officeooo:rsid="27f0fe41" officeooo:paragraph-rsid="2aedc0a1" style:font-style-asian="normal" style:font-style-complex="normal"/>
    </style:style>
    <style:style style:name="P47" style:family="paragraph" style:parent-style-name="Text_20_body">
      <style:text-properties fo:font-style="normal" officeooo:rsid="27f0fe41" officeooo:paragraph-rsid="2b73c421" style:font-style-asian="normal" style:font-style-complex="normal"/>
    </style:style>
    <style:style style:name="P48" style:family="paragraph" style:parent-style-name="Text_20_body">
      <style:text-properties fo:font-style="normal" officeooo:rsid="27350553" officeooo:paragraph-rsid="2a18df2b" style:font-style-asian="normal" style:font-style-complex="normal"/>
    </style:style>
    <style:style style:name="P49" style:family="paragraph" style:parent-style-name="Text_20_body">
      <style:text-properties fo:font-style="normal" officeooo:rsid="283683b9" officeooo:paragraph-rsid="2898625d" style:font-style-asian="normal" style:font-style-complex="normal"/>
    </style:style>
    <style:style style:name="P50" style:family="paragraph" style:parent-style-name="Text_20_body">
      <style:text-properties fo:font-style="normal" officeooo:rsid="17e6c942" officeooo:paragraph-rsid="28a6c920" style:font-style-asian="normal" style:font-style-complex="normal"/>
    </style:style>
    <style:style style:name="P51" style:family="paragraph" style:parent-style-name="Text_20_body">
      <style:text-properties fo:font-style="normal" officeooo:rsid="17e6c942" officeooo:paragraph-rsid="28ff8a0c" style:font-style-asian="normal" style:font-style-complex="normal"/>
    </style:style>
    <style:style style:name="P52" style:family="paragraph" style:parent-style-name="Text_20_body">
      <style:text-properties fo:font-style="normal" officeooo:rsid="28c4bc63" officeooo:paragraph-rsid="28c54d8e" style:font-style-asian="normal" style:font-style-complex="normal"/>
    </style:style>
    <style:style style:name="P53" style:family="paragraph" style:parent-style-name="Text_20_body">
      <style:text-properties fo:font-style="normal" officeooo:rsid="27dd4a13" officeooo:paragraph-rsid="29e284b1" style:font-style-asian="normal" style:font-style-complex="normal"/>
    </style:style>
    <style:style style:name="P54" style:family="paragraph" style:parent-style-name="Text_20_body">
      <style:text-properties fo:font-style="normal" officeooo:rsid="27dd4a13" officeooo:paragraph-rsid="2a46c372" style:font-style-asian="normal" style:font-style-complex="normal"/>
    </style:style>
    <style:style style:name="P55" style:family="paragraph" style:parent-style-name="Text_20_body">
      <style:text-properties fo:font-style="normal" officeooo:rsid="2a2ea0cc" officeooo:paragraph-rsid="2a2ecec8" style:font-style-asian="normal" style:font-style-complex="normal"/>
    </style:style>
    <style:style style:name="P56" style:family="paragraph" style:parent-style-name="Text_20_body">
      <style:text-properties fo:font-style="normal" officeooo:rsid="2aa37c4a" officeooo:paragraph-rsid="2aa37c4a" style:font-style-asian="normal" style:font-style-complex="normal"/>
    </style:style>
    <style:style style:name="P57" style:family="paragraph" style:parent-style-name="Text_20_body">
      <style:text-properties fo:font-style="normal" officeooo:rsid="283820ca" officeooo:paragraph-rsid="2acc40fd" style:font-style-asian="normal" style:font-style-complex="normal"/>
    </style:style>
    <style:style style:name="P58" style:family="paragraph" style:parent-style-name="Text_20_body">
      <style:text-properties fo:font-style="normal" officeooo:rsid="2983cd33" officeooo:paragraph-rsid="2a4f670f" style:font-style-asian="normal" style:font-style-complex="normal"/>
    </style:style>
    <style:style style:name="P59" style:family="paragraph" style:parent-style-name="Text_20_body">
      <style:text-properties fo:font-style="normal" officeooo:rsid="2983cd33" officeooo:paragraph-rsid="2a5da05a" style:font-style-asian="normal" style:font-style-complex="normal"/>
    </style:style>
    <style:style style:name="P60" style:family="paragraph" style:parent-style-name="Text_20_body">
      <style:text-properties fo:font-style="normal" officeooo:rsid="2983cd33" officeooo:paragraph-rsid="2aab62db" style:font-style-asian="normal" style:font-style-complex="normal"/>
    </style:style>
    <style:style style:name="P61" style:family="paragraph" style:parent-style-name="Text_20_body">
      <style:text-properties fo:font-style="normal" officeooo:paragraph-rsid="2a5b9c85" style:font-style-asian="normal" style:font-style-complex="normal"/>
    </style:style>
    <style:style style:name="P62" style:family="paragraph" style:parent-style-name="Text_20_body">
      <style:text-properties fo:font-style="normal" officeooo:rsid="2750f31d" officeooo:paragraph-rsid="294899d6" style:font-style-asian="normal" style:font-style-complex="normal"/>
    </style:style>
    <style:style style:name="P63" style:family="paragraph" style:parent-style-name="Text_20_body">
      <style:text-properties fo:font-style="normal" officeooo:rsid="2750f31d" officeooo:paragraph-rsid="29b72064" style:font-style-asian="normal" style:font-style-complex="normal"/>
    </style:style>
    <style:style style:name="P64" style:family="paragraph" style:parent-style-name="Text_20_body">
      <style:text-properties fo:font-style="normal" officeooo:rsid="2750f31d" officeooo:paragraph-rsid="2ac8713c" style:font-style-asian="normal" style:font-style-complex="normal"/>
    </style:style>
    <style:style style:name="P65" style:family="paragraph" style:parent-style-name="Text_20_body">
      <style:text-properties fo:font-style="normal" officeooo:rsid="2750f31d" officeooo:paragraph-rsid="2a1a1aad" style:font-style-asian="normal" style:font-style-complex="normal"/>
    </style:style>
    <style:style style:name="P66" style:family="paragraph" style:parent-style-name="Text_20_body">
      <style:text-properties fo:font-style="normal" officeooo:rsid="2750f31d" officeooo:paragraph-rsid="2a18df2b" style:font-style-asian="normal" style:font-style-complex="normal"/>
    </style:style>
    <style:style style:name="P67" style:family="paragraph" style:parent-style-name="Text_20_body">
      <style:text-properties fo:font-style="normal" officeooo:rsid="2750f31d" officeooo:paragraph-rsid="289bb0bd" style:font-style-asian="normal" style:font-style-complex="normal"/>
    </style:style>
    <style:style style:name="P68" style:family="paragraph" style:parent-style-name="Text_20_body">
      <style:text-properties fo:font-style="normal" officeooo:rsid="2750f31d" officeooo:paragraph-rsid="2b747b6a" style:font-style-asian="normal" style:font-style-complex="normal"/>
    </style:style>
    <style:style style:name="P69" style:family="paragraph" style:parent-style-name="Text_20_body">
      <style:text-properties fo:font-style="normal" officeooo:rsid="2750f31d" officeooo:paragraph-rsid="2b85e681" style:font-style-asian="normal" style:font-style-complex="normal"/>
    </style:style>
    <style:style style:name="P70" style:family="paragraph" style:parent-style-name="Text_20_body">
      <style:text-properties fo:font-style="normal" officeooo:rsid="274fdb04" officeooo:paragraph-rsid="2a1cfa81" style:font-style-asian="normal" style:font-style-complex="normal"/>
    </style:style>
    <style:style style:name="P71" style:family="paragraph" style:parent-style-name="Text_20_body">
      <style:text-properties fo:font-style="normal" officeooo:paragraph-rsid="2a1cfa81" style:font-style-asian="normal" style:font-style-complex="normal"/>
    </style:style>
    <style:style style:name="P72" style:family="paragraph" style:parent-style-name="Text_20_body">
      <style:text-properties fo:font-style="normal" officeooo:paragraph-rsid="29e284b1" style:font-style-asian="normal" style:font-style-complex="normal"/>
    </style:style>
    <style:style style:name="P73" style:family="paragraph" style:parent-style-name="Text_20_body">
      <style:text-properties fo:font-style="normal" officeooo:paragraph-rsid="2af26975" style:font-style-asian="normal" style:font-style-complex="normal"/>
    </style:style>
    <style:style style:name="P74" style:family="paragraph" style:parent-style-name="Text_20_body">
      <style:text-properties fo:font-style="normal" officeooo:paragraph-rsid="2a1a1aad" style:font-style-asian="normal" style:font-style-complex="normal"/>
    </style:style>
    <style:style style:name="P75" style:family="paragraph" style:parent-style-name="Text_20_body">
      <style:text-properties fo:font-style="normal" officeooo:paragraph-rsid="2b721cd0" style:font-style-asian="normal" style:font-style-complex="normal"/>
    </style:style>
    <style:style style:name="P76"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77"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78" style:family="paragraph" style:parent-style-name="Text_20_body">
      <style:text-properties fo:font-weight="bold" officeooo:rsid="281ee320" officeooo:paragraph-rsid="28200880" style:font-weight-asian="bold" style:font-weight-complex="bold"/>
    </style:style>
    <style:style style:name="P79" style:family="paragraph" style:parent-style-name="Text_20_body">
      <style:text-properties fo:font-weight="bold" officeooo:rsid="27958f96" officeooo:paragraph-rsid="2b547025" style:font-weight-asian="bold" style:font-weight-complex="bold"/>
    </style:style>
    <style:style style:name="P80" style:family="paragraph" style:parent-style-name="Text_20_body">
      <style:text-properties style:font-name="Georgia3"/>
    </style:style>
    <style:style style:name="P8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2" style:family="paragraph" style:parent-style-name="Text_20_body">
      <style:text-properties officeooo:paragraph-rsid="0ce95318"/>
    </style:style>
    <style:style style:name="P83"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84" style:family="paragraph" style:parent-style-name="Text_20_body">
      <style:text-properties officeooo:rsid="17e6c942" officeooo:paragraph-rsid="26d15f04"/>
    </style:style>
    <style:style style:name="P85" style:family="paragraph" style:parent-style-name="Text_20_body">
      <style:text-properties officeooo:rsid="17e6c942" officeooo:paragraph-rsid="27018d5e"/>
    </style:style>
    <style:style style:name="P86" style:family="paragraph" style:parent-style-name="Text_20_body">
      <style:text-properties officeooo:rsid="17e6c942" officeooo:paragraph-rsid="27c60ff3"/>
    </style:style>
    <style:style style:name="P87" style:family="paragraph" style:parent-style-name="Text_20_body">
      <style:text-properties officeooo:rsid="17e6c942" officeooo:paragraph-rsid="27f970dc"/>
    </style:style>
    <style:style style:name="P88" style:family="paragraph" style:parent-style-name="Text_20_body">
      <style:text-properties officeooo:rsid="17e6c942" officeooo:paragraph-rsid="28c32d75"/>
    </style:style>
    <style:style style:name="P89" style:family="paragraph" style:parent-style-name="Text_20_body">
      <style:text-properties officeooo:rsid="17e6c942" officeooo:paragraph-rsid="2a1a1aad"/>
    </style:style>
    <style:style style:name="P90" style:family="paragraph" style:parent-style-name="Text_20_body">
      <style:text-properties officeooo:rsid="17e6c942" officeooo:paragraph-rsid="2b12fe45"/>
    </style:style>
    <style:style style:name="P91" style:family="paragraph" style:parent-style-name="Text_20_body">
      <style:text-properties officeooo:rsid="17e6c942" officeooo:paragraph-rsid="2b4752fc"/>
    </style:style>
    <style:style style:name="P92" style:family="paragraph" style:parent-style-name="Text_20_body">
      <style:text-properties officeooo:rsid="26da25e0" officeooo:paragraph-rsid="26da25e0"/>
    </style:style>
    <style:style style:name="P93" style:family="paragraph" style:parent-style-name="Text_20_body">
      <style:text-properties officeooo:rsid="26da25e0" officeooo:paragraph-rsid="272bf80e"/>
    </style:style>
    <style:style style:name="P94" style:family="paragraph" style:parent-style-name="Text_20_body">
      <style:text-properties officeooo:rsid="26da25e0" officeooo:paragraph-rsid="2a91d861"/>
    </style:style>
    <style:style style:name="P95" style:family="paragraph" style:parent-style-name="Text_20_body">
      <style:text-properties officeooo:rsid="17d7660b" officeooo:paragraph-rsid="272cb78a"/>
    </style:style>
    <style:style style:name="P96" style:family="paragraph" style:parent-style-name="Text_20_body">
      <style:text-properties officeooo:rsid="27350553" officeooo:paragraph-rsid="2a1cfa81"/>
    </style:style>
    <style:style style:name="P97" style:family="paragraph" style:parent-style-name="Text_20_body">
      <style:text-properties officeooo:rsid="2829b265" officeooo:paragraph-rsid="2a1cfa81"/>
    </style:style>
    <style:style style:name="P98" style:family="paragraph" style:parent-style-name="Text_20_body">
      <style:text-properties officeooo:rsid="284ed08a" officeooo:paragraph-rsid="289c8c9e"/>
    </style:style>
    <style:style style:name="P99" style:family="paragraph" style:parent-style-name="Text_20_body">
      <style:text-properties officeooo:rsid="284ed08a" officeooo:paragraph-rsid="289e4813"/>
    </style:style>
    <style:style style:name="P100" style:family="paragraph" style:parent-style-name="Text_20_body">
      <style:text-properties officeooo:rsid="284ed08a" officeooo:paragraph-rsid="28b10dad"/>
    </style:style>
    <style:style style:name="P101" style:family="paragraph" style:parent-style-name="Text_20_body">
      <style:text-properties officeooo:rsid="2898e3a2" officeooo:paragraph-rsid="289c8c9e"/>
    </style:style>
    <style:style style:name="P102" style:family="paragraph" style:parent-style-name="Text_20_body">
      <style:text-properties officeooo:paragraph-rsid="289237d1"/>
    </style:style>
    <style:style style:name="P103" style:family="paragraph" style:parent-style-name="Text_20_body">
      <style:text-properties officeooo:paragraph-rsid="28cee6a8"/>
    </style:style>
    <style:style style:name="P104" style:family="paragraph" style:parent-style-name="Text_20_body">
      <style:text-properties officeooo:paragraph-rsid="290619f9"/>
    </style:style>
    <style:style style:name="P105" style:family="paragraph" style:parent-style-name="Text_20_body">
      <style:text-properties officeooo:rsid="296f80f8" officeooo:paragraph-rsid="2970d609"/>
    </style:style>
    <style:style style:name="P106" style:family="paragraph" style:parent-style-name="Text_20_body">
      <style:text-properties officeooo:rsid="29722be7" officeooo:paragraph-rsid="29722be7"/>
    </style:style>
    <style:style style:name="P107" style:family="paragraph" style:parent-style-name="Text_20_body">
      <style:text-properties officeooo:rsid="2975d89f" officeooo:paragraph-rsid="2981f907"/>
    </style:style>
    <style:style style:name="P108" style:family="paragraph" style:parent-style-name="Text_20_body">
      <style:text-properties officeooo:rsid="2853910b" officeooo:paragraph-rsid="2a1a1aad"/>
    </style:style>
    <style:style style:name="P109" style:family="paragraph" style:parent-style-name="Text_20_body">
      <style:text-properties officeooo:paragraph-rsid="2a1cfa81"/>
    </style:style>
    <style:style style:name="P110" style:family="paragraph" style:parent-style-name="Text_20_body">
      <style:text-properties officeooo:rsid="269c1a18" officeooo:paragraph-rsid="2a43267f"/>
    </style:style>
    <style:style style:name="P111" style:family="paragraph" style:parent-style-name="Text_20_body">
      <style:text-properties officeooo:rsid="2a489033" officeooo:paragraph-rsid="2a51747c"/>
    </style:style>
    <style:style style:name="P112" style:family="paragraph" style:parent-style-name="Text_20_body">
      <style:text-properties officeooo:rsid="2a4c87a3" officeooo:paragraph-rsid="2a4d8505"/>
    </style:style>
    <style:style style:name="P113" style:family="paragraph" style:parent-style-name="Text_20_body">
      <style:text-properties officeooo:rsid="2a4c87a3" officeooo:paragraph-rsid="2a5b9c85"/>
    </style:style>
    <style:style style:name="P114" style:family="paragraph" style:parent-style-name="Text_20_body">
      <style:text-properties officeooo:rsid="2a4c87a3" officeooo:paragraph-rsid="2a5da05a"/>
    </style:style>
    <style:style style:name="P115" style:family="paragraph" style:parent-style-name="Text_20_body">
      <style:text-properties officeooo:rsid="2707d48d" officeooo:paragraph-rsid="2a91d861"/>
    </style:style>
    <style:style style:name="P116" style:family="paragraph" style:parent-style-name="Text_20_body">
      <style:text-properties officeooo:rsid="2707d48d" officeooo:paragraph-rsid="272c2712"/>
    </style:style>
    <style:style style:name="P117" style:family="paragraph" style:parent-style-name="Text_20_body">
      <style:text-properties officeooo:paragraph-rsid="28200880"/>
    </style:style>
    <style:style style:name="P118" style:family="paragraph" style:parent-style-name="Text_20_body">
      <style:text-properties officeooo:rsid="27c60ff3" officeooo:paragraph-rsid="27c60ff3"/>
    </style:style>
    <style:style style:name="P119" style:family="paragraph" style:parent-style-name="Text_20_body">
      <style:text-properties officeooo:paragraph-rsid="2ac44257"/>
    </style:style>
    <style:style style:name="P120" style:family="paragraph" style:parent-style-name="Text_20_body">
      <style:text-properties officeooo:paragraph-rsid="2ace9c05"/>
    </style:style>
    <style:style style:name="P121" style:family="paragraph" style:parent-style-name="Text_20_body">
      <style:text-properties officeooo:paragraph-rsid="26a9ee82"/>
    </style:style>
    <style:style style:name="P122"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23" style:family="paragraph" style:parent-style-name="Text_20_body">
      <style:text-properties fo:font-variant="normal" fo:text-transform="none" fo:color="#222222" fo:letter-spacing="normal" fo:language="cs" fo:country="CZ" fo:font-style="normal" fo:font-weight="normal" officeooo:rsid="1d1a7fb6" officeooo:paragraph-rsid="2b51006b" style:font-style-asian="normal" style:font-weight-asian="normal" style:font-style-complex="normal" style:font-weight-complex="normal"/>
    </style:style>
    <style:style style:name="P124"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25"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26"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27" style:family="paragraph" style:parent-style-name="Text_20_body">
      <style:text-properties fo:font-variant="normal" fo:text-transform="none" fo:color="#222222" fo:letter-spacing="normal" fo:language="cs" fo:country="CZ" fo:font-style="normal" officeooo:rsid="1d1a7fb6" officeooo:paragraph-rsid="2b6ac877" style:font-style-asian="normal" style:font-style-complex="normal"/>
    </style:style>
    <style:style style:name="P128" style:family="paragraph" style:parent-style-name="Text_20_body">
      <style:text-properties officeooo:paragraph-rsid="2b0c4069"/>
    </style:style>
    <style:style style:name="P129" style:family="paragraph" style:parent-style-name="Text_20_body">
      <style:text-properties officeooo:paragraph-rsid="2b429740"/>
    </style:style>
    <style:style style:name="P130" style:family="paragraph" style:parent-style-name="Text_20_body">
      <style:text-properties officeooo:rsid="274b62ce" officeooo:paragraph-rsid="2aeb8a63"/>
    </style:style>
    <style:style style:name="P131" style:family="paragraph" style:parent-style-name="Text_20_body">
      <style:text-properties officeooo:rsid="2b4f4d60" officeooo:paragraph-rsid="2b4f4d60"/>
    </style:style>
    <style:style style:name="P132" style:family="paragraph" style:parent-style-name="Text_20_body">
      <style:text-properties officeooo:paragraph-rsid="2a1a1aad"/>
    </style:style>
    <style:style style:name="P133" style:family="paragraph" style:parent-style-name="Text_20_body">
      <style:text-properties officeooo:rsid="2b82e92c" officeooo:paragraph-rsid="2b82e92c"/>
    </style:style>
    <style:style style:name="P134" style:family="paragraph" style:parent-style-name="Text_20_body">
      <style:text-properties officeooo:rsid="2b315fa9" officeooo:paragraph-rsid="2b315fa9"/>
    </style:style>
    <style:style style:name="P135" style:family="paragraph" style:parent-style-name="Example_20_Header">
      <style:text-properties officeooo:paragraph-rsid="0ce95318"/>
    </style:style>
    <style:style style:name="P13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8" style:family="paragraph" style:parent-style-name="Standard">
      <style:paragraph-properties fo:text-align="center" style:justify-single-word="false"/>
      <style:text-properties style:font-name="Georgia3" officeooo:rsid="057aae1d" officeooo:paragraph-rsid="057aae1d"/>
    </style:style>
    <style:style style:name="P13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41" style:family="paragraph" style:parent-style-name="Table_20_Contents">
      <style:text-properties fo:font-style="normal" officeooo:rsid="24596855" officeooo:paragraph-rsid="272cb78a" style:font-style-asian="normal" style:font-style-complex="normal"/>
    </style:style>
    <style:style style:name="P14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3" style:family="paragraph" style:parent-style-name="Heading_20_1">
      <style:text-properties officeooo:rsid="26716ded" officeooo:paragraph-rsid="26716ded"/>
    </style:style>
    <style:style style:name="P144" style:family="paragraph" style:parent-style-name="Heading_20_1">
      <style:text-properties officeooo:rsid="2671fb12" officeooo:paragraph-rsid="266e12c9"/>
    </style:style>
    <style:style style:name="P145" style:family="paragraph" style:parent-style-name="Heading_20_1">
      <style:text-properties officeooo:rsid="268cf146" officeooo:paragraph-rsid="268cf146"/>
    </style:style>
    <style:style style:name="P146" style:family="paragraph" style:parent-style-name="Heading_20_1">
      <style:text-properties officeooo:paragraph-rsid="272cb78a"/>
    </style:style>
    <style:style style:name="P147" style:family="paragraph" style:parent-style-name="Heading_20_2">
      <style:text-properties officeooo:rsid="2b82e92c" officeooo:paragraph-rsid="2b82e92c"/>
    </style:style>
    <style:style style:name="P148" style:family="paragraph" style:parent-style-name="Heading_20_2">
      <style:text-properties officeooo:rsid="297935e3" officeooo:paragraph-rsid="297935e3"/>
    </style:style>
    <style:style style:name="P149" style:family="paragraph" style:parent-style-name="Heading_20_2">
      <style:text-properties officeooo:rsid="2b321316" officeooo:paragraph-rsid="2b321316"/>
    </style:style>
    <style:style style:name="P150" style:family="paragraph" style:parent-style-name="Heading_20_2">
      <style:text-properties officeooo:rsid="1e738991" officeooo:paragraph-rsid="272cb78a"/>
    </style:style>
    <style:style style:name="P151" style:family="paragraph" style:parent-style-name="Heading_20_2">
      <style:text-properties officeooo:rsid="146d70b4" officeooo:paragraph-rsid="2b88db53"/>
    </style:style>
    <style:style style:name="P152" style:family="paragraph" style:parent-style-name="Heading_20_2">
      <style:text-properties officeooo:paragraph-rsid="2b88db53"/>
    </style:style>
    <style:style style:name="P153" style:family="paragraph" style:parent-style-name="Heading_20_2">
      <style:text-properties officeooo:paragraph-rsid="2b898f1f"/>
    </style:style>
    <style:style style:name="P154" style:family="paragraph" style:parent-style-name="Heading_20_3">
      <style:text-properties officeooo:rsid="280dabbd" officeooo:paragraph-rsid="27c4a71b"/>
    </style:style>
    <style:style style:name="P155" style:family="paragraph" style:parent-style-name="Heading_20_3">
      <style:text-properties officeooo:rsid="280323f7" officeooo:paragraph-rsid="27d8324c"/>
    </style:style>
    <style:style style:name="P156" style:family="paragraph" style:parent-style-name="Heading_20_3">
      <style:text-properties officeooo:paragraph-rsid="2a18df2b"/>
    </style:style>
    <style:style style:name="P157" style:family="paragraph" style:parent-style-name="Heading_20_3">
      <style:text-properties officeooo:rsid="283820ca" officeooo:paragraph-rsid="2a18df2b"/>
    </style:style>
    <style:style style:name="P158" style:family="paragraph" style:parent-style-name="Heading_20_3">
      <style:text-properties officeooo:paragraph-rsid="2a1cfa81"/>
    </style:style>
    <style:style style:name="P159" style:family="paragraph" style:parent-style-name="Heading_20_3">
      <style:text-properties officeooo:rsid="281ee320" officeooo:paragraph-rsid="281ee320"/>
    </style:style>
    <style:style style:name="P160" style:family="paragraph" style:parent-style-name="Heading_20_3">
      <style:text-properties officeooo:rsid="2a1a1aad" officeooo:paragraph-rsid="2a18df2b"/>
    </style:style>
    <style:style style:name="P161" style:family="paragraph" style:parent-style-name="Heading_20_3">
      <style:text-properties officeooo:rsid="2a1a1aad" officeooo:paragraph-rsid="2a1a1aad"/>
    </style:style>
    <style:style style:name="P162" style:family="paragraph" style:parent-style-name="Heading_20_3">
      <style:paragraph-properties>
        <style:tab-stops>
          <style:tab-stop style:position="10.359cm"/>
        </style:tab-stops>
      </style:paragraph-properties>
      <style:text-properties officeooo:rsid="2a1a1aad" officeooo:paragraph-rsid="2a1a1aad"/>
    </style:style>
    <style:style style:name="P163" style:family="paragraph" style:parent-style-name="Heading_20_3">
      <style:text-properties officeooo:rsid="2a1a1aad" officeooo:paragraph-rsid="2a1ba76b"/>
    </style:style>
    <style:style style:name="P164" style:family="paragraph" style:parent-style-name="Heading_20_3">
      <style:text-properties officeooo:rsid="29ea32cc" officeooo:paragraph-rsid="2a1a1aad"/>
    </style:style>
    <style:style style:name="P165" style:family="paragraph" style:parent-style-name="Heading_20_3">
      <style:text-properties officeooo:paragraph-rsid="2a1a1aad"/>
    </style:style>
    <style:style style:name="P166" style:family="paragraph" style:parent-style-name="Heading_20_3">
      <style:text-properties officeooo:rsid="2a15c51f" officeooo:paragraph-rsid="2a1a1aad"/>
    </style:style>
    <style:style style:name="P167" style:family="paragraph" style:parent-style-name="Heading_20_3">
      <style:text-properties officeooo:rsid="2a15c51f" officeooo:paragraph-rsid="2a9fdee7"/>
    </style:style>
    <style:style style:name="P168" style:family="paragraph" style:parent-style-name="Heading_20_3">
      <style:text-properties officeooo:rsid="283e3eea" officeooo:paragraph-rsid="27d3a2a0"/>
    </style:style>
    <style:style style:name="P169" style:family="paragraph" style:parent-style-name="Heading_20_3">
      <style:text-properties officeooo:rsid="29ed4c29" officeooo:paragraph-rsid="27b89adf"/>
    </style:style>
    <style:style style:name="P170" style:family="paragraph" style:parent-style-name="Heading_20_3">
      <style:text-properties officeooo:rsid="29fcf315" officeooo:paragraph-rsid="2793e769"/>
    </style:style>
    <style:style style:name="P171" style:family="paragraph" style:parent-style-name="Heading_20_3">
      <style:text-properties officeooo:rsid="2a18df2b" officeooo:paragraph-rsid="2a20905e"/>
    </style:style>
    <style:style style:name="P172" style:family="paragraph" style:parent-style-name="Heading_20_3">
      <style:text-properties officeooo:paragraph-rsid="2ac44257"/>
    </style:style>
    <style:style style:name="P173" style:family="paragraph" style:parent-style-name="Heading_20_3">
      <style:text-properties officeooo:paragraph-rsid="2a91d861"/>
    </style:style>
    <style:style style:name="P174" style:family="paragraph" style:parent-style-name="Heading_20_3">
      <style:text-properties officeooo:paragraph-rsid="2b88db53"/>
    </style:style>
    <style:style style:name="P17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6"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7"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8"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9" style:family="paragraph" style:parent-style-name="Table_20_Contents">
      <style:text-properties fo:language="cs" fo:country="CZ" fo:font-style="normal" officeooo:rsid="24596855" officeooo:paragraph-rsid="272cb78a" style:font-style-asian="normal" style:font-style-complex="normal"/>
    </style:style>
    <style:style style:name="P180" style:family="paragraph" style:parent-style-name="Table_20_Contents">
      <style:paragraph-properties fo:text-align="center" style:justify-single-word="false"/>
      <style:text-properties fo:language="cs" fo:country="CZ" officeooo:rsid="272cb78a" officeooo:paragraph-rsid="2b90c701"/>
    </style:style>
    <style:style style:name="P181" style:family="paragraph" style:parent-style-name="Table_20_Contents">
      <style:paragraph-properties fo:text-align="center" style:justify-single-word="false"/>
      <style:text-properties fo:language="cs" fo:country="CZ" officeooo:rsid="2b944982" officeooo:paragraph-rsid="2b944982"/>
    </style:style>
    <style:style style:name="P182" style:family="paragraph" style:parent-style-name="Table_20_Contents">
      <style:paragraph-properties fo:text-align="center" style:justify-single-word="false"/>
      <style:text-properties officeooo:rsid="272cb78a" officeooo:paragraph-rsid="2b90c701"/>
    </style:style>
    <style:style style:name="P183" style:family="paragraph" style:parent-style-name="Table_20_Contents">
      <style:paragraph-properties fo:text-align="center" style:justify-single-word="false"/>
      <style:text-properties officeooo:rsid="295b4878" officeooo:paragraph-rsid="2b90c701"/>
    </style:style>
    <style:style style:name="P184" style:family="paragraph" style:parent-style-name="Table_20_Contents">
      <style:paragraph-properties fo:text-align="center" style:justify-single-word="false"/>
      <style:text-properties officeooo:rsid="2b944982" officeooo:paragraph-rsid="2b944982"/>
    </style:style>
    <style:style style:name="P185" style:family="paragraph" style:parent-style-name="Contents_20_1">
      <style:paragraph-properties>
        <style:tab-stops>
          <style:tab-stop style:position="14.801cm" style:type="right" style:leader-style="dotted" style:leader-text="."/>
        </style:tab-stops>
      </style:paragraph-properties>
    </style:style>
    <style:style style:name="P186" style:family="paragraph" style:parent-style-name="Contents_20_2">
      <style:paragraph-properties>
        <style:tab-stops>
          <style:tab-stop style:position="14.801cm" style:type="right" style:leader-style="dotted" style:leader-text="."/>
        </style:tab-stops>
      </style:paragraph-properties>
    </style:style>
    <style:style style:name="P187" style:family="paragraph" style:parent-style-name="Text_20_Body_20_Full_20_Page">
      <style:text-properties officeooo:paragraph-rsid="2b88db53"/>
    </style:style>
    <style:style style:name="P18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89" style:family="paragraph" style:parent-style-name="Text_20_body" style:list-style-name="L3">
      <style:text-properties officeooo:rsid="2a91d861" officeooo:paragraph-rsid="2b8851dc" fo:background-color="transparent"/>
    </style:style>
    <style:style style:name="P190" style:family="paragraph" style:parent-style-name="Text_20_body" style:list-style-name="L2">
      <style:text-properties officeooo:rsid="2b51006b" officeooo:paragraph-rsid="2b86d83e"/>
    </style:style>
    <style:style style:name="P191" style:family="paragraph" style:parent-style-name="Text_20_body" style:list-style-name="L5">
      <style:text-properties officeooo:rsid="2970d609" officeooo:paragraph-rsid="2970d609"/>
    </style:style>
    <style:style style:name="P192" style:family="paragraph" style:parent-style-name="Text_20_body" style:list-style-name="L6">
      <style:text-properties officeooo:rsid="297a4db5" officeooo:paragraph-rsid="297a4db5"/>
    </style:style>
    <style:style style:name="P193" style:family="paragraph" style:parent-style-name="Text_20_body" style:list-style-name="L6">
      <style:text-properties officeooo:rsid="29722be7" officeooo:paragraph-rsid="29722be7"/>
    </style:style>
    <style:style style:name="P194" style:family="paragraph" style:parent-style-name="Text_20_body" style:list-style-name="L6">
      <style:text-properties officeooo:rsid="2973e04b" officeooo:paragraph-rsid="2973e04b"/>
    </style:style>
    <style:style style:name="P195" style:family="paragraph" style:parent-style-name="Text_20_body" style:list-style-name="L7">
      <style:text-properties officeooo:rsid="2981f907" officeooo:paragraph-rsid="2981f907"/>
    </style:style>
    <style:style style:name="P196" style:family="paragraph" style:parent-style-name="Text_20_body" style:list-style-name="L8">
      <style:text-properties officeooo:paragraph-rsid="2981f907"/>
    </style:style>
    <style:style style:name="P197" style:family="paragraph" style:parent-style-name="Text_20_body" style:list-style-name="L9">
      <style:text-properties officeooo:rsid="2b35d352" officeooo:paragraph-rsid="2b35d352"/>
    </style:style>
    <style:style style:name="P198" style:family="paragraph" style:parent-style-name="Text_20_body" style:list-style-name="L10">
      <style:text-properties officeooo:paragraph-rsid="2b347c0c"/>
    </style:style>
    <style:style style:name="P199" style:family="paragraph" style:parent-style-name="Text_20_body" style:list-style-name="L10">
      <style:text-properties officeooo:rsid="2b347c0c" officeooo:paragraph-rsid="2b347c0c"/>
    </style:style>
    <style:style style:name="P200" style:family="paragraph" style:parent-style-name="Text_20_body" style:list-style-name="L10">
      <style:text-properties officeooo:rsid="2b347c0c" officeooo:paragraph-rsid="2b352c6c"/>
    </style:style>
    <style:style style:name="P201" style:family="paragraph" style:parent-style-name="Text_20_body" style:list-style-name="L10">
      <style:text-properties officeooo:rsid="2b3286e0" officeooo:paragraph-rsid="2b3286e0"/>
    </style:style>
    <style:style style:name="P202" style:family="paragraph" style:parent-style-name="Text_20_body" style:list-style-name="L11">
      <style:text-properties officeooo:paragraph-rsid="290619f9"/>
    </style:style>
    <style:style style:name="P203" style:family="paragraph" style:parent-style-name="Text_20_body" style:list-style-name="L12">
      <style:text-properties officeooo:paragraph-rsid="28ff8a0c"/>
    </style:style>
    <style:style style:name="P204" style:family="paragraph" style:parent-style-name="Text_20_body" style:list-style-name="L12">
      <style:text-properties fo:font-style="normal" officeooo:rsid="17e6c942" officeooo:paragraph-rsid="2903ed8a" style:font-style-asian="normal" style:font-style-complex="normal"/>
    </style:style>
    <style:style style:name="P205" style:family="paragraph" style:parent-style-name="Text_20_body" style:list-style-name="L12">
      <style:text-properties fo:font-style="normal" officeooo:rsid="17e6c942" officeooo:paragraph-rsid="292f3adc" style:font-style-asian="normal" style:font-style-complex="normal"/>
    </style:style>
    <style:style style:name="P206" style:family="paragraph" style:parent-style-name="Text_20_body" style:list-style-name="L12">
      <style:text-properties fo:font-style="normal" officeooo:rsid="17e6c942" officeooo:paragraph-rsid="2b3f0753" style:font-style-asian="normal" style:font-style-complex="normal"/>
    </style:style>
    <style:style style:name="P207" style:family="paragraph" style:parent-style-name="Text_20_body" style:list-style-name="L12">
      <style:text-properties fo:font-style="normal" officeooo:rsid="17e6c942" officeooo:paragraph-rsid="29090231" style:font-style-asian="normal" style:font-style-complex="normal"/>
    </style:style>
    <style:style style:name="P208" style:family="paragraph" style:parent-style-name="Text_20_body" style:list-style-name="L13">
      <style:text-properties fo:font-style="normal" officeooo:rsid="28c54d8e" officeooo:paragraph-rsid="28c54d8e" style:font-style-asian="normal" style:font-style-complex="normal"/>
    </style:style>
    <style:style style:name="P209" style:family="paragraph" style:parent-style-name="Text_20_body" style:list-style-name="L13">
      <style:text-properties fo:font-style="normal" officeooo:rsid="28fa9cc2" officeooo:paragraph-rsid="292164fb" style:font-style-asian="normal" style:font-style-complex="normal"/>
    </style:style>
    <style:style style:name="P210" style:family="paragraph" style:parent-style-name="Text_20_body" style:list-style-name="L13">
      <style:text-properties fo:font-style="normal" officeooo:rsid="28fa9cc2" officeooo:paragraph-rsid="29201ac6" style:font-style-asian="normal" style:font-style-complex="normal"/>
    </style:style>
    <style:style style:name="P211" style:family="paragraph" style:parent-style-name="Text_20_body" style:list-style-name="L14">
      <style:text-properties fo:font-style="normal" officeooo:rsid="28fa9cc2" officeooo:paragraph-rsid="2935dcfb" style:font-style-asian="normal" style:font-style-complex="normal"/>
    </style:style>
    <style:style style:name="P212" style:family="paragraph" style:parent-style-name="Text_20_body" style:list-style-name="L14">
      <style:text-properties fo:font-style="normal" officeooo:rsid="28fa9cc2" officeooo:paragraph-rsid="2b438613" style:font-style-asian="normal" style:font-style-complex="normal"/>
    </style:style>
    <style:style style:name="P213" style:family="paragraph" style:parent-style-name="Text_20_body" style:list-style-name="L17">
      <style:text-properties fo:font-style="normal" officeooo:rsid="2a4e672f" officeooo:paragraph-rsid="2a4e672f" style:font-style-asian="normal" style:font-style-complex="normal"/>
    </style:style>
    <style:style style:name="P214" style:family="paragraph" style:parent-style-name="Text_20_body" style:list-style-name="L22">
      <style:text-properties fo:font-style="normal" officeooo:rsid="2a4d8505" officeooo:paragraph-rsid="2a592604" style:font-style-asian="normal" style:font-style-complex="normal"/>
    </style:style>
    <style:style style:name="P215" style:family="paragraph" style:parent-style-name="Text_20_body" style:list-style-name="L22">
      <style:text-properties fo:font-style="normal" officeooo:rsid="2a4d8505" officeooo:paragraph-rsid="2a5b9c85" style:font-style-asian="normal" style:font-style-complex="normal"/>
    </style:style>
    <style:style style:name="P216" style:family="paragraph" style:parent-style-name="Text_20_body" style:list-style-name="L22">
      <style:text-properties fo:font-style="normal" officeooo:rsid="2a4d8505" officeooo:paragraph-rsid="2a5da05a" style:font-style-asian="normal" style:font-style-complex="normal"/>
    </style:style>
    <style:style style:name="P217" style:family="paragraph" style:parent-style-name="Text_20_body" style:list-style-name="L22">
      <style:text-properties fo:font-style="normal" officeooo:rsid="2a4d8505" officeooo:paragraph-rsid="2b77f646" style:font-style-asian="normal" style:font-style-complex="normal"/>
    </style:style>
    <style:style style:name="P218" style:family="paragraph" style:parent-style-name="Text_20_body" style:list-style-name="L22">
      <style:text-properties fo:font-style="normal" officeooo:rsid="2aa569a6" officeooo:paragraph-rsid="2aa569a6" style:font-style-asian="normal" style:font-style-complex="normal"/>
    </style:style>
    <style:style style:name="P219" style:family="paragraph" style:parent-style-name="Text_20_body" style:list-style-name="L26">
      <style:text-properties fo:font-style="normal" officeooo:rsid="2a39070f" officeooo:paragraph-rsid="2b63e74e" style:font-style-asian="normal" style:font-style-complex="normal"/>
    </style:style>
    <style:style style:name="P220" style:family="paragraph" style:parent-style-name="Text_20_body" style:list-style-name="L42">
      <style:text-properties fo:font-style="normal" officeooo:rsid="2a39070f" officeooo:paragraph-rsid="2b7cf8b5" style:font-style-asian="normal" style:font-style-complex="normal"/>
    </style:style>
    <style:style style:name="P221" style:family="paragraph" style:parent-style-name="Text_20_body" style:list-style-name="L33">
      <style:text-properties fo:font-style="normal" officeooo:rsid="2b6e8079" officeooo:paragraph-rsid="2b6e8079" style:font-style-asian="normal" style:font-style-complex="normal"/>
    </style:style>
    <style:style style:name="P222" style:family="paragraph" style:parent-style-name="Text_20_body" style:list-style-name="L33">
      <style:text-properties fo:font-style="normal" officeooo:rsid="2738801d" officeooo:paragraph-rsid="2a1cfa81" style:font-style-asian="normal" style:font-style-complex="normal"/>
    </style:style>
    <style:style style:name="P223" style:family="paragraph" style:parent-style-name="Text_20_body" style:list-style-name="L33">
      <style:text-properties fo:font-style="normal" officeooo:rsid="2a9c535b" officeooo:paragraph-rsid="2a9c535b" style:font-style-asian="normal" style:font-style-complex="normal"/>
    </style:style>
    <style:style style:name="P224" style:family="paragraph" style:parent-style-name="Text_20_body" style:list-style-name="L47">
      <style:text-properties fo:font-style="normal" officeooo:rsid="2a9c535b" officeooo:paragraph-rsid="2b278a1a" style:font-style-asian="normal" style:font-style-complex="normal"/>
    </style:style>
    <style:style style:name="P225" style:family="paragraph" style:parent-style-name="Text_20_body" style:list-style-name="L24">
      <style:text-properties fo:font-style="normal" fo:font-weight="bold" officeooo:rsid="29e1254f" officeooo:paragraph-rsid="2a1a1aad" style:font-style-asian="normal" style:font-weight-asian="bold" style:font-style-complex="normal" style:font-weight-complex="bold"/>
    </style:style>
    <style:style style:name="P226" style:family="paragraph" style:parent-style-name="Text_20_body" style:list-style-name="L34">
      <style:text-properties fo:font-style="normal" style:text-underline-style="none" officeooo:rsid="29aaf50b" officeooo:paragraph-rsid="2a1cfa81" style:font-style-asian="normal" style:font-style-complex="normal"/>
    </style:style>
    <style:style style:name="P227" style:family="paragraph" style:parent-style-name="Text_20_body" style:list-style-name="L39">
      <style:text-properties fo:font-style="normal" style:text-underline-style="none" officeooo:rsid="29e284b1" officeooo:paragraph-rsid="29e284b1" style:font-style-asian="normal" style:font-style-complex="normal"/>
    </style:style>
    <style:style style:name="P228" style:family="paragraph" style:parent-style-name="Text_20_body" style:list-style-name="L14">
      <style:text-properties officeooo:paragraph-rsid="290d3fbb"/>
    </style:style>
    <style:style style:name="P229" style:family="paragraph" style:parent-style-name="Text_20_body" style:list-style-name="L14">
      <style:text-properties officeooo:paragraph-rsid="2aa24bac"/>
    </style:style>
    <style:style style:name="P230" style:family="paragraph" style:parent-style-name="Text_20_body" style:list-style-name="L15">
      <style:text-properties officeooo:rsid="284ed08a" officeooo:paragraph-rsid="28a0da05"/>
    </style:style>
    <style:style style:name="P231" style:family="paragraph" style:parent-style-name="Text_20_body" style:list-style-name="L16">
      <style:text-properties officeooo:paragraph-rsid="2af49e58"/>
    </style:style>
    <style:style style:name="P232" style:family="paragraph" style:parent-style-name="Text_20_body" style:list-style-name="L17">
      <style:text-properties officeooo:paragraph-rsid="2a4e672f"/>
    </style:style>
    <style:style style:name="P233" style:family="paragraph" style:parent-style-name="Text_20_body" style:list-style-name="L17">
      <style:text-properties fo:language="cs" fo:country="CZ" fo:font-style="normal" officeooo:rsid="2a4e672f" officeooo:paragraph-rsid="2b4d92c9" style:font-style-asian="normal" style:font-style-complex="normal"/>
    </style:style>
    <style:style style:name="P234" style:family="paragraph" style:parent-style-name="Text_20_body" style:list-style-name="L17">
      <style:text-properties fo:language="cs" fo:country="CZ" fo:font-style="normal" officeooo:rsid="2a4e672f" officeooo:paragraph-rsid="2a4e672f" style:font-style-asian="normal" style:font-style-complex="normal"/>
    </style:style>
    <style:style style:name="P235" style:family="paragraph" style:parent-style-name="Text_20_body" style:list-style-name="L17">
      <style:text-properties fo:language="cs" fo:country="CZ" fo:font-style="normal" officeooo:rsid="2aa569a6" officeooo:paragraph-rsid="2b4d92c9" style:font-style-asian="normal" style:font-style-complex="normal"/>
    </style:style>
    <style:style style:name="P236" style:family="paragraph" style:parent-style-name="Text_20_body" style:list-style-name="L18">
      <style:text-properties fo:language="cs" fo:country="CZ" fo:font-style="normal" officeooo:rsid="2a3083ee" officeooo:paragraph-rsid="2a2ecec8" style:font-style-asian="normal" style:font-style-complex="normal"/>
    </style:style>
    <style:style style:name="P237" style:family="paragraph" style:parent-style-name="Text_20_body" style:list-style-name="L18">
      <style:text-properties fo:language="cs" fo:country="CZ" fo:font-style="normal" officeooo:rsid="2a2ecec8" officeooo:paragraph-rsid="2a2ecec8" style:font-style-asian="normal" style:font-style-complex="normal"/>
    </style:style>
    <style:style style:name="P238" style:family="paragraph" style:parent-style-name="Text_20_body">
      <style:text-properties fo:language="cs" fo:country="CZ" fo:font-style="normal" officeooo:rsid="1ff514e4" officeooo:paragraph-rsid="2b90c701" style:font-style-asian="normal" style:font-style-complex="normal"/>
    </style:style>
    <style:style style:name="P239" style:family="paragraph" style:parent-style-name="Text_20_body" style:list-style-name="L24">
      <style:text-properties fo:language="cs" fo:country="CZ" fo:font-style="normal" fo:font-weight="normal" officeooo:rsid="2b072b04" officeooo:paragraph-rsid="2b072b04" style:font-style-asian="normal" style:font-weight-asian="normal" style:font-style-complex="normal" style:font-weight-complex="normal"/>
    </style:style>
    <style:style style:name="P240" style:family="paragraph" style:parent-style-name="Text_20_body" style:list-style-name="L24">
      <style:text-properties fo:language="cs" fo:country="CZ" fo:font-style="normal" fo:font-weight="normal" officeooo:rsid="29e1254f" officeooo:paragraph-rsid="2a1a1aad" style:font-style-asian="normal" style:font-weight-asian="normal" style:font-style-complex="normal" style:font-weight-complex="normal"/>
    </style:style>
    <style:style style:name="P241" style:family="paragraph" style:parent-style-name="Text_20_body" style:list-style-name="L19">
      <style:text-properties officeooo:rsid="27958f96" officeooo:paragraph-rsid="2a1cfa81"/>
    </style:style>
    <style:style style:name="P242" style:family="paragraph" style:parent-style-name="Text_20_body" style:list-style-name="L19">
      <style:text-properties officeooo:rsid="2b2f65b9" officeooo:paragraph-rsid="2b2f65b9"/>
    </style:style>
    <style:style style:name="P243" style:family="paragraph" style:parent-style-name="Text_20_body" style:list-style-name="L19">
      <style:text-properties officeooo:rsid="2796d2f6" officeooo:paragraph-rsid="2a1cfa81"/>
    </style:style>
    <style:style style:name="P244" style:family="paragraph" style:parent-style-name="Text_20_body" style:list-style-name="L20">
      <style:text-properties officeooo:rsid="2829b265" officeooo:paragraph-rsid="2a1cfa81"/>
    </style:style>
    <style:style style:name="P245" style:family="paragraph" style:parent-style-name="Text_20_body" style:list-style-name="L21">
      <style:text-properties officeooo:rsid="27f392a0" officeooo:paragraph-rsid="2a18df2b"/>
    </style:style>
    <style:style style:name="P246" style:family="paragraph" style:parent-style-name="Text_20_body" style:list-style-name="L23">
      <style:text-properties officeooo:paragraph-rsid="2b4ef272"/>
    </style:style>
    <style:style style:name="P247" style:family="paragraph" style:parent-style-name="Text_20_body" style:list-style-name="L25">
      <style:text-properties officeooo:rsid="28590130" officeooo:paragraph-rsid="2a1a1aad"/>
    </style:style>
    <style:style style:name="P248" style:family="paragraph" style:parent-style-name="Text_20_body" style:list-style-name="L26">
      <style:text-properties officeooo:paragraph-rsid="2a1a1aad"/>
    </style:style>
    <style:style style:name="P249" style:family="paragraph" style:parent-style-name="Text_20_body" style:list-style-name="L26">
      <style:text-properties fo:font-style="italic" officeooo:rsid="2981f907" officeooo:paragraph-rsid="2a1a1aad" style:font-style-asian="italic" style:font-style-complex="italic"/>
    </style:style>
    <style:style style:name="P250" style:family="paragraph" style:parent-style-name="Text_20_body" style:list-style-name="L44">
      <style:text-properties fo:font-style="italic" officeooo:rsid="26da25e0" officeooo:paragraph-rsid="26e6e731" style:font-style-asian="italic" style:font-style-complex="italic"/>
    </style:style>
    <style:style style:name="P251" style:family="paragraph" style:parent-style-name="Text_20_body" style:list-style-name="L27">
      <style:text-properties officeooo:paragraph-rsid="2a1a1aad"/>
    </style:style>
    <style:style style:name="P252" style:family="paragraph" style:parent-style-name="Text_20_body" style:list-style-name="L27">
      <style:text-properties officeooo:paragraph-rsid="2b6406a1"/>
    </style:style>
    <style:style style:name="P253" style:family="paragraph" style:parent-style-name="Text_20_body" style:list-style-name="L27">
      <style:text-properties officeooo:rsid="17e6c942" officeooo:paragraph-rsid="2b0b51e1"/>
    </style:style>
    <style:style style:name="P254" style:family="paragraph" style:parent-style-name="Text_20_body" style:list-style-name="L27">
      <style:text-properties officeooo:rsid="17e6c942" officeooo:paragraph-rsid="2a1a1aad"/>
    </style:style>
    <style:style style:name="P255" style:family="paragraph" style:parent-style-name="Text_20_body" style:list-style-name="L41">
      <style:text-properties officeooo:rsid="17e6c942" officeooo:paragraph-rsid="26ec1902"/>
    </style:style>
    <style:style style:name="P256" style:family="paragraph" style:parent-style-name="Text_20_body" style:list-style-name="L41">
      <style:text-properties officeooo:rsid="17e6c942" officeooo:paragraph-rsid="26ee21f9"/>
    </style:style>
    <style:style style:name="P257" style:family="paragraph" style:parent-style-name="Text_20_body" style:list-style-name="L41">
      <style:text-properties officeooo:rsid="17e6c942" officeooo:paragraph-rsid="26ecb252"/>
    </style:style>
    <style:style style:name="P258" style:family="paragraph" style:parent-style-name="Text_20_body" style:list-style-name="L42">
      <style:text-properties officeooo:rsid="17e6c942" officeooo:paragraph-rsid="26d15f04"/>
    </style:style>
    <style:style style:name="P259" style:family="paragraph" style:parent-style-name="Text_20_body" style:list-style-name="L42">
      <style:text-properties officeooo:rsid="17e6c942" officeooo:paragraph-rsid="2a44f337"/>
    </style:style>
    <style:style style:name="P260" style:family="paragraph" style:parent-style-name="Text_20_body" style:list-style-name="L42">
      <style:text-properties officeooo:rsid="17e6c942" officeooo:paragraph-rsid="26d36516"/>
    </style:style>
    <style:style style:name="P261" style:family="paragraph" style:parent-style-name="Text_20_body" style:list-style-name="L28">
      <style:text-properties officeooo:paragraph-rsid="2b66f36b"/>
    </style:style>
    <style:style style:name="P262" style:family="paragraph" style:parent-style-name="Text_20_body" style:list-style-name="L29">
      <style:text-properties officeooo:paragraph-rsid="29995283"/>
    </style:style>
    <style:style style:name="P263" style:family="paragraph" style:parent-style-name="Text_20_body" style:list-style-name="L30">
      <style:text-properties officeooo:paragraph-rsid="29995283"/>
    </style:style>
    <style:style style:name="P264" style:family="paragraph" style:parent-style-name="Text_20_body" style:list-style-name="L30">
      <style:text-properties officeooo:paragraph-rsid="299f01f7"/>
    </style:style>
    <style:style style:name="P265" style:family="paragraph" style:parent-style-name="Text_20_body" style:list-style-name="L30">
      <style:text-properties officeooo:paragraph-rsid="299ad1d2"/>
    </style:style>
    <style:style style:name="P266" style:family="paragraph" style:parent-style-name="Text_20_body" style:list-style-name="L30">
      <style:text-properties officeooo:rsid="299ca2ec" officeooo:paragraph-rsid="299ca2ec"/>
    </style:style>
    <style:style style:name="P267" style:family="paragraph" style:parent-style-name="Text_20_body" style:list-style-name="L31">
      <style:text-properties officeooo:paragraph-rsid="2b73c421"/>
    </style:style>
    <style:style style:name="P268" style:family="paragraph" style:parent-style-name="Text_20_body" style:list-style-name="L32">
      <style:text-properties officeooo:paragraph-rsid="29645d30"/>
    </style:style>
    <style:style style:name="P269" style:family="paragraph" style:parent-style-name="Text_20_body" style:list-style-name="L32">
      <style:text-properties officeooo:paragraph-rsid="296935da"/>
    </style:style>
    <style:style style:name="P270" style:family="paragraph" style:parent-style-name="Text_20_body" style:list-style-name="L33">
      <style:text-properties officeooo:paragraph-rsid="2a1cfa81"/>
    </style:style>
    <style:style style:name="P271" style:family="paragraph" style:parent-style-name="Text_20_body" style:list-style-name="L33">
      <style:text-properties officeooo:rsid="273ae6ca" officeooo:paragraph-rsid="2a1cfa81"/>
    </style:style>
    <style:style style:name="P272" style:family="paragraph" style:parent-style-name="Text_20_body" style:list-style-name="L33">
      <style:text-properties officeooo:rsid="273e3f29" officeooo:paragraph-rsid="2a1cfa81"/>
    </style:style>
    <style:style style:name="P273" style:family="paragraph" style:parent-style-name="Text_20_body" style:list-style-name="L35">
      <style:text-properties officeooo:paragraph-rsid="2a1cfa81"/>
    </style:style>
    <style:style style:name="P274" style:family="paragraph" style:parent-style-name="Text_20_body" style:list-style-name="L35">
      <style:text-properties officeooo:paragraph-rsid="2b721cd0"/>
    </style:style>
    <style:style style:name="P275" style:family="paragraph" style:parent-style-name="Text_20_body" style:list-style-name="L36">
      <style:text-properties officeooo:paragraph-rsid="2a8dd993"/>
    </style:style>
    <style:style style:name="P276" style:family="paragraph" style:parent-style-name="Text_20_body" style:list-style-name="L36">
      <style:text-properties officeooo:rsid="29515b8c" officeooo:paragraph-rsid="2aa2c670"/>
    </style:style>
    <style:style style:name="P277" style:family="paragraph" style:parent-style-name="Text_20_body" style:list-style-name="L37">
      <style:text-properties officeooo:paragraph-rsid="2b0ee4b3"/>
    </style:style>
    <style:style style:name="P278" style:family="paragraph" style:parent-style-name="Text_20_body" style:list-style-name="L38">
      <style:text-properties officeooo:paragraph-rsid="29ba11ee"/>
    </style:style>
    <style:style style:name="P279" style:family="paragraph" style:parent-style-name="Text_20_body" style:list-style-name="L39">
      <style:text-properties officeooo:paragraph-rsid="2794b590"/>
    </style:style>
    <style:style style:name="P280" style:family="paragraph" style:parent-style-name="Text_20_body" style:list-style-name="L40">
      <style:text-properties officeooo:paragraph-rsid="26c7af33"/>
    </style:style>
    <style:style style:name="P281" style:family="paragraph" style:parent-style-name="Text_20_body" style:list-style-name="L40">
      <style:text-properties officeooo:rsid="26ae7694" officeooo:paragraph-rsid="2775f45a"/>
    </style:style>
    <style:style style:name="P282" style:family="paragraph" style:parent-style-name="Text_20_body" style:list-style-name="L40">
      <style:text-properties fo:font-weight="bold" officeooo:rsid="2774dace" officeooo:paragraph-rsid="2774dace" style:font-weight-asian="bold" style:font-weight-complex="bold"/>
    </style:style>
    <style:style style:name="P283" style:family="paragraph" style:parent-style-name="Text_20_body" style:list-style-name="L40">
      <style:text-properties officeooo:rsid="2774dace" officeooo:paragraph-rsid="2774dace"/>
    </style:style>
    <style:style style:name="P284" style:family="paragraph" style:parent-style-name="Text_20_body" style:list-style-name="L40">
      <style:text-properties officeooo:rsid="2774dace" officeooo:paragraph-rsid="2b79648f"/>
    </style:style>
    <style:style style:name="P285" style:family="paragraph" style:parent-style-name="Text_20_body" style:list-style-name="L40">
      <style:text-properties officeooo:rsid="26c2ee38" officeooo:paragraph-rsid="2b79648f"/>
    </style:style>
    <style:style style:name="P286" style:family="paragraph" style:parent-style-name="Text_20_body" style:list-style-name="L40">
      <style:text-properties officeooo:rsid="26f9802d" officeooo:paragraph-rsid="26fbf756"/>
    </style:style>
    <style:style style:name="P287" style:family="paragraph" style:parent-style-name="Text_20_body" style:list-style-name="L43">
      <style:text-properties officeooo:rsid="2706f839" officeooo:paragraph-rsid="2706f839"/>
    </style:style>
    <style:style style:name="P288" style:family="paragraph" style:parent-style-name="Text_20_body" style:list-style-name="L43">
      <style:text-properties officeooo:rsid="2705f4df" officeooo:paragraph-rsid="26a8d4af"/>
    </style:style>
    <style:style style:name="P289" style:family="paragraph" style:parent-style-name="Text_20_body" style:list-style-name="L45">
      <style:text-properties officeooo:paragraph-rsid="2726737a"/>
    </style:style>
    <style:style style:name="P290" style:family="paragraph" style:parent-style-name="Text_20_body" style:list-style-name="L46">
      <style:text-properties officeooo:rsid="26da25e0" officeooo:paragraph-rsid="26e58a3c"/>
    </style:style>
    <style:style style:name="P291" style:family="paragraph" style:parent-style-name="Text_20_body" style:list-style-name="L47">
      <style:text-properties officeooo:rsid="26936a8c" officeooo:paragraph-rsid="26e03ca8"/>
    </style:style>
    <style:style style:name="P292" style:family="paragraph" style:parent-style-name="Text_20_body" style:list-style-name="L47">
      <style:text-properties officeooo:rsid="26d8fc9c" officeooo:paragraph-rsid="26e15b30"/>
    </style:style>
    <style:style style:name="P293" style:family="paragraph" style:parent-style-name="Text_20_body" style:list-style-name="L47">
      <style:text-properties officeooo:rsid="26d8fc9c" officeooo:paragraph-rsid="26e0b8c7"/>
    </style:style>
    <style:style style:name="P294" style:family="paragraph" style:parent-style-name="Text_20_body">
      <style:text-properties officeooo:rsid="1feeca78" officeooo:paragraph-rsid="2b88db53"/>
    </style:style>
    <style:style style:name="P295" style:family="paragraph" style:parent-style-name="Text_20_body" style:list-style-name="L53">
      <style:text-properties officeooo:rsid="14585935" officeooo:paragraph-rsid="2b88db53"/>
    </style:style>
    <style:style style:name="P296" style:family="paragraph" style:parent-style-name="Text_20_body" style:list-style-name="L54">
      <style:text-properties officeooo:rsid="14585935" officeooo:paragraph-rsid="2b88db53"/>
    </style:style>
    <style:style style:name="P297" style:family="paragraph" style:parent-style-name="Text_20_body" style:list-style-name="L51">
      <style:text-properties officeooo:rsid="2b3097e0" officeooo:paragraph-rsid="2b8a08fd"/>
    </style:style>
    <style:style style:name="P298" style:family="paragraph" style:parent-style-name="Text_20_body">
      <style:text-properties officeooo:rsid="2b3097e0" officeooo:paragraph-rsid="2b8a08fd"/>
    </style:style>
    <style:style style:name="P299" style:family="paragraph" style:parent-style-name="Text_20_body">
      <style:text-properties officeooo:rsid="2147fd05" officeooo:paragraph-rsid="2b88db53"/>
    </style:style>
    <style:style style:name="P300" style:family="paragraph" style:parent-style-name="Text_20_body" style:list-style-name="L52">
      <style:text-properties officeooo:rsid="21499c1b" officeooo:paragraph-rsid="2b88db53"/>
    </style:style>
    <style:style style:name="P301" style:family="paragraph" style:parent-style-name="Text_20_body">
      <style:text-properties officeooo:rsid="264b080e" officeooo:paragraph-rsid="2b88db53"/>
    </style:style>
    <style:style style:name="P302" style:family="paragraph" style:parent-style-name="Text_20_body">
      <style:text-properties officeooo:paragraph-rsid="2b88db53"/>
    </style:style>
    <style:style style:name="P303" style:family="paragraph" style:parent-style-name="Text_20_body">
      <style:text-properties officeooo:rsid="142dd805" officeooo:paragraph-rsid="2b88db53"/>
    </style:style>
    <style:style style:name="P304" style:family="paragraph" style:parent-style-name="Text_20_body" style:list-style-name="L54">
      <style:text-properties officeooo:rsid="1455f337" officeooo:paragraph-rsid="2b88db53"/>
    </style:style>
    <style:style style:name="P305" style:family="paragraph" style:parent-style-name="Text_20_body" style:list-style-name="L54">
      <style:text-properties officeooo:rsid="145c504d" officeooo:paragraph-rsid="2b88db53"/>
    </style:style>
    <style:style style:name="P306" style:family="paragraph" style:parent-style-name="Text_20_body" style:list-style-name="L54">
      <style:text-properties officeooo:rsid="14d526cd" officeooo:paragraph-rsid="2b88db53"/>
    </style:style>
    <style:style style:name="P307" style:family="paragraph" style:parent-style-name="Text_20_body" style:list-style-name="L54">
      <style:text-properties officeooo:rsid="145722f9" officeooo:paragraph-rsid="2b88db53"/>
    </style:style>
    <style:style style:name="P308" style:family="paragraph" style:parent-style-name="Text_20_body" style:list-style-name="L54">
      <style:text-properties officeooo:rsid="14641de2" officeooo:paragraph-rsid="2b88db53"/>
    </style:style>
    <style:style style:name="P309" style:family="paragraph" style:parent-style-name="Text_20_body">
      <style:text-properties officeooo:rsid="2b36df64" officeooo:paragraph-rsid="2b88db53"/>
    </style:style>
    <style:style style:name="P310" style:family="paragraph" style:parent-style-name="Text_20_body">
      <style:text-properties officeooo:rsid="2b898f1f" officeooo:paragraph-rsid="2b898f1f"/>
    </style:style>
    <style:style style:name="P311" style:family="paragraph" style:parent-style-name="Text_20_body">
      <style:text-properties officeooo:paragraph-rsid="2b898f1f"/>
    </style:style>
    <style:style style:name="P312" style:family="paragraph" style:parent-style-name="Text_20_body">
      <style:text-properties officeooo:rsid="2b8b0498" officeooo:paragraph-rsid="2b8b0498"/>
    </style:style>
    <style:style style:name="P313" style:family="paragraph" style:parent-style-name="Text_20_body">
      <style:text-properties officeooo:paragraph-rsid="2b8b44e5"/>
    </style:style>
    <style:style style:name="P314" style:family="paragraph" style:parent-style-name="Text_20_body" style:list-style-name="L1">
      <style:text-properties officeooo:rsid="2b8851dc" officeooo:paragraph-rsid="2b8851dc"/>
    </style:style>
    <style:style style:name="P315" style:family="paragraph" style:parent-style-name="Text_20_body">
      <style:text-properties officeooo:rsid="2b92bc72" officeooo:paragraph-rsid="2b92bc72"/>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officeooo:rsid="2aedc0a1" style:font-style-asian="italic" style:font-style-complex="italic"/>
    </style:style>
    <style:style style:name="T27" style:family="text">
      <style:text-properties fo:language="cs" fo:country="CZ" fo:font-style="italic" officeooo:rsid="2b054724" style:font-style-asian="italic" style:font-style-complex="italic"/>
    </style:style>
    <style:style style:name="T28" style:family="text">
      <style:text-properties fo:language="cs" fo:country="CZ" fo:font-style="italic" officeooo:rsid="2a9fdee7" style:font-style-asian="italic" style:font-style-complex="italic"/>
    </style:style>
    <style:style style:name="T29" style:family="text">
      <style:text-properties fo:language="cs" fo:country="CZ" fo:font-style="italic" officeooo:rsid="2b5ae84b" style:font-style-asian="italic" style:font-style-complex="italic"/>
    </style:style>
    <style:style style:name="T30" style:family="text">
      <style:text-properties fo:language="cs" fo:country="CZ" fo:font-style="italic" style:text-underline-style="solid" style:text-underline-width="auto" style:text-underline-color="font-color" style:font-style-asian="italic" style:font-style-complex="italic"/>
    </style:style>
    <style:style style:name="T31" style:family="text">
      <style:text-properties fo:language="cs" fo:country="CZ" fo:font-style="italic" style:text-underline-style="solid" style:text-underline-width="auto" style:text-underline-color="font-color" officeooo:rsid="29264fe1" style:font-style-asian="italic" style:font-style-complex="italic"/>
    </style:style>
    <style:style style:name="T32" style:family="text">
      <style:text-properties fo:language="cs" fo:country="CZ" fo:font-style="italic" style:text-underline-style="solid" style:text-underline-width="auto" style:text-underline-color="font-color" officeooo:rsid="285227e7" style:font-style-asian="italic" style:font-style-complex="italic"/>
    </style:style>
    <style:style style:name="T33" style:family="text">
      <style:text-properties fo:language="cs" fo:country="CZ" fo:font-style="italic" style:text-underline-style="none" officeooo:rsid="29264fe1" style:font-style-asian="italic" style:font-style-complex="italic"/>
    </style:style>
    <style:style style:name="T34" style:family="text">
      <style:text-properties fo:language="cs" fo:country="CZ" fo:font-style="italic" style:text-underline-style="none" officeooo:rsid="29dbf107" style:font-style-asian="italic" style:font-style-complex="italic"/>
    </style:style>
    <style:style style:name="T35" style:family="text">
      <style:text-properties fo:language="cs" fo:country="CZ" fo:font-style="italic" style:text-underline-style="none" officeooo:rsid="2aaa4880" style:font-style-asian="italic" style:font-style-complex="italic"/>
    </style:style>
    <style:style style:name="T36" style:family="text">
      <style:text-properties fo:language="cs" fo:country="CZ" fo:font-style="italic" fo:font-weight="normal" officeooo:rsid="29d97e1f" style:font-style-asian="italic" style:font-weight-asian="normal" style:font-style-complex="italic" style:font-weight-complex="normal"/>
    </style:style>
    <style:style style:name="T37" style:family="text">
      <style:text-properties fo:language="cs" fo:country="CZ" fo:font-style="italic" fo:font-weight="normal" officeooo:rsid="2b072b04" style:font-style-asian="italic" style:font-weight-asian="normal" style:font-style-complex="italic" style:font-weight-complex="normal"/>
    </style:style>
    <style:style style:name="T38" style:family="text">
      <style:text-properties fo:language="cs" fo:country="CZ" fo:font-style="normal" style:font-style-asian="normal" style:font-style-complex="normal"/>
    </style:style>
    <style:style style:name="T39" style:family="text">
      <style:text-properties fo:language="cs" fo:country="CZ" fo:font-style="normal" officeooo:rsid="27d9b9dd" style:font-style-asian="normal" style:font-style-complex="normal"/>
    </style:style>
    <style:style style:name="T40" style:family="text">
      <style:text-properties fo:language="cs" fo:country="CZ" fo:font-style="normal" officeooo:rsid="29d97e1f" style:font-style-asian="normal" style:font-style-complex="normal"/>
    </style:style>
    <style:style style:name="T41" style:family="text">
      <style:text-properties fo:language="cs" fo:country="CZ" fo:font-style="normal" officeooo:rsid="282237a6" style:font-style-asian="normal" style:font-style-complex="normal"/>
    </style:style>
    <style:style style:name="T42" style:family="text">
      <style:text-properties fo:language="cs" fo:country="CZ" fo:font-style="normal" officeooo:rsid="284a5191" style:font-style-asian="normal" style:font-style-complex="normal"/>
    </style:style>
    <style:style style:name="T43" style:family="text">
      <style:text-properties fo:language="cs" fo:country="CZ" fo:font-style="normal" officeooo:rsid="295f1c38" style:font-style-asian="normal" style:font-style-complex="normal"/>
    </style:style>
    <style:style style:name="T44" style:family="text">
      <style:text-properties fo:language="cs" fo:country="CZ" fo:font-style="normal" officeooo:rsid="28451b0b" style:font-style-asian="normal" style:font-style-complex="normal"/>
    </style:style>
    <style:style style:name="T45" style:family="text">
      <style:text-properties fo:language="cs" fo:country="CZ" fo:font-style="normal" officeooo:rsid="2a4c87a3" style:font-style-asian="normal" style:font-style-complex="normal"/>
    </style:style>
    <style:style style:name="T46" style:family="text">
      <style:text-properties fo:language="cs" fo:country="CZ" fo:font-style="normal" officeooo:rsid="2a4e672f" style:font-style-asian="normal" style:font-style-complex="normal"/>
    </style:style>
    <style:style style:name="T47" style:family="text">
      <style:text-properties fo:language="cs" fo:country="CZ" fo:font-style="normal" officeooo:rsid="2a5117c9" style:font-style-asian="normal" style:font-style-complex="normal"/>
    </style:style>
    <style:style style:name="T48" style:family="text">
      <style:text-properties fo:language="cs" fo:country="CZ" fo:font-style="normal" officeooo:rsid="2ab9b231" style:font-style-asian="normal" style:font-style-complex="normal"/>
    </style:style>
    <style:style style:name="T49" style:family="text">
      <style:text-properties fo:language="cs" fo:country="CZ" fo:font-style="normal" officeooo:rsid="2abbf9a7" style:font-style-asian="normal" style:font-style-complex="normal"/>
    </style:style>
    <style:style style:name="T50" style:family="text">
      <style:text-properties fo:language="cs" fo:country="CZ" fo:font-style="normal" officeooo:rsid="2abb9598" style:font-style-asian="normal" style:font-style-complex="normal"/>
    </style:style>
    <style:style style:name="T51" style:family="text">
      <style:text-properties fo:language="cs" fo:country="CZ" fo:font-style="normal" officeooo:rsid="2a39e571" style:font-style-asian="normal" style:font-style-complex="normal"/>
    </style:style>
    <style:style style:name="T52" style:family="text">
      <style:text-properties fo:language="cs" fo:country="CZ" fo:font-style="normal" officeooo:rsid="2b05c9a1" style:font-style-asian="normal" style:font-style-complex="normal"/>
    </style:style>
    <style:style style:name="T53" style:family="text">
      <style:text-properties fo:language="cs" fo:country="CZ" fo:font-style="normal" officeooo:rsid="2b2ac2ba" style:font-style-asian="normal" style:font-style-complex="normal"/>
    </style:style>
    <style:style style:name="T54" style:family="text">
      <style:text-properties fo:language="cs" fo:country="CZ" fo:font-style="normal" officeooo:rsid="2b5c061d" style:font-style-asian="normal" style:font-style-complex="normal"/>
    </style:style>
    <style:style style:name="T55" style:family="text">
      <style:text-properties fo:language="cs" fo:country="CZ" fo:font-style="normal" officeooo:rsid="2b5c2dca" style:font-style-asian="normal" style:font-style-complex="normal"/>
    </style:style>
    <style:style style:name="T56" style:family="text">
      <style:text-properties fo:language="cs" fo:country="CZ" fo:font-style="normal" style:text-underline-style="solid" style:text-underline-width="auto" style:text-underline-color="font-color" officeooo:rsid="29d97e1f" style:font-style-asian="normal" style:font-style-complex="normal"/>
    </style:style>
    <style:style style:name="T57" style:family="text">
      <style:text-properties fo:language="cs" fo:country="CZ" fo:font-style="normal" fo:font-weight="bold" officeooo:rsid="282237a6" style:font-style-asian="normal" style:font-weight-asian="bold" style:font-style-complex="normal" style:font-weight-complex="bold"/>
    </style:style>
    <style:style style:name="T58" style:family="text">
      <style:text-properties fo:language="cs" fo:country="CZ" fo:font-style="normal" fo:font-weight="bold" officeooo:rsid="2ab9b231" style:font-style-asian="normal" style:font-weight-asian="bold" style:font-style-complex="normal" style:font-weight-complex="bold"/>
    </style:style>
    <style:style style:name="T59" style:family="text">
      <style:text-properties fo:language="cs" fo:country="CZ" fo:font-style="normal" fo:font-weight="bold" officeooo:rsid="2b5c2dca" style:font-style-asian="normal" style:font-weight-asian="bold" style:font-style-complex="normal" style:font-weight-complex="bold"/>
    </style:style>
    <style:style style:name="T60" style:family="text">
      <style:text-properties fo:language="cs" fo:country="CZ" officeooo:rsid="17d9dad5"/>
    </style:style>
    <style:style style:name="T61" style:family="text">
      <style:text-properties fo:language="cs" fo:country="CZ" officeooo:rsid="17db9b9e"/>
    </style:style>
    <style:style style:name="T62" style:family="text">
      <style:text-properties fo:language="cs" fo:country="CZ" fo:font-weight="bold" officeooo:rsid="282237a6" style:font-weight-asian="bold" style:font-weight-complex="bold"/>
    </style:style>
    <style:style style:name="T63" style:family="text">
      <style:text-properties fo:language="cs" fo:country="CZ" fo:font-weight="bold" officeooo:rsid="2a0e528b" style:font-weight-asian="bold" style:font-weight-complex="bold"/>
    </style:style>
    <style:style style:name="T64" style:family="text">
      <style:text-properties fo:language="cs" fo:country="CZ" fo:font-weight="bold" officeooo:rsid="27cb2800" style:font-weight-asian="bold" style:font-weight-complex="bold"/>
    </style:style>
    <style:style style:name="T65" style:family="text">
      <style:text-properties fo:language="cs" fo:country="CZ" officeooo:rsid="1fb71feb"/>
    </style:style>
    <style:style style:name="T66" style:family="text">
      <style:text-properties fo:language="cs" fo:country="CZ" officeooo:rsid="1fb7ab9e"/>
    </style:style>
    <style:style style:name="T67" style:family="text">
      <style:text-properties fo:language="cs" fo:country="CZ" officeooo:rsid="202b4e26"/>
    </style:style>
    <style:style style:name="T68" style:family="text">
      <style:text-properties fo:language="cs" fo:country="CZ" officeooo:rsid="207bc3d6"/>
    </style:style>
    <style:style style:name="T69" style:family="text">
      <style:text-properties fo:language="cs" fo:country="CZ" officeooo:rsid="273164f3"/>
    </style:style>
    <style:style style:name="T70" style:family="text">
      <style:text-properties fo:language="cs" fo:country="CZ" officeooo:rsid="27bb24ac"/>
    </style:style>
    <style:style style:name="T71" style:family="text">
      <style:text-properties fo:language="cs" fo:country="CZ" officeooo:rsid="281de97a"/>
    </style:style>
    <style:style style:name="T72" style:family="text">
      <style:text-properties fo:language="cs" fo:country="CZ" officeooo:rsid="28200880"/>
    </style:style>
    <style:style style:name="T73" style:family="text">
      <style:text-properties fo:language="cs" fo:country="CZ" officeooo:rsid="28213d47"/>
    </style:style>
    <style:style style:name="T74" style:family="text">
      <style:text-properties fo:language="cs" fo:country="CZ" officeooo:rsid="2821b2a5"/>
    </style:style>
    <style:style style:name="T75" style:family="text">
      <style:text-properties fo:language="cs" fo:country="CZ" officeooo:rsid="282237a6"/>
    </style:style>
    <style:style style:name="T76" style:family="text">
      <style:text-properties fo:language="cs" fo:country="CZ" officeooo:rsid="283ede64"/>
    </style:style>
    <style:style style:name="T77" style:family="text">
      <style:text-properties fo:language="cs" fo:country="CZ" officeooo:rsid="28520c6c"/>
    </style:style>
    <style:style style:name="T78" style:family="text">
      <style:text-properties fo:language="cs" fo:country="CZ" fo:font-weight="normal" style:font-weight-asian="normal" style:font-weight-complex="normal"/>
    </style:style>
    <style:style style:name="T79" style:family="text">
      <style:text-properties fo:language="cs" fo:country="CZ" officeooo:rsid="2a0ab732"/>
    </style:style>
    <style:style style:name="T80" style:family="text">
      <style:text-properties fo:language="cs" fo:country="CZ" officeooo:rsid="2a0cadf3"/>
    </style:style>
    <style:style style:name="T81" style:family="text">
      <style:text-properties fo:language="cs" fo:country="CZ" officeooo:rsid="2a0e528b"/>
    </style:style>
    <style:style style:name="T82" style:family="text">
      <style:text-properties fo:language="cs" fo:country="CZ" officeooo:rsid="2a2d4dd8"/>
    </style:style>
    <style:style style:name="T83" style:family="text">
      <style:text-properties fo:language="cs" fo:country="CZ" officeooo:rsid="2a4f670f"/>
    </style:style>
    <style:style style:name="T84" style:family="text">
      <style:text-properties fo:language="cs" fo:country="CZ" officeooo:rsid="2ac037d7"/>
    </style:style>
    <style:style style:name="T85" style:family="text">
      <style:text-properties fo:language="cs" fo:country="CZ" officeooo:rsid="27cb2800"/>
    </style:style>
    <style:style style:name="T86" style:family="text">
      <style:text-properties fo:language="cs" fo:country="CZ" officeooo:rsid="2a5468fd"/>
    </style:style>
    <style:style style:name="T87" style:family="text">
      <style:text-properties fo:language="cs" fo:country="CZ" officeooo:rsid="2ad73243"/>
    </style:style>
    <style:style style:name="T88" style:family="text">
      <style:text-properties fo:language="cs" fo:country="CZ" officeooo:rsid="2af26975"/>
    </style:style>
    <style:style style:name="T89" style:family="text">
      <style:text-properties fo:language="cs" fo:country="CZ" officeooo:rsid="2b04a3eb"/>
    </style:style>
    <style:style style:name="T90" style:family="text">
      <style:text-properties fo:language="cs" fo:country="CZ" officeooo:rsid="2b429740"/>
    </style:style>
    <style:style style:name="T91" style:family="text">
      <style:text-properties fo:language="cs" fo:country="CZ" officeooo:rsid="2b4d92c9"/>
    </style:style>
    <style:style style:name="T92" style:family="text">
      <style:text-properties fo:language="cs" fo:country="CZ" officeooo:rsid="2b51006b"/>
    </style:style>
    <style:style style:name="T93" style:family="text">
      <style:text-properties fo:language="cs" fo:country="CZ" officeooo:rsid="2b5ae84b"/>
    </style:style>
    <style:style style:name="T94" style:family="text">
      <style:text-properties fo:language="cs" fo:country="CZ" officeooo:rsid="2b8f1d4f"/>
    </style:style>
    <style:style style:name="T95" style:family="text">
      <style:text-properties fo:language="cs" fo:country="CZ" officeooo:rsid="2b944982"/>
    </style:style>
    <style:style style:name="T96" style:family="text">
      <style:text-properties fo:font-style="italic" style:font-style-asian="italic" style:font-style-complex="italic"/>
    </style:style>
    <style:style style:name="T97" style:family="text">
      <style:text-properties fo:font-style="italic" officeooo:rsid="26c8cb7a" style:font-style-asian="italic" style:font-style-complex="italic"/>
    </style:style>
    <style:style style:name="T98" style:family="text">
      <style:text-properties fo:font-style="italic" officeooo:rsid="26f2a356" style:font-style-asian="italic" style:font-style-complex="italic"/>
    </style:style>
    <style:style style:name="T99" style:family="text">
      <style:text-properties fo:font-style="italic" officeooo:rsid="2702a9f6" style:font-style-asian="italic" style:font-style-complex="italic"/>
    </style:style>
    <style:style style:name="T100" style:family="text">
      <style:text-properties fo:font-style="italic" officeooo:rsid="2740c793" style:font-style-asian="italic" style:font-style-complex="italic"/>
    </style:style>
    <style:style style:name="T101" style:family="text">
      <style:text-properties fo:font-style="italic" officeooo:rsid="2783b192" style:font-style-asian="italic" style:font-style-complex="italic"/>
    </style:style>
    <style:style style:name="T102" style:family="text">
      <style:text-properties fo:font-style="italic" officeooo:rsid="2814d50f" style:font-style-asian="italic" style:font-style-complex="italic"/>
    </style:style>
    <style:style style:name="T103" style:family="text">
      <style:text-properties fo:font-style="italic" officeooo:rsid="284a5191" style:font-style-asian="italic" style:font-style-complex="italic"/>
    </style:style>
    <style:style style:name="T104" style:family="text">
      <style:text-properties fo:font-style="italic" officeooo:rsid="28a2e098" style:font-style-asian="italic" style:font-style-complex="italic"/>
    </style:style>
    <style:style style:name="T105" style:family="text">
      <style:text-properties fo:font-style="italic" officeooo:rsid="29201ac6" style:font-style-asian="italic" style:font-style-complex="italic"/>
    </style:style>
    <style:style style:name="T106" style:family="text">
      <style:text-properties fo:font-style="italic" officeooo:rsid="2952b3f6" style:font-style-asian="italic" style:font-style-complex="italic"/>
    </style:style>
    <style:style style:name="T107" style:family="text">
      <style:text-properties fo:font-style="italic" officeooo:rsid="299ad1d2" style:font-style-asian="italic" style:font-style-complex="italic"/>
    </style:style>
    <style:style style:name="T108" style:family="text">
      <style:text-properties fo:font-style="italic" officeooo:rsid="299f01f7" style:font-style-asian="italic" style:font-style-complex="italic"/>
    </style:style>
    <style:style style:name="T109" style:family="text">
      <style:text-properties fo:font-style="italic" officeooo:rsid="299fb11a" style:font-style-asian="italic" style:font-style-complex="italic"/>
    </style:style>
    <style:style style:name="T110" style:family="text">
      <style:text-properties fo:font-style="italic" officeooo:rsid="29a09a34" style:font-style-asian="italic" style:font-style-complex="italic"/>
    </style:style>
    <style:style style:name="T111" style:family="text">
      <style:text-properties fo:font-style="italic" officeooo:rsid="2750f31d" style:font-style-asian="italic" style:font-style-complex="italic"/>
    </style:style>
    <style:style style:name="T112" style:family="text">
      <style:text-properties fo:font-style="italic" officeooo:rsid="27e2dc8a" style:font-style-asian="italic" style:font-style-complex="italic"/>
    </style:style>
    <style:style style:name="T113" style:family="text">
      <style:text-properties fo:font-style="italic" officeooo:rsid="29cbfb64" style:font-style-asian="italic" style:font-style-complex="italic"/>
    </style:style>
    <style:style style:name="T114" style:family="text">
      <style:text-properties fo:font-style="italic" officeooo:rsid="29b72064" style:font-style-asian="italic" style:font-style-complex="italic"/>
    </style:style>
    <style:style style:name="T115" style:family="text">
      <style:text-properties fo:font-style="italic" officeooo:rsid="2794b590" style:font-style-asian="italic" style:font-style-complex="italic"/>
    </style:style>
    <style:style style:name="T116" style:family="text">
      <style:text-properties fo:font-style="italic" officeooo:rsid="2a46c372" style:font-style-asian="italic" style:font-style-complex="italic"/>
    </style:style>
    <style:style style:name="T117" style:family="text">
      <style:text-properties fo:font-style="italic" officeooo:rsid="2a5117c9" style:font-style-asian="italic" style:font-style-complex="italic"/>
    </style:style>
    <style:style style:name="T118" style:family="text">
      <style:text-properties fo:font-style="italic" officeooo:rsid="2a528bee" style:font-style-asian="italic" style:font-style-complex="italic"/>
    </style:style>
    <style:style style:name="T119" style:family="text">
      <style:text-properties fo:font-style="italic" officeooo:rsid="2a5b9c85" style:font-style-asian="italic" style:font-style-complex="italic"/>
    </style:style>
    <style:style style:name="T120" style:family="text">
      <style:text-properties fo:font-style="italic" officeooo:rsid="2a5da05a" style:font-style-asian="italic" style:font-style-complex="italic"/>
    </style:style>
    <style:style style:name="T121" style:family="text">
      <style:text-properties fo:font-style="italic" officeooo:rsid="2a8dd993" style:font-style-asian="italic" style:font-style-complex="italic"/>
    </style:style>
    <style:style style:name="T122" style:family="text">
      <style:text-properties fo:font-style="italic" officeooo:rsid="2a9fdee7" style:font-style-asian="italic" style:font-style-complex="italic"/>
    </style:style>
    <style:style style:name="T123" style:family="text">
      <style:text-properties fo:font-style="italic" officeooo:rsid="2b22444d" style:font-style-asian="italic" style:font-style-complex="italic"/>
    </style:style>
    <style:style style:name="T124" style:family="text">
      <style:text-properties fo:font-style="italic" officeooo:rsid="2b242202" style:font-style-asian="italic" style:font-style-complex="italic"/>
    </style:style>
    <style:style style:name="T125" style:family="text">
      <style:text-properties fo:font-style="italic" officeooo:rsid="2b278a1a" style:font-style-asian="italic" style:font-style-complex="italic"/>
    </style:style>
    <style:style style:name="T126" style:family="text">
      <style:text-properties fo:font-style="italic" officeooo:rsid="2b315fa9" style:font-style-asian="italic" style:font-style-complex="italic"/>
    </style:style>
    <style:style style:name="T127" style:family="text">
      <style:text-properties fo:font-style="italic" officeooo:rsid="2970d609" style:font-style-asian="italic" style:font-style-complex="italic"/>
    </style:style>
    <style:style style:name="T128" style:family="text">
      <style:text-properties fo:font-style="italic" officeooo:rsid="264c257d" style:font-style-asian="italic" style:font-style-complex="italic"/>
    </style:style>
    <style:style style:name="T129" style:family="text">
      <style:text-properties fo:font-style="italic" officeooo:rsid="2b8a08fd" style:font-style-asian="italic" style:font-style-complex="italic"/>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26f2a356" style:font-style-asian="italic"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normal" style:font-style-asian="normal" style:font-style-complex="normal"/>
    </style:style>
    <style:style style:name="T135" style:family="text">
      <style:text-properties fo:font-style="normal" officeooo:rsid="19e265e8" style:font-style-asian="normal" style:font-style-complex="normal"/>
    </style:style>
    <style:style style:name="T136" style:family="text">
      <style:text-properties fo:font-style="normal" officeooo:rsid="26fbf756" style:font-style-asian="normal" style:font-style-complex="normal"/>
    </style:style>
    <style:style style:name="T137" style:family="text">
      <style:text-properties fo:font-style="normal" officeooo:rsid="27360cc4" style:font-style-asian="normal" style:font-style-complex="normal"/>
    </style:style>
    <style:style style:name="T138" style:family="text">
      <style:text-properties fo:font-style="normal" officeooo:rsid="2737d4ef" style:font-style-asian="normal" style:font-style-complex="normal"/>
    </style:style>
    <style:style style:name="T139" style:family="text">
      <style:text-properties fo:font-style="normal" officeooo:rsid="2738801d" style:font-style-asian="normal" style:font-style-complex="normal"/>
    </style:style>
    <style:style style:name="T140" style:family="text">
      <style:text-properties fo:font-style="normal" officeooo:rsid="2740c793" style:font-style-asian="normal" style:font-style-complex="normal"/>
    </style:style>
    <style:style style:name="T141" style:family="text">
      <style:text-properties fo:font-style="normal" officeooo:rsid="27581f62" style:font-style-asian="normal" style:font-style-complex="normal"/>
    </style:style>
    <style:style style:name="T142" style:family="text">
      <style:text-properties fo:font-style="normal" officeooo:rsid="275dd37e" style:font-style-asian="normal" style:font-style-complex="normal"/>
    </style:style>
    <style:style style:name="T143" style:family="text">
      <style:text-properties fo:font-style="normal" officeooo:rsid="289a74d5" style:font-style-asian="normal" style:font-style-complex="normal"/>
    </style:style>
    <style:style style:name="T144" style:family="text">
      <style:text-properties fo:font-style="normal" officeooo:rsid="296c71b6" style:font-style-asian="normal" style:font-style-complex="normal"/>
    </style:style>
    <style:style style:name="T145" style:family="text">
      <style:text-properties fo:font-style="normal" officeooo:rsid="2980577d" style:font-style-asian="normal" style:font-style-complex="normal"/>
    </style:style>
    <style:style style:name="T146" style:family="text">
      <style:text-properties fo:font-style="normal" officeooo:rsid="2981f907" style:font-style-asian="normal" style:font-style-complex="normal"/>
    </style:style>
    <style:style style:name="T147" style:family="text">
      <style:text-properties fo:font-style="normal" officeooo:rsid="2983cd33" style:font-style-asian="normal" style:font-style-complex="normal"/>
    </style:style>
    <style:style style:name="T148" style:family="text">
      <style:text-properties fo:font-style="normal" officeooo:rsid="2984a4c3" style:font-style-asian="normal" style:font-style-complex="normal"/>
    </style:style>
    <style:style style:name="T149" style:family="text">
      <style:text-properties fo:font-style="normal" officeooo:rsid="29869e1b" style:font-style-asian="normal" style:font-style-complex="normal"/>
    </style:style>
    <style:style style:name="T150" style:family="text">
      <style:text-properties fo:font-style="normal" officeooo:rsid="2988820b" style:font-style-asian="normal" style:font-style-complex="normal"/>
    </style:style>
    <style:style style:name="T151" style:family="text">
      <style:text-properties fo:font-style="normal" officeooo:rsid="29e1b3f0" style:font-style-asian="normal" style:font-style-complex="normal"/>
    </style:style>
    <style:style style:name="T152" style:family="text">
      <style:text-properties fo:font-style="normal" officeooo:rsid="27dd4a13" style:font-style-asian="normal" style:font-style-complex="normal"/>
    </style:style>
    <style:style style:name="T153" style:family="text">
      <style:text-properties fo:font-style="normal" officeooo:rsid="299fb11a" style:font-style-asian="normal" style:font-style-complex="normal"/>
    </style:style>
    <style:style style:name="T154" style:family="text">
      <style:text-properties fo:font-style="normal" officeooo:rsid="298a66dd" style:font-style-asian="normal" style:font-style-complex="normal"/>
    </style:style>
    <style:style style:name="T155" style:family="text">
      <style:text-properties fo:font-style="normal" officeooo:rsid="2952b3f6" style:font-style-asian="normal" style:font-style-complex="normal"/>
    </style:style>
    <style:style style:name="T156" style:family="text">
      <style:text-properties fo:font-style="normal" officeooo:rsid="29ba11ee" style:font-style-asian="normal" style:font-style-complex="normal"/>
    </style:style>
    <style:style style:name="T157" style:family="text">
      <style:text-properties fo:font-style="normal" officeooo:rsid="2a8dd993" style:font-style-asian="normal" style:font-style-complex="normal"/>
    </style:style>
    <style:style style:name="T158" style:family="text">
      <style:text-properties fo:font-style="normal" officeooo:rsid="2a8e77a5" style:font-style-asian="normal" style:font-style-complex="normal"/>
    </style:style>
    <style:style style:name="T159" style:family="text">
      <style:text-properties fo:font-style="normal" officeooo:rsid="29b72064" style:font-style-asian="normal" style:font-style-complex="normal"/>
    </style:style>
    <style:style style:name="T160" style:family="text">
      <style:text-properties fo:font-style="normal" officeooo:rsid="2a91d861" style:font-style-asian="normal" style:font-style-complex="normal"/>
    </style:style>
    <style:style style:name="T161" style:family="text">
      <style:text-properties fo:font-style="normal" officeooo:rsid="2a9e6f19" style:font-style-asian="normal" style:font-style-complex="normal"/>
    </style:style>
    <style:style style:name="T162" style:family="text">
      <style:text-properties fo:font-style="normal" officeooo:rsid="2783b192" style:font-style-asian="normal" style:font-style-complex="normal"/>
    </style:style>
    <style:style style:name="T163" style:family="text">
      <style:text-properties fo:font-style="normal" officeooo:rsid="2aa2c670" style:font-style-asian="normal" style:font-style-complex="normal"/>
    </style:style>
    <style:style style:name="T164" style:family="text">
      <style:text-properties fo:font-style="normal" officeooo:rsid="275aa269" style:font-style-asian="normal" style:font-style-complex="normal"/>
    </style:style>
    <style:style style:name="T165" style:family="text">
      <style:text-properties fo:font-style="normal" officeooo:rsid="2ab37952" style:font-style-asian="normal" style:font-style-complex="normal"/>
    </style:style>
    <style:style style:name="T166" style:family="text">
      <style:text-properties fo:font-style="normal" officeooo:rsid="2a9fdee7" style:font-style-asian="normal" style:font-style-complex="normal"/>
    </style:style>
    <style:style style:name="T167" style:family="text">
      <style:text-properties fo:font-style="normal" officeooo:rsid="2b0ee4b3" style:font-style-asian="normal" style:font-style-complex="normal"/>
    </style:style>
    <style:style style:name="T168" style:family="text">
      <style:text-properties fo:font-style="normal" officeooo:rsid="2b293a44" style:font-style-asian="normal" style:font-style-complex="normal"/>
    </style:style>
    <style:style style:name="T169" style:family="text">
      <style:text-properties fo:font-style="normal" officeooo:rsid="2b2ac2ba" style:font-style-asian="normal" style:font-style-complex="normal"/>
    </style:style>
    <style:style style:name="T170" style:family="text">
      <style:text-properties fo:font-style="normal" officeooo:rsid="289824b7" style:font-style-asian="normal" style:font-style-complex="normal"/>
    </style:style>
    <style:style style:name="T171" style:family="text">
      <style:text-properties fo:font-style="normal" officeooo:rsid="2b3c1118" style:font-style-asian="normal" style:font-style-complex="normal"/>
    </style:style>
    <style:style style:name="T172" style:family="text">
      <style:text-properties fo:font-style="normal" officeooo:rsid="2b66f36b" style:font-style-asian="normal" style:font-style-complex="normal"/>
    </style:style>
    <style:style style:name="T173" style:family="text">
      <style:text-properties fo:font-style="normal" officeooo:rsid="2b0c4069" style:font-style-asian="normal" style:font-style-complex="normal"/>
    </style:style>
    <style:style style:name="T174" style:family="text">
      <style:text-properties fo:font-style="normal" officeooo:rsid="2b701378" style:font-style-asian="normal" style:font-style-complex="normal"/>
    </style:style>
    <style:style style:name="T175" style:family="text">
      <style:text-properties fo:font-style="normal" officeooo:rsid="2b763bee" style:font-style-asian="normal" style:font-style-complex="normal"/>
    </style:style>
    <style:style style:name="T176" style:family="text">
      <style:text-properties fo:font-style="normal" fo:font-weight="bold" officeooo:rsid="19e265e8" style:font-style-asian="normal" style:font-weight-asian="bold" style:font-style-complex="normal" style:font-weight-complex="bold"/>
    </style:style>
    <style:style style:name="T177" style:family="text">
      <style:text-properties fo:font-style="normal" fo:font-weight="bold" officeooo:rsid="2980577d" style:font-style-asian="normal" style:font-weight-asian="bold" style:font-style-complex="normal" style:font-weight-complex="bold"/>
    </style:style>
    <style:style style:name="T178" style:family="text">
      <style:text-properties fo:font-style="normal" fo:font-weight="bold" officeooo:rsid="2981f907" style:font-style-asian="normal" style:font-weight-asian="bold" style:font-style-complex="normal" style:font-weight-complex="bold"/>
    </style:style>
    <style:style style:name="T179" style:family="text">
      <style:text-properties fo:font-style="normal" fo:font-weight="bold" officeooo:rsid="2a12f018" style:font-style-asian="normal" style:font-weight-asian="bold" style:font-style-complex="normal" style:font-weight-complex="bold"/>
    </style:style>
    <style:style style:name="T180" style:family="text">
      <style:text-properties fo:font-style="normal" fo:font-weight="bold" officeooo:rsid="29b72064" style:font-style-asian="normal" style:font-weight-asian="bold" style:font-style-complex="normal" style:font-weight-complex="bold"/>
    </style:style>
    <style:style style:name="T181" style:family="text">
      <style:text-properties fo:font-style="normal" fo:font-weight="bold" officeooo:rsid="2a15c51f" style:font-style-asian="normal" style:font-weight-asian="bold" style:font-style-complex="normal" style:font-weight-complex="bold"/>
    </style:style>
    <style:style style:name="T182" style:family="text">
      <style:text-properties fo:font-style="normal" fo:font-weight="bold" officeooo:rsid="2ab37952" style:font-style-asian="normal" style:font-weight-asian="bold" style:font-style-complex="normal" style:font-weight-complex="bold"/>
    </style:style>
    <style:style style:name="T183" style:family="text">
      <style:text-properties fo:font-style="normal" fo:font-weight="bold" officeooo:rsid="2983cd33" style:font-style-asian="normal" style:font-weight-asian="bold" style:font-style-complex="normal" style:font-weight-complex="bold"/>
    </style:style>
    <style:style style:name="T184" style:family="text">
      <style:text-properties fo:font-style="normal" fo:font-weight="normal" officeooo:rsid="28301f94" style:font-style-asian="normal" style:font-weight-asian="normal" style:font-style-complex="normal" style:font-weight-complex="normal"/>
    </style:style>
    <style:style style:name="T185" style:family="text">
      <style:text-properties fo:font-style="normal" fo:font-weight="normal" officeooo:rsid="2a42ecde" style:font-style-asian="normal" style:font-weight-asian="normal" style:font-style-complex="normal" style:font-weight-complex="normal"/>
    </style:style>
    <style:style style:name="T186" style:family="text">
      <style:text-properties fo:font-style="normal" style:text-underline-style="solid" style:text-underline-width="auto" style:text-underline-color="font-color" style:font-style-asian="normal" style:font-style-complex="normal"/>
    </style:style>
    <style:style style:name="T187" style:family="text">
      <style:text-properties fo:font-style="normal" style:text-underline-style="solid" style:text-underline-width="auto" style:text-underline-color="font-color" officeooo:rsid="2984a4c3" style:font-style-asian="normal" style:font-style-complex="normal"/>
    </style:style>
    <style:style style:name="T188" style:family="text">
      <style:text-properties fo:font-style="normal" style:text-underline-style="solid" style:text-underline-width="auto" style:text-underline-color="font-color" officeooo:rsid="27dd4a13" style:font-style-asian="normal" style:font-style-complex="normal"/>
    </style:style>
    <style:style style:name="T189" style:family="text">
      <style:text-properties fo:font-style="normal" style:text-underline-style="none" officeooo:rsid="2a8dd993" style:font-style-asian="normal" style:font-style-complex="normal"/>
    </style:style>
    <style:style style:name="T190" style:family="text">
      <style:text-properties fo:font-weight="bold" style:font-weight-asian="bold" style:font-weight-complex="bold"/>
    </style:style>
    <style:style style:name="T191" style:family="text">
      <style:text-properties fo:font-weight="bold" officeooo:rsid="26a9ee82" style:font-weight-asian="bold" style:font-weight-complex="bold"/>
    </style:style>
    <style:style style:name="T192" style:family="text">
      <style:text-properties fo:font-weight="bold" officeooo:rsid="28f654b5" style:font-weight-asian="bold" style:font-weight-complex="bold"/>
    </style:style>
    <style:style style:name="T193" style:family="text">
      <style:text-properties fo:font-weight="bold" officeooo:rsid="28fa5655" style:font-weight-asian="bold" style:font-weight-complex="bold"/>
    </style:style>
    <style:style style:name="T194" style:family="text">
      <style:text-properties fo:font-weight="bold" officeooo:rsid="291c77bf" style:font-weight-asian="bold" style:font-weight-complex="bold"/>
    </style:style>
    <style:style style:name="T195" style:family="text">
      <style:text-properties fo:font-weight="bold" officeooo:rsid="29766003" style:font-weight-asian="bold" style:font-weight-complex="bold"/>
    </style:style>
    <style:style style:name="T196" style:family="text">
      <style:text-properties fo:font-weight="bold" officeooo:rsid="29c1d6ca" style:font-weight-asian="bold" style:font-weight-complex="bold"/>
    </style:style>
    <style:style style:name="T197" style:family="text">
      <style:text-properties fo:font-weight="bold" officeooo:rsid="2a11a906" style:font-weight-asian="bold" style:font-weight-complex="bold"/>
    </style:style>
    <style:style style:name="T198" style:family="text">
      <style:text-properties fo:font-weight="bold" officeooo:rsid="2a12f018" style:font-weight-asian="bold" style:font-weight-complex="bold"/>
    </style:style>
    <style:style style:name="T199" style:family="text">
      <style:text-properties fo:font-weight="bold" officeooo:rsid="2a148a63" style:font-weight-asian="bold" style:font-weight-complex="bold"/>
    </style:style>
    <style:style style:name="T200" style:family="text">
      <style:text-properties fo:font-weight="bold" officeooo:rsid="2a173314" style:font-weight-asian="bold" style:font-weight-complex="bold"/>
    </style:style>
    <style:style style:name="T201" style:family="text">
      <style:text-properties fo:font-weight="bold" officeooo:rsid="2a18bced" style:font-weight-asian="bold" style:font-weight-complex="bold"/>
    </style:style>
    <style:style style:name="T202" style:family="text">
      <style:text-properties fo:font-weight="bold" officeooo:rsid="2a560cd0" style:font-weight-asian="bold" style:font-weight-complex="bold"/>
    </style:style>
    <style:style style:name="T203" style:family="text">
      <style:text-properties fo:font-weight="bold" officeooo:rsid="2a5e749b" style:font-weight-asian="bold" style:font-weight-complex="bold"/>
    </style:style>
    <style:style style:name="T204" style:family="text">
      <style:text-properties fo:font-weight="bold" officeooo:rsid="2794b590" style:font-weight-asian="bold" style:font-weight-complex="bold"/>
    </style:style>
    <style:style style:name="T205" style:family="text">
      <style:text-properties fo:font-weight="bold" officeooo:rsid="2b315fa9" style:font-weight-asian="bold" style:font-weight-complex="bold"/>
    </style:style>
    <style:style style:name="T206" style:family="text">
      <style:text-properties fo:font-weight="bold" officeooo:rsid="2b347c0c" style:font-weight-asian="bold" style:font-weight-complex="bold"/>
    </style:style>
    <style:style style:name="T207" style:family="text">
      <style:text-properties fo:font-weight="bold" officeooo:rsid="2b40a7ec" style:font-weight-asian="bold" style:font-weight-complex="bold"/>
    </style:style>
    <style:style style:name="T208" style:family="text">
      <style:text-properties fo:font-weight="bold" officeooo:rsid="2a0e528b" style:font-weight-asian="bold" style:font-weight-complex="bold"/>
    </style:style>
    <style:style style:name="T209" style:family="text">
      <style:text-properties fo:font-weight="bold" officeooo:rsid="2647706a" style:font-weight-asian="bold" style:font-weight-complex="bold"/>
    </style:style>
    <style:style style:name="T210" style:family="text">
      <style:text-properties fo:font-weight="bold" officeooo:rsid="14623651" style:font-weight-asian="bold" style:font-weight-complex="bold"/>
    </style:style>
    <style:style style:name="T211" style:family="text">
      <style:text-properties fo:font-weight="bold" officeooo:rsid="264c257d" style:font-weight-asian="bold" style:font-weight-complex="bold"/>
    </style:style>
    <style:style style:name="T212" style:family="text">
      <style:text-properties fo:font-weight="bold" officeooo:rsid="264132e8" style:font-weight-asian="bold" style:font-weight-complex="bold"/>
    </style:style>
    <style:style style:name="T213" style:family="text">
      <style:text-properties fo:font-weight="bold" officeooo:rsid="2644381b" style:font-weight-asian="bold" style:font-weight-complex="bold"/>
    </style:style>
    <style:style style:name="T214" style:family="text">
      <style:text-properties fo:font-weight="normal" style:font-weight-asian="normal" style:font-weight-complex="normal"/>
    </style:style>
    <style:style style:name="T215" style:family="text">
      <style:text-properties fo:font-weight="normal" officeooo:rsid="2a560cd0" style:font-weight-asian="normal" style:font-weight-complex="normal"/>
    </style:style>
    <style:style style:name="T216" style:family="text">
      <style:text-properties fo:font-weight="normal" officeooo:rsid="2a5e749b" style:font-weight-asian="normal" style:font-weight-complex="normal"/>
    </style:style>
    <style:style style:name="T217" style:family="text">
      <style:text-properties fo:font-weight="normal" officeooo:rsid="2a5ec47e" style:font-weight-asian="normal" style:font-weight-complex="normal"/>
    </style:style>
    <style:style style:name="T218" style:family="text">
      <style:text-properties fo:font-weight="normal" officeooo:rsid="2a91d861" style:font-weight-asian="normal" style:font-weight-complex="normal"/>
    </style:style>
    <style:style style:name="T219" style:family="text">
      <style:text-properties fo:font-weight="normal" officeooo:rsid="26ab7652" style:font-weight-asian="normal" style:font-weight-complex="normal"/>
    </style:style>
    <style:style style:name="T220" style:family="text">
      <style:text-properties fo:font-weight="normal" officeooo:rsid="2b315fa9" style:font-weight-asian="normal" style:font-weight-complex="normal"/>
    </style:style>
    <style:style style:name="T221" style:family="text">
      <style:text-properties fo:font-weight="normal" officeooo:rsid="2b321316" style:font-weight-asian="normal" style:font-weight-complex="normal"/>
    </style:style>
    <style:style style:name="T222" style:family="text">
      <style:text-properties fo:font-weight="normal" officeooo:rsid="2b77f646" style:font-weight-asian="normal" style:font-weight-complex="normal"/>
    </style:style>
    <style:style style:name="T223" style:family="text">
      <style:text-properties fo:font-weight="normal" officeooo:rsid="245fb3a8" style:font-weight-asian="normal" style:font-weight-complex="normal"/>
    </style:style>
    <style:style style:name="T224" style:family="text">
      <style:text-properties fo:font-weight="normal" officeooo:rsid="14623651" style:font-weight-asian="normal" style:font-weight-complex="normal"/>
    </style:style>
    <style:style style:name="T225" style:family="text">
      <style:text-properties fo:font-weight="normal" officeooo:rsid="264f80c8" style:font-weight-asian="normal" style:font-weight-complex="normal"/>
    </style:style>
    <style:style style:name="T226" style:family="text">
      <style:text-properties fo:font-weight="normal" officeooo:rsid="2648e4fd" style:font-weight-asian="normal" style:font-weight-complex="normal"/>
    </style:style>
    <style:style style:name="T227" style:family="text">
      <style:text-properties fo:font-weight="normal" officeooo:rsid="21e78584" style:font-weight-asian="normal" style:font-weight-complex="normal"/>
    </style:style>
    <style:style style:name="T228" style:family="text">
      <style:text-properties fo:font-weight="normal" officeooo:rsid="21fa8d98" style:font-weight-asian="normal" style:font-weight-complex="normal"/>
    </style:style>
    <style:style style:name="T229" style:family="text">
      <style:text-properties fo:font-weight="normal" officeooo:rsid="2461272d" style:font-weight-asian="normal" style:font-weight-complex="normal"/>
    </style:style>
    <style:style style:name="T230" style:family="text">
      <style:text-properties fo:font-weight="normal" officeooo:rsid="14df73b6" style:font-weight-asian="normal" style:font-weight-complex="normal"/>
    </style:style>
    <style:style style:name="T231" style:family="text">
      <style:text-properties fo:font-weight="normal" officeooo:rsid="2469608f" style:font-weight-asian="normal" style:font-weight-complex="normal"/>
    </style:style>
    <style:style style:name="T232" style:family="text">
      <style:text-properties fo:font-weight="normal" officeooo:rsid="2469725c" style:font-weight-asian="normal" style:font-weight-complex="normal"/>
    </style:style>
    <style:style style:name="T233" style:family="text">
      <style:text-properties officeooo:rsid="19e265e8"/>
    </style:style>
    <style:style style:name="T234" style:family="text">
      <style:text-properties fo:language="en" fo:country="US" officeooo:rsid="202b4e26"/>
    </style:style>
    <style:style style:name="T235" style:family="text">
      <style:text-properties style:text-underline-style="solid" style:text-underline-width="auto" style:text-underline-color="font-color"/>
    </style:style>
    <style:style style:name="T236" style:family="text">
      <style:text-properties style:text-underline-style="solid" style:text-underline-width="auto" style:text-underline-color="font-color" officeooo:rsid="26989a2f"/>
    </style:style>
    <style:style style:name="T237" style:family="text">
      <style:text-properties style:text-underline-style="solid" style:text-underline-width="auto" style:text-underline-color="font-color" officeooo:rsid="26d7526d"/>
    </style:style>
    <style:style style:name="T238" style:family="text">
      <style:text-properties style:text-underline-style="solid" style:text-underline-width="auto" style:text-underline-color="font-color" officeooo:rsid="275aa269"/>
    </style:style>
    <style:style style:name="T239" style:family="text">
      <style:text-properties style:text-underline-style="solid" style:text-underline-width="auto" style:text-underline-color="font-color" officeooo:rsid="28129265"/>
    </style:style>
    <style:style style:name="T240" style:family="text">
      <style:text-properties style:text-underline-style="solid" style:text-underline-width="auto" style:text-underline-color="font-color" officeooo:rsid="17e6c942"/>
    </style:style>
    <style:style style:name="T241" style:family="text">
      <style:text-properties style:text-underline-style="solid" style:text-underline-width="auto" style:text-underline-color="font-color" officeooo:rsid="2896bafe"/>
    </style:style>
    <style:style style:name="T242" style:family="text">
      <style:text-properties style:text-underline-style="solid" style:text-underline-width="auto" style:text-underline-color="font-color" officeooo:rsid="289b8866"/>
    </style:style>
    <style:style style:name="T243" style:family="text">
      <style:text-properties style:text-underline-style="solid" style:text-underline-width="auto" style:text-underline-color="font-color" officeooo:rsid="284ed08a"/>
    </style:style>
    <style:style style:name="T244" style:family="text">
      <style:text-properties style:text-underline-style="solid" style:text-underline-width="auto" style:text-underline-color="font-color" officeooo:rsid="289e4813"/>
    </style:style>
    <style:style style:name="T245" style:family="text">
      <style:text-properties style:text-underline-style="solid" style:text-underline-width="auto" style:text-underline-color="font-color" officeooo:rsid="2783b192"/>
    </style:style>
    <style:style style:name="T246" style:family="text">
      <style:text-properties style:text-underline-style="solid" style:text-underline-width="auto" style:text-underline-color="font-color" officeooo:rsid="28bd5469"/>
    </style:style>
    <style:style style:name="T247" style:family="text">
      <style:text-properties style:text-underline-style="solid" style:text-underline-width="auto" style:text-underline-color="font-color" officeooo:rsid="28e76ce5"/>
    </style:style>
    <style:style style:name="T248" style:family="text">
      <style:text-properties style:text-underline-style="solid" style:text-underline-width="auto" style:text-underline-color="font-color" officeooo:rsid="28c62bc8"/>
    </style:style>
    <style:style style:name="T249" style:family="text">
      <style:text-properties style:text-underline-style="solid" style:text-underline-width="auto" style:text-underline-color="font-color" officeooo:rsid="29645d30"/>
    </style:style>
    <style:style style:name="T250" style:family="text">
      <style:text-properties style:text-underline-style="solid" style:text-underline-width="auto" style:text-underline-color="font-color" officeooo:rsid="296c71b6"/>
    </style:style>
    <style:style style:name="T251" style:family="text">
      <style:text-properties style:text-underline-style="solid" style:text-underline-width="auto" style:text-underline-color="font-color" officeooo:rsid="29e284b1"/>
    </style:style>
    <style:style style:name="T252" style:family="text">
      <style:text-properties style:text-underline-style="solid" style:text-underline-width="auto" style:text-underline-color="font-color" officeooo:rsid="2984a4c3"/>
    </style:style>
    <style:style style:name="T253" style:family="text">
      <style:text-properties style:text-underline-style="solid" style:text-underline-width="auto" style:text-underline-color="font-color" officeooo:rsid="28951655"/>
    </style:style>
    <style:style style:name="T254" style:family="text">
      <style:text-properties style:text-underline-style="solid" style:text-underline-width="auto" style:text-underline-color="font-color" officeooo:rsid="27f5495c"/>
    </style:style>
    <style:style style:name="T255" style:family="text">
      <style:text-properties style:text-underline-style="solid" style:text-underline-width="auto" style:text-underline-color="font-color" officeooo:rsid="2b0e1368"/>
    </style:style>
    <style:style style:name="T256" style:family="text">
      <style:text-properties style:text-underline-style="solid" style:text-underline-width="auto" style:text-underline-color="font-color" officeooo:rsid="26a694d9"/>
    </style:style>
    <style:style style:name="T257" style:family="text">
      <style:text-properties style:text-underline-style="solid" style:text-underline-width="auto" style:text-underline-color="font-color" officeooo:rsid="2b80dd8d"/>
    </style:style>
    <style:style style:name="T258" style:family="text">
      <style:text-properties style:text-underline-style="none"/>
    </style:style>
    <style:style style:name="T259" style:family="text">
      <style:text-properties style:text-underline-style="none" officeooo:rsid="26d7526d"/>
    </style:style>
    <style:style style:name="T260" style:family="text">
      <style:text-properties style:text-underline-style="none" officeooo:rsid="26daeec0"/>
    </style:style>
    <style:style style:name="T261" style:family="text">
      <style:text-properties style:text-underline-style="none" officeooo:rsid="280323f7"/>
    </style:style>
    <style:style style:name="T262" style:family="text">
      <style:text-properties style:text-underline-style="none" officeooo:rsid="289b8866"/>
    </style:style>
    <style:style style:name="T263" style:family="text">
      <style:text-properties style:text-underline-style="none" officeooo:rsid="289e4813"/>
    </style:style>
    <style:style style:name="T264" style:family="text">
      <style:text-properties style:text-underline-style="none" officeooo:rsid="28c62bc8"/>
    </style:style>
    <style:style style:name="T265" style:family="text">
      <style:text-properties style:text-underline-style="none" officeooo:rsid="284ed08a"/>
    </style:style>
    <style:style style:name="T266" style:family="text">
      <style:text-properties style:text-underline-style="none" officeooo:rsid="28ed2fb6"/>
    </style:style>
    <style:style style:name="T267" style:family="text">
      <style:text-properties style:text-underline-style="none" officeooo:rsid="290011b2"/>
    </style:style>
    <style:style style:name="T268" style:family="text">
      <style:text-properties style:text-underline-style="none" officeooo:rsid="296c71b6"/>
    </style:style>
    <style:style style:name="T269" style:family="text">
      <style:text-properties style:text-underline-style="none" officeooo:rsid="29b72064"/>
    </style:style>
    <style:style style:name="T270" style:family="text">
      <style:text-properties style:text-underline-style="none" officeooo:rsid="29e284b1"/>
    </style:style>
    <style:style style:name="T271" style:family="text">
      <style:text-properties style:text-underline-style="none" officeooo:rsid="29e46aeb"/>
    </style:style>
    <style:style style:name="T272" style:family="text">
      <style:text-properties style:text-underline-style="none" officeooo:rsid="29e6026e"/>
    </style:style>
    <style:style style:name="T273" style:family="text">
      <style:text-properties style:text-underline-style="none" officeooo:rsid="2aaf8ce8"/>
    </style:style>
    <style:style style:name="T274" style:family="text">
      <style:text-properties style:text-underline-style="none" officeooo:rsid="293b8584"/>
    </style:style>
    <style:style style:name="T275" style:family="text">
      <style:text-properties style:text-underline-style="none" officeooo:rsid="2afa8910"/>
    </style:style>
    <style:style style:name="T276" style:family="text">
      <style:text-properties style:text-underline-style="none" officeooo:rsid="2b0f4773"/>
    </style:style>
    <style:style style:name="T277" style:family="text">
      <style:text-properties style:text-underline-style="none" officeooo:rsid="27f5495c"/>
    </style:style>
    <style:style style:name="T278" style:family="text">
      <style:text-properties style:text-underline-style="none" officeooo:rsid="2b4752fc"/>
    </style:style>
    <style:style style:name="T279" style:family="text">
      <style:text-properties fo:font-variant="normal" fo:text-transform="none" fo:color="#222222" fo:letter-spacing="normal" fo:font-style="normal" officeooo:rsid="19e265e8" style:font-style-asian="normal" style:font-style-complex="normal"/>
    </style:style>
    <style:style style:name="T280" style:family="text">
      <style:text-properties fo:font-variant="normal" fo:text-transform="none" fo:color="#222222" fo:letter-spacing="normal" fo:language="cs" fo:country="CZ"/>
    </style:style>
    <style:style style:name="T281" style:family="text">
      <style:text-properties fo:font-variant="normal" fo:text-transform="none" fo:color="#222222" fo:letter-spacing="normal" fo:language="cs" fo:country="CZ" fo:font-style="normal" style:font-style-asian="normal" style:font-style-complex="normal"/>
    </style:style>
    <style:style style:name="T282" style:family="text">
      <style:text-properties fo:font-variant="normal" fo:text-transform="none" fo:color="#222222" fo:letter-spacing="normal" fo:language="cs" fo:country="CZ" fo:font-style="normal" officeooo:rsid="1d1a7fb6" style:font-style-asian="normal" style:font-style-complex="normal"/>
    </style:style>
    <style:style style:name="T283" style:family="text">
      <style:text-properties fo:font-variant="normal" fo:text-transform="none" fo:color="#222222" fo:letter-spacing="normal" fo:language="cs" fo:country="CZ" fo:font-style="normal" officeooo:rsid="2857abd7" style:font-style-asian="normal" style:font-style-complex="normal"/>
    </style:style>
    <style:style style:name="T284" style:family="text">
      <style:text-properties fo:font-variant="normal" fo:text-transform="none" fo:color="#222222" fo:letter-spacing="normal" fo:language="cs" fo:country="CZ" fo:font-style="normal" officeooo:rsid="28592649" style:font-style-asian="normal" style:font-style-complex="normal"/>
    </style:style>
    <style:style style:name="T285" style:family="text">
      <style:text-properties fo:font-variant="normal" fo:text-transform="none" fo:color="#222222" fo:letter-spacing="normal" fo:language="cs" fo:country="CZ" fo:font-style="normal" officeooo:rsid="19e265e8" style:font-style-asian="normal" style:font-style-complex="normal"/>
    </style:style>
    <style:style style:name="T286" style:family="text">
      <style:text-properties fo:font-variant="normal" fo:text-transform="none" fo:color="#222222" fo:letter-spacing="normal" fo:language="cs" fo:country="CZ" fo:font-style="normal" officeooo:rsid="2988820b" style:font-style-asian="normal" style:font-style-complex="normal"/>
    </style:style>
    <style:style style:name="T287" style:family="text">
      <style:text-properties fo:font-variant="normal" fo:text-transform="none" fo:color="#222222" fo:letter-spacing="normal" fo:language="cs" fo:country="CZ" fo:font-style="normal" officeooo:rsid="29961c8d" style:font-style-asian="normal" style:font-style-complex="normal"/>
    </style:style>
    <style:style style:name="T288" style:family="text">
      <style:text-properties fo:font-variant="normal" fo:text-transform="none" fo:color="#222222" fo:letter-spacing="normal" fo:language="cs" fo:country="CZ" fo:font-style="normal" officeooo:rsid="29995283" style:font-style-asian="normal" style:font-style-complex="normal"/>
    </style:style>
    <style:style style:name="T289" style:family="text">
      <style:text-properties fo:font-variant="normal" fo:text-transform="none" fo:color="#222222" fo:letter-spacing="normal" fo:language="cs" fo:country="CZ" fo:font-style="normal" officeooo:rsid="296eb6ae" style:font-style-asian="normal" style:font-style-complex="normal"/>
    </style:style>
    <style:style style:name="T290" style:family="text">
      <style:text-properties fo:font-variant="normal" fo:text-transform="none" fo:color="#222222" fo:letter-spacing="normal" fo:language="cs" fo:country="CZ" fo:font-style="normal" officeooo:rsid="296f80f8" style:font-style-asian="normal" style:font-style-complex="normal"/>
    </style:style>
    <style:style style:name="T291" style:family="text">
      <style:text-properties fo:font-variant="normal" fo:text-transform="none" fo:color="#222222" fo:letter-spacing="normal" fo:language="cs" fo:country="CZ" fo:font-style="normal" officeooo:rsid="299a3707" style:font-style-asian="normal" style:font-style-complex="normal"/>
    </style:style>
    <style:style style:name="T292" style:family="text">
      <style:text-properties fo:font-variant="normal" fo:text-transform="none" fo:color="#222222" fo:letter-spacing="normal" fo:language="cs" fo:country="CZ" fo:font-style="normal" officeooo:rsid="282237a6" style:font-style-asian="normal" style:font-style-complex="normal"/>
    </style:style>
    <style:style style:name="T293" style:family="text">
      <style:text-properties fo:font-variant="normal" fo:text-transform="none" fo:color="#222222" fo:letter-spacing="normal" fo:language="cs" fo:country="CZ" fo:font-style="normal" officeooo:rsid="2ab9b231" style:font-style-asian="normal" style:font-style-complex="normal"/>
    </style:style>
    <style:style style:name="T294" style:family="text">
      <style:text-properties fo:font-variant="normal" fo:text-transform="none" fo:color="#222222" fo:letter-spacing="normal" fo:language="cs" fo:country="CZ" fo:font-style="normal" officeooo:rsid="2abaeed8" style:font-style-asian="normal" style:font-style-complex="normal"/>
    </style:style>
    <style:style style:name="T295" style:family="text">
      <style:text-properties fo:font-variant="normal" fo:text-transform="none" fo:color="#222222" fo:letter-spacing="normal" fo:language="cs" fo:country="CZ" fo:font-style="normal" officeooo:rsid="2abb9598" style:font-style-asian="normal" style:font-style-complex="normal"/>
    </style:style>
    <style:style style:name="T296" style:family="text">
      <style:text-properties fo:font-variant="normal" fo:text-transform="none" fo:color="#222222" fo:letter-spacing="normal" fo:language="cs" fo:country="CZ" fo:font-style="normal" officeooo:rsid="2abbf9a7" style:font-style-asian="normal" style:font-style-complex="normal"/>
    </style:style>
    <style:style style:name="T297" style:family="text">
      <style:text-properties fo:font-variant="normal" fo:text-transform="none" fo:color="#222222" fo:letter-spacing="normal" fo:language="cs" fo:country="CZ" fo:font-style="normal" officeooo:rsid="2abc6d95" style:font-style-asian="normal" style:font-style-complex="normal"/>
    </style:style>
    <style:style style:name="T298" style:family="text">
      <style:text-properties fo:font-variant="normal" fo:text-transform="none" fo:color="#222222" fo:letter-spacing="normal" fo:language="cs" fo:country="CZ" fo:font-style="normal" officeooo:rsid="2abd3db7" style:font-style-asian="normal" style:font-style-complex="normal"/>
    </style:style>
    <style:style style:name="T299" style:family="text">
      <style:text-properties fo:font-variant="normal" fo:text-transform="none" fo:color="#222222" fo:letter-spacing="normal" fo:language="cs" fo:country="CZ" fo:font-style="normal" officeooo:rsid="28e96a34" style:font-style-asian="normal" style:font-style-complex="normal"/>
    </style:style>
    <style:style style:name="T300" style:family="text">
      <style:text-properties fo:font-variant="normal" fo:text-transform="none" fo:color="#222222" fo:letter-spacing="normal" fo:language="cs" fo:country="CZ" fo:font-style="normal" officeooo:rsid="2ac4710d" style:font-style-asian="normal" style:font-style-complex="normal"/>
    </style:style>
    <style:style style:name="T301" style:family="text">
      <style:text-properties fo:font-variant="normal" fo:text-transform="none" fo:color="#222222" fo:letter-spacing="normal" fo:language="cs" fo:country="CZ" fo:font-style="normal" officeooo:rsid="2acb486d" style:font-style-asian="normal" style:font-style-complex="normal"/>
    </style:style>
    <style:style style:name="T302" style:family="text">
      <style:text-properties fo:font-variant="normal" fo:text-transform="none" fo:color="#222222" fo:letter-spacing="normal" fo:language="cs" fo:country="CZ" fo:font-style="normal" officeooo:rsid="2acb6ce5" style:font-style-asian="normal" style:font-style-complex="normal"/>
    </style:style>
    <style:style style:name="T303" style:family="text">
      <style:text-properties fo:font-variant="normal" fo:text-transform="none" fo:color="#222222" fo:letter-spacing="normal" fo:language="cs" fo:country="CZ" fo:font-style="normal" officeooo:rsid="2ad12761" style:font-style-asian="normal" style:font-style-complex="normal"/>
    </style:style>
    <style:style style:name="T304" style:family="text">
      <style:text-properties fo:font-variant="normal" fo:text-transform="none" fo:color="#222222" fo:letter-spacing="normal" fo:language="cs" fo:country="CZ" fo:font-style="normal" officeooo:rsid="2afa8910" style:font-style-asian="normal" style:font-style-complex="normal"/>
    </style:style>
    <style:style style:name="T305" style:family="text">
      <style:text-properties fo:font-variant="normal" fo:text-transform="none" fo:color="#222222" fo:letter-spacing="normal" fo:language="cs" fo:country="CZ" fo:font-style="normal" officeooo:rsid="27f0fe41" style:font-style-asian="normal" style:font-style-complex="normal"/>
    </style:style>
    <style:style style:name="T306" style:family="text">
      <style:text-properties fo:font-variant="normal" fo:text-transform="none" fo:color="#222222" fo:letter-spacing="normal" fo:language="cs" fo:country="CZ" fo:font-style="normal" officeooo:rsid="27f3ae10" style:font-style-asian="normal" style:font-style-complex="normal"/>
    </style:style>
    <style:style style:name="T307" style:family="text">
      <style:text-properties fo:font-variant="normal" fo:text-transform="none" fo:color="#222222" fo:letter-spacing="normal" fo:language="cs" fo:country="CZ" fo:font-style="normal" officeooo:rsid="2b4d92c9" style:font-style-asian="normal" style:font-style-complex="normal"/>
    </style:style>
    <style:style style:name="T308" style:family="text">
      <style:text-properties fo:font-variant="normal" fo:text-transform="none" fo:color="#222222" fo:letter-spacing="normal" fo:language="cs" fo:country="CZ" fo:font-style="normal" officeooo:rsid="2b4ef272" style:font-style-asian="normal" style:font-style-complex="normal"/>
    </style:style>
    <style:style style:name="T309" style:family="text">
      <style:text-properties fo:font-variant="normal" fo:text-transform="none" fo:color="#222222" fo:letter-spacing="normal" fo:language="cs" fo:country="CZ" fo:font-style="normal" officeooo:rsid="2b621f9a" style:font-style-asian="normal" style:font-style-complex="normal"/>
    </style:style>
    <style:style style:name="T310" style:family="text">
      <style:text-properties fo:font-variant="normal" fo:text-transform="none" fo:color="#222222" fo:letter-spacing="normal" fo:language="cs" fo:country="CZ" fo:font-style="normal" officeooo:rsid="2b6ac877" style:font-style-asian="normal" style:font-style-complex="normal"/>
    </style:style>
    <style:style style:name="T311" style:family="text">
      <style:text-properties fo:font-variant="normal" fo:text-transform="none" fo:color="#222222" fo:letter-spacing="normal" fo:language="cs" fo:country="CZ" fo:font-style="normal" officeooo:rsid="2b6e4022" style:font-style-asian="normal" style:font-style-complex="normal"/>
    </style:style>
    <style:style style:name="T312"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313"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314"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315"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316"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317"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318"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319" style:family="text">
      <style:text-properties fo:font-variant="normal" fo:text-transform="none" fo:color="#222222" fo:letter-spacing="normal" fo:language="cs" fo:country="CZ" fo:font-style="normal" style:text-underline-style="none" fo:font-weight="normal" officeooo:rsid="2aedc0a1" style:font-style-asian="normal" style:font-weight-asian="normal" style:font-style-complex="normal" style:font-weight-complex="normal"/>
    </style:style>
    <style:style style:name="T320" style:family="text">
      <style:text-properties fo:font-variant="normal" fo:text-transform="none" fo:color="#222222" fo:letter-spacing="normal" fo:language="cs" fo:country="CZ" fo:font-style="normal" style:text-underline-style="none" fo:font-weight="normal" officeooo:rsid="2aef3758" style:font-style-asian="normal" style:font-weight-asian="normal" style:font-style-complex="normal" style:font-weight-complex="normal"/>
    </style:style>
    <style:style style:name="T321" style:family="text">
      <style:text-properties fo:font-variant="normal" fo:text-transform="none" fo:color="#222222" fo:letter-spacing="normal" fo:language="cs" fo:country="CZ" fo:font-style="normal" style:text-underline-style="none" fo:font-weight="normal" officeooo:rsid="2983cd33" style:font-style-asian="normal" style:font-weight-asian="normal" style:font-style-complex="normal" style:font-weight-complex="normal"/>
    </style:style>
    <style:style style:name="T322" style:family="text">
      <style:text-properties fo:font-variant="normal" fo:text-transform="none" fo:color="#222222" fo:letter-spacing="normal" fo:language="cs" fo:country="CZ" fo:font-style="normal" style:text-underline-style="none" fo:font-weight="normal" officeooo:rsid="2a39e571" style:font-style-asian="normal" style:font-weight-asian="normal" style:font-style-complex="normal" style:font-weight-complex="normal"/>
    </style:style>
    <style:style style:name="T323" style:family="text">
      <style:text-properties fo:font-variant="normal" fo:text-transform="none" fo:color="#222222" fo:letter-spacing="normal" fo:language="cs" fo:country="CZ" fo:font-style="normal" style:text-underline-style="none" fo:font-weight="normal" officeooo:rsid="2a3b6e79" style:font-style-asian="normal" style:font-weight-asian="normal" style:font-style-complex="normal" style:font-weight-complex="normal"/>
    </style:style>
    <style:style style:name="T324"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325"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326"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327"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32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9" style:family="text">
      <style:text-properties fo:font-variant="normal" fo:text-transform="none" fo:color="#222222" fo:letter-spacing="normal" fo:language="cs" fo:country="CZ" fo:font-style="normal" fo:font-weight="bold" officeooo:rsid="2b4d92c9" style:font-style-asian="normal" style:font-weight-asian="bold" style:font-style-complex="normal" style:font-weight-complex="bold"/>
    </style:style>
    <style:style style:name="T330"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331" style:family="text">
      <style:text-properties fo:font-variant="normal" fo:text-transform="none" fo:color="#222222"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33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33" style:family="text">
      <style:text-properties fo:font-variant="normal" fo:text-transform="none" fo:color="#222222" fo:letter-spacing="normal" fo:language="cs" fo:country="CZ" fo:font-style="normal" fo:font-weight="normal" officeooo:rsid="282237a6" style:font-style-asian="normal" style:font-weight-asian="normal" style:font-style-complex="normal" style:font-weight-complex="normal"/>
    </style:style>
    <style:style style:name="T334" style:family="text">
      <style:text-properties fo:font-variant="normal" fo:text-transform="none" fo:color="#222222" fo:letter-spacing="normal" fo:language="cs" fo:country="CZ" fo:font-style="normal" fo:font-weight="normal" officeooo:rsid="2b4ef272" style:font-style-asian="normal" style:font-weight-asian="normal" style:font-style-complex="normal" style:font-weight-complex="normal"/>
    </style:style>
    <style:style style:name="T335" style:family="text">
      <style:text-properties fo:font-variant="normal" fo:text-transform="none" fo:color="#222222" fo:letter-spacing="normal" fo:language="cs" fo:country="CZ" fo:font-style="normal" fo:font-weight="normal" officeooo:rsid="2ab9b231" style:font-style-asian="normal" style:font-weight-asian="normal" style:font-style-complex="normal" style:font-weight-complex="normal"/>
    </style:style>
    <style:style style:name="T336" style:family="text">
      <style:text-properties fo:font-variant="normal" fo:text-transform="none" fo:color="#222222" fo:letter-spacing="normal" fo:language="cs" fo:country="CZ" fo:font-style="normal" fo:font-weight="normal" officeooo:rsid="2b5f19b0" style:font-style-asian="normal" style:font-weight-asian="normal" style:font-style-complex="normal" style:font-weight-complex="normal"/>
    </style:style>
    <style:style style:name="T337" style:family="text">
      <style:text-properties fo:font-variant="normal" fo:text-transform="none" fo:color="#222222" fo:letter-spacing="normal" fo:language="cs" fo:country="CZ" fo:font-style="normal" fo:font-weight="normal" officeooo:rsid="2b5fc5bd" style:font-style-asian="normal" style:font-weight-asian="normal" style:font-style-complex="normal" style:font-weight-complex="normal"/>
    </style:style>
    <style:style style:name="T338" style:family="text">
      <style:text-properties fo:font-variant="normal" fo:text-transform="none" fo:color="#222222" fo:letter-spacing="normal" fo:language="cs" fo:country="CZ" fo:font-style="italic" style:font-style-asian="italic" style:font-style-complex="italic"/>
    </style:style>
    <style:style style:name="T339" style:family="text">
      <style:text-properties fo:font-variant="normal" fo:text-transform="none" fo:color="#222222" fo:letter-spacing="normal" fo:language="cs" fo:country="CZ" fo:font-style="italic" officeooo:rsid="27f0fe41" style:font-style-asian="italic" style:font-style-complex="italic"/>
    </style:style>
    <style:style style:name="T340" style:family="text">
      <style:text-properties fo:font-variant="normal" fo:text-transform="none" fo:color="#222222" fo:letter-spacing="normal" fo:language="cs" fo:country="CZ" fo:font-style="italic" officeooo:rsid="29995283" style:font-style-asian="italic" style:font-style-complex="italic"/>
    </style:style>
    <style:style style:name="T341" style:family="text">
      <style:text-properties fo:font-variant="normal" fo:text-transform="none" fo:color="#222222" fo:letter-spacing="normal" fo:language="cs" fo:country="CZ" fo:font-style="italic" officeooo:rsid="1db5e0be" style:font-style-asian="italic" style:font-style-complex="italic"/>
    </style:style>
    <style:style style:name="T342" style:family="text">
      <style:text-properties fo:font-variant="normal" fo:text-transform="none" fo:color="#222222" fo:letter-spacing="normal" fo:language="cs" fo:country="CZ" fo:font-style="italic" officeooo:rsid="1cba1e95" style:font-style-asian="italic" style:font-style-complex="italic"/>
    </style:style>
    <style:style style:name="T343" style:family="text">
      <style:text-properties fo:font-variant="normal" fo:text-transform="none" fo:color="#222222" fo:letter-spacing="normal" fo:language="cs" fo:country="CZ" fo:font-style="italic" officeooo:rsid="22b24f50" style:font-style-asian="italic" style:font-style-complex="italic"/>
    </style:style>
    <style:style style:name="T344" style:family="text">
      <style:text-properties fo:font-variant="normal" fo:text-transform="none" fo:color="#222222" fo:letter-spacing="normal" fo:language="cs" fo:country="CZ" fo:font-style="italic" officeooo:rsid="18bc925c" style:font-style-asian="italic" style:font-style-complex="italic"/>
    </style:style>
    <style:style style:name="T345" style:family="text">
      <style:text-properties fo:font-variant="normal" fo:text-transform="none" fo:color="#222222" fo:letter-spacing="normal" fo:language="cs" fo:country="CZ" fo:font-style="italic" officeooo:rsid="2af26975" style:font-style-asian="italic" style:font-style-complex="italic"/>
    </style:style>
    <style:style style:name="T346" style:family="text">
      <style:text-properties fo:font-variant="normal" fo:text-transform="none" fo:color="#222222" fo:letter-spacing="normal" fo:language="cs" fo:country="CZ" fo:font-style="italic" officeooo:rsid="2b4d92c9" style:font-style-asian="italic" style:font-style-complex="italic"/>
    </style:style>
    <style:style style:name="T347" style:family="text">
      <style:text-properties fo:font-variant="normal" fo:text-transform="none" fo:color="#222222" fo:letter-spacing="normal" fo:language="cs" fo:country="CZ" fo:font-style="italic" officeooo:rsid="2ab9b231" style:font-style-asian="italic" style:font-style-complex="italic"/>
    </style:style>
    <style:style style:name="T348" style:family="text">
      <style:text-properties fo:font-variant="normal" fo:text-transform="none" fo:color="#222222" fo:letter-spacing="normal" fo:language="cs" fo:country="CZ" fo:font-style="italic" officeooo:rsid="2b61675f" style:font-style-asian="italic" style:font-style-complex="italic"/>
    </style:style>
    <style:style style:name="T349"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350"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351"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352"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353"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354"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355"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356" style:family="text">
      <style:text-properties fo:font-variant="normal" fo:text-transform="none" fo:color="#222222" fo:letter-spacing="normal" fo:language="cs" fo:country="CZ" fo:font-style="italic" style:text-underline-style="none" fo:font-weight="normal" officeooo:rsid="2a3c99dd" style:font-style-asian="italic" style:font-weight-asian="normal" style:font-style-complex="italic" style:font-weight-complex="normal"/>
    </style:style>
    <style:style style:name="T357" style:family="text">
      <style:text-properties fo:font-variant="normal" fo:text-transform="none" fo:color="#222222" fo:letter-spacing="normal" fo:language="cs" fo:country="CZ" officeooo:rsid="1d1a7fb6"/>
    </style:style>
    <style:style style:name="T358" style:family="text">
      <style:text-properties fo:font-variant="normal" fo:text-transform="none" fo:color="#222222" fo:letter-spacing="normal" fo:language="cs" fo:country="CZ" officeooo:rsid="2745d62c"/>
    </style:style>
    <style:style style:name="T359" style:family="text">
      <style:text-properties fo:font-variant="normal" fo:text-transform="none" fo:color="#222222" fo:letter-spacing="normal" fo:language="cs" fo:country="CZ" officeooo:rsid="27ecaabe"/>
    </style:style>
    <style:style style:name="T360" style:family="text">
      <style:text-properties fo:font-variant="normal" fo:text-transform="none" fo:color="#222222" fo:letter-spacing="normal" fo:language="cs" fo:country="CZ" officeooo:rsid="27ef7ad8"/>
    </style:style>
    <style:style style:name="T361" style:family="text">
      <style:text-properties fo:font-variant="normal" fo:text-transform="none" fo:color="#222222" fo:letter-spacing="normal" fo:language="cs" fo:country="CZ" officeooo:rsid="27f0fe41"/>
    </style:style>
    <style:style style:name="T362" style:family="text">
      <style:text-properties fo:font-variant="normal" fo:text-transform="none" fo:color="#222222" fo:letter-spacing="normal" fo:language="cs" fo:country="CZ" officeooo:rsid="19e265e8"/>
    </style:style>
    <style:style style:name="T363" style:family="text">
      <style:text-properties fo:font-variant="normal" fo:text-transform="none" fo:color="#222222" fo:letter-spacing="normal" fo:language="cs" fo:country="CZ" officeooo:rsid="27f295fc"/>
    </style:style>
    <style:style style:name="T364" style:family="text">
      <style:text-properties fo:font-variant="normal" fo:text-transform="none" fo:color="#222222" fo:letter-spacing="normal" fo:language="cs" fo:country="CZ" officeooo:rsid="2847ad8e"/>
    </style:style>
    <style:style style:name="T365" style:family="text">
      <style:text-properties fo:font-variant="normal" fo:text-transform="none" fo:color="#222222" fo:letter-spacing="normal" fo:language="cs" fo:country="CZ" style:text-underline-style="solid" style:text-underline-width="auto" style:text-underline-color="font-color"/>
    </style:style>
    <style:style style:name="T366"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67"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68"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69"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70" style:family="text">
      <style:text-properties fo:font-variant="normal" fo:text-transform="none" fo:color="#222222" fo:letter-spacing="normal" fo:language="cs" fo:country="CZ" style:text-underline-style="solid" style:text-underline-width="auto" style:text-underline-color="font-color" officeooo:rsid="2b5cc8f6"/>
    </style:style>
    <style:style style:name="T371" style:family="text">
      <style:text-properties fo:font-variant="normal" fo:text-transform="none" fo:color="#222222" fo:letter-spacing="normal" fo:language="cs" fo:country="CZ" officeooo:rsid="2857abd7"/>
    </style:style>
    <style:style style:name="T372" style:family="text">
      <style:text-properties fo:font-variant="normal" fo:text-transform="none" fo:color="#222222" fo:letter-spacing="normal" fo:language="cs" fo:country="CZ" officeooo:rsid="28590130"/>
    </style:style>
    <style:style style:name="T373" style:family="text">
      <style:text-properties fo:font-variant="normal" fo:text-transform="none" fo:color="#222222" fo:letter-spacing="normal" fo:language="cs" fo:country="CZ" officeooo:rsid="289bb0bd"/>
    </style:style>
    <style:style style:name="T374" style:family="text">
      <style:text-properties fo:font-variant="normal" fo:text-transform="none" fo:color="#222222" fo:letter-spacing="normal" fo:language="cs" fo:country="CZ" officeooo:rsid="28e96a34"/>
    </style:style>
    <style:style style:name="T375" style:family="text">
      <style:text-properties fo:font-variant="normal" fo:text-transform="none" fo:color="#222222" fo:letter-spacing="normal" fo:language="cs" fo:country="CZ" officeooo:rsid="28fac9b6"/>
    </style:style>
    <style:style style:name="T376" style:family="text">
      <style:text-properties fo:font-variant="normal" fo:text-transform="none" fo:color="#222222" fo:letter-spacing="normal" fo:language="cs" fo:country="CZ" officeooo:rsid="28fc33eb"/>
    </style:style>
    <style:style style:name="T377" style:family="text">
      <style:text-properties fo:font-variant="normal" fo:text-transform="none" fo:color="#222222" fo:letter-spacing="normal" fo:language="cs" fo:country="CZ" fo:font-weight="bold" officeooo:rsid="19e265e8" style:font-weight-asian="bold" style:font-weight-complex="bold"/>
    </style:style>
    <style:style style:name="T378" style:family="text">
      <style:text-properties fo:font-variant="normal" fo:text-transform="none" fo:color="#222222" fo:letter-spacing="normal" fo:language="cs" fo:country="CZ" fo:font-weight="bold" officeooo:rsid="2a0e528b" style:font-weight-asian="bold" style:font-weight-complex="bold"/>
    </style:style>
    <style:style style:name="T379" style:family="text">
      <style:text-properties fo:font-variant="normal" fo:text-transform="none" fo:color="#222222" fo:letter-spacing="normal" fo:language="cs" fo:country="CZ" style:text-underline-style="none" officeooo:rsid="29264fe1"/>
    </style:style>
    <style:style style:name="T380" style:family="text">
      <style:text-properties fo:font-variant="normal" fo:text-transform="none" fo:color="#222222" fo:letter-spacing="normal" fo:language="cs" fo:country="CZ" style:text-underline-style="none" officeooo:rsid="189e8a08"/>
    </style:style>
    <style:style style:name="T381" style:family="text">
      <style:text-properties fo:font-variant="normal" fo:text-transform="none" fo:color="#222222" fo:letter-spacing="normal" fo:language="cs" fo:country="CZ" style:text-underline-style="none" officeooo:rsid="189f1577"/>
    </style:style>
    <style:style style:name="T382" style:family="text">
      <style:text-properties fo:font-variant="normal" fo:text-transform="none" fo:color="#222222" fo:letter-spacing="normal" fo:language="cs" fo:country="CZ" style:text-underline-style="none" officeooo:rsid="18a287d4"/>
    </style:style>
    <style:style style:name="T383" style:family="text">
      <style:text-properties fo:font-variant="normal" fo:text-transform="none" fo:color="#222222" fo:letter-spacing="normal" fo:language="cs" fo:country="CZ" style:text-underline-style="none" officeooo:rsid="18a8ff71"/>
    </style:style>
    <style:style style:name="T384" style:family="text">
      <style:text-properties fo:font-variant="normal" fo:text-transform="none" fo:color="#222222" fo:letter-spacing="normal" fo:language="cs" fo:country="CZ" style:text-underline-style="none" officeooo:rsid="29dae328"/>
    </style:style>
    <style:style style:name="T385" style:family="text">
      <style:text-properties fo:font-variant="normal" fo:text-transform="none" fo:color="#222222" fo:letter-spacing="normal" fo:language="cs" fo:country="CZ" style:text-underline-style="none" officeooo:rsid="2983cd33"/>
    </style:style>
    <style:style style:name="T386" style:family="text">
      <style:text-properties fo:font-variant="normal" fo:text-transform="none" fo:color="#222222" fo:letter-spacing="normal" fo:language="cs" fo:country="CZ" style:text-underline-style="none" officeooo:rsid="2a39e571"/>
    </style:style>
    <style:style style:name="T387" style:family="text">
      <style:text-properties fo:font-variant="normal" fo:text-transform="none" fo:color="#222222" fo:letter-spacing="normal" fo:language="cs" fo:country="CZ" style:text-underline-style="none" officeooo:rsid="2a3b6e79"/>
    </style:style>
    <style:style style:name="T388" style:family="text">
      <style:text-properties fo:font-variant="normal" fo:text-transform="none" fo:color="#222222" fo:letter-spacing="normal" fo:language="cs" fo:country="CZ" style:text-underline-style="none" officeooo:rsid="2a41c97f"/>
    </style:style>
    <style:style style:name="T389" style:family="text">
      <style:text-properties fo:font-variant="normal" fo:text-transform="none" fo:color="#222222" fo:letter-spacing="normal" fo:language="cs" fo:country="CZ" style:text-underline-style="none" officeooo:rsid="2b08cdda"/>
    </style:style>
    <style:style style:name="T390" style:family="text">
      <style:text-properties fo:font-variant="normal" fo:text-transform="none" fo:color="#222222" fo:letter-spacing="normal" fo:language="cs" fo:country="CZ" style:text-underline-style="none" officeooo:rsid="2b5cc8f6"/>
    </style:style>
    <style:style style:name="T391" style:family="text">
      <style:text-properties fo:font-variant="normal" fo:text-transform="none" fo:color="#222222" fo:letter-spacing="normal" fo:language="cs" fo:country="CZ" style:text-underline-style="none" officeooo:rsid="2b021d63"/>
    </style:style>
    <style:style style:name="T392" style:family="text">
      <style:text-properties fo:font-variant="normal" fo:text-transform="none" fo:color="#222222" fo:letter-spacing="normal" fo:language="cs" fo:country="CZ" officeooo:rsid="294899d6"/>
    </style:style>
    <style:style style:name="T393" style:family="text">
      <style:text-properties fo:font-variant="normal" fo:text-transform="none" fo:color="#222222" fo:letter-spacing="normal" fo:language="cs" fo:country="CZ" officeooo:rsid="2ab9b231"/>
    </style:style>
    <style:style style:name="T394" style:family="text">
      <style:text-properties fo:font-variant="normal" fo:text-transform="none" fo:color="#222222" fo:letter-spacing="normal" fo:language="cs" fo:country="CZ" officeooo:rsid="2abaeed8"/>
    </style:style>
    <style:style style:name="T395" style:family="text">
      <style:text-properties fo:font-variant="normal" fo:text-transform="none" fo:color="#222222" fo:letter-spacing="normal" fo:language="cs" fo:country="CZ" officeooo:rsid="2ac44257"/>
    </style:style>
    <style:style style:name="T396" style:family="text">
      <style:text-properties fo:font-variant="normal" fo:text-transform="none" fo:color="#222222" fo:letter-spacing="normal" fo:language="cs" fo:country="CZ" officeooo:rsid="2ac4710d"/>
    </style:style>
    <style:style style:name="T397" style:family="text">
      <style:text-properties fo:font-variant="normal" fo:text-transform="none" fo:color="#222222" fo:letter-spacing="normal" fo:language="cs" fo:country="CZ" officeooo:rsid="15520144"/>
    </style:style>
    <style:style style:name="T398" style:family="text">
      <style:text-properties fo:font-variant="normal" fo:text-transform="none" fo:color="#222222" fo:letter-spacing="normal" fo:language="cs" fo:country="CZ" officeooo:rsid="2ac614e1"/>
    </style:style>
    <style:style style:name="T399" style:family="text">
      <style:text-properties fo:font-variant="normal" fo:text-transform="none" fo:color="#222222" fo:letter-spacing="normal" fo:language="cs" fo:country="CZ" officeooo:rsid="2ac8713c"/>
    </style:style>
    <style:style style:name="T400" style:family="text">
      <style:text-properties fo:font-variant="normal" fo:text-transform="none" fo:color="#222222" fo:letter-spacing="normal" fo:language="cs" fo:country="CZ" officeooo:rsid="2b429740"/>
    </style:style>
    <style:style style:name="T401" style:family="text">
      <style:text-properties fo:font-variant="normal" fo:text-transform="none" fo:color="#222222" fo:letter-spacing="normal" fo:language="cs" fo:country="CZ" officeooo:rsid="2b6ac877"/>
    </style:style>
    <style:style style:name="T402" style:family="text">
      <style:text-properties fo:font-variant="normal" fo:text-transform="none" fo:color="#222222" fo:letter-spacing="normal" fo:language="cs" fo:country="CZ" officeooo:rsid="2b721cd0"/>
    </style:style>
    <style:style style:name="T403" style:family="text">
      <style:text-properties fo:font-variant="normal" fo:text-transform="none" fo:color="#222222" fo:letter-spacing="normal" fo:language="cs" fo:country="CZ" officeooo:rsid="2b747b6a"/>
    </style:style>
    <style:style style:name="T404" style:family="text">
      <style:text-properties fo:font-variant="normal" fo:text-transform="none" fo:color="#222222" fo:letter-spacing="normal" fo:language="cs" fo:country="CZ" officeooo:rsid="2b763bee"/>
    </style:style>
    <style:style style:name="T405" style:family="text">
      <style:text-properties fo:font-variant="normal" fo:text-transform="none" fo:color="#222222" fo:letter-spacing="normal" fo:language="cs" fo:country="CZ" officeooo:rsid="2b785c7c"/>
    </style:style>
    <style:style style:name="T406" style:family="text">
      <style:text-properties fo:font-variant="normal" fo:text-transform="none" fo:color="#222222" fo:letter-spacing="normal" style:text-underline-style="none" officeooo:rsid="29dae328"/>
    </style:style>
    <style:style style:name="T407" style:family="text">
      <style:text-properties fo:font-variant="normal" fo:text-transform="none" fo:color="#222222" fo:letter-spacing="normal" style:text-underline-style="none" officeooo:rsid="2a39070f"/>
    </style:style>
    <style:style style:name="T40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none" fo:font-weight="normal" officeooo:rsid="2af11bd6"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none" fo:font-weight="normal" officeooo:rsid="2af49e58"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none" fo:font-weight="normal" officeooo:rsid="2af5a85d"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none" fo:font-weight="normal" officeooo:rsid="2b0b51e1"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none" fo:font-weight="normal" officeooo:rsid="2b12fe45"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none" fo:font-weight="normal" officeooo:rsid="2b14eed5"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none" fo:font-weight="normal" officeooo:rsid="2b155b04"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none" fo:font-weight="normal" officeooo:rsid="2b22444d"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none" fo:font-weight="normal" officeooo:rsid="2b3c1118"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none" fo:font-weight="normal" officeooo:rsid="2b3d1d3e"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none" fo:font-weight="normal" officeooo:rsid="2b3e83db"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none" fo:font-weight="normal" officeooo:rsid="2b3f0753"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none" fo:font-weight="normal" officeooo:rsid="2b40a7ec"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none" fo:font-weight="normal" officeooo:rsid="2b429740"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none" fo:font-weight="normal" officeooo:rsid="2b4364eb"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none" fo:font-weight="normal" officeooo:rsid="2b438613"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none" fo:font-weight="normal" officeooo:rsid="27f5495c"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none" fo:font-weight="normal" officeooo:rsid="2b4752fc"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none" fo:font-weight="normal" officeooo:rsid="2b47b9af"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none" fo:font-weight="normal" officeooo:rsid="2b57918f"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none" fo:font-weight="normal" officeooo:rsid="2b58f5cc"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none" fo:font-weight="normal" officeooo:rsid="2b63e74e"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none" fo:font-weight="normal" officeooo:rsid="2b6406a1"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none" fo:font-weight="normal" officeooo:rsid="2b645663"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none" fo:font-weight="normal" officeooo:rsid="2b658ae7"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none" fo:font-weight="normal" officeooo:rsid="2b66d214"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none" fo:font-weight="normal" officeooo:rsid="2b6c3981"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none" fo:font-weight="normal" officeooo:rsid="2b73c421"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none" fo:font-weight="normal" officeooo:rsid="2b79648f"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none" fo:font-weight="normal" officeooo:rsid="2b79ee8c"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none" fo:font-weight="normal" officeooo:rsid="2b7baa39"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none" fo:font-weight="normal" officeooo:rsid="2b7cf8b5"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none" fo:font-weight="normal" officeooo:rsid="2b7e6dfa"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none" fo:font-weight="normal" officeooo:rsid="2b80a509"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none" fo:font-weight="normal" officeooo:rsid="2b80dd8d"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normal" style:text-underline-style="none" fo:font-weight="normal" officeooo:rsid="2b81bd2e" style:font-style-asian="normal" style:font-weight-asian="normal" style:font-style-complex="normal" style:font-weight-complex="normal"/>
    </style:style>
    <style:style style:name="T615" style:family="text">
      <style:text-properties fo:font-variant="normal" fo:text-transform="none" fo:color="#000000" fo:letter-spacing="normal" fo:language="cs" fo:country="CZ" fo:font-style="normal" style:text-underline-style="none" fo:font-weight="normal" officeooo:rsid="2b8262b8" style:font-style-asian="normal" style:font-weight-asian="normal" style:font-style-complex="normal" style:font-weight-complex="normal"/>
    </style:style>
    <style:style style:name="T616"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617"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618"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619"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620"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621"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622"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623"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624"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625"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626"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62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628"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629"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630"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631"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632"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633"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634"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635"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636"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637"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638"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639"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640"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641"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642"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643"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644"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645"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646"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647"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648"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649" style:family="text">
      <style:text-properties fo:font-variant="normal" fo:text-transform="none" fo:color="#000000" fo:letter-spacing="normal" fo:language="cs" fo:country="CZ" fo:font-style="normal" style:text-underline-style="none" fo:font-weight="bold" officeooo:rsid="2b3e83db" style:font-style-asian="normal" style:font-weight-asian="bold" style:font-style-complex="normal" style:font-weight-complex="bold"/>
    </style:style>
    <style:style style:name="T650" style:family="text">
      <style:text-properties fo:font-variant="normal" fo:text-transform="none" fo:color="#000000" fo:letter-spacing="normal" fo:language="cs" fo:country="CZ" fo:font-style="normal" style:text-underline-style="none" fo:font-weight="bold" officeooo:rsid="2b3ef8c7" style:font-style-asian="normal" style:font-weight-asian="bold" style:font-style-complex="normal" style:font-weight-complex="bold"/>
    </style:style>
    <style:style style:name="T651" style:family="text">
      <style:text-properties fo:font-variant="normal" fo:text-transform="none" fo:color="#000000" fo:letter-spacing="normal" fo:language="cs" fo:country="CZ" fo:font-style="normal" style:text-underline-style="none" fo:font-weight="bold" officeooo:rsid="2b3f0753" style:font-style-asian="normal" style:font-weight-asian="bold" style:font-style-complex="normal" style:font-weight-complex="bold"/>
    </style:style>
    <style:style style:name="T652" style:family="text">
      <style:text-properties fo:font-variant="normal" fo:text-transform="none" fo:color="#000000" fo:letter-spacing="normal" fo:language="cs" fo:country="CZ" fo:font-style="normal" style:text-underline-style="none" fo:font-weight="bold" officeooo:rsid="2b438613" style:font-style-asian="normal" style:font-weight-asian="bold" style:font-style-complex="normal" style:font-weight-complex="bold"/>
    </style:style>
    <style:style style:name="T653"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e1368"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f4773"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4752fc"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80dd8d"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686"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687"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688"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689"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690"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691"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692"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693"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694"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695"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696"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697"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698"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699"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700"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701"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702"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703"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704"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705"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706"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707"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708"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709"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710"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711"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712"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713"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714"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715"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716"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717"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718"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719" style:family="text">
      <style:text-properties fo:font-variant="normal" fo:text-transform="none" fo:color="#000000" fo:letter-spacing="normal" fo:language="cs" fo:country="CZ" fo:font-style="italic" style:text-underline-style="none" fo:font-weight="normal" officeooo:rsid="2b14eed5" style:font-style-asian="italic" style:font-weight-asian="normal" style:font-style-complex="italic" style:font-weight-complex="normal"/>
    </style:style>
    <style:style style:name="T720" style:family="text">
      <style:text-properties fo:font-variant="normal" fo:text-transform="none" fo:color="#000000" fo:letter-spacing="normal" fo:language="cs" fo:country="CZ" fo:font-style="italic" style:text-underline-style="none" fo:font-weight="normal" officeooo:rsid="2b3d1d3e" style:font-style-asian="italic" style:font-weight-asian="normal" style:font-style-complex="italic" style:font-weight-complex="normal"/>
    </style:style>
    <style:style style:name="T721" style:family="text">
      <style:text-properties fo:font-variant="normal" fo:text-transform="none" fo:color="#000000" fo:letter-spacing="normal" fo:language="cs" fo:country="CZ" fo:font-style="italic" style:text-underline-style="none" fo:font-weight="normal" officeooo:rsid="26d4b82e" style:font-style-asian="italic" style:font-weight-asian="normal" style:font-style-complex="italic" style:font-weight-complex="normal"/>
    </style:style>
    <style:style style:name="T722" style:family="text">
      <style:text-properties fo:font-variant="normal" fo:text-transform="none" fo:color="#000000" fo:letter-spacing="normal" fo:language="cs" fo:country="CZ" fo:font-style="italic" style:text-underline-style="none" fo:font-weight="normal" officeooo:rsid="2b828691" style:font-style-asian="italic" style:font-weight-asian="normal" style:font-style-complex="italic" style:font-weight-complex="normal"/>
    </style:style>
    <style:style style:name="T723" style:family="text">
      <style:text-properties fo:font-variant="normal" fo:text-transform="none" fo:color="#000000" fo:letter-spacing="normal" fo:language="cs" fo:country="CZ" fo:font-style="italic" style:text-underline-style="none" fo:font-weight="normal" officeooo:rsid="2b8cfb21" style:font-style-asian="italic" style:font-weight-asian="normal" style:font-style-complex="italic" style:font-weight-complex="normal"/>
    </style:style>
    <style:style style:name="T724"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72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2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72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728" style:family="text">
      <style:text-properties fo:font-variant="normal" fo:text-transform="none" fo:color="#000000" fo:letter-spacing="normal" fo:language="cs" fo:country="CZ" officeooo:rsid="208a4fcb" loext:padding="0cm" loext:border="none"/>
    </style:style>
    <style:style style:name="T729"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730" style:family="text">
      <style:text-properties fo:font-variant="normal" fo:text-transform="none" fo:color="#333333" fo:letter-spacing="normal" fo:language="cs" fo:country="CZ" fo:font-style="normal" officeooo:rsid="2a9fdee7" style:font-style-asian="normal" style:font-style-complex="normal"/>
    </style:style>
    <style:style style:name="T731" style:family="text">
      <style:text-properties fo:font-variant="normal" fo:text-transform="none" fo:color="#333333" fo:letter-spacing="normal" fo:language="cs" fo:country="CZ" fo:font-style="normal" officeooo:rsid="2a5468fd" style:font-style-asian="normal" style:font-style-complex="normal"/>
    </style:style>
    <style:style style:name="T732" style:family="text">
      <style:text-properties fo:font-variant="normal" fo:text-transform="none" fo:color="#333333" fo:letter-spacing="normal" fo:language="cs" fo:country="CZ" fo:font-style="normal" officeooo:rsid="2ac4710d" style:font-style-asian="normal" style:font-style-complex="normal"/>
    </style:style>
    <style:style style:name="T733" style:family="text">
      <style:text-properties fo:font-variant="normal" fo:text-transform="none" fo:color="#333333" fo:letter-spacing="normal" fo:language="cs" fo:country="CZ" fo:font-style="normal" officeooo:rsid="2b5cc8f6" style:font-style-asian="normal" style:font-style-complex="normal"/>
    </style:style>
    <style:style style:name="T734"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735"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736" style:family="text">
      <style:text-properties fo:font-variant="normal" fo:text-transform="none" fo:color="#333333" fo:letter-spacing="normal" fo:language="cs" fo:country="CZ" officeooo:rsid="2745d62c"/>
    </style:style>
    <style:style style:name="T737" style:family="text">
      <style:text-properties fo:font-variant="normal" fo:text-transform="none" fo:color="#333333" fo:letter-spacing="normal" fo:language="cs" fo:country="CZ" officeooo:rsid="2ac8713c"/>
    </style:style>
    <style:style style:name="T738" style:family="text">
      <style:text-properties fo:font-variant="normal" fo:text-transform="none" fo:color="#333333" fo:letter-spacing="normal" fo:language="cs" fo:country="CZ" officeooo:rsid="2b743117"/>
    </style:style>
    <style:style style:name="T739" style:family="text">
      <style:text-properties fo:font-variant="normal" fo:text-transform="none" fo:color="#333333" fo:letter-spacing="normal" fo:language="cs" fo:country="CZ" fo:font-weight="bold" officeooo:rsid="2b743117" style:font-weight-asian="bold" style:font-weight-complex="bold"/>
    </style:style>
    <style:style style:name="T740" style:family="text">
      <style:text-properties fo:font-variant="normal" fo:text-transform="none" fo:color="#333333" fo:letter-spacing="normal" officeooo:rsid="2745d62c"/>
    </style:style>
    <style:style style:name="T741" style:family="text">
      <style:text-properties fo:font-variant="normal" fo:text-transform="none" fo:color="#333333" fo:letter-spacing="normal" officeooo:rsid="2b0319f8"/>
    </style:style>
    <style:style style:name="T742" style:family="text">
      <style:text-properties fo:font-variant="normal" fo:text-transform="none" fo:color="#333333" fo:letter-spacing="normal" officeooo:rsid="27ec0962"/>
    </style:style>
    <style:style style:name="T743" style:family="text">
      <style:text-properties fo:font-variant="normal" fo:text-transform="none" fo:color="#333333" fo:letter-spacing="normal" officeooo:rsid="292ed6e3"/>
    </style:style>
    <style:style style:name="T744" style:family="text">
      <style:text-properties officeooo:rsid="24543bc7"/>
    </style:style>
    <style:style style:name="T745" style:family="text">
      <style:text-properties officeooo:rsid="25dfe54b"/>
    </style:style>
    <style:style style:name="T746" style:family="text">
      <style:text-properties officeooo:rsid="2697720b"/>
    </style:style>
    <style:style style:name="T747" style:family="text">
      <style:text-properties officeooo:rsid="26989a2f"/>
    </style:style>
    <style:style style:name="T748" style:family="text">
      <style:text-properties officeooo:rsid="269dc869"/>
    </style:style>
    <style:style style:name="T749" style:family="text">
      <style:text-properties officeooo:rsid="26a2c07e"/>
    </style:style>
    <style:style style:name="T750" style:family="text">
      <style:text-properties officeooo:rsid="26a694d9"/>
    </style:style>
    <style:style style:name="T751" style:family="text">
      <style:text-properties officeooo:rsid="26b833f0"/>
    </style:style>
    <style:style style:name="T752" style:family="text">
      <style:text-properties officeooo:rsid="26c2ee38"/>
    </style:style>
    <style:style style:name="T753" style:family="text">
      <style:text-properties officeooo:rsid="26c8cb7a"/>
    </style:style>
    <style:style style:name="T754" style:family="text">
      <style:text-properties officeooo:rsid="26d36516"/>
    </style:style>
    <style:style style:name="T755" style:family="text">
      <style:text-properties officeooo:rsid="26d7526d"/>
    </style:style>
    <style:style style:name="T756" style:family="text">
      <style:text-properties officeooo:rsid="26e7fa1f"/>
    </style:style>
    <style:style style:name="T757" style:family="text">
      <style:text-properties officeooo:rsid="26f34754"/>
    </style:style>
    <style:style style:name="T758" style:family="text">
      <style:text-properties officeooo:rsid="26f505f0"/>
    </style:style>
    <style:style style:name="T759" style:family="text">
      <style:text-properties officeooo:rsid="26fbf756"/>
    </style:style>
    <style:style style:name="T760" style:family="text">
      <style:text-properties officeooo:rsid="270ccdb0"/>
    </style:style>
    <style:style style:name="T761" style:family="text">
      <style:text-properties officeooo:rsid="270db580"/>
    </style:style>
    <style:style style:name="T762" style:family="text">
      <style:text-properties officeooo:rsid="27159c3b"/>
    </style:style>
    <style:style style:name="T763" style:family="text">
      <style:text-properties officeooo:rsid="27309ce7"/>
    </style:style>
    <style:style style:name="T764" style:family="text">
      <style:text-properties officeooo:rsid="2735fc92"/>
    </style:style>
    <style:style style:name="T765" style:family="text">
      <style:text-properties officeooo:rsid="2745d62c"/>
    </style:style>
    <style:style style:name="T766" style:family="text">
      <style:text-properties officeooo:rsid="2750f31d"/>
    </style:style>
    <style:style style:name="T767" style:family="text">
      <style:text-properties officeooo:rsid="275aa269"/>
    </style:style>
    <style:style style:name="T768" style:family="text">
      <style:text-properties officeooo:rsid="2783b192"/>
    </style:style>
    <style:style style:name="T769" style:family="text">
      <style:text-properties officeooo:rsid="2797fc5b"/>
    </style:style>
    <style:style style:name="T770" style:family="text">
      <style:text-properties officeooo:rsid="280323f7"/>
    </style:style>
    <style:style style:name="T771" style:family="text">
      <style:text-properties officeooo:rsid="28301bf5"/>
    </style:style>
    <style:style style:name="T772" style:family="text">
      <style:text-properties officeooo:rsid="2839631f"/>
    </style:style>
    <style:style style:name="T773" style:family="text">
      <style:text-properties officeooo:rsid="283d0077"/>
    </style:style>
    <style:style style:name="T774" style:family="text">
      <style:text-properties officeooo:rsid="284a5191"/>
    </style:style>
    <style:style style:name="T775" style:family="text">
      <style:text-properties officeooo:rsid="28646340"/>
    </style:style>
    <style:style style:name="T776" style:family="text">
      <style:text-properties officeooo:rsid="17e6c942"/>
    </style:style>
    <style:style style:name="T777" style:family="text">
      <style:text-properties officeooo:rsid="28951655"/>
    </style:style>
    <style:style style:name="T778" style:family="text">
      <style:text-properties officeooo:rsid="2896bafe"/>
    </style:style>
    <style:style style:name="T779" style:family="text">
      <style:text-properties officeooo:rsid="289824b7"/>
    </style:style>
    <style:style style:name="T780" style:family="text">
      <style:text-properties officeooo:rsid="2898625d"/>
    </style:style>
    <style:style style:name="T781" style:family="text">
      <style:text-properties officeooo:rsid="289a74d5"/>
    </style:style>
    <style:style style:name="T782" style:family="text">
      <style:text-properties officeooo:rsid="289b8866"/>
    </style:style>
    <style:style style:name="T783" style:family="text">
      <style:text-properties officeooo:rsid="284ed08a"/>
    </style:style>
    <style:style style:name="T784" style:family="text">
      <style:text-properties officeooo:rsid="28e87d10"/>
    </style:style>
    <style:style style:name="T785" style:family="text">
      <style:text-properties officeooo:rsid="28eaa0d5"/>
    </style:style>
    <style:style style:name="T786" style:family="text">
      <style:text-properties officeooo:rsid="28ebcfd8"/>
    </style:style>
    <style:style style:name="T787" style:family="text">
      <style:text-properties officeooo:rsid="28f84b09"/>
    </style:style>
    <style:style style:name="T788" style:family="text">
      <style:text-properties officeooo:rsid="28f9fa77"/>
    </style:style>
    <style:style style:name="T789" style:family="text">
      <style:text-properties officeooo:rsid="291a21a4"/>
    </style:style>
    <style:style style:name="T790" style:family="text">
      <style:text-properties officeooo:rsid="291c77bf"/>
    </style:style>
    <style:style style:name="T791" style:family="text">
      <style:text-properties officeooo:rsid="291d9679"/>
    </style:style>
    <style:style style:name="T792" style:family="text">
      <style:text-properties officeooo:rsid="29201ac6"/>
    </style:style>
    <style:style style:name="T793" style:family="text">
      <style:text-properties officeooo:rsid="295dac73"/>
    </style:style>
    <style:style style:name="T794" style:family="text">
      <style:text-properties officeooo:rsid="29636b46"/>
    </style:style>
    <style:style style:name="T795" style:family="text">
      <style:text-properties officeooo:rsid="29645d30"/>
    </style:style>
    <style:style style:name="T796" style:family="text">
      <style:text-properties officeooo:rsid="296c71b6"/>
    </style:style>
    <style:style style:name="T797" style:family="text">
      <style:text-properties officeooo:rsid="2970d609"/>
    </style:style>
    <style:style style:name="T798" style:family="text">
      <style:text-properties officeooo:rsid="2973e04b"/>
    </style:style>
    <style:style style:name="T799" style:family="text">
      <style:text-properties officeooo:rsid="29766003"/>
    </style:style>
    <style:style style:name="T800" style:family="text">
      <style:text-properties officeooo:rsid="297935e3"/>
    </style:style>
    <style:style style:name="T801" style:family="text">
      <style:text-properties officeooo:rsid="297ba3cd"/>
    </style:style>
    <style:style style:name="T802" style:family="text">
      <style:text-properties officeooo:rsid="297cddd1"/>
    </style:style>
    <style:style style:name="T803" style:family="text">
      <style:text-properties officeooo:rsid="2984a4c3"/>
    </style:style>
    <style:style style:name="T804" style:family="text">
      <style:text-properties officeooo:rsid="299ad1d2"/>
    </style:style>
    <style:style style:name="T805" style:family="text">
      <style:text-properties officeooo:rsid="29a09a34"/>
    </style:style>
    <style:style style:name="T806" style:family="text">
      <style:text-properties officeooo:rsid="29a1bf74"/>
    </style:style>
    <style:style style:name="T807" style:family="text">
      <style:text-properties officeooo:rsid="27e2dc8a"/>
    </style:style>
    <style:style style:name="T808" style:family="text">
      <style:text-properties officeooo:rsid="29c1d6ca"/>
    </style:style>
    <style:style style:name="T809" style:family="text">
      <style:text-properties officeooo:rsid="29e1b3f0"/>
    </style:style>
    <style:style style:name="T810" style:family="text">
      <style:text-properties officeooo:rsid="29e284b1"/>
    </style:style>
    <style:style style:name="T811" style:family="text">
      <style:text-properties officeooo:rsid="2794b590"/>
    </style:style>
    <style:style style:name="T812" style:family="text">
      <style:text-properties officeooo:rsid="29e46aeb"/>
    </style:style>
    <style:style style:name="T813" style:family="text">
      <style:text-properties officeooo:rsid="2a0ab732"/>
    </style:style>
    <style:style style:name="T814" style:family="text">
      <style:text-properties officeooo:rsid="2a10fa17"/>
    </style:style>
    <style:style style:name="T815" style:family="text">
      <style:text-properties officeooo:rsid="2a148a63"/>
    </style:style>
    <style:style style:name="T816" style:family="text">
      <style:text-properties officeooo:rsid="2a15c51f"/>
    </style:style>
    <style:style style:name="T817" style:family="text">
      <style:text-properties officeooo:rsid="2a16d032"/>
    </style:style>
    <style:style style:name="T818" style:family="text">
      <style:text-properties officeooo:rsid="2a173314"/>
    </style:style>
    <style:style style:name="T819" style:family="text">
      <style:text-properties officeooo:rsid="2a18bced"/>
    </style:style>
    <style:style style:name="T820" style:family="text">
      <style:text-properties officeooo:rsid="2a1efa5d"/>
    </style:style>
    <style:style style:name="T821" style:family="text">
      <style:text-properties officeooo:rsid="2a20905e"/>
    </style:style>
    <style:style style:name="T822" style:family="text">
      <style:text-properties officeooo:rsid="2a41ea57"/>
    </style:style>
    <style:style style:name="T823" style:family="text">
      <style:text-properties officeooo:rsid="2a46c372"/>
    </style:style>
    <style:style style:name="T824" style:family="text">
      <style:text-properties officeooo:rsid="2a4715b4"/>
    </style:style>
    <style:style style:name="T825" style:family="text">
      <style:text-properties officeooo:rsid="2a560cd0"/>
    </style:style>
    <style:style style:name="T826" style:family="text">
      <style:text-properties officeooo:rsid="2a91d861"/>
    </style:style>
    <style:style style:name="T827" style:family="text">
      <style:text-properties officeooo:rsid="2a9e6f19"/>
    </style:style>
    <style:style style:name="T828" style:family="text">
      <style:text-properties officeooo:rsid="295ccb54"/>
    </style:style>
    <style:style style:name="T829" style:family="text">
      <style:text-properties officeooo:rsid="2abce980"/>
    </style:style>
    <style:style style:name="T830" style:family="text">
      <style:text-properties officeooo:rsid="15520144"/>
    </style:style>
    <style:style style:name="T831" style:family="text">
      <style:text-properties officeooo:rsid="2ae714b1"/>
    </style:style>
    <style:style style:name="T832" style:family="text">
      <style:text-properties officeooo:rsid="29d4e64a"/>
    </style:style>
    <style:style style:name="T833" style:family="text">
      <style:text-properties officeooo:rsid="2aea3290"/>
    </style:style>
    <style:style style:name="T834" style:family="text">
      <style:text-properties officeooo:rsid="27f5495c"/>
    </style:style>
    <style:style style:name="T835" style:family="text">
      <style:text-properties officeooo:rsid="2af826eb"/>
    </style:style>
    <style:style style:name="T836" style:family="text">
      <style:text-properties officeooo:rsid="2afa8910"/>
    </style:style>
    <style:style style:name="T837" style:family="text">
      <style:text-properties officeooo:rsid="2b00ed1d"/>
    </style:style>
    <style:style style:name="T838" style:family="text">
      <style:text-properties officeooo:rsid="2b072b04"/>
    </style:style>
    <style:style style:name="T839" style:family="text">
      <style:text-properties officeooo:rsid="2b103d82"/>
    </style:style>
    <style:style style:name="T840" style:family="text">
      <style:text-properties officeooo:rsid="2b1bd64f"/>
    </style:style>
    <style:style style:name="T841" style:family="text">
      <style:text-properties officeooo:rsid="2b1d3f34"/>
    </style:style>
    <style:style style:name="T842" style:family="text">
      <style:text-properties officeooo:rsid="2b1f10a1"/>
    </style:style>
    <style:style style:name="T843" style:family="text">
      <style:text-properties officeooo:rsid="2b22444d"/>
    </style:style>
    <style:style style:name="T844" style:family="text">
      <style:text-properties officeooo:rsid="2b278a1a"/>
    </style:style>
    <style:style style:name="T845" style:family="text">
      <style:text-properties officeooo:rsid="2b315fa9"/>
    </style:style>
    <style:style style:name="T846" style:family="text">
      <style:text-properties officeooo:rsid="2b321316"/>
    </style:style>
    <style:style style:name="T847" style:family="text">
      <style:text-properties officeooo:rsid="2b347c0c"/>
    </style:style>
    <style:style style:name="T848" style:family="text">
      <style:text-properties officeooo:rsid="2b352c6c"/>
    </style:style>
    <style:style style:name="T849" style:family="text">
      <style:text-properties officeooo:rsid="2b36df64"/>
    </style:style>
    <style:style style:name="T850" style:family="text">
      <style:text-properties officeooo:rsid="2b387c75"/>
    </style:style>
    <style:style style:name="T851" style:family="text">
      <style:text-properties officeooo:rsid="2b3c1118"/>
    </style:style>
    <style:style style:name="T852" style:family="text">
      <style:text-properties officeooo:rsid="2b429740"/>
    </style:style>
    <style:style style:name="T853" style:family="text">
      <style:text-properties officeooo:rsid="2b4cf9d6"/>
    </style:style>
    <style:style style:name="T854" style:family="text">
      <style:text-properties officeooo:rsid="2b4d92c9"/>
    </style:style>
    <style:style style:name="T855" style:family="text">
      <style:text-properties officeooo:rsid="2a0e528b"/>
    </style:style>
    <style:style style:name="T856" style:family="text">
      <style:text-properties officeooo:rsid="2b547025"/>
    </style:style>
    <style:style style:name="T857" style:family="text">
      <style:text-properties officeooo:rsid="2b569f14"/>
    </style:style>
    <style:style style:name="T858" style:family="text">
      <style:text-properties officeooo:rsid="2b5efcff"/>
    </style:style>
    <style:style style:name="T859" style:family="text">
      <style:text-properties officeooo:rsid="2b61675f"/>
    </style:style>
    <style:style style:name="T860" style:family="text">
      <style:text-properties officeooo:rsid="2b6ac877"/>
    </style:style>
    <style:style style:name="T861" style:family="text">
      <style:text-properties officeooo:rsid="2b6e4022"/>
    </style:style>
    <style:style style:name="T862" style:family="text">
      <style:text-properties officeooo:rsid="2b70b981"/>
    </style:style>
    <style:style style:name="T863" style:family="text">
      <style:text-properties officeooo:rsid="2b785c7c"/>
    </style:style>
    <style:style style:name="T864" style:family="text">
      <style:text-properties officeooo:rsid="2b79648f"/>
    </style:style>
    <style:style style:name="T865" style:family="text">
      <style:text-properties officeooo:rsid="2b80dd8d"/>
    </style:style>
    <style:style style:name="T866" style:family="text">
      <style:text-properties officeooo:rsid="2b8851dc"/>
    </style:style>
    <style:style style:name="T867" style:family="text">
      <style:text-properties fo:background-color="transparent" loext:char-shading-value="0"/>
    </style:style>
    <style:style style:name="T868" style:family="text">
      <style:text-properties officeooo:rsid="259d8d04"/>
    </style:style>
    <style:style style:name="T869" style:family="text">
      <style:text-properties officeooo:rsid="25c56f65"/>
    </style:style>
    <style:style style:name="T870" style:family="text">
      <style:text-properties officeooo:rsid="245bacb2"/>
    </style:style>
    <style:style style:name="T871" style:family="text">
      <style:text-properties officeooo:rsid="1469c9dd"/>
    </style:style>
    <style:style style:name="T872" style:family="text">
      <style:text-properties officeooo:rsid="14623651"/>
    </style:style>
    <style:style style:name="T873" style:family="text">
      <style:text-properties officeooo:rsid="214e67df"/>
    </style:style>
    <style:style style:name="T874" style:family="text">
      <style:text-properties officeooo:rsid="264c257d"/>
    </style:style>
    <style:style style:name="T875" style:family="text">
      <style:text-properties officeooo:rsid="264a2c64"/>
    </style:style>
    <style:style style:name="T876" style:family="text">
      <style:text-properties officeooo:rsid="24653a53"/>
    </style:style>
    <style:style style:name="T877" style:family="text">
      <style:text-properties officeooo:rsid="25ae1aba"/>
    </style:style>
    <style:style style:name="T878" style:family="text">
      <style:text-properties officeooo:rsid="25ae2cd6"/>
    </style:style>
    <style:style style:name="T879" style:family="text">
      <style:text-properties officeooo:rsid="24676d18"/>
    </style:style>
    <style:style style:name="T880" style:family="text">
      <style:text-properties officeooo:rsid="24690068"/>
    </style:style>
    <style:style style:name="T881" style:family="text">
      <style:text-properties officeooo:rsid="264b6a7a"/>
    </style:style>
    <style:style style:name="T882" style:family="text">
      <style:text-properties officeooo:rsid="14545d88"/>
    </style:style>
    <style:style style:name="T883" style:family="text">
      <style:text-properties officeooo:rsid="1453158d"/>
    </style:style>
    <style:style style:name="T884" style:family="text">
      <style:text-properties officeooo:rsid="14585935"/>
    </style:style>
    <style:style style:name="T885" style:family="text">
      <style:text-properties officeooo:rsid="14df73b6"/>
    </style:style>
    <style:style style:name="T886" style:family="text">
      <style:text-properties officeooo:rsid="1e5b52d1"/>
    </style:style>
    <style:style style:name="T887" style:family="text">
      <style:text-properties officeooo:rsid="21c1d0e8"/>
    </style:style>
    <style:style style:name="T888" style:family="text">
      <style:text-properties officeooo:rsid="264f2c3a"/>
    </style:style>
    <style:style style:name="T889" style:family="text">
      <style:text-properties officeooo:rsid="14d3e335"/>
    </style:style>
    <style:style style:name="T890" style:family="text">
      <style:text-properties officeooo:rsid="264f80c8"/>
    </style:style>
    <style:style style:name="T891" style:family="text">
      <style:text-properties officeooo:rsid="14d5b6a6"/>
    </style:style>
    <style:style style:name="T892" style:family="text">
      <style:text-properties officeooo:rsid="2b88db53"/>
    </style:style>
    <style:style style:name="T893" style:family="text">
      <style:text-properties officeooo:rsid="2b898f1f"/>
    </style:style>
    <style:style style:name="T894" style:family="text">
      <style:text-properties officeooo:rsid="2b8a08fd"/>
    </style:style>
    <style:style style:name="T895" style:family="text">
      <style:text-properties officeooo:rsid="2b8b44e5"/>
    </style:style>
    <style:style style:name="T896" style:family="text">
      <style:text-properties officeooo:rsid="2b944982"/>
    </style:style>
    <style:style style:name="T897" style:family="text">
      <style:text-properties officeooo:rsid="2b95c0f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Z<text:span text:style-name="T745">atopený</text:span></text:p>
      <text:p text:style-name="P83">důl</text:p>
      <text:p text:style-name="P80"/>
      <text:p text:style-name="P80"/>
      <text:p text:style-name="P81">dobrodružství pro hru</text:p>
      <text:p text:style-name="P139">D<text:span text:style-name="T745">račák</text:span></text:p>
      <text:p text:style-name="P138"/>
      <text:p text:style-name="P140">podle staré školy</text:p>
      <text:p text:style-name="P137"/>
      <text:p text:style-name="P137"/>
      <text:p text:style-name="P136"/>
      <text:p text:style-name="P136"/>
      <text:p text:style-name="P136"/>
      <text:p text:style-name="P136"/>
      <text:p text:style-name="P136"/>
      <text:p text:style-name="P136"/>
      <text:p text:style-name="P13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85"><text:a xlink:type="simple" xlink:href="#__RefHeading___Toc13837_1990953305" text:style-name="Internet_20_link" text:visited-style-name="Internet_20_link">TODO</text:a><text:tab/>4</text:p>
          <text:p text:style-name="P185"><text:a xlink:type="simple" xlink:href="#__RefHeading___Toc13845_1990953305" text:style-name="Internet_20_link" text:visited-style-name="Internet_20_link">Úvod</text:a><text:tab/>5</text:p>
          <text:p text:style-name="P186"><text:a xlink:type="simple" xlink:href="#__RefHeading___Toc5359_3707205463" text:style-name="Internet_20_link" text:visited-style-name="Internet_20_link">O⁠ čem je toto dobrodružství</text:a><text:tab/>6</text:p>
          <text:p text:style-name="P186"><text:a xlink:type="simple" xlink:href="#__RefHeading___Toc22606_2617596474" text:style-name="Internet_20_link" text:visited-style-name="Internet_20_link">Příprava na hru</text:a><text:tab/>7</text:p>
          <text:p text:style-name="P186"><text:a xlink:type="simple" xlink:href="#__RefHeading___Toc15802_1355731887" text:style-name="Internet_20_link" text:visited-style-name="Internet_20_link">Jak se postavy o podzemí dozví</text:a><text:tab/>7</text:p>
          <text:p text:style-name="P186"><text:a xlink:type="simple" xlink:href="#__RefHeading___Toc14729_1055647853" text:style-name="Internet_20_link" text:visited-style-name="Internet_20_link">Starotrpasličtina</text:a><text:tab/>8</text:p>
          <text:p text:style-name="P186"><text:a xlink:type="simple" xlink:href="#__RefHeading___Toc14731_1055647853" text:style-name="Internet_20_link" text:visited-style-name="Internet_20_link">Kouzlené předměty</text:a><text:tab/>8</text:p>
          <text:p text:style-name="P186"><text:a xlink:type="simple" xlink:href="#__RefHeading___Toc14735_1055647853" text:style-name="Internet_20_link" text:visited-style-name="Internet_20_link">Mapa</text:a><text:tab/>9</text:p>
          <text:p text:style-name="P186"><text:a xlink:type="simple" xlink:href="#__RefHeading___Toc14739_1055647853" text:style-name="Internet_20_link" text:visited-style-name="Internet_20_link">Karty</text:a><text:tab/>9</text:p>
          <text:p text:style-name="P186"><text:a xlink:type="simple" xlink:href="#__RefHeading___Toc13912_368615450" text:style-name="Internet_20_link" text:visited-style-name="Internet_20_link">Vyjednávání se skřety</text:a><text:tab/>9</text:p>
          <text:p text:style-name="P186"><text:a xlink:type="simple" xlink:href="#__RefHeading___Toc14743_1055647853" text:style-name="Internet_20_link" text:visited-style-name="Internet_20_link">Boj se skřety</text:a><text:tab/>10</text:p>
          <text:p text:style-name="P185"><text:a xlink:type="simple" xlink:href="#__RefHeading___Toc13849_1990953305" text:style-name="Internet_20_link" text:visited-style-name="Internet_20_link">Místnosti</text:a><text:tab/>12</text:p>
          <text:p text:style-name="P186"><text:a xlink:type="simple" xlink:href="#__RefHeading___Toc13851_1990953305" text:style-name="Internet_20_link" text:visited-style-name="Internet_20_link">Nadzemí</text:a><text:tab/>12</text:p>
          <text:p text:style-name="P186"><text:a xlink:type="simple" xlink:href="#__RefHeading___Toc13853_1990953305" text:style-name="Internet_20_link" text:visited-style-name="Internet_20_link">Důl</text:a><text:tab/>17</text:p>
          <text:p text:style-name="P186"><text:a xlink:type="simple" xlink:href="#__RefHeading___Toc13855_1990953305" text:style-name="Internet_20_link" text:visited-style-name="Internet_20_link">Jeskyně s chrámem</text:a><text:tab/>33</text:p>
          <text:p text:style-name="P185"><text:a xlink:type="simple" xlink:href="#__RefHeading___Toc13857_1990953305" text:style-name="Internet_20_link" text:visited-style-name="Internet_20_link">Konec dobrodružství</text:a><text:tab/>40</text:p>
          <text:p text:style-name="P186"><text:a xlink:type="simple" xlink:href="#__RefHeading___Toc5831_1424409582" text:style-name="Internet_20_link" text:visited-style-name="Internet_20_link">Cena pokladů</text:a><text:tab/>40</text:p>
        </text:index-body>
      </text:table-of-content>
      <text:p text:style-name="P135"/>
      <text:p text:style-name="P82"/>
      <text:p text:style-name="P82"/>
      <text:p text:style-name="P82"/>
      <text:p text:style-name="P82"/>
      <text:p text:style-name="P4"/>
      <text:p text:style-name="P4"/>
      <text:p text:style-name="P4">Verze 0.<text:span text:style-name="T897">4</text:span></text:p>
      <text:p text:style-name="P13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43" text:outline-level="1"><text:bookmark-start text:name="__RefHeading___Toc13837_1990953305"/>TODO<text:bookmark-end text:name="__RefHeading___Toc13837_1990953305"/></text:h>
      <text:p text:style-name="P134">TODO <text:span text:style-name="T849">(do Úvodu)</text:span>:</text:p>
      <text:list xml:id="list2163741024" text:style-name="L1">
        <text:list-item>
          <text:p text:style-name="P314"><text:span text:style-name="T867">zmínit, že skřetí horníci mají vždy jen jednu kartu. (Asi se to týká víc věcí.)</text:span></text:p>
        </text:list-item>
      </text:list>
      <text:list xml:id="list3610904028" text:style-name="L2">
        <text:list-item>
          <text:p text:style-name="P190">Měřítko (1 čtverec jsou 2 metry. Na nárysech to je jinak)</text:p>
        </text:list-item>
      </text:list>
      <text:h text:style-name="P144" text:outline-level="1"><text:bookmark-start text:name="__RefHeading___Toc13845_1990953305"/>Úvod<text:bookmark-end text:name="__RefHeading___Toc13845_1990953305"/></text:h>
      <text:p text:style-name="P187">Vítej, Pane nebo Paní jeskyně!</text:p>
      <text:p text:style-name="P303"><text:span text:style-name="T882">Před sebou máš</text:span> dobrodružství <text:span text:style-name="T883">pro hru</text:span> <text:span text:style-name="T212">Dr</text:span><text:span text:style-name="T213">a</text:span><text:span text:style-name="T212">čák podle staré školy</text:span>. <text:span text:style-name="T884">Kromě této příručky potřebuješ ještě:</text:span></text:p>
      <text:list xml:id="list184809070" text:style-name="L53">
        <text:list-item>
          <text:p text:style-name="P295">2-5 spoluhráčů.</text:p>
        </text:list-item>
      </text:list>
      <text:list xml:id="list2516085917" text:style-name="L54">
        <text:list-item>
          <text:p text:style-name="P304"><text:span text:style-name="T885">Příručku </text:span><text:span text:style-name="T212">Dr</text:span><text:span text:style-name="T213">a</text:span><text:span text:style-name="T212">čák podle staré školy</text:span><text:span text:style-name="T230"> </text:span><text:span text:style-name="T231">(</text:span><text:span text:style-name="T232">dále jen „</text:span><text:span text:style-name="T231">pravidla“).</text:span><text:span text:style-name="T885"> Najdeš v⁠ ní pravidla a⁠ návod, jak hru vést a jak vytvořit hráčské postavy.</text:span></text:p>
        </text:list-item>
        <text:list-item>
          <text:p text:style-name="P305">Přiložené deníky postav, karty předmětů a⁠ <text:span text:style-name="T886">svitky s⁠ texty, které je možné v⁠ podzemí najít</text:span>.</text:p>
        </text:list-item>
        <text:list-item>
          <text:p text:style-name="P306"><text:span text:style-name="T887">Dvě</text:span> předtištěn<text:span text:style-name="T887">é</text:span> mapy: <text:span text:style-name="T888">slepá je pro hráče, vyplněná pro tebe.</text:span></text:p>
        </text:list-item>
        <text:list-item>
          <text:p text:style-name="P307"><text:span text:style-name="T889">Šestistěnné k</text:span>ostky. <text:span text:style-name="T890">Stačí⁠ jedna, ale pohodlnější je, když má každý hráč šest vlastních (při sesílání kouzel se hází až šesti kostkami najednou).</text:span></text:p>
        </text:list-item>
        <text:list-item>
          <text:p text:style-name="P308"><text:span text:style-name="T891">Papír na</text:span> poznámky a⁠ něco na psaní <text:span text:style-name="T891">nebo nějaký elektronický ekvivalent.</text:span></text:p>
        </text:list-item>
        <text:list-item>
          <text:p text:style-name="P296"><text:span text:style-name="T892">5-10</text:span> hodin volného času. <text:span text:style-name="T868">N</text:span>emusí to být v⁠ jednom dni, můžete <text:span text:style-name="T869">hrát na pokračování</text:span>. <text:span text:style-name="T870">Za pět hodin se dá dobrodružství odehrát se zkušenými hráči, když všichni dbají na to, aby hra odsýpala. Pokud hrajete poprvé, nebo jste třeba zvyklí vyprávět si při hře vtipy, nebo si povídat o⁠ nesouvisejících věcech, vyhraďte si času raději více.</text:span></text:p>
        </text:list-item>
      </text:list>
      <text:h text:style-name="P151" text:outline-level="2"><text:bookmark-start text:name="__RefHeading___Toc5359_3707205463"/><text:soft-page-break/>O⁠ čem je toto dobrodružství<text:bookmark-end text:name="__RefHeading___Toc5359_3707205463"/></text:h>
      <text:p text:style-name="P309">V dávných dobách se mladý trpaslík Bregen rozhodl prozkoumat ruiny staré civilizace (podzemní rasa humanoidů se žabíma očima). Požádal o povolení k průzkumu, ale nedostal ho. Nenechal se tím ovšem odradit a požádal <text:span text:style-name="T892">místo toho</text:span> jiný úřad o povolení ke zřízení dolu. <text:span text:style-name="T850">To mu uděleno bylo a on tedy se skupinou svých známých najal horníky a začal dolovat s tím, že jeho skutečným cílem byl průzkum podzemních ruin. K ruinám se nakonec skutečně prokopali, ale pobil je rzivý netvor, který poklad střeží.<text:line-break/><text:tab/>O několik století později opuštěný důl obsadili skřeti. Na rozdíl od trpaslíků v něm opravdu těží rudu – není sice moc kvalitní, ale pro jejich potřeby stačí. Jsou docela zruční a dokázali zprovoznit staré trpaslické důlní zařízení, včetně rumpálu. Místo koz do něj zapřáhli zlobra, ten se ale jednoho dne propadl podlahou. Přežil to, protože šachta je dole zatopená, a povraždil skřety, kteří nestihli utéct. Nedokáže ale vyšplhat zpět nahoru a má čím dál tím větší hlad. O ruinách, k nimž se kdysi trpaslíci prokopali, skřeti nevědí, jsou totiž pod zatopenou částí dolu za masivními dveřmi chráněnými kouzlem.</text:span></text:p>
      <text:h text:style-name="P174" text:outline-level="3">Finální souboj</text:h>
      <text:p text:style-name="P310">Finální souboj s rzivým netvorem (v C2) je nepovinný – když se postavy nepřiblíží k dutému oltáři, ve kterém spí, nezaútočí na ně. Mohou před ním také kdykoliv utéct, protože stráží jen horní plošinu podzemního chrámu a dolů za nimi nepůjde. Zabít jej je velmi obtížné, konec konců povraždil celou původní výpravu trpaslíků, ale není to zcela nemožné.<text:line-break/><text:tab/>Postavy také mohou zkoušet zabít zlobra (v B14), nebo se kolem <text:soft-page-break/>něj dostat do zatopených chodeb. Zlobr je mimořádně silný protivník – když se k němu někdo přiblíží zepředu, má to prakticky spočítané. Postavy ale mohou využít toho, že se do úzkých štol pořádně nevejde a nedokáže se v nich otočit.</text:p>
      <text:h text:style-name="P152" text:outline-level="2"><text:bookmark-start text:name="__RefHeading___Toc22606_2617596474"/>Příprava <text:span text:style-name="T871">na hru</text:span><text:bookmark-end text:name="__RefHeading___Toc22606_2617596474"/></text:h>
      <text:p text:style-name="P302"><text:span text:style-name="T872">Před tím, než se poprvé sejdete, si pročti </text:span><text:span text:style-name="T223">pravidla</text:span><text:span text:style-name="T872">, zejména kapitolu </text:span><text:span text:style-name="T209">Vedení hry</text:span><text:span text:style-name="T224">.</text:span><text:span text:style-name="T872"> Určitě přečti zbytek kapitoly </text:span><text:span text:style-name="T210">Úvod</text:span><text:span text:style-name="T224"> </text:span><text:span text:style-name="T225">v této příručce </text:span><text:span text:style-name="T224">a⁠ </text:span><text:span text:style-name="T872">začátek kapitoly </text:span><text:span text:style-name="T210">Místnosti</text:span><text:span text:style-name="T224">. </text:span><text:span text:style-name="T226">Přečíst si dopředu</text:span><text:span text:style-name="T227">⁠ popisy místností</text:span><text:span text:style-name="T228"> </text:span><text:span text:style-name="T225">sice </text:span><text:span text:style-name="T226">není</text:span><text:span text:style-name="T227"> nezbytně nutné, protože do nich stejně budeš muset </text:span><text:span text:style-name="T229">při hře </text:span><text:span text:style-name="T227">nahlížet, abys na něco nezapomněl, ale </text:span><text:span text:style-name="T226">pomůže ti to získat představu, co postavy čeká, a hra pak bude plynulejší</text:span><text:span text:style-name="T227">. </text:span><text:span text:style-name="T873">Je také dobré projít si přiložené karty předmětů a⁠ protivníků.<text:line-break/><text:tab/>Dál už na nic nečekej, svolej hráče a⁠ pusťte se do hry. Dobrodružství čeká!</text:span></text:p>
      <text:h text:style-name="P152" text:outline-level="2"><text:bookmark-start text:name="__RefHeading___Toc15802_1355731887"/>Jak se postavy o <text:span text:style-name="T893">podzemí</text:span> dozví<text:bookmark-end text:name="__RefHeading___Toc15802_1355731887"/></text:h>
      <text:p text:style-name="P311"><text:span text:style-name="T874">Pokud některá z postav umí starotrpaslicky, nejlepší je, domluvit se s jejím hráčem, že někde narazila na listinu </text:span><text:span text:style-name="T211">A0-1</text:span><text:span text:style-name="T874">, a že výprava je tedy její nápad. Dej hráči rekvizitu s tímto textem, ať jej může ukázat ostatním.<text:line-break/><text:tab/>Pokud žádná z postav starotrpaslicky neumí, měl by je na průzkum pevnosti někdo poslat. Kdo to bude, je na tobě. Měl by ale určitě něco chtít – třeba opisy všechny textů, které postavy najdou.</text:span></text:p>
      <text:h text:style-name="P153" text:outline-level="2"><text:bookmark-start text:name="__RefHeading___Toc14729_1055647853"/><text:soft-page-break/><text:span text:style-name="T893">Starotrpasličtina</text:span><text:bookmark-end text:name="__RefHeading___Toc14729_1055647853"/></text:h>
      <text:p text:style-name="P298">V tomto dobrodružství je několik textů ve <text:span text:style-name="T874">starotrpasličtině</text:span>, včetně <text:span text:style-name="T894">toho</text:span>, ze kterého se postavy dozví, kde se <text:span text:style-name="T893">důl</text:span> nachází (text <text:span text:style-name="T190">A0-1</text:span>). <text:span text:style-name="T894">V ostatních jsou různé nápovědy a informace důležité pro zážitek ze hry.</text:span> <text:span text:style-name="T845">Je tedy potřeba, aby je postavy dokázaly přečíst. Pokud tedy žádná z postav staroeflštinu neumí, ten, kdo je na výpravu pošle (viz kapitola </text:span><text:span text:style-name="T205"><text:bookmark-ref text:reference-format="text" text:ref-name="__RefHeading___Toc15802_1355731887">Jak se postavy o podzemí dozví</text:bookmark-ref></text:span><text:span text:style-name="T845">), by jim měl dát <text:s/></text:span><text:span text:style-name="T126">čelenku </text:span><text:span text:style-name="T128">starotrpasli</text:span><text:span text:style-name="T129">čtiny</text:span><text:span text:style-name="T845">, což je kouzelný předmět, díky kterému je dokáží přečíst.</text:span></text:p>
      <text:list xml:id="list1045395360" text:style-name="L51">
        <text:list-item>
          <text:p text:style-name="P297"><text:span text:style-name="T845">Pokud zvolíš tuto možnost, neměl bys čelenku po skončení dobrodružství nechat ve hře, protože by pak pro hráče nemělo smysl brát si dovednost </text:span><text:span text:style-name="T128">starotrpasli</text:span><text:span text:style-name="T129">čtina</text:span><text:span text:style-name="T845">. Můžeš to udělat třeba tak, že kouzlo, kterým je očarovaná, po čase vyprchá (řekni to ale hráčům předem, ať pak nejsou zklamaní).</text:span></text:p>
        </text:list-item>
      </text:list>
      <text:h text:style-name="P152" text:outline-level="2"><text:bookmark-start text:name="__RefHeading___Toc14731_1055647853"/><text:span text:style-name="T875">Kouzlené</text:span> předměty<text:bookmark-end text:name="__RefHeading___Toc14731_1055647853"/></text:h>
      <text:p text:style-name="P299">Až hráči poprvé narazí na nějaký <text:span text:style-name="T875">kouzelný</text:span> předmět (<text:span text:style-name="T876">jejich karty </text:span>mají rámeč<text:span text:style-name="T876">e</text:span>k s⁠ drobnými stříbrnými runami), nezapomeň jim říct, že na dotek brní, a⁠ následně popsat, že se s⁠ nimi chce předmět „sladit“. Týká se to i⁠ svitků s⁠ kouzly.</text:p>
      <text:list xml:id="list2403912626" text:style-name="L52">
        <text:list-item>
          <text:p text:style-name="P300">Lektvary <text:span text:style-name="T877">stačí vypít –</text:span> účinkují, i⁠ když nejsou připoutané. Připoutáním <text:span text:style-name="T878">lektvaru</text:span> jde <text:span text:style-name="T878">ale</text:span> zjistit, co děl<text:span text:style-name="T878">á</text:span>.</text:p>
        </text:list-item>
        <text:list-item>
          <text:p text:style-name="P300"><text:span text:style-name="T879">Více se o⁠ připoutávání a používání magických předmětů dozvíš v⁠ </text:span>kapitol<text:span text:style-name="T880">e</text:span> TODO v⁠ pravidlech.</text:p>
        </text:list-item>
      </text:list>
      <text:p text:style-name="P301">Tím, že si postavy předmět připoutají, také zjistí, co dělá <text:span text:style-name="T881">(hráči se to dočtou na kartě předmětu)</text:span> a jak se používá.</text:p>
      <text:h text:style-name="P152" text:outline-level="2"><text:bookmark-start text:name="__RefHeading___Toc14735_1055647853"/><text:soft-page-break/>Mapa<text:bookmark-end text:name="__RefHeading___Toc14735_1055647853"/></text:h>
      <text:p text:style-name="P312">TODO – mapa v pohledu z boku a dva plány v pohledu shora.</text:p>
      <text:h text:style-name="P174" text:outline-level="3">Měřítko mapy</text:h>
      <text:p text:style-name="P294">Jeden čtverec na mapě <text:span text:style-name="T895">dolu</text:span> představuje zhruba dva metry.</text:p>
      <text:p text:style-name="P313"><text:span text:style-name="T895">TODO: Měřítko na náhledu nadzemí a jeskyně (zřejmě poloviční, ale chce to ověřit).</text:span></text:p>
      <text:h text:style-name="P147" text:outline-level="2"><text:bookmark-start text:name="__RefHeading___Toc14739_1055647853"/>Karty<text:bookmark-end text:name="__RefHeading___Toc14739_1055647853"/></text:h>
      <text:p text:style-name="P133">TODO: Zbraně skřetů a podobně mají vždy jen jednu kartu.</text:p>
      <text:h text:style-name="P148" text:outline-level="2"><text:bookmark-start text:name="__RefHeading___Toc13912_368615450"/>Vyjednávání se skřety<text:bookmark-end text:name="__RefHeading___Toc13912_368615450"/></text:h>
      <text:p text:style-name="P105">Se skřety postavy nemusí nutně bojovat, mohou se s nimi domluvit. <text:span text:style-name="T797">Pokud některá umí </text:span><text:span text:style-name="T127">skřetí řeč</text:span><text:span text:style-name="T797">, bude to jednoduché, ale komunikovat nebo obchodovat se dá i pomocí gest a posunků.</text:span></text:p>
      <text:list xml:id="list2819857755" text:style-name="L5">
        <text:list-item>
          <text:p text:style-name="P191"><text:span text:style-name="T845">Skřeti jsou ochotni obchodovat. </text:span>Mince jsou <text:span text:style-name="T845">jim </text:span>k ničemu, <text:span text:style-name="T845">z</text:span>ajímají je ale kvalitní zbraně, šperky, nástroje a podobně.</text:p>
        </text:list-item>
      </text:list>
      <text:p text:style-name="P106">Skřeti z <text:span text:style-name="T190">B</text:span><text:span text:style-name="T197">10 </text:span><text:span text:style-name="T205">(zbrojnice)</text:span> <text:span text:style-name="T800">jsou ochotni pouze obchodovat. Pokud budou chtít postavy cokoliv jiného, třeba aby je skřeti pustili do dolu, odvedou je</text:span> k náčelníkovi v <text:span text:style-name="T190">B</text:span><text:span text:style-name="T197">8 </text:span><text:span text:style-name="T205">(obytná místnost)</text:span><text:span text:style-name="T220">, </text:span><text:span text:style-name="T221">aby se domluvily s ním</text:span><text:span text:style-name="T214">.</text:span></text:p>
      <text:list xml:id="list3648412996" text:style-name="L6">
        <text:list-item>
          <text:p text:style-name="P192">Náčelník přizná, že důl založil někdo jiný. Bude ale trvat na tom, že teď <text:span text:style-name="T801">patří jemu</text:span>. <text:span text:style-name="T802">Může se také pochlubit tím, že na tahání rudy z dolu měl zlobra – a postěžovat si, že se mu propadl šachtou dolů a zabil tam několik horníků.</text:span></text:p>
        </text:list-item>
        <text:list-item>
          <text:p text:style-name="P193"><text:soft-page-break/><text:span text:style-name="T846">Rád postavám povolí</text:span>, aby se postaraly o zlobra v <text:span text:style-name="T190">B1</text:span><text:span text:style-name="T201">4</text:span> <text:span text:style-name="T798">a následně prozkoumaly, co je pod vodou.</text:span></text:p>
        </text:list-item>
        <text:list-item>
          <text:p text:style-name="P194">Nedovolí jim ale otevřít dveře v <text:span text:style-name="T190">B13</text:span> – bude tvrdit, že je určitě dobrý důvod, proč jsou zavřené.</text:p>
        </text:list-item>
        <text:list-item>
          <text:p text:style-name="P194">Rozhodně jim také nedovolí vyhodit cokoliv do vzduchu. Pokud to postavy udělají <text:span text:style-name="T800">(ať už s varováním nebo bez něj)</text:span>, skřeti na ně zaútočí.</text:p>
        </text:list-item>
      </text:list>
      <text:p text:style-name="P107"><text:span text:style-name="T846">V podzemí </text:span>budou každopádně postavy <text:span text:style-name="T846">neustále</text:span> doprovázet 4 ozbrojení skřeti z <text:span text:style-name="T190">B</text:span><text:span text:style-name="T198">10</text:span>. Pouze pod vodu se s nimi potápět nebudou (počkají tam na ně).</text:p>
      <text:list xml:id="list127426202" text:style-name="L7">
        <text:list-item>
          <text:p text:style-name="P195"><text:span text:style-name="T846">B</text:span>udou trvat na tom, že postavy musí zůstat pohromadě. Když neposlechnou, dojde k boji.</text:p>
        </text:list-item>
      </text:list>
      <text:list xml:id="list2295147221" text:style-name="L8">
        <text:list-item>
          <text:p text:style-name="P196"><text:span text:style-name="T799">Pokud budou skřeti s postavami, když najdou nějaké poklady v jeskyni </text:span><text:span text:style-name="T195">C1</text:span><text:span text:style-name="T799">, vrátí se pro náčelníka a společně s ním postavy napadnou.</text:span></text:p>
        </text:list-item>
      </text:list>
      <text:h text:style-name="P149" text:outline-level="2"><text:bookmark-start text:name="__RefHeading___Toc14743_1055647853"/>Boj se skřety<text:bookmark-end text:name="__RefHeading___Toc14743_1055647853"/></text:h>
      <text:list xml:id="list3903446447" text:style-name="L9">
        <text:list-item>
          <text:p text:style-name="P197">Pro snazší přehled o tom, kolik skřetů ještě zbývá, najdeš jejich seznam (spolu s ostatními protivníky) v přiloženém Bestiáři. Co mají skřeti u sebe najdeš vždy v popisu místnosti, odkud pochází.</text:p>
        </text:list-item>
      </text:list>
      <text:list xml:id="list1627200923" text:style-name="L10">
        <text:list-item>
          <text:p text:style-name="P199">Když postavy napadnou libovolného skřeta, zavolá na poplach. Od té chvíle budou skřeti bojovat organizovaně.</text:p>
        </text:list-item>
        <text:list-item>
          <text:p text:style-name="P198"><text:soft-page-break/><text:span text:style-name="T847">Horníci z </text:span><text:span text:style-name="T206">B1</text:span><text:span text:style-name="T847">, </text:span><text:span text:style-name="T206">B5</text:span><text:span text:style-name="T847">, </text:span><text:span text:style-name="T206">B9</text:span><text:span text:style-name="T847"> a </text:span><text:span text:style-name="T206">B18</text:span><text:span text:style-name="T847"> se do boje kromě volání na poplach zapojovat nebudou, nechají ho na ozbrojených skřetech z </text:span><text:span text:style-name="T206">B10</text:span><text:span text:style-name="T847"> a na náčelníkovi s </text:span><text:span text:style-name="T206">B8</text:span><text:span text:style-name="T847">. Budou se ale samozřejmě bránit, když je postavy zaženou do úzkých (jinak se jen pokusí utéct).</text:span></text:p>
        </text:list-item>
        <text:list-item>
          <text:p text:style-name="P199">Skřetí kovářka z B7 bude nehledě na poplach pokračovat v práci.</text:p>
        </text:list-item>
        <text:list-item>
          <text:p text:style-name="P201">Skřeti nevidí potmě. Pokud si ale budou svítit postavy, využijí toho a budou útočit ze tmy.</text:p>
        </text:list-item>
        <text:list-item>
          <text:p text:style-name="P199">Skřeti, na rozdíl od postav, důl dobře znají. Určitě se tedy pokusí postavy oběhnout nebo obklíčit.</text:p>
        </text:list-item>
        <text:list-item>
          <text:p text:style-name="P200"><text:span text:style-name="T190">Skřeti nejsou sebevrazi.</text:span> Když uvidí, že postavy nedokážou porazit, pokusí se <text:span text:style-name="T848">přivést posily (pokud ještě nějaké zbývají), případně</text:span> utéct nebo vyjednávat.</text:p>
        </text:list-item>
      </text:list>
      <text:h text:style-name="P145"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777">je vidět</text:span> vysok<text:span text:style-name="T777">á</text:span>, <text:span text:style-name="T235">kuželovit</text:span><text:span text:style-name="T253">á</text:span><text:span text:style-name="T235"> budov</text:span><text:span text:style-name="T246">a</text:span>.<text:span text:style-name="T770"> Vedle ní je </text:span><text:span text:style-name="T261">menší </text:span><text:span text:style-name="T247">stavba</text:span><text:span text:style-name="T239"> </text:span><text:span text:style-name="T248">se sedlovou střechou</text:span><text:span text:style-name="T264">, </text:span><text:span text:style-name="T267">ze které</text:span><text:span text:style-name="T770"> vychází tenký sloup kouře. </text:span>Budovy jsou <text:span text:style-name="T789">v celkem dobrém stavu, někdo je zřejmě</text:span> opravil. Byl to ovšem znatelně horší řemeslník než původní stavitelé a <text:span text:style-name="T775">díry ve střechách </text:span>zazáplatova<text:span text:style-name="T775">l jen</text:span> <text:span text:style-name="T775">silnou kůží</text:span>. <text:span text:style-name="T779">Vedle těžební budovy je velká hromada hlíny a kamení </text:span><text:span text:style-name="T170">(ruda vytěžená </text:span><text:span text:style-name="T171">v</text:span><text:span text:style-name="T170"> dol</text:span><text:span text:style-name="T171">e</text:span><text:span text:style-name="T170"> a připraven</text:span><text:span text:style-name="T171">á</text:span><text:span text:style-name="T170"> k odvozu)</text:span><text:span text:style-name="T779">. Opodál</text:span> <text:span text:style-name="T778">je</text:span> do země za<text:span text:style-name="T775">pích</text:span>nut<text:span text:style-name="T778">á</text:span> <text:span text:style-name="T235">lopat</text:span><text:span text:style-name="T241">a</text:span>. <text:span text:style-name="T851">Kus od ní teče potok.</text:span></text:p>
      <text:p text:style-name="P104"><text:span text:style-name="Emphasis"><text:span text:style-name="T623">Pokud postavy obejdou budovy </text:span></text:span><text:span text:style-name="Emphasis"><text:span text:style-name="T625">kolem dokola</text:span></text:span><text:span text:style-name="Emphasis"><text:span text:style-name="T623">:</text:span></text:span></text:p>
      <text:list xml:id="list1975768081" text:style-name="L11">
        <text:list-item>
          <text:p text:style-name="P202"><text:span text:style-name="Emphasis"><text:span text:style-name="T540">N</text:span></text:span><text:span text:style-name="Emphasis"><text:span text:style-name="T537">arazí na stopy od vozů </text:span></text:span><text:span text:style-name="Emphasis"><text:span text:style-name="T538">(vedou k hromadě </text:span></text:span><text:span text:style-name="Emphasis"><text:span text:style-name="T587">rudy</text:span></text:span><text:span text:style-name="Emphasis"><text:span text:style-name="T538"> vedle těžební budovy)</text:span></text:span><text:span text:style-name="Emphasis"><text:span text:style-name="T537">.</text:span></text:span></text:p>
        </text:list-item>
      </text:list>
      <text:p text:style-name="P51"><text:span text:style-name="Emphasis"><text:span text:style-name="T623">Když</text:span></text:span><text:span text:style-name="Emphasis"><text:span text:style-name="T618"> stráví nějaký čas pozorováním</text:span></text:span><text:span text:style-name="Emphasis"><text:span text:style-name="T624">:</text:span></text:span></text:p>
      <text:list xml:id="list206552754" text:style-name="L12">
        <text:list-item>
          <text:p text:style-name="P203"><text:span text:style-name="Emphasis"><text:span text:style-name="T517">V </text:span></text:span><text:span text:style-name="Emphasis"><text:span text:style-name="T539">budově se sedlovou střechou</text:span></text:span><text:span text:style-name="Emphasis"><text:span text:style-name="T517"> pracuje </text:span></text:span><text:span text:style-name="Emphasis"><text:span text:style-name="T523">starý</text:span></text:span><text:span text:style-name="Emphasis"><text:span text:style-name="T517"> skřet (</text:span></text:span><text:span text:style-name="Emphasis"><text:span text:style-name="T588">karta </text:span></text:span><text:span text:style-name="Emphasis"><text:span text:style-name="T720">skřetí kuchař</text:span></text:span><text:span text:style-name="Emphasis"><text:span text:style-name="T588">, </text:span></text:span><text:span text:style-name="Emphasis"><text:span text:style-name="T517">viz </text:span></text:span><text:span text:style-name="Emphasis"><text:span text:style-name="T622">A2</text:span></text:span><text:span text:style-name="Emphasis"><text:span text:style-name="T517">). </text:span></text:span><text:span text:style-name="Emphasis"><text:span text:style-name="T539">Občas chodí pro vodu k potoku.</text:span></text:span></text:p>
          <text:list>
            <text:list-item>
              <text:p text:style-name="P204"><text:span text:style-name="Emphasis"><text:span text:style-name="T539">A</text:span></text:span><text:span text:style-name="Emphasis"><text:span text:style-name="T521">ž </text:span></text:span><text:span text:style-name="Emphasis"><text:span text:style-name="T541">dodělá žebřík, na kterém pracuje</text:span></text:span><text:span text:style-name="Emphasis"><text:span text:style-name="T521"> (někdy další den), odnese ho do těžební budovy </text:span></text:span><text:span text:style-name="Emphasis"><text:span text:style-name="T649">A3</text:span></text:span><text:span text:style-name="Emphasis"><text:span text:style-name="T521">. </text:span></text:span><text:span text:style-name="Emphasis"><text:span text:style-name="T539">Potom z ní</text:span></text:span><text:span text:style-name="Emphasis"><text:span text:style-name="T522"> začnou </text:span></text:span><text:span text:style-name="Emphasis"><text:span text:style-name="T548">dva</text:span></text:span><text:span text:style-name="Emphasis"><text:span text:style-name="T522"> skřet</text:span></text:span><text:span text:style-name="Emphasis"><text:span text:style-name="T589">í horníci</text:span></text:span><text:span text:style-name="Emphasis"><text:span text:style-name="T522"> </text:span></text:span><text:span text:style-name="Emphasis"><text:span text:style-name="T541">z </text:span></text:span><text:span text:style-name="Emphasis"><text:span text:style-name="T649">B16</text:span></text:span><text:span text:style-name="Emphasis"><text:span text:style-name="T522"> vynášet kýble s nakutanou rudou a vysypávat je na hromadu opodál.</text:span></text:span></text:p>
            </text:list-item>
          </text:list>
        </text:list-item>
        <text:list-item>
          <text:p text:style-name="P205"><text:soft-page-break/><text:span text:style-name="Emphasis"><text:span text:style-name="T517">Jednou za čas (zhruba po osmi hodinách) z těžební budovy vyjdou dva skřeti </text:span></text:span><text:span text:style-name="Emphasis"><text:span text:style-name="T542">z </text:span></text:span><text:span text:style-name="Emphasis"><text:span text:style-name="T650">B16</text:span></text:span><text:span text:style-name="Emphasis"><text:span text:style-name="T517">, zajdou do hranaté budovy pro kotel s polévkou a odnesou ho do těžební budovy </text:span></text:span><text:span text:style-name="Emphasis"><text:span text:style-name="T650">A3</text:span></text:span><text:span text:style-name="Emphasis"><text:span text:style-name="T517">. Pak se ještě vrátí pro misky. Asi o čtvrt hodiny později zase misky a prázdný kotel přinesou zpět. </text:span></text:span><text:span text:style-name="Emphasis"><text:span text:style-name="T520">Skřet</text:span></text:span><text:span text:style-name="Emphasis"><text:span text:style-name="T542">í kuchař z </text:span></text:span><text:span text:style-name="Emphasis"><text:span text:style-name="T626">A2</text:span></text:span><text:span text:style-name="Emphasis"><text:span text:style-name="T520"> pak zajde k potoku </text:span></text:span><text:span text:style-name="Emphasis"><text:span text:style-name="T591">nádobí</text:span></text:span><text:span text:style-name="Emphasis"><text:span text:style-name="T520"> umýt a nab</text:span></text:span><text:span text:style-name="Emphasis"><text:span text:style-name="T549">rat</text:span></text:span><text:span text:style-name="Emphasis"><text:span text:style-name="T520"> novou vodu.</text:span></text:span></text:p>
          <text:list>
            <text:list-item>
              <text:p text:style-name="P206"><text:span text:style-name="Emphasis"><text:span text:style-name="T518">S kuchařem </text:span></text:span><text:span text:style-name="Emphasis"><text:span text:style-name="T590">v </text:span></text:span><text:span text:style-name="Emphasis"><text:span text:style-name="T651">A2</text:span></text:span><text:span text:style-name="Emphasis"><text:span text:style-name="T518"> </text:span></text:span><text:span text:style-name="Emphasis"><text:span text:style-name="T550">se</text:span></text:span><text:span text:style-name="Emphasis"><text:span text:style-name="T518"> </text:span></text:span><text:span text:style-name="Emphasis"><text:span text:style-name="T527">nosiči polévky</text:span></text:span><text:span text:style-name="Emphasis"><text:span text:style-name="T518"> bavit </text:span></text:span><text:span text:style-name="Emphasis"><text:span text:style-name="T590">nebudou, je totiž němý</text:span></text:span><text:span text:style-name="Emphasis"><text:span text:style-name="T518">. Mohou se </text:span></text:span><text:span text:style-name="Emphasis"><text:span text:style-name="T590">ale bavit mezi sebou (</text:span></text:span><text:span text:style-name="Emphasis"><text:span text:style-name="T518">samozřejmě ve skřetí řeči</text:span></text:span><text:span text:style-name="Emphasis"><text:span text:style-name="T590">)</text:span></text:span><text:span text:style-name="Emphasis"><text:span text:style-name="T518">, </text:span></text:span><text:span text:style-name="Emphasis"><text:span text:style-name="T590">například o tom,</text:span></text:span><text:span text:style-name="Emphasis"><text:span text:style-name="T518"> když už bude hotový žebřík, </text:span></text:span><text:span text:style-name="Emphasis"><text:span text:style-name="T527">proto</text:span></text:span><text:span text:style-name="Emphasis"><text:span text:style-name="T518">že je nebaví šplhat po provaze, nebo jestli se </text:span></text:span><text:span text:style-name="Emphasis"><text:span text:style-name="T590">kuchař</text:span></text:span><text:span text:style-name="Emphasis"><text:span text:style-name="T518"> konečně naučil vařit i něco jiného než pol</text:span></text:span><text:span text:style-name="Emphasis"><text:span text:style-name="T527">é</text:span></text:span><text:span text:style-name="Emphasis"><text:span text:style-name="T518">vku.</text:span></text:span></text:p>
            </text:list-item>
          </text:list>
        </text:list-item>
        <text:list-item>
          <text:p text:style-name="P207"><text:span text:style-name="Emphasis"><text:span text:style-name="T542">Nezapomeň, že pokud zde postavy pobijí nějaké skřety, budou pak chybět v místnostech, odkud přišli.</text:span></text:span></text:p>
        </text:list-item>
      </text:list>
      <text:p text:style-name="P49"><text:span text:style-name="T190">👣</text:span> <text:span text:style-name="T780">Vedle velké hromady hlíny jsou stopy od těžkého vozu. Vedou pryč od dolu (vůz odvážel natěženou rudu ke zpracování).<text:line-break/></text:span>👣 <text:span text:style-name="T103">(stopování)</text:span><text:span text:style-name="T774"> </text:span>Všude <text:span text:style-name="T829">kolem budov</text:span> jsou <text:span text:style-name="T780">čerstvé</text:span> skřetí stopy. <text:span text:style-name="T829">Další</text:span> <text:span text:style-name="T829">vedou k potoku a zpět.</text:span></text:p>
      <text:p text:style-name="P52"><text:span text:style-name="T190">Pokud budou postavy dělat hluk, skřet</text:span><text:span text:style-name="T207">í kuchař</text:span><text:span text:style-name="T190"> z </text:span><text:span text:style-name="T193">budovy se sedlovou střechou</text:span><text:span text:style-name="T190"> </text:span><text:span text:style-name="T214">(A2)</text:span><text:span text:style-name="T190"> se </text:span><text:span text:style-name="T192">pů</text:span><text:span text:style-name="T190">jde podívat, co se děje.</text:span></text:p>
      <text:list xml:id="list60368269" text:style-name="L13">
        <text:list-item>
          <text:p text:style-name="P208"><text:span text:style-name="T788">Když je uvidí</text:span>, uteče zpět do kůlny nebo do těžební budovy (podle toho, co je blíž) <text:span text:style-name="T787">a začne do něčeho bušit – volat na poplach nemůže, protože je němý</text:span>.</text:p>
        </text:list-item>
        <text:list-item>
          <text:p text:style-name="P209"><text:span text:style-name="Emphasis"><text:span text:style-name="T627">⚔ </text:span></text:span>Pokud ho postavy nechají bušit, z<text:span text:style-name="T790">e zbrojnice</text:span> <text:span text:style-name="T194">B</text:span><text:span text:style-name="T198">10</text:span><text:span text:style-name="T790"> po několika minutách</text:span> <text:span text:style-name="T791">dorazí</text:span> skřetí hlídka: <text:span text:style-name="T792">2 </text:span><text:span text:style-name="T105">skřeti s lukem</text:span><text:span text:style-name="T792"> (karta) a 2 </text:span><text:span text:style-name="T105">skřeti s kopím</text:span><text:span text:style-name="T792"> (karta).</text:span></text:p>
          <text:list>
            <text:list-item>
              <text:p text:style-name="P210"><text:span text:style-name="T792">Vylezou hlavní šachtou </text:span><text:span text:style-name="T194">B</text:span><text:span text:style-name="T199">13</text:span><text:span text:style-name="T790"> do těžební budovy </text:span><text:span text:style-name="T194">A3</text:span><text:span text:style-name="T790">, odkud je nejspíš postavy uvidí vycházet</text:span>.</text:p>
            </text:list-item>
          </text:list>
        </text:list-item>
      </text:list>
      <text:p text:style-name="P50"><text:soft-page-break/><text:span text:style-name="Emphasis"><text:span text:style-name="T409">▸<text:tab/></text:span></text:span><text:span text:style-name="Emphasis"><text:span text:style-name="T667">Kuželovitá budova</text:span></text:span><text:span text:style-name="Emphasis"><text:span text:style-name="T484">: </text:span></text:span><text:span text:style-name="Emphasis"><text:span text:style-name="T516">Přeskoč na</text:span></text:span><text:span text:style-name="Emphasis"><text:span text:style-name="T484"> </text:span></text:span><text:span text:style-name="Emphasis"><text:span text:style-name="T619">A</text:span></text:span><text:span text:style-name="Emphasis"><text:span text:style-name="T620">3</text:span></text:span><text:span text:style-name="Emphasis"><text:span text:style-name="T485">.</text:span></text:span></text:p>
      <text:p text:style-name="P129"><text:span text:style-name="Emphasis"><text:span text:style-name="T409">▸<text:tab/></text:span></text:span><text:span text:style-name="Emphasis"><text:span text:style-name="T674">Stavba se sedlovou střechou</text:span></text:span><text:span text:style-name="Emphasis"><text:span text:style-name="T508"> je sice nižší než těžební budova, ale zato </text:span></text:span><text:span text:style-name="Emphasis"><text:span text:style-name="T525">mnohem delší</text:span></text:span><text:span text:style-name="Emphasis"><text:span text:style-name="T508">. V obou kratších stěnách jsou dveře a dvě okna, </text:span></text:span><text:span text:style-name="Emphasis"><text:span text:style-name="T592">jedno</text:span></text:span><text:span text:style-name="Emphasis"><text:span text:style-name="T508"> z každé strany dveří. </text:span></text:span><text:span text:style-name="Emphasis"><text:span text:style-name="T526">Dlouhé</text:span></text:span><text:span text:style-name="Emphasis"><text:span text:style-name="T508"> stěny žádná okna ani dveře nemají. Všechna okna jsou vysklená, dají se přes ně ale zavřít okenice. </text:span></text:span><text:span text:style-name="Emphasis"><text:span text:style-name="T592">Co je uvnitř najdeš</text:span></text:span><text:span text:style-name="Emphasis"><text:span text:style-name="T509"> </text:span></text:span><text:span text:style-name="Emphasis"><text:span text:style-name="T592">v</text:span></text:span><text:span text:style-name="Emphasis"><text:span text:style-name="T509"> </text:span></text:span><text:span text:style-name="Emphasis"><text:span text:style-name="T621">A2</text:span></text:span><text:span text:style-name="Emphasis"><text:span text:style-name="T509">.</text:span></text:span></text:p>
      <text:p text:style-name="P50"><text:span text:style-name="Emphasis"><text:span text:style-name="T409">▸<text:tab/></text:span></text:span><text:span text:style-name="Emphasis"><text:span text:style-name="T667">Lopata</text:span></text:span><text:span text:style-name="Emphasis"><text:span text:style-name="T484">: </text:span></text:span><text:span text:style-name="Emphasis"><text:span text:style-name="T509">Přeskoč na </text:span></text:span><text:span text:style-name="Emphasis"><text:span text:style-name="T619">A</text:span></text:span><text:span text:style-name="Emphasis"><text:span text:style-name="T620">1</text:span></text:span><text:span text:style-name="Emphasis"><text:span text:style-name="T485">.</text:span></text:span></text:p>
      <text:h text:style-name="P154" text:outline-level="3">A1 – Zabodnutá lopata</text:h>
      <text:p text:style-name="P118"><text:span text:style-name="T102">D</text:span><text:span text:style-name="T96">o </text:span><text:span text:style-name="T102">trávy je </text:span><text:span text:style-name="T104">tady</text:span><text:span text:style-name="T96"> zabodnutá </text:span><text:span text:style-name="T130">lopata</text:span><text:span text:style-name="T96">.</text:span><text:span text:style-name="Emphasis"><text:span text:style-name="T685"> Vedle ní je zhruba dvoumetrov</text:span></text:span><text:span text:style-name="Emphasis"><text:span text:style-name="T708">ý</text:span></text:span><text:span text:style-name="Emphasis"><text:span text:style-name="T685"> </text:span></text:span><text:span text:style-name="Emphasis"><text:span text:style-name="T708">kruh</text:span></text:span><text:span text:style-name="Emphasis"><text:span text:style-name="T685"> čerstv</text:span></text:span><text:span text:style-name="Emphasis"><text:span text:style-name="T709">é</text:span></text:span><text:span text:style-name="Emphasis"><text:span text:style-name="T685"> hlíny, jako kdyby tu byla velká díra a někdo ji </text:span></text:span><text:span text:style-name="Emphasis"><text:span text:style-name="T709">nedávno</text:span></text:span><text:span text:style-name="Emphasis"><text:span text:style-name="T685"> zasypal. Zhruba uprostřed je malá </text:span></text:span><text:span text:style-name="Emphasis"><text:span text:style-name="T725">trhlina</text:span></text:span><text:span text:style-name="Emphasis"><text:span text:style-name="T685">, </text:span></text:span><text:span text:style-name="Emphasis"><text:span text:style-name="T723">zřejmě</text:span></text:span><text:span text:style-name="Emphasis"><text:span text:style-name="T685"> se </text:span></text:span><text:span text:style-name="Emphasis"><text:span text:style-name="T723">tam</text:span></text:span><text:span text:style-name="Emphasis"><text:span text:style-name="T685"> hlína propadává dolů pod zem.</text:span></text:span></text:p>
      <text:p text:style-name="P21"><text:span text:style-name="Emphasis"><text:span text:style-name="T324">👣</text:span></text:span><text:span text:style-name="Emphasis"><text:span text:style-name="T315"> </text:span></text:span><text:span text:style-name="Emphasis"><text:span text:style-name="T355">(stopování)</text:span></text:span><text:span text:style-name="Emphasis"><text:span text:style-name="T316"> </text:span></text:span><text:span text:style-name="Emphasis"><text:span text:style-name="T317">Jsou zde </text:span></text:span><text:span text:style-name="Emphasis"><text:span text:style-name="T318">staré</text:span></text:span><text:span text:style-name="Emphasis"><text:span text:style-name="T317"> </text:span></text:span><text:span text:style-name="Emphasis"><text:span text:style-name="T318">skřetí stopy.</text:span></text:span></text:p>
      <text:p text:style-name="P86"><text:span text:style-name="Emphasis"><text:span text:style-name="T409">▸<text:tab/></text:span></text:span><text:span text:style-name="Emphasis"><text:span text:style-name="T664">Trhlinu</text:span></text:span><text:span text:style-name="Emphasis"><text:span text:style-name="T410"> </text:span></text:span><text:span text:style-name="Emphasis"><text:span text:style-name="T474">je </text:span></text:span><text:span text:style-name="Emphasis"><text:span text:style-name="T481">možné rozšířit </text:span></text:span><text:span text:style-name="Emphasis"><text:span text:style-name="T482">a prokopat se tak do podzemí</text:span></text:span><text:span text:style-name="Emphasis"><text:span text:style-name="T481">. Jednou lopatou to bude práce tak na půl hodiny. Díra vede do </text:span></text:span><text:span text:style-name="Emphasis"><text:span text:style-name="T616">B</text:span></text:span><text:span text:style-name="Emphasis"><text:span text:style-name="T639">3</text:span></text:span><text:span text:style-name="Emphasis"><text:span text:style-name="T486"> </text:span></text:span><text:span text:style-name="Emphasis"><text:span text:style-name="T487">(</text:span></text:span><text:span text:style-name="Emphasis"><text:span text:style-name="T515">Tunel na povrch</text:span></text:span><text:span text:style-name="Emphasis"><text:span text:style-name="T487">)</text:span></text:span><text:span text:style-name="Emphasis"><text:span text:style-name="T481">.</text:span></text:span></text:p>
      <text:h text:style-name="P155" text:outline-level="3">A2 – <text:span text:style-name="T784">Budova se sedlovou střechou</text:span></text:h>
      <text:p text:style-name="P67"><text:span text:style-name="T357">♨<text:tab/></text:span><text:span text:style-name="T373">Ve dne je zde cítit kouř z ohniště, vůně čerstvého dřeva a právě vařené polévky. </text:span><text:span text:style-name="T374">V noci jen vůně čerstvého dřeva.</text:span></text:p>
      <text:p text:style-name="P42"><text:span text:style-name="T4">🔊<text:tab/></text:span><text:span text:style-name="T88">Zevnitř jsou </text:span><text:span text:style-name="T90">ve dne</text:span><text:span text:style-name="T396"> slyšet zvuky práce a praskání ohně, </text:span><text:span text:style-name="T400">v noci oddychování spící osoby (skřetího kuchaře)</text:span><text:span text:style-name="T396">.</text:span></text:p>
      <text:p text:style-name="P73"><text:span text:style-name="T728">🚪<text:tab/></text:span><text:span text:style-name="T345">Z obou stran budovy jsou z</text:span><text:span text:style-name="T341">avřené obyčejné dveře s⁠ </text:span><text:span text:style-name="T342">klik</text:span><text:span text:style-name="T343">ou</text:span><text:span text:style-name="T344">.</text:span></text:p>
      <text:p text:style-name="P12"><text:soft-page-break/><text:span text:style-name="T852">Celý vnitřek budovy zabírá</text:span> dlouhá, obdélníková místnost. U <text:span text:style-name="T786">stěny</text:span> je vyskládaná <text:span text:style-name="T235">hromada dřeva.</text:span><text:span text:style-name="T258"> </text:span><text:span text:style-name="T262">Vedle ní je </text:span><text:span text:style-name="T266">nedodělaný</text:span><text:span text:style-name="T262"> </text:span><text:span text:style-name="T242">žebřík</text:span><text:span text:style-name="T262"> </text:span><text:span text:style-name="T263">a </text:span><text:span text:style-name="T244">tesařské nářadí</text:span><text:span text:style-name="T262">.</text:span> <text:span text:style-name="T782">O kus dál je ohniště s velkým kotlíkem, hromada dřevěných misek </text:span><text:span text:style-name="T143">(12 kusů)</text:span><text:span text:style-name="T781"> a dvě vědra s vodou</text:span><text:span text:style-name="T143">.</text:span> <text:span text:style-name="T785">Vedle ohniště </text:span>ze stropu visí sušené maso a svazečky různých <text:span text:style-name="T235">bylin</text:span><text:span text:style-name="T781">. V poslední třetině místnosti je pelech z trávy a listí</text:span><text:span text:style-name="T143"> (v noci na něm spí skřetí kuchař)</text:span><text:span text:style-name="T781">, hromada písku a další hromada zakrytá hadrem </text:span><text:span text:style-name="T143">(vápno)</text:span><text:span text:style-name="T781">. Vedle nich leží mělká </text:span><text:span text:style-name="T245">kulatá mísa</text:span><text:span text:style-name="T768"> velká asi jako štít. Na ní je naskládané </text:span><text:span text:style-name="T245">zednické nářadí</text:span><text:span text:style-name="T768">. U stěny je vyskládaná řada keramických lahví</text:span><text:span text:style-name="T162"> (je v nich lampový olej)</text:span><text:span text:style-name="T768">.</text:span></text:p>
      <text:p text:style-name="P88"><text:span text:style-name="Emphasis"><text:span text:style-name="T524">Uvnitř</text:span></text:span><text:span text:style-name="Emphasis"><text:span text:style-name="T592"> </text:span></text:span><text:span text:style-name="Emphasis"><text:span text:style-name="T593">je</text:span></text:span><text:span text:style-name="Emphasis"><text:span text:style-name="T517"> </text:span></text:span><text:span text:style-name="Emphasis"><text:span text:style-name="T532">velký </text:span></text:span><text:span text:style-name="Emphasis"><text:span text:style-name="T543">němý</text:span></text:span><text:span text:style-name="Emphasis"><text:span text:style-name="T517"> </text:span></text:span><text:span text:style-name="Emphasis"><text:span text:style-name="T679">skřet</text:span></text:span><text:span text:style-name="Emphasis"><text:span text:style-name="T517"> </text:span></text:span><text:span text:style-name="Emphasis"><text:span text:style-name="T532">(karta </text:span></text:span><text:span text:style-name="Emphasis"><text:span text:style-name="T713">skřetí kuchař</text:span></text:span><text:span text:style-name="Emphasis"><text:span text:style-name="T532">)</text:span></text:span><text:span text:style-name="Emphasis"><text:span text:style-name="T517">. </text:span></text:span><text:span text:style-name="Emphasis"><text:span text:style-name="T593">V dne</text:span></text:span><text:span text:style-name="Emphasis"><text:span text:style-name="T517"> </text:span></text:span><text:span text:style-name="Emphasis"><text:span text:style-name="T551">Vyrábí nový žebřík a přitom vaří polévku</text:span></text:span><text:span text:style-name="Emphasis"><text:span text:style-name="T524">, </text:span></text:span><text:span text:style-name="Emphasis"><text:span text:style-name="T593">v noci spí.</text:span></text:span></text:p>
      <text:list xml:id="list3104657561" text:style-name="L14">
        <text:list-item>
          <text:p text:style-name="P228"><text:span text:style-name="Emphasis"><text:span text:style-name="T544">S postavami bojovat nebude – buď se pokusí </text:span></text:span><text:span text:style-name="Emphasis"><text:span text:style-name="T545">přivolat </text:span></text:span><text:span text:style-name="Emphasis"><text:span text:style-name="T552">pomoc</text:span></text:span><text:span text:style-name="Emphasis"><text:span text:style-name="T544"> bušením (</text:span></text:span><text:span text:style-name="Emphasis"><text:span text:style-name="T553">volat nemůže, protože je němý</text:span></text:span><text:span text:style-name="Emphasis"><text:span text:style-name="T544">), nebo rovnou utéct do těžební budovy A3 </text:span></text:span><text:span text:style-name="Emphasis"><text:span text:style-name="T546">a sešplhat dolů</text:span></text:span><text:span text:style-name="Emphasis"><text:span text:style-name="T544">, </text:span></text:span><text:span text:style-name="Emphasis"><text:span text:style-name="T545">aby </text:span></text:span><text:span text:style-name="Emphasis"><text:span text:style-name="T553">ji</text:span></text:span><text:span text:style-name="Emphasis"><text:span text:style-name="T545"> přivedl osobně</text:span></text:span><text:span text:style-name="Emphasis"><text:span text:style-name="T544">.</text:span></text:span></text:p>
        </text:list-item>
        <text:list-item>
          <text:p text:style-name="P211"><text:span text:style-name="Emphasis"><text:span text:style-name="T627">⚔ </text:span></text:span>Pokud ho postavy nechají bušit, z<text:span text:style-name="T790">e zbrojnice</text:span> <text:span text:style-name="T194">B</text:span><text:span text:style-name="T198">10</text:span><text:span text:style-name="T790"> po několika minutách</text:span> <text:span text:style-name="T791">dorazí</text:span> skřetí hlídka: <text:span text:style-name="T792">2 </text:span><text:span text:style-name="T105">skřeti s lukem</text:span><text:span text:style-name="T792"> (karta) a 2 </text:span><text:span text:style-name="T105">skřeti s kopím</text:span><text:span text:style-name="T792"> (karta).</text:span></text:p>
          <text:list>
            <text:list-item>
              <text:p text:style-name="P211"><text:span text:style-name="Emphasis"><text:span text:style-name="T554">Vylezou hlavní šachtou </text:span></text:span><text:span text:style-name="Emphasis"><text:span text:style-name="T628">B</text:span></text:span><text:span text:style-name="Emphasis"><text:span text:style-name="T642">13</text:span></text:span><text:span text:style-name="Emphasis"><text:span text:style-name="T547"> do těžební budovy </text:span></text:span><text:span text:style-name="Emphasis"><text:span text:style-name="T628">A3</text:span></text:span><text:span text:style-name="Emphasis"><text:span text:style-name="T547">, takže z té je nejspíš postavy uvidí vycházet</text:span></text:span><text:span text:style-name="Emphasis"><text:span text:style-name="T408">.</text:span></text:span></text:p>
            </text:list-item>
            <text:list-item>
              <text:p text:style-name="P212"><text:span text:style-name="Emphasis"><text:span text:style-name="T594">Nebudou nutně hned útočit, viz </text:span></text:span><text:span text:style-name="Emphasis"><text:span text:style-name="T652"><text:bookmark-ref text:reference-format="text" text:ref-name="__RefHeading___Toc13912_368615450">Vyjednávání se skřety</text:bookmark-ref></text:span></text:span><text:span text:style-name="Emphasis"><text:span text:style-name="T594">.</text:span></text:span></text:p>
            </text:list-item>
          </text:list>
        </text:list-item>
        <text:list-item>
          <text:p text:style-name="P229"><text:span text:style-name="Emphasis"><text:span text:style-name="T577">Skřet</text:span></text:span><text:span text:style-name="Emphasis"><text:span text:style-name="T594">í kuchař</text:span></text:span><text:span text:style-name="Emphasis"><text:span text:style-name="T577"> má v kapse křesadlo.</text:span></text:span></text:p>
        </text:list-item>
      </text:list>
      <text:p text:style-name="P98"><text:span text:style-name="Emphasis"><text:span text:style-name="T409">▸<text:tab/></text:span></text:span><text:span text:style-name="Emphasis"><text:span text:style-name="T510">Na </text:span></text:span><text:span text:style-name="Emphasis"><text:span text:style-name="T670">hromadě dřeva</text:span></text:span><text:span text:style-name="Emphasis"><text:span text:style-name="T510"> není jen dřevo na topení, ale také různě velké opracované fošny, plaňky </text:span></text:span><text:span text:style-name="Emphasis"><text:span text:style-name="T511">a prkna</text:span></text:span><text:span text:style-name="Emphasis"><text:span text:style-name="T510">.</text:span></text:span></text:p>
      <text:p text:style-name="P99"><text:soft-page-break/><text:span text:style-name="Emphasis"><text:span text:style-name="T409">▸<text:tab/></text:span></text:span><text:span text:style-name="Emphasis"><text:span text:style-name="T671">Žebřík</text:span></text:span><text:span text:style-name="Emphasis"><text:span text:style-name="T512"> je bytelný </text:span></text:span><text:span text:style-name="Emphasis"><text:span text:style-name="T513">a</text:span></text:span><text:span text:style-name="Emphasis"><text:span text:style-name="T512"> zhruba dva metry dlouhý. Má ale zatím jen několik příček. Zbylé jsou položené vedle, takže ne</text:span></text:span><text:span text:style-name="Emphasis"><text:span text:style-name="T533">ní</text:span></text:span><text:span text:style-name="Emphasis"><text:span text:style-name="T512"> problém ho dodělat. Zkušenému tesaři to zabere zhruba </text:span></text:span><text:span text:style-name="Emphasis"><text:span text:style-name="T533">dvě</text:span></text:span><text:span text:style-name="Emphasis"><text:span text:style-name="T512"> hodin</text:span></text:span><text:span text:style-name="Emphasis"><text:span text:style-name="T533">y</text:span></text:span><text:span text:style-name="Emphasis"><text:span text:style-name="T512">, někomu jinému </text:span></text:span><text:span text:style-name="Emphasis"><text:span text:style-name="T533">půl dne</text:span></text:span><text:span text:style-name="Emphasis"><text:span text:style-name="T512">.</text:span></text:span></text:p>
      <text:list xml:id="list2095188486" text:style-name="L15">
        <text:list-item>
          <text:p text:style-name="P230"><text:span text:style-name="Emphasis"><text:span text:style-name="T514">Pokud postavy stráví alespoň jeden den pozorováním, skřetí </text:span></text:span><text:span text:style-name="Emphasis"><text:span text:style-name="T594">kuchař</text:span></text:span><text:span text:style-name="Emphasis"><text:span text:style-name="T514"> ho dodělá </text:span></text:span><text:span text:style-name="Emphasis"><text:span text:style-name="T594">a skřeti z </text:span></text:span><text:span text:style-name="Emphasis"><text:span text:style-name="T652">B16</text:span></text:span><text:span text:style-name="Emphasis"><text:span text:style-name="T594"> ho pak odnesou dolů do dolu</text:span></text:span><text:span text:style-name="Emphasis"><text:span text:style-name="T514">.</text:span></text:span></text:p>
        </text:list-item>
      </text:list>
      <text:p text:style-name="P100"><text:span text:style-name="Emphasis"><text:span text:style-name="T409">▸<text:tab/></text:span></text:span><text:span text:style-name="Emphasis"><text:span text:style-name="T672">T</text:span></text:span><text:span text:style-name="Emphasis"><text:span text:style-name="T671">e</text:span></text:span><text:span text:style-name="Emphasis"><text:span text:style-name="T672">sařské nářadí</text:span></text:span><text:span text:style-name="Emphasis"><text:span text:style-name="T519">:</text:span></text:span><text:span text:style-name="Emphasis"><text:span text:style-name="T512"> </text:span></text:span><text:span text:style-name="Emphasis"><text:span text:style-name="T519">sekera, </text:span></text:span><text:span text:style-name="Emphasis"><text:span text:style-name="T528">dláto, pila a kladivo. </text:span></text:span><text:span text:style-name="Emphasis"><text:span text:style-name="T534">Jsou to velmi staré, ale kvalitní trpaslické nástroje.</text:span></text:span></text:p>
      <text:p text:style-name="P101"><text:span text:style-name="Emphasis"><text:span text:style-name="T409">▸<text:tab/></text:span></text:span><text:span text:style-name="T243">Byliny</text:span><text:span text:style-name="T265">:</text:span><text:span text:style-name="T783"> </text:span>cibule, česnek, <text:span text:style-name="T781">hořčice, kmín a planý kopr.</text:span></text:p>
      <text:p text:style-name="P102"><text:span text:style-name="Emphasis"><text:span text:style-name="T409">▸<text:tab/></text:span></text:span><text:span text:style-name="Emphasis"><text:span text:style-name="T670">K</text:span></text:span><text:span text:style-name="T240">ulatá mísa</text:span><text:span text:style-name="T776"> je zanesená silnou vrstvou drolivé hmoty – někdo v ní nejspíš rozmíchával maltu. Na dotek brní (je to totiž ve skutečnosti kouzelný štít – karta </text:span><text:span text:style-name="T101">jehelníček</text:span><text:span text:style-name="T768">. Po očištění od malty bude plně funkční).</text:span></text:p>
      <text:p text:style-name="P103"><text:span text:style-name="Emphasis"><text:span text:style-name="T409">▸<text:tab/></text:span></text:span><text:span text:style-name="Emphasis"><text:span text:style-name="T673">Zednické nářadí</text:span></text:span><text:span text:style-name="Emphasis"><text:span text:style-name="T528">:</text:span></text:span><text:span text:style-name="Emphasis"><text:span text:style-name="T531"> </text:span></text:span><text:span text:style-name="Emphasis"><text:span text:style-name="T528">špach</text:span></text:span><text:span text:style-name="Emphasis"><text:span text:style-name="T530">t</text:span></text:span><text:span text:style-name="Emphasis"><text:span text:style-name="T528">le, </text:span></text:span><text:span text:style-name="Emphasis"><text:span text:style-name="T535">dřevěné </text:span></text:span><text:span text:style-name="Emphasis"><text:span text:style-name="T528">hladítko </text:span></text:span><text:span text:style-name="Emphasis"><text:span text:style-name="T529">a zednická lžíce. </text:span></text:span><text:span text:style-name="Emphasis"><text:span text:style-name="T536">Lžíce je trpaslické výroby, špachtli a hladítko vyrobili skřeti.</text:span></text:span></text:p>
      <text:h text:style-name="Heading_20_3" text:outline-level="3"><text:span text:style-name="T793">A3 – T</text:span>ěžební budov<text:span text:style-name="T770">a</text:span></text:h>
      <text:p text:style-name="P36"><text:span text:style-name="T836">Celý vnitřek této kamenné, kuželovité stavby</text:span> <text:span text:style-name="T836">zabírá</text:span> jedna<text:span text:style-name="T834"> místnost. Uprostřed je otočný </text:span><text:span text:style-name="T254">žentour</text:span><text:span text:style-name="T834"> se dvěma rameny pro tažná zvířata. Velká ozubená kola přenášejí pohyb na masivní </text:span><text:span text:style-name="T254">naviják</text:span><text:span text:style-name="T277">, </text:span><text:span text:style-name="T278">ze kterého někam dolů zhruba metrovou čtvercovou dírou vede lano a masivní řetěz.</text:span><text:span text:style-name="T834"> Vedle je stejná čtvercová díra, ze které čouhá konec žebříku. Podlaha mezi žentourem a navijákem zřejmě neunesla váhu jednoho z tažných zvířat, takže je v ní ještě jedna nepravidelná </text:span><text:span text:style-name="T254">díra</text:span><text:span text:style-name="T834">, mnohem větší</text:span><text:span text:style-name="T274"> </text:span><text:span text:style-name="T275">než ty </text:span><text:span text:style-name="T278">čtvercové</text:span><text:span text:style-name="T834">.</text:span></text:p>
      <text:p text:style-name="P22"><text:soft-page-break/><text:span text:style-name="T326">👣</text:span><text:span text:style-name="T292"> </text:span><text:span text:style-name="T394">(stopování)</text:span><text:span text:style-name="T294"> </text:span><text:span text:style-name="T301">J</text:span><text:span text:style-name="T295">sou</text:span><text:span text:style-name="T298"> </text:span><text:span text:style-name="T301">zde</text:span><text:span text:style-name="T298"> čerstvé</text:span><text:span text:style-name="T295"> </text:span><text:span text:style-name="T296">skřetí stopy. </text:span><text:span text:style-name="T298">Vedou od </text:span><text:span text:style-name="T304">díry s žebříkem</text:span><text:span text:style-name="T298"> k </text:span><text:span text:style-name="T302">východu k</text:span><text:span text:style-name="T298"> budově </text:span><text:span text:style-name="T327">A2</text:span><text:span text:style-name="T298">.</text:span></text:p>
      <text:p text:style-name="P91"><text:span text:style-name="Emphasis"><text:span text:style-name="T409">▸<text:tab/></text:span></text:span><text:span text:style-name="Emphasis"><text:span text:style-name="T683">Žentour</text:span></text:span><text:span text:style-name="Emphasis"><text:span text:style-name="T596"> je stále funkční. </text:span></text:span><text:span text:style-name="Emphasis"><text:span text:style-name="T597">K</text:span></text:span><text:span text:style-name="Emphasis"><text:span text:style-name="T596">dyž jím </text:span></text:span><text:span text:style-name="Emphasis"><text:span text:style-name="T597">ale</text:span></text:span><text:span text:style-name="Emphasis"><text:span text:style-name="T596"> postavy zkusí otáčet, zjistí, </text:span></text:span><text:span text:style-name="Emphasis"><text:span text:style-name="T484">že jim </text:span></text:span><text:span text:style-name="Emphasis"><text:span text:style-name="T596">překáží</text:span></text:span><text:span text:style-name="Emphasis"><text:span text:style-name="T484"> díra v podlaze.</text:span></text:span></text:p>
      <text:p text:style-name="P91"><text:span text:style-name="Emphasis"><text:span text:style-name="T409">▸<text:tab/></text:span></text:span><text:span text:style-name="Emphasis"><text:span text:style-name="T596">Řetěz na </text:span></text:span><text:span text:style-name="Emphasis"><text:span text:style-name="T683">n</text:span></text:span><text:span text:style-name="Emphasis"><text:span text:style-name="T666">aviják</text:span></text:span><text:span text:style-name="Emphasis"><text:span text:style-name="T683">u</text:span></text:span><text:span text:style-name="Emphasis"><text:span text:style-name="T484"> je </text:span></text:span><text:span text:style-name="Emphasis"><text:span text:style-name="T596">přetr</text:span></text:span><text:span text:style-name="Emphasis"><text:span text:style-name="T595">žený, zbývá z něj jen malý kus. Místo něj je teď provaz, který se </text:span></text:span><text:span text:style-name="Emphasis"><text:span text:style-name="T596">nevytahuje točením žentourem, ale</text:span></text:span><text:span text:style-name="Emphasis"><text:span text:style-name="T595"> ručně.</text:span></text:span></text:p>
      <text:list xml:id="list4013353651" text:style-name="L16">
        <text:list-item>
          <text:p text:style-name="P231"><text:span text:style-name="Emphasis"><text:span text:style-name="T580">Provaz</text:span></text:span><text:span text:style-name="Emphasis"><text:span text:style-name="T484"> </text:span></text:span><text:span text:style-name="Emphasis"><text:span text:style-name="T580">je dlouhý 20 metrů, </text:span></text:span><text:span text:style-name="Emphasis"><text:span text:style-name="T581">na konci je železný hák.</text:span></text:span></text:p>
        </text:list-item>
      </text:list>
      <text:p text:style-name="P87"><text:span text:style-name="Emphasis"><text:span text:style-name="T409">▸<text:tab/></text:span></text:span><text:span text:style-name="Emphasis"><text:span text:style-name="T483">Pod </text:span></text:span><text:span text:style-name="Emphasis"><text:span text:style-name="T665">dírou</text:span></text:span><text:span text:style-name="Emphasis"><text:span text:style-name="T410"> </text:span></text:span><text:span text:style-name="Emphasis"><text:span text:style-name="T483">v podlaze je hluboká těžební šachta </text:span></text:span><text:span text:style-name="Emphasis"><text:span text:style-name="T648">B13</text:span></text:span><text:span text:style-name="Emphasis"><text:span text:style-name="T483">. Na dně se se něco leskne </text:span></text:span><text:span text:style-name="Emphasis"><text:span text:style-name="T596">(vodní hladina).</text:span></text:span></text:p>
      <text:h text:style-name="Heading_20_2" text:outline-level="2"><text:bookmark-start text:name="__RefHeading___Toc13853_1990953305"/>Důl<text:bookmark-end text:name="__RefHeading___Toc13853_1990953305"/></text:h>
      <text:p text:style-name="P130"><text:span text:style-name="T793">Š</text:span>toly jsou zhruba dva metry vysoké a metr a půl široké. <text:span text:style-name="T793">V části vybudované v dávných dobách trpaslíky (na mapě černou) jsou stěny</text:span> zpevněné kamennými opěrami. <text:span text:style-name="T793">Nové štoly, které vykopali skřeti (na mapě tmavě hnědou), mají jen výdřevu. Na opěrách, kamenných i dřevěných, jsou háčky na zavěšení kahanu.<text:line-break/><text:tab/>Štoly jsou na různých místech pospojované krátkými svislými šachtami, které jsou vždy nahoře překlenuté kamennou nebo dřevěnou podlahou s metrovou čtvercovou dírou na žebřík.</text:span></text:p>
      <text:h text:style-name="Heading_20_3" text:outline-level="3">Světlo v podzemí</text:h>
      <text:p text:style-name="P131">Mysli na to, že všude v podzemí je tma, a že skřeti si svítí hornickými kahany – postavy tedy světlo uvidí už zdálky. Kdykoliv tedy postavy vstoupí do nové štoly, podívej se na mapě, jestli tam někde není vidět světlo.</text:p>
      <text:h text:style-name="P156" text:outline-level="3"><text:soft-page-break/><text:span text:style-name="T71">B</text:span><text:span text:style-name="T81">1</text:span><text:span text:style-name="T71"> – </text:span><text:span text:style-name="T70">D</text:span><text:span text:style-name="T4">olující brouk,</text:span><text:span text:style-name="T81"> horník </text:span><text:span text:style-name="T91">a ploštice</text:span></text:h>
      <text:p text:style-name="P58"><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P42"><text:span text:style-name="T4">🔊<text:tab/></text:span><text:span text:style-name="T83">Zvuky hrabání </text:span><text:span text:style-name="T86">a nakládání lopatou</text:span><text:span text:style-name="T83">.</text:span></text:p>
      <text:p text:style-name="P111"><text:span text:style-name="T17">Ú</text:span><text:span text:style-name="T14">plně na konci štoly je vidět zadek </text:span><text:span text:style-name="T15">obřího brouka </text:span><text:span text:style-name="T39">(karta </text:span><text:span text:style-name="T20">obří hrabavý brouk</text:span><text:span text:style-name="T39">)</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7">(kart</text:span><text:span text:style-name="T53">a</text:span><text:span text:style-name="T47"> </text:span><text:span text:style-name="T17">skřet s lopatou</text:span><text:span text:style-name="T47">)</text:span><text:span text:style-name="T6"> </text:span><text:span text:style-name="T17">nakládá do kýble upevněného na zádech obří ploštice</text:span><text:span text:style-name="T47">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5"> (s vodou)</text:span><text:span text:style-name="T16">.</text:span></text:p>
      <text:list xml:id="list2045272314" text:style-name="L17">
        <text:list-item>
          <text:p text:style-name="P232"><text:span text:style-name="T46">Skřet, brouk ani ploštice si nebudou postav všímat</text:span><text:span text:style-name="T39">.</text:span></text:p>
        </text:list-item>
        <text:list-item>
          <text:p text:style-name="P233">Pokud postavy napadnou ploštici, pokusí se kolem nich proběhnout a utéct. <text:span text:style-name="T742">Po žebřících ani po stěnách ale šplhat nedokáž</text:span><text:span text:style-name="T741">e</text:span><text:span text:style-name="T742">, takže j</text:span><text:span text:style-name="T741">i</text:span><text:span text:style-name="T742"> postavy snadno zaženou do </text:span><text:span text:style-name="T743">kouta</text:span><text:span text:style-name="T742">.</text:span> Skřet na ně při tom bude chrlit proud nadávek <text:span text:style-name="T853">ve skřetí řeči</text:span>.</text:p>
        </text:list-item>
        <text:list-item>
          <text:p text:style-name="P234">Když napadnou skřeta, začne volat o pomoc a bude se bránit motykou. Pokud ještě žijí skřeti ve zbrojnici <text:span text:style-name="T190">B10</text:span>, přijdou mu na pomoc.</text:p>
          <text:list>
            <text:list-item>
              <text:p text:style-name="P235">Skřet má v kapse křesadlo.</text:p>
            </text:list-item>
          </text:list>
        </text:list-item>
        <text:list-item>
          <text:p text:style-name="P213"><text:span text:style-name="T4">Brouk si nebude ničeho všímat (ani souboje se skřetem </text:span><text:span text:style-name="T92">či s plošticí</text:span><text:span text:style-name="T4">) a bude dál hrabat, dokud ho postavy nenapadnou. Pak se teprve bude bránit.</text:span></text:p>
        </text:list-item>
      </text:list>
      <text:h text:style-name="P157" text:outline-level="3"><text:span text:style-name="T813">B2 – </text:span>Vnitřní šachta</text:h>
      <text:p text:style-name="P123"><text:span text:style-name="T208">💡</text:span><text:span text:style-name="T855"> Dole v šachtě je velmi slabé, namodralé světlo (viz jeskyně C1)</text:span>. <text:span text:style-name="T837">Horní část se topí ve tmě.</text:span></text:p>
      <text:p text:style-name="P30"><text:soft-page-break/><text:span text:style-name="T89">Šachta je čtvercová, v průřezu má zhruba 2x2 metry. </text:span><text:span text:style-name="T80">M</text:span><text:span text:style-name="T4">ístnost nad </text:span><text:span text:style-name="T89">ní </text:span><text:span text:style-name="T92">je kuželovitá,</text:span><text:span text:style-name="T4"> trochu připomíná těžební budovu na povrchu. Je zde také rumpál, ale pouze ruční. </text:span><text:span text:style-name="T82">Není na něm provaz ani řetěz.</text:span></text:p>
      <text:p text:style-name="P57"><text:span text:style-name="T62">👣<text:tab/></text:span><text:span text:style-name="T80">Vrstva prachu na podlaze je netknutá, dlouho tu nikdo nebyl.</text:span></text:p>
      <text:p text:style-name="P55"><text:span text:style-name="T82">K</text:span><text:span text:style-name="T4">aždý čtvereček na mapě představuje dva metry, takže dolů na jednu ze zbylých příček je to osm metrů.</text:span></text:p>
      <text:list xml:id="list3009750694" text:style-name="L18">
        <text:list-item>
          <text:p text:style-name="P236">Rumpál je stále funkční, stačí na něj přivázat řetěz nebo lano.</text:p>
        </text:list-item>
        <text:list-item>
          <text:p text:style-name="P237">Stěny šachty jsou vyložené kamennými deskami, do spár by šly zatlouct skoby nebo hřeby.</text:p>
        </text:list-item>
      </text:list>
      <text:h text:style-name="P158" text:outline-level="3"><text:span text:style-name="T819">B2d1 – Masivní d</text:span>veře</text:h>
      <text:p text:style-name="P122">⬤<text:tab/>Je zde tma.</text:p>
      <text:p text:style-name="P20"><text:span text:style-name="T772">M</text:span>asivní kamenné dveře <text:span text:style-name="T772">s madlem a vnitřním zámkem</text:span>.</text:p>
      <text:p text:style-name="P23"><text:span text:style-name="T57">👣</text:span><text:span text:style-name="T41"> </text:span><text:span text:style-name="T48">(stopování) Ve štole jsou stopy skřetů, </text:span><text:span text:style-name="T58">u dveří ale nejsou</text:span><text:span text:style-name="T48">.</text:span></text:p>
      <text:p text:style-name="P79">Když se <text:span text:style-name="T771">k nim</text:span> někdo přiblíží, rozsvítí se na nich kruhový runový symbol <text:span text:style-name="T214">(stejný jako na kartě </text:span><text:span text:style-name="T132">runová stráž</text:span><text:span text:style-name="T184"> – </text:span><text:span text:style-name="T185">dej hráčům kartu s obrázkem</text:span><text:span text:style-name="T214">)</text:span>. Pokud hned neodstoupí, ozve se hlasité poplašné bzučení a bude pokračovat, dokud <text:span text:style-name="T856">se </text:span>nevzdálí.</text:p>
      <text:list xml:id="list2517181617" text:style-name="L19">
        <text:list-item>
          <text:p text:style-name="P241">Symbol <text:span text:style-name="T773">byl</text:span> vytvořen <text:span text:style-name="T808">svitkem</text:span> <text:span text:style-name="T96">runová stráž</text:span>, který mohou postavy najít v Runotepecké dílně <text:span text:style-name="T196">B1</text:span><text:span text:style-name="T200">7</text:span>.</text:p>
          <text:list>
            <text:list-item>
              <text:p text:style-name="P242">Runa má propouštěcí formuli (<text:span text:style-name="T133">Batar hadol</text:span>), která umožní projít bez spuštění poplachu. V podzemí ale nikde napsaná není. Zná ji pouze trpaslík Bregen zarostlý modrou houbou v jeskyni C1.</text:p>
            </text:list-item>
          </text:list>
        </text:list-item>
        <text:list-item>
          <text:p text:style-name="P241"><text:soft-page-break/>Runovou stráž jde rozbít násilím – stačí <text:span text:style-name="T857">přerušit některou z čar</text:span>. Je ale vytepaný do pevných kamenných dveří, takže na to bude potřeba nějaký nástroj, nejlépe perlík a kladivo.</text:p>
        </text:list-item>
        <text:list-item>
          <text:p text:style-name="P243">Poplach vzburcuje zbylé skřety v podzemí. <text:span text:style-name="T769">Pokud jich ještě žije hodně, shluknou se a zaútočí na postavy společně. Pokud už jich je jen pár, nejspíš se pokusí z dolu utéct.</text:span></text:p>
        </text:list-item>
      </text:list>
      <text:p text:style-name="P97">Do zámku ve dveřích pasuje <text:span text:style-name="T113">velký </text:span><text:span text:style-name="Emphasis"><text:span text:style-name="T704">mosazný klíč</text:span></text:span><text:span text:style-name="Emphasis"><text:span text:style-name="T473">, </text:span></text:span><text:span text:style-name="Emphasis"><text:span text:style-name="T488">který má u sebe trpaslík zarostlý houbami v jeskyni </text:span></text:span><text:span text:style-name="Emphasis"><text:span text:style-name="T633">C1</text:span></text:span><text:span text:style-name="Emphasis"><text:span text:style-name="T488">.</text:span></text:span></text:p>
      <text:list xml:id="list875848192" text:style-name="L20">
        <text:list-item>
          <text:p text:style-name="P244"><text:span text:style-name="Emphasis"><text:span text:style-name="T489">Zloděj nebo někdo s </text:span></text:span><text:span text:style-name="Emphasis"><text:span text:style-name="T710">otevíráním zámků</text:span></text:span><text:span text:style-name="Emphasis"><text:span text:style-name="T489"> </text:span></text:span><text:span text:style-name="Emphasis"><text:span text:style-name="T490">jej </text:span></text:span><text:span text:style-name="Emphasis"><text:span text:style-name="T489">dokáže otevřít pomocí </text:span></text:span><text:span text:style-name="Emphasis"><text:span text:style-name="T490">šperháků</text:span></text:span><text:span text:style-name="Emphasis"><text:span text:style-name="T489">, ale zabere mu to několik desítek minut – zámek je velmi složitý.</text:span></text:span></text:p>
        </text:list-item>
        <text:list-item>
          <text:p text:style-name="P244"><text:span text:style-name="Emphasis"><text:span text:style-name="T491">Dveře není možné vyrazit. </text:span></text:span><text:span text:style-name="Emphasis"><text:span text:style-name="T492">J</text:span></text:span><text:span text:style-name="Emphasis"><text:span text:style-name="T568">dou ale</text:span></text:span><text:span text:style-name="Emphasis"><text:span text:style-name="T492"> </text:span></text:span><text:span text:style-name="Emphasis"><text:span text:style-name="T493">například</text:span></text:span><text:span text:style-name="Emphasis"><text:span text:style-name="T492"> rozbít </text:span></text:span><text:span text:style-name="Emphasis"><text:span text:style-name="T568">krumpáčem </text:span></text:span><text:span text:style-name="Emphasis"><text:span text:style-name="T598">(což bude práce na několik hodin)</text:span></text:span><text:span text:style-name="Emphasis"><text:span text:style-name="T492"> nebo </text:span></text:span><text:span text:style-name="Emphasis"><text:span text:style-name="T599">pro</text:span></text:span><text:span text:style-name="Emphasis"><text:span text:style-name="T492">razit výbušninami z </text:span></text:span><text:span text:style-name="Emphasis"><text:span text:style-name="T632">B</text:span></text:span><text:span text:style-name="Emphasis"><text:span text:style-name="T641">16</text:span></text:span><text:span text:style-name="Emphasis"><text:span text:style-name="T492">.</text:span></text:span></text:p>
          <text:list>
            <text:list-item>
              <text:p text:style-name="P244"><text:span text:style-name="Emphasis"><text:span text:style-name="T494">Výbuch bude samozřejmě slyšet po celém dole. </text:span></text:span><text:span text:style-name="Emphasis"><text:span text:style-name="T495">Pokud ještě žije zlobr v </text:span></text:span><text:span text:style-name="Emphasis"><text:span text:style-name="T632">B1</text:span></text:span><text:span text:style-name="Emphasis"><text:span text:style-name="T643">4</text:span></text:span><text:span text:style-name="Emphasis"><text:span text:style-name="T495">, ozve se jeho zaryčení. </text:span></text:span><text:span text:style-name="Emphasis"><text:span text:style-name="T496">Rána také vzburcuje všechny zbylé skřety v podzemí</text:span></text:span><text:span text:style-name="Emphasis"><text:span text:style-name="T568"> – vyrazí sem jak skřeti z </text:span></text:span><text:span text:style-name="Emphasis"><text:span text:style-name="T632">B</text:span></text:span><text:span text:style-name="Emphasis"><text:span text:style-name="T640">10</text:span></text:span><text:span text:style-name="Emphasis"><text:span text:style-name="T568">, tak náčelník z </text:span></text:span><text:span text:style-name="Emphasis"><text:span text:style-name="T632">B</text:span></text:span><text:span text:style-name="Emphasis"><text:span text:style-name="T640">8</text:span></text:span><text:span text:style-name="Emphasis"><text:span text:style-name="T568"> se svojí družkou, pokud ještě žijí</text:span></text:span><text:span text:style-name="Emphasis"><text:span text:style-name="T496">.</text:span></text:span></text:p>
            </text:list-item>
          </text:list>
        </text:list-item>
      </text:list>
      <text:h text:style-name="P159" text:outline-level="3"><text:span text:style-name="T71">B</text:span><text:span text:style-name="T79">3</text:span><text:span text:style-name="T4"> – </text:span><text:span text:style-name="T72">T</text:span><text:span text:style-name="T4">unel na povrch</text:span></text:h>
      <text:p text:style-name="P119"><text:span text:style-name="T328">⬤</text:span><text:span text:style-name="T332"><text:tab/>Je zde tma.</text:span></text:p>
      <text:p text:style-name="P40">Pokud se sem postavy právě prokopaly z povrchu:</text:p>
      <text:p text:style-name="P39"><text:span text:style-name="T4">Prokopali jste se do </text:span><text:span text:style-name="T73">vodorovné</text:span><text:span text:style-name="T4"> důlní štoly. </text:span><text:span text:style-name="T93">Na zemi je povalený prohnutý dřevěný rošt, který nejspíš držel hlínu v tunelu.</text:span></text:p>
      <text:p text:style-name="P78"><text:span text:style-name="T4">Pokud se sem </text:span><text:span text:style-name="T72">přišly </text:span><text:span text:style-name="T74">skrz důl</text:span><text:span text:style-name="T4">:</text:span></text:p>
      <text:p text:style-name="P117"><text:soft-page-break/><text:span text:style-name="T21">Konec štoly přehrazuje proh</text:span><text:span text:style-name="T29">nutý</text:span><text:span text:style-name="T21">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20"><text:span text:style-name="T57">👣</text:span><text:span text:style-name="T41"> </text:span><text:span text:style-name="T50">Ve vrstvě hlíny na podlaze j</text:span><text:span text:style-name="T41">sou </text:span><text:span text:style-name="T44">zřetelné </text:span><text:span text:style-name="T49">humanoidní</text:span><text:span text:style-name="T41"> stopy.<text:line-break/>👣 </text:span><text:span text:style-name="T10">(stopování)</text:span><text:span text:style-name="T42"> </text:span><text:span text:style-name="T54">Z</text:span><text:span text:style-name="T49">anechali </text:span><text:span text:style-name="T54">je zde</text:span><text:span text:style-name="T49"> skřeti. Kromě nich </text:span><text:span text:style-name="T43">jsou </text:span><text:span text:style-name="T49">tu</text:span><text:span text:style-name="T43"> ještě jedny:</text:span><text:span text:style-name="T44"> úzké a hluboké, jako od hmyzích nohou – pokud by tedy ten hmyz měřil víc než metr </text:span><text:span text:style-name="T55">(jsou to stopy obřího hrabavého brouka z </text:span><text:span text:style-name="T59">B1</text:span><text:span text:style-name="T55">)</text:span><text:span text:style-name="T44">.</text:span></text:p>
      <text:h text:style-name="P156" text:outline-level="3"><text:span text:style-name="T814">B4 – L</text:span>íheň obřích brouků</text:h>
      <text:p text:style-name="P124">⬤<text:tab/>Je zde tma.</text:p>
      <text:p text:style-name="P66"><text:span text:style-name="T357">♨<text:tab/></text:span><text:span text:style-name="T358">J</text:span><text:span text:style-name="T359">e zde </text:span><text:span text:style-name="T360">silný zápach </text:span><text:span text:style-name="T375">výkalů a</text:span><text:span text:style-name="T360"> tlejícího odpadu</text:span><text:span text:style-name="T359">.</text:span></text:p>
      <text:p text:style-name="P31"><text:span text:style-name="T280">Vstup do této místnosti, </text:span><text:span text:style-name="T375">kterou zřejmě někdo používá jako latrínu,</text:span><text:span text:style-name="T280"> není u podlahy, ale zhruba v půlce stěny. Z pohledu ze štoly </text:span><text:span text:style-name="T376">to</text:span><text:span text:style-name="T280"> tedy vypadá jako </text:span><text:span text:style-name="T376">jímka</text:span><text:span text:style-name="T280"> zapuštěná do podlahy. Na dně, </text:span><text:span text:style-name="T364">zhruba o metr níž,</text:span><text:span text:style-name="T280"> je</text:span><text:span text:style-name="T361"> </text:span><text:span text:style-name="T364">rozrytý</text:span><text:span text:style-name="T280"> </text:span><text:span text:style-name="T365">kompost</text:span><text:span text:style-name="T370">.</text:span><text:span text:style-name="T390"> Na něm je hromada výkalů</text:span><text:span text:style-name="T391">.</text:span></text:p>
      <text:p text:style-name="P24"><text:span text:style-name="T326">👣</text:span><text:span text:style-name="T292"> </text:span><text:span text:style-name="T393">(stopování)</text:span><text:span text:style-name="T293"> Rýhy v kompostu jsou od nějakého velkého červa (alespoň metrového).</text:span></text:p>
      <text:p text:style-name="P43"><text:span text:style-name="Emphasis"><text:span text:style-name="T409">▸<text:tab/></text:span></text:span><text:span text:style-name="T280">Když budou postavy </text:span><text:span text:style-name="T366">kompost</text:span><text:span text:style-name="T280"> chvíli pozorovat, všimnou si, že se místy vzdouvá.</text:span></text:p>
      <text:p text:style-name="P48"><text:span text:style-name="T377">⚔</text:span><text:span text:style-name="T362"> </text:span><text:span text:style-name="T280">V </text:span><text:span text:style-name="T361">kompostu jsou tři </text:span><text:span text:style-name="T339">larvy obřího brouka</text:span><text:span text:style-name="T361"> (karta). Nahoru do štoly vyšplhat nedokážou. Pokud ale některá z postav sleze dolů, larvy se </text:span><text:span text:style-name="T363">vyhrabou z kompostu a s chutí se na ni</text:span><text:span text:style-name="T361"> vrhnou.</text:span></text:p>
      <text:list xml:id="list1769052900" text:style-name="L21">
        <text:list-item>
          <text:p text:style-name="P245"><text:span text:style-name="T305">K</text:span><text:span text:style-name="T281">dyž je larva zraněna </text:span><text:span text:style-name="T306">za víc než polovinu životů</text:span><text:span text:style-name="T281">, zahrabe se zase do kompostu.</text:span></text:p>
        </text:list-item>
      </text:list>
      <text:h text:style-name="P160" text:outline-level="3"><text:soft-page-break/>B5 – Skřetí horník <text:span text:style-name="T840">s krumpáčem</text:span></text:h>
      <text:p text:style-name="P58"><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Text_20_body"><text:span text:style-name="T4">🔊<text:tab/></text:span><text:span text:style-name="T731">Pravidelné nárazy těžkého železného nástroje do </text:span><text:span text:style-name="T733">podloží</text:span><text:span text:style-name="T731">.</text:span></text:p>
      <text:p text:style-name="P112"><text:span text:style-name="T96">Na konci štoly se činí skřetí horník </text:span><text:span text:style-name="T117">s krumpáčem</text:span><text:span text:style-name="T96"> </text:span><text:span text:style-name="T134">(kart</text:span><text:span text:style-name="T168">a</text:span><text:span text:style-name="T134"> </text:span><text:span text:style-name="T96">skřet s krumpáčem</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143534443" text:style-name="L22">
        <text:list-item>
          <text:p text:style-name="P214">Když <text:s/>postavy nechají <text:span text:style-name="T858">skřeta</text:span> být, <text:span text:style-name="T825">nebude si jich všímat.</text:span></text:p>
        </text:list-item>
        <text:list-item>
          <text:p text:style-name="P214"><text:span text:style-name="T825">Když ho napadnou, bude se bránit a volat o pomoc. Skřeti v </text:span><text:span text:style-name="T202">B10</text:span><text:span text:style-name="T825"> ho ale neuslyší, takže se sem nejdřív po žebříku vyleze podívat skřetí horník z </text:span><text:span text:style-name="T202">B1</text:span><text:span text:style-name="T825"> (pokud ještě žije) a když uvidí postavy, sleze zase honem dolů a poběží pro skřety z </text:span><text:span text:style-name="T202">B10</text:span><text:span text:style-name="T825">.</text:span></text:p>
        </text:list-item>
        <text:list-item>
          <text:p text:style-name="P218">Skřet má v kapse křesadlo.</text:p>
        </text:list-item>
      </text:list>
      <text:h text:style-name="P164" text:outline-level="3">B6 – Štola s<text:span text:style-name="T854">e stopami</text:span> ploštic<text:span text:style-name="T854">e</text:span></text:h>
      <text:p text:style-name="P74">⬤<text:tab/>Je zde tma.</text:p>
      <text:p text:style-name="P29"><text:span text:style-name="T326">👣</text:span><text:span text:style-name="T333"><text:tab/></text:span><text:span text:style-name="T334">Na podlaze je rozsypaná natěžená hornina, </text:span><text:span text:style-name="T336">zřejmě ji tudy někdo nosí ven</text:span><text:span text:style-name="T335">. </text:span><text:span text:style-name="T334">V ní jsou vidět dvě řady stop, </text:span><text:span text:style-name="T336">zřejmě</text:span><text:span text:style-name="T334"> od nějakého ostrého tenkého nástroje. </text:span><text:span text:style-name="T337">Vypadá to jako dvě hustě tečkované čáry.</text:span></text:p>
      <text:list xml:id="list731316166" text:style-name="L23">
        <text:list-item>
          <text:p text:style-name="P246"><text:span text:style-name="T347">(stopování)</text:span><text:span text:style-name="T293"> </text:span><text:span text:style-name="T308">Stopy zde zanechala</text:span><text:span text:style-name="T307"> </text:span><text:span text:style-name="T346">obří ploštice</text:span><text:span text:style-name="T307"> z </text:span><text:span text:style-name="T329">B1</text:span><text:span text:style-name="T307">, kterou skřeti používají na převoz natěžené horniny.</text:span></text:p>
        </text:list-item>
      </text:list>
      <text:h text:style-name="P165" text:outline-level="3"><text:span text:style-name="T76">B7 – </text:span><text:span text:style-name="T77">Kovárna</text:span></text:h>
      <text:p text:style-name="P11"><text:span text:style-name="T299">🔊<text:tab/></text:span><text:span text:style-name="T300">Zvuky práce kováře.</text:span></text:p>
      <text:p text:style-name="P60"><text:span text:style-name="T64">💡</text:span><text:span text:style-name="T85"> V místnosti je světlo od hornického kahanu.</text:span></text:p>
      <text:p text:style-name="P108"><text:soft-page-break/><text:span text:style-name="T7">V</text:span><text:span text:style-name="T6">e stěně místnosti je </text:span><text:span text:style-name="T26">vyhaslá</text:span><text:span text:style-name="T6"> </text:span><text:span text:style-name="T30">výheň</text:span><text:span text:style-name="T6">. Vedle ní </text:span><text:span text:style-name="T27">je</text:span><text:span text:style-name="T6"> kovadlina </text:span><text:span text:style-name="T12">a vědro s vodou</text:span><text:span text:style-name="T6">. </text:span><text:span text:style-name="T8">Na polici je vyskládané </text:span><text:span text:style-name="T31">kovářské nářadí</text:span><text:span text:style-name="T33">,</text:span><text:span text:style-name="T34"> zapálený kahan </text:span><text:span text:style-name="T35">a křesadlo</text:span><text:span text:style-name="T8">.</text:span><text:span text:style-name="T6"> </text:span><text:span text:style-name="T7">N</text:span><text:span text:style-name="T9">a stěně naproti výhni je </text:span><text:span text:style-name="T32">šmouha</text:span><text:span text:style-name="T9"> od sazí. </text:span><text:span text:style-name="T11">U kovadliny pracuje </text:span><text:span text:style-name="T56">skřetí kovářka</text:span><text:span text:style-name="T40"> (karta).</text:span><text:span text:style-name="T11"> </text:span><text:span text:style-name="T13">V ruce má trpaslické kovářské kladivo</text:span><text:span text:style-name="T51"> </text:span><text:span text:style-name="T52">(karta)</text:span><text:span text:style-name="T11">.</text:span><text:span text:style-name="T36"> </text:span><text:span text:style-name="T37">Kove jeden z velkých hřebů, kterým se spojuje výdřeva, nemá ho ale vůbec nažhavený.</text:span></text:p>
      <text:list xml:id="list4226274616" text:style-name="L24">
        <text:list-item>
          <text:p text:style-name="P239">Kovářka nepotřebuje výheň, protože má kouzelné trpaslické kovářské kladivo (viz text na kartě <text:span text:style-name="T859">s kladivem</text:span>). <text:span text:style-name="T406">U</text:span><text:span text:style-name="T407">kaž hráčům kartu s obrázkem, ať mají po čem toužit.</text:span></text:p>
        </text:list-item>
        <text:list-item>
          <text:p text:style-name="P240">Pokud <text:span text:style-name="T838">ji</text:span> postavy nechají být <text:span text:style-name="T838">a nebudou se jí hrabat v nástrojích a podobně</text:span>, bude si dál hledět své práce.</text:p>
        </text:list-item>
        <text:list-item>
          <text:p text:style-name="P225"><text:span text:style-name="T362">⚔ </text:span><text:span text:style-name="T78">Když na ni zaútočí, nebo jí zkusí něco ukrást, bude se bránit.</text:span></text:p>
        </text:list-item>
      </text:list>
      <text:p text:style-name="P46"><text:span text:style-name="Emphasis"><text:span text:style-name="T409">▸<text:tab/></text:span></text:span><text:span text:style-name="Emphasis"><text:span text:style-name="T680">V</text:span></text:span><text:span text:style-name="Emphasis"><text:span text:style-name="T331">ýheň</text:span></text:span><text:span text:style-name="Emphasis"><text:span text:style-name="T319"> má úzký, do skály vyražený komín. </text:span></text:span><text:span text:style-name="Emphasis"><text:span text:style-name="T320">Zřejmě ji někdo občas používá, teď je ale studená.</text:span></text:span></text:p>
      <text:p text:style-name="P44"><text:span text:style-name="Emphasis"><text:span text:style-name="T409">▸<text:tab/></text:span></text:span><text:span text:style-name="T369">Kovářské nářadí:</text:span><text:span text:style-name="T379"> </text:span><text:span text:style-name="T380">kleště</text:span><text:span text:style-name="T381">, </text:span><text:span text:style-name="T382">průbojník, </text:span><text:span text:style-name="T389">pilník, sekáč, raznice</text:span><text:span text:style-name="T383">.</text:span></text:p>
      <text:p text:style-name="P44"><text:span text:style-name="Emphasis"><text:span text:style-name="T409">▸<text:tab/></text:span></text:span><text:span text:style-name="Emphasis"><text:span text:style-name="T497">Pod</text:span></text:span><text:span text:style-name="T280"> </text:span><text:span text:style-name="T367">šmouh</text:span><text:span text:style-name="T368">ou</text:span><text:span text:style-name="T280"> </text:span><text:span text:style-name="T371">je ve stěně </text:span><text:span text:style-name="T372">malá páčka. Po jejím zmáčknutí ze stěny o kus vedle vyjede kamenný šuplík</text:span><text:span text:style-name="T371">. </text:span></text:p>
      <text:list xml:id="list820600442" text:style-name="L25">
        <text:list-item>
          <text:p text:style-name="P247"><text:span text:style-name="T283">U</text:span><text:span text:style-name="T281">vnitř je svitek </text:span><text:span text:style-name="T309">s rituálem</text:span><text:span text:style-name="T281"> </text:span><text:span text:style-name="T348">o</text:span><text:span text:style-name="T338">prava</text:span><text:span text:style-name="T281"> (karta) a </text:span><text:span text:style-name="T338">malý stříbrný ingot</text:span><text:span text:style-name="T281"> </text:span><text:span text:style-name="T284">(karta)</text:span><text:span text:style-name="T281">.</text:span></text:p>
        </text:list-item>
      </text:list>
      <text:p text:style-name="P44"><text:span text:style-name="Emphasis"><text:span text:style-name="T409">▸<text:tab/></text:span></text:span><text:span text:style-name="Emphasis"><text:span text:style-name="T330">Skřetí kovářka</text:span></text:span><text:span text:style-name="Emphasis"><text:span text:style-name="T313"> má </text:span></text:span><text:span text:style-name="Emphasis"><text:span text:style-name="T314">na sobě koženou kovářskou zástěru.</text:span></text:span><text:span text:style-name="Emphasis"><text:span text:style-name="T313"> </text:span></text:span><text:span text:style-name="Emphasis"><text:span text:style-name="T314">V</text:span></text:span><text:span text:style-name="Emphasis"><text:span text:style-name="T313"> ruce </text:span></text:span><text:span text:style-name="Emphasis"><text:span text:style-name="T314">drží </text:span></text:span><text:span text:style-name="Emphasis"><text:span text:style-name="T354">trpaslické </text:span></text:span><text:span text:style-name="T350">kovářské </text:span><text:span text:style-name="T349">kladivo</text:span><text:span text:style-name="T382"> </text:span><text:span text:style-name="T383">(karta)</text:span><text:span text:style-name="T351">.</text:span><text:span text:style-name="T383"> </text:span><text:span text:style-name="T384">V kapse má křesadlo.</text:span></text:p>
      <text:h text:style-name="P166" text:outline-level="3">B8 – Obytná místnost</text:h>
      <text:p text:style-name="P132"><text:span text:style-name="T183">💡</text:span><text:span text:style-name="T147"> V místnosti je světlo od hornického kahanu.</text:span></text:p>
      <text:p text:style-name="P65"><text:span text:style-name="T357">♨<text:tab/></text:span><text:span text:style-name="T392">Vzduch je tu zatuchlý jako v nevětrané místnosti.</text:span></text:p>
      <text:p text:style-name="P37"><text:soft-page-break/>Stěny této místnosti jsou vyloženy kamennými dlaždicemi. <text:span text:style-name="T767">Je zde velká postel s kožešinami, </text:span><text:span text:style-name="T238">železná skříň</text:span><text:span text:style-name="T767"> a kamenný psací stolek. Na něm je křesadlo, hliněná láhev</text:span><text:span text:style-name="T164"> (s vodou)</text:span><text:span text:style-name="T767"> a rozsvícený hornický kahan. </text:span>Pod stropem je zavěšený trojramenný železný svícen, <text:span text:style-name="T767">svíčky v něm ovšem nejsou</text:span>. <text:span text:style-name="T803">Na posteli se rozvaluje </text:span><text:span text:style-name="T252">skřetice</text:span><text:span text:style-name="T803"> </text:span><text:span text:style-name="T148">(karta </text:span><text:span text:style-name="T822">skřetice s vrhacími noži</text:span><text:span text:style-name="T148">)</text:span><text:span text:style-name="T803">. Vedle ní stojí </text:span><text:span text:style-name="T187">skřetí náčelník</text:span><text:span text:style-name="T803"> </text:span><text:span text:style-name="T148">(karta)</text:span><text:span text:style-name="T803"> s dvoubřitou sekerou. Na krku má náhrdelník z medvědích drápů </text:span><text:span text:style-name="T148">(karta)</text:span><text:span text:style-name="T803">.</text:span></text:p>
      <text:list xml:id="list550360473" text:style-name="L26">
        <text:list-item>
          <text:p text:style-name="P219"><text:span text:style-name="T384">U</text:span><text:span text:style-name="T385">kaž hráčům kart</text:span><text:span text:style-name="T388">y</text:span><text:span text:style-name="T385"> s obrázk</text:span><text:span text:style-name="T388">em</text:span><text:span text:style-name="T385"> </text:span><text:span text:style-name="T352">dvoubřité sekery</text:span><text:span text:style-name="T386"> </text:span><text:span text:style-name="T388">a </text:span><text:span text:style-name="T353">náhrdelníku z medvědích drápů</text:span><text:span text:style-name="T388"> </text:span><text:span text:style-name="T387">(bez textu)</text:span><text:span text:style-name="T385">, ať mají po čem toužit.</text:span></text:p>
        </text:list-item>
        <text:list-item>
          <text:p text:style-name="P248"><text:span text:style-name="T145">Pokud </text:span><text:span text:style-name="T146">sem</text:span><text:span text:style-name="T145"> postavy </text:span><text:span text:style-name="T146">přišly v doprovodu čtyř skřetů z </text:span><text:span text:style-name="T178">B</text:span><text:span text:style-name="T179">10</text:span><text:span text:style-name="T146"> a chtějí</text:span><text:span text:style-name="T145"> vyjednávat, přeskoč na kapitolu </text:span><text:span text:style-name="T177">Vyjednávání se skřety</text:span><text:span text:style-name="T145">.</text:span></text:p>
        </text:list-item>
        <text:list-item>
          <text:p text:style-name="P249"><text:span text:style-name="T145">P</text:span><text:span text:style-name="T134">okud přišly bez doprovodu a chtějí vyjednávat, náčelníkovi bude jasné, co se muselo stát. </text:span><text:span text:style-name="T149">I tak se s nimi bude bavit</text:span><text:span text:style-name="T147">, ale bude si </text:span><text:span text:style-name="T150">na ně</text:span><text:span text:style-name="T147"> dávat pozor a pokud se mu naskytne příležitost zlikvidovat </text:span><text:span text:style-name="T150">je</text:span><text:span text:style-name="T147"> po jedné, určitě ji využije.</text:span></text:p>
        </text:list-item>
        <text:list-item>
          <text:p text:style-name="P249"><text:span text:style-name="T325">⚔</text:span><text:span text:style-name="T285"> </text:span><text:span text:style-name="T286">Když dojde k boji, </text:span><text:span text:style-name="T287">náčelník </text:span><text:span text:style-name="T286">se vrhne dopředu a skřetice bude zpoza něj házet vrhací nože.</text:span></text:p>
        </text:list-item>
      </text:list>
      <text:p text:style-name="P89"><text:span text:style-name="Emphasis"><text:span text:style-name="T409">▸<text:tab/></text:span></text:span><text:span text:style-name="Emphasis"><text:span text:style-name="T729">Železná skř</text:span></text:span><text:span text:style-name="Emphasis"><text:span text:style-name="T663">íň</text:span></text:span><text:span text:style-name="Emphasis"><text:span text:style-name="T410"> </text:span></text:span><text:span text:style-name="Emphasis"><text:span text:style-name="T474">je silně zrezivělá. Jedno křídlo dveří je odchlípnuté a jsou na něm stopy po kovovém nástroji, zřejmě </text:span></text:span><text:span text:style-name="Emphasis"><text:span text:style-name="T582">se ji</text:span></text:span><text:span text:style-name="Emphasis"><text:span text:style-name="T474"> někdo neúspěšně snažil otevřít násilím.</text:span></text:span></text:p>
      <text:list xml:id="list1672219403" text:style-name="L27">
        <text:list-item>
          <text:p text:style-name="P251"><text:span text:style-name="Emphasis"><text:span text:style-name="T582">J</text:span></text:span><text:span text:style-name="Emphasis"><text:span text:style-name="T476">e zamčená, odemyká ji </text:span></text:span><text:span text:style-name="Emphasis"><text:span text:style-name="T706">malý železný klíč</text:span></text:span><text:span text:style-name="Emphasis"><text:span text:style-name="T476">, který má u sebe trpaslík zarostlý fialovou houbou v jeskyni C1.</text:span></text:span></text:p>
          <text:list>
            <text:list-item>
              <text:p text:style-name="P253"><text:span text:style-name="Emphasis"><text:span text:style-name="T600">J</text:span></text:span><text:span text:style-name="Emphasis"><text:span text:style-name="T478">de </text:span></text:span><text:span text:style-name="Emphasis"><text:span text:style-name="T477">odemknout </text:span></text:span><text:span text:style-name="Emphasis"><text:span text:style-name="T582">paklíčem</text:span></text:span><text:span text:style-name="Emphasis"><text:span text:style-name="T477">.</text:span></text:span></text:p>
            </text:list-item>
          </text:list>
        </text:list-item>
        <text:list-item>
          <text:p text:style-name="P251"><text:soft-page-break/><text:span text:style-name="Emphasis"><text:span text:style-name="T503">Když postavy skříň otevřou </text:span></text:span><text:span text:style-name="Emphasis"><text:span text:style-name="T600">nebo odstrčí</text:span></text:span><text:span text:style-name="Emphasis"><text:span text:style-name="T503">, uvidí, že</text:span></text:span><text:span text:style-name="Emphasis"><text:span text:style-name="T498"> nemá zadní stěnu – je skrz ni vidět </text:span></text:span><text:span text:style-name="Emphasis"><text:span text:style-name="T668">stěna místnosti</text:span></text:span><text:span text:style-name="Emphasis"><text:span text:style-name="T498">.</text:span></text:span></text:p>
        </text:list-item>
        <text:list-item>
          <text:p text:style-name="P252"><text:span text:style-name="Emphasis"><text:span text:style-name="T601">Skříň má tři police. Na nich</text:span></text:span><text:span text:style-name="Emphasis"><text:span text:style-name="T498"> j</text:span></text:span><text:span text:style-name="Emphasis"><text:span text:style-name="T572">e dokument s povolením k důlní činnosti</text:span></text:span><text:span text:style-name="Emphasis"><text:span text:style-name="T498"> </text:span></text:span><text:span text:style-name="Emphasis"><text:span text:style-name="T644">B8-1</text:span></text:span><text:span text:style-name="Emphasis"><text:span text:style-name="T476">,</text:span></text:span><text:span text:style-name="Emphasis"><text:span text:style-name="T498"> </text:span></text:span><text:span text:style-name="Emphasis"><text:span text:style-name="T711">p</text:span></text:span><text:span text:style-name="Emphasis"><text:span text:style-name="T707">řívěsek se sekerou</text:span></text:span><text:span text:style-name="Emphasis"><text:span text:style-name="T480"> (karta) </text:span></text:span><text:span text:style-name="Emphasis"><text:span text:style-name="T571">a </text:span></text:span><text:span text:style-name="Emphasis"><text:span text:style-name="T717">bronzový klíč na šňůrce</text:span></text:span><text:span text:style-name="Emphasis"><text:span text:style-name="T567"> </text:span></text:span><text:span text:style-name="Emphasis"><text:span text:style-name="T571">(karta)</text:span></text:span><text:span text:style-name="Emphasis"><text:span text:style-name="T479">.</text:span></text:span></text:p>
          <text:p text:style-name="P254"><text:span text:style-name="Emphasis"><text:span text:style-name="T409">▸ </text:span></text:span><text:span text:style-name="Emphasis"><text:span text:style-name="T669">Na</text:span></text:span><text:span text:style-name="Emphasis"><text:span text:style-name="T668"> stěně za skříní</text:span></text:span><text:span text:style-name="Emphasis"><text:span text:style-name="T498"> je </text:span></text:span><text:span text:style-name="Emphasis"><text:span text:style-name="T504">tenká</text:span></text:span><text:span text:style-name="Emphasis"><text:span text:style-name="T498"> </text:span></text:span><text:span text:style-name="Emphasis"><text:span text:style-name="T499">čtvercová spára zhruba půl metru na půl metru. U pravé </text:span></text:span><text:span text:style-name="Emphasis"><text:span text:style-name="T562">strany</text:span></text:span><text:span text:style-name="Emphasis"><text:span text:style-name="T499"> </text:span></text:span><text:span text:style-name="Emphasis"><text:span text:style-name="T562">čtverce</text:span></text:span><text:span text:style-name="Emphasis"><text:span text:style-name="T499"> je stěna zašpiněná (často se tam na ni sahalo).</text:span></text:span></text:p>
          <text:list>
            <text:list-item>
              <text:p text:style-name="P254"><text:span text:style-name="Emphasis"><text:span text:style-name="T499">Spára ohraničuje dvířka zabudované schránky. Otevírají se zatlačením vedle pravé spáry – tam, kde je stěna ušpiněná. </text:span></text:span><text:span text:style-name="Emphasis"><text:span text:style-name="T505">Pravá strana dvířek jde zatlačit dovnitř a levá se tím otevře ven.</text:span></text:span></text:p>
            </text:list-item>
            <text:list-item>
              <text:p text:style-name="P254"><text:span text:style-name="Emphasis"><text:span text:style-name="T617">Dvířka jdou otevřít ztuha, něco je táhne zase zpět.</text:span></text:span></text:p>
              <text:list>
                <text:list-item>
                  <text:p text:style-name="P254"><text:span text:style-name="Emphasis"><text:span text:style-name="T501">Pokud někdo prohmatá horní </text:span></text:span><text:span text:style-name="Emphasis"><text:span text:style-name="T602">hranu</text:span></text:span><text:span text:style-name="Emphasis"><text:span text:style-name="T501"> dvířek, nade tam malý čudlík. Jeho zmačknutím se deaktivuje šipková past.</text:span></text:span></text:p>
                </text:list-item>
                <text:list-item>
                  <text:p text:style-name="P254"><text:span text:style-name="Emphasis"><text:span text:style-name="T502">Na </text:span></text:span><text:span text:style-name="Emphasis"><text:span text:style-name="T602">hraně,</text:span></text:span><text:span text:style-name="Emphasis"><text:span text:style-name="T502"> která se otevírá směrem k postavám, je </text:span></text:span><text:span text:style-name="Emphasis"><text:span text:style-name="T603">malá</text:span></text:span><text:span text:style-name="Emphasis"><text:span text:style-name="T502"> dírk</text:span></text:span><text:span text:style-name="Emphasis"><text:span text:style-name="T603">a</text:span></text:span><text:span text:style-name="Emphasis"><text:span text:style-name="T502"> (odtud vylétává šipka).</text:span></text:span></text:p>
                </text:list-item>
              </text:list>
            </text:list-item>
            <text:list-item>
              <text:p text:style-name="P254"><text:span text:style-name="Emphasis"><text:span text:style-name="T617">Jakmile jsou dvířka otevřena zhruba do půlky, ozve se tiché klapnutí.</text:span></text:span><text:span text:style-name="Emphasis"><text:span text:style-name="T499"> Od té chvíle přestanou klást odpor a jdou snadno otevřít.</text:span></text:span></text:p>
            </text:list-item>
            <text:list-item>
              <text:p text:style-name="P254"><text:span text:style-name="Emphasis"><text:span text:style-name="T312">⚠</text:span></text:span><text:span text:style-name="Emphasis"><text:span text:style-name="T426"> </text:span></text:span><text:span text:style-name="Emphasis"><text:span text:style-name="T617">Při otevření dvířek úplně dokořán z nich vyletí šipka</text:span></text:span><text:span text:style-name="Emphasis"><text:span text:style-name="T499"> (otevřením dvířek se natáhla pružina, která ji vystřeluje)</text:span></text:span><text:span text:style-name="Emphasis"><text:span text:style-name="T617">.</text:span></text:span></text:p>
              <text:list>
                <text:list-item>
                  <text:p text:style-name="P254"><text:span text:style-name="Emphasis"><text:span text:style-name="T500">Jde o útok </text:span></text:span><text:span text:style-name="Emphasis"><text:span text:style-name="T501">8</text:span></text:span><text:span text:style-name="Emphasis"><text:span text:style-name="T500"> + k</text:span></text:span><text:span text:style-name="Emphasis"><text:span text:style-name="T575">6</text:span></text:span><text:span text:style-name="Emphasis"><text:span text:style-name="T500">, zranění 1.</text:span></text:span></text:p>
                </text:list-item>
              </text:list>
            </text:list-item>
            <text:list-item>
              <text:p text:style-name="P254"><text:soft-page-break/><text:span text:style-name="Emphasis"><text:span text:style-name="T506">Uvnitř </text:span></text:span><text:span text:style-name="Emphasis"><text:span text:style-name="T507">tajné schránky je </text:span></text:span><text:span text:style-name="Emphasis"><text:span text:style-name="T712">pavoučí lektvar</text:span></text:span><text:span text:style-name="Emphasis"><text:span text:style-name="T507"> (karta), </text:span></text:span><text:span text:style-name="Emphasis"><text:span text:style-name="T712">lektvar vodního dechu</text:span></text:span><text:span text:style-name="Emphasis"><text:span text:style-name="T507"> (karta) </text:span></text:span><text:span text:style-name="Emphasis"><text:span text:style-name="T572">a </text:span></text:span><text:span text:style-name="Emphasis"><text:span text:style-name="T573">dva svitky: </text:span></text:span><text:span text:style-name="Emphasis"><text:span text:style-name="T604">z</text:span></text:span><text:span text:style-name="Emphasis"><text:span text:style-name="T574">amítnutí žádosti o provedení hloubkového průzkumu </text:span></text:span><text:span text:style-name="Emphasis"><text:span text:style-name="T645">B8-2</text:span></text:span><text:span text:style-name="Emphasis"><text:span text:style-name="T574"> a výpisky z pojednání o dávné civilizaci v oblasti severně od Královské cesty </text:span></text:span><text:span text:style-name="Emphasis"><text:span text:style-name="T645">B8-3</text:span></text:span><text:span text:style-name="Emphasis"><text:span text:style-name="T507">.</text:span></text:span></text:p>
            </text:list-item>
          </text:list>
        </text:list-item>
      </text:list>
      <text:p text:style-name="P14"><text:span text:style-name="Emphasis"><text:span text:style-name="T409">▸<text:tab/></text:span></text:span><text:span text:style-name="Emphasis"><text:span text:style-name="T677">Skřetice</text:span></text:span><text:span text:style-name="Emphasis"><text:span text:style-name="T560"> </text:span></text:span><text:span text:style-name="Emphasis"><text:span text:style-name="T561">má </text:span></text:span><text:span text:style-name="Emphasis"><text:span text:style-name="T579">u sebe</text:span></text:span><text:span text:style-name="Emphasis"><text:span text:style-name="T560"> </text:span></text:span><text:span text:style-name="Emphasis"><text:span text:style-name="T716">skřetí vrhací nože</text:span></text:span><text:span text:style-name="Emphasis"><text:span text:style-name="T560"> (karta), pokud je tedy nehodila po postavách. V kapse má </text:span></text:span><text:span text:style-name="Emphasis"><text:span text:style-name="T716">duhový kámen</text:span></text:span><text:span text:style-name="Emphasis"><text:span text:style-name="T560"> (karta).</text:span></text:span></text:p>
      <text:p text:style-name="P54"><text:span text:style-name="Emphasis"><text:span text:style-name="T409">▸<text:tab/></text:span></text:span><text:span text:style-name="T188">Skřetí náčelník</text:span><text:span text:style-name="T152"> má </text:span><text:span text:style-name="T109">trpaslický nůž</text:span><text:span text:style-name="T153"> (karta) a</text:span><text:span text:style-name="T152"> </text:span><text:span text:style-name="T823">sekeru</text:span><text:span text:style-name="T152"> </text:span><text:span text:style-name="T154">(karta </text:span><text:span text:style-name="T96">dvoubřit</text:span><text:span text:style-name="T116">á</text:span><text:span text:style-name="T96"> seker</text:span><text:span text:style-name="T116">a</text:span><text:span text:style-name="T154">)</text:span><text:span text:style-name="T152">. </text:span><text:span text:style-name="T155">Na krku má </text:span><text:span text:style-name="T106">náhrdelník z medvědích drápů</text:span><text:span text:style-name="T155"> (karta) a na sobě </text:span><text:span text:style-name="T106">lehkou skřetí zbroj</text:span><text:span text:style-name="T155"> (karta).</text:span></text:p>
      <text:h text:style-name="P167" text:outline-level="3">B8d1 – Dveře do obytné místnosti</text:h>
      <text:p text:style-name="P38">Bytelné dřevěné dveře s klikou.</text:p>
      <text:list xml:id="list829255288" text:style-name="L28">
        <text:list-item>
          <text:p text:style-name="P261"><text:span text:style-name="T172">N</text:span><text:span text:style-name="T166">ejsou zamčené, jdou normálně otevřít</text:span><text:span text:style-name="T122">.</text:span><text:span text:style-name="T166"> </text:span><text:span text:style-name="T173">Otevírají se do místnosti.</text:span></text:p>
        </text:list-item>
      </text:list>
      <text:p text:style-name="P128"><text:span text:style-name="T28">🔊<text:tab/></text:span><text:span text:style-name="T730">Z</text:span><text:span text:style-name="T732"> </text:span><text:span text:style-name="T735">B8</text:span><text:span text:style-name="T730"> je slyšet </text:span><text:span text:style-name="T734">rozhovor</text:span><text:span text:style-name="T730"> mužského a ženského hlasu. Oba mluví chrčivou, hrdelní řečí (skřetí jazyk). Zní to jako partnerské škádlení.</text:span></text:p>
      <text:p text:style-name="P25"><text:span text:style-name="T326">👣</text:span><text:span text:style-name="T292"> </text:span><text:span text:style-name="T393">(stopování)</text:span><text:span text:style-name="T293"> </text:span><text:span text:style-name="T303">Jsou zde čerstvé stopy skřetů, do dveří se často chodí.</text:span></text:p>
      <text:h text:style-name="P161" text:outline-level="3">B9 – Skřetí horník <text:span text:style-name="T841">s motykou</text:span></text:h>
      <text:p text:style-name="P61"><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P41">🔊<text:tab/>Pravidelné nárazy těžkého železného nástroje do stěny dolu.</text:p>
      <text:p text:style-name="P113"><text:span text:style-name="T96">Na konci štoly se činí skřetí horník </text:span><text:span text:style-name="T117">s </text:span><text:span text:style-name="T119">motykou</text:span><text:span text:style-name="T96"> </text:span><text:span text:style-name="T134">(kart</text:span><text:span text:style-name="T169">a</text:span><text:span text:style-name="T134"> </text:span><text:span text:style-name="T96">skřet s </text:span><text:span text:style-name="T119">motykou</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60544386785731" text:continue-list="list1143534443" text:style-name="L22">
        <text:list-item>
          <text:p text:style-name="P215"><text:soft-page-break/>Když ho postavy nechají být, <text:span text:style-name="T825">nebude si jich všímat.</text:span></text:p>
        </text:list-item>
        <text:list-item>
          <text:p text:style-name="P215"><text:span text:style-name="T825">Když ho napadnou, bude se bránit a volat o pomoc. Skřeti v </text:span><text:span text:style-name="T202">B10</text:span><text:span text:style-name="T825"> ho ale neuslyší, takže se sem nejdřív po žebříku vyleze podívat skřetí horník z </text:span><text:span text:style-name="T202">B1</text:span><text:span text:style-name="T825"> (pokud ještě žije) a když uvidí postavy, sleze zase honem dolů a poběží pro skřety z </text:span><text:span text:style-name="T202">B10</text:span><text:span text:style-name="T825">.</text:span></text:p>
        </text:list-item>
      </text:list>
      <text:p text:style-name="P56">Skřet má v kapse <text:span text:style-name="T828">dřevěnou lžíci </text:span>a křesadlo.</text:p>
      <text:h text:style-name="P168" text:outline-level="3">B<text:span text:style-name="T814">10</text:span> – Zbrojnice</text:h>
      <text:p text:style-name="P127"><text:span text:style-name="T208">💡/</text:span>⬤<text:tab/><text:span text:style-name="T860">V noci tu je tma, přes den svítí kahan</text:span>.</text:p>
      <text:p text:style-name="P62"><text:span text:style-name="T357">♨<text:tab/></text:span><text:span text:style-name="T392">Vzduch je tu zatuchlý jako v nevětrané místnosti.</text:span></text:p>
      <text:p text:style-name="P64"><text:span text:style-name="T392">🔊<text:tab/></text:span><text:span text:style-name="T401">(Pokud tu skřeti ještě jsou): přes den h</text:span><text:span text:style-name="T737">ovor čtyř skřetů</text:span><text:span text:style-name="T397">, </text:span><text:span text:style-name="T401">v noci oddechování čtyř spících skřetů.</text:span></text:p>
      <text:p text:style-name="P15"><text:span text:style-name="T796">Na zemi jsou 4 skřetí pelechy, zhasnutý hornický kahan a vědro s vodou. </text:span>U stěn jsou <text:span text:style-name="T794">dřevěné</text:span> stojany na zbraně<text:span text:style-name="T144">,</text:span><text:span text:style-name="T796"> v jednom z nich je </text:span><text:span text:style-name="T249">rozbitá kuše</text:span><text:span text:style-name="T795">.</text:span></text:p>
      <text:list xml:id="list3882793111" text:style-name="L29">
        <text:list-item>
          <text:p text:style-name="P262"><text:span text:style-name="T289">V této místnosti </text:span><text:span text:style-name="T310">bydlí</text:span><text:span text:style-name="T289"> </text:span><text:span text:style-name="T288">2 </text:span><text:span text:style-name="T340">skřeti s lukem</text:span><text:span text:style-name="T288"> (karta) a 2 </text:span><text:span text:style-name="T340">skřeti s kopím</text:span><text:span text:style-name="T288"> (karta)</text:span><text:span text:style-name="T290">. Pokud už je </text:span><text:span text:style-name="T288">ale </text:span><text:span text:style-name="T290">postavy potkaly jinde, tak tu samozřejmě ne</text:span><text:span text:style-name="T291">jsou</text:span><text:span text:style-name="T290">. </text:span><text:span text:style-name="T310">V noci spí, přes den si svítí kahanem a tráví čas hovorem a hrou s kamínky s vyrytými značkami.</text:span></text:p>
        </text:list-item>
      </text:list>
      <text:list xml:id="list617321935" text:style-name="L30">
        <text:list-item>
          <text:p text:style-name="P263"><text:span text:style-name="T325">⚔</text:span><text:span text:style-name="T285"> </text:span><text:span text:style-name="T288">Když dojde k boji, skřeti s lukem se budou držet vzadu.</text:span></text:p>
        </text:list-item>
        <text:list-item>
          <text:p text:style-name="P264"><text:span text:style-name="T860">Oba skřeti s lukem mají </text:span><text:span text:style-name="T108">skřetí</text:span><text:span text:style-name="T107"> nůž</text:span><text:span text:style-name="T804"> (karta), </text:span><text:span text:style-name="T107">skřetí luk</text:span><text:span text:style-name="T804"> (karta) a toulec s 12 šípy (mínus vystřílené).</text:span></text:p>
          <text:list>
            <text:list-item>
              <text:p text:style-name="P266">Jeden z nich <text:span text:style-name="T805">má kolem paže omotaného živého hada (je neškodný a přítulný).</text:span> <text:span text:style-name="T805">D</text:span>ruhý <text:span text:style-name="T805">má jedno oko dřevěné.</text:span></text:p>
            </text:list-item>
          </text:list>
        </text:list-item>
        <text:list-item>
          <text:p text:style-name="P265"><text:soft-page-break/><text:span text:style-name="T860">Oba skřeti s kopím mají </text:span><text:span text:style-name="T108">skřetí</text:span><text:span text:style-name="T107"> nůž</text:span><text:span text:style-name="T804"> (karta), </text:span><text:span text:style-name="T107">skřetí kopí</text:span><text:span text:style-name="T804"> (karta) a oblečenou </text:span><text:span text:style-name="T107">lehkou skřetí zbroj</text:span><text:span text:style-name="T804"> (karta).</text:span></text:p>
          <text:list>
            <text:list-item>
              <text:p text:style-name="P266">Jeden z nich <text:span text:style-name="T805">má v nose </text:span><text:span text:style-name="T110">stříbrný kroužek</text:span><text:span text:style-name="T805"> (karta)</text:span> a druhý <text:span text:style-name="T805">má v kapse pytlík kamínků s vyrytými značkami (pokud s nimi zrovna skřeti nehrají).</text:span></text:p>
            </text:list-item>
          </text:list>
        </text:list-item>
      </text:list>
      <text:p text:style-name="P47"><text:span text:style-name="Emphasis"><text:span text:style-name="T409">▸<text:tab/></text:span></text:span><text:span text:style-name="Emphasis"><text:span text:style-name="T675">Rozbit</text:span></text:span><text:span text:style-name="Emphasis"><text:span text:style-name="T676">á</text:span></text:span><text:span text:style-name="Emphasis"><text:span text:style-name="T675"> kuš</text:span></text:span><text:span text:style-name="Emphasis"><text:span text:style-name="T676">e</text:span></text:span><text:span text:style-name="Emphasis"><text:span text:style-name="T558"> je nějaká divná </text:span></text:span><text:span text:style-name="Emphasis"><text:span text:style-name="T606">(</text:span></text:span><text:span text:style-name="Emphasis"><text:span text:style-name="T558">je to totiž </text:span></text:span><text:span text:style-name="Emphasis"><text:span text:style-name="T715">opakovací kuše</text:span></text:span><text:span text:style-name="Emphasis"><text:span text:style-name="T558"> </text:span></text:span><text:span text:style-name="Emphasis"><text:span text:style-name="T606">(karta))</text:span></text:span><text:span text:style-name="Emphasis"><text:span text:style-name="T558">.</text:span></text:span></text:p>
      <text:list xml:id="list660632901" text:style-name="L31">
        <text:list-item>
          <text:p text:style-name="P267"><text:span text:style-name="Emphasis"><text:span text:style-name="T605">Ukaž hráčům jen obrázek. </text:span></text:span><text:span text:style-name="Emphasis"><text:span text:style-name="T606">Kartu s pravidly jim dej, až kuši opraví</text:span></text:span><text:span text:style-name="Emphasis"><text:span text:style-name="T605">.</text:span></text:span></text:p>
        </text:list-item>
      </text:list>
      <text:list xml:id="list4228769314" text:style-name="L32">
        <text:list-item>
          <text:p text:style-name="P268"><text:span text:style-name="Emphasis"><text:span text:style-name="T555">Je ji možno spravit svitk</text:span></text:span><text:span text:style-name="Emphasis"><text:span text:style-name="T564">em</text:span></text:span><text:span text:style-name="Emphasis"><text:span text:style-name="T555"> </text:span></text:span><text:span text:style-name="Emphasis"><text:span text:style-name="T714">Oprava</text:span></text:span><text:span text:style-name="Emphasis"><text:span text:style-name="T556"> z </text:span></text:span><text:span text:style-name="Emphasis"><text:span text:style-name="T555">tajné</text:span></text:span><text:span text:style-name="Emphasis"><text:span text:style-name="T556">ho šuplíku ve stěně</text:span></text:span><text:span text:style-name="Emphasis"><text:span text:style-name="T555"> v kovárně </text:span></text:span><text:span text:style-name="Emphasis"><text:span text:style-name="T629">B7</text:span></text:span><text:span text:style-name="Emphasis"><text:span text:style-name="T555"> </text:span></text:span><text:span text:style-name="Emphasis"><text:span text:style-name="T556">nebo pomocí vhodných nástrojů </text:span></text:span><text:span text:style-name="Emphasis"><text:span text:style-name="T557">(například tesařské nástroje z </text:span></text:span><text:span text:style-name="Emphasis"><text:span text:style-name="T638">A</text:span></text:span><text:span text:style-name="Emphasis"><text:span text:style-name="T630">2</text:span></text:span><text:span text:style-name="Emphasis"><text:span text:style-name="T557">).</text:span></text:span></text:p>
        </text:list-item>
        <text:list-item>
          <text:p text:style-name="P269"><text:span text:style-name="Emphasis"><text:span text:style-name="T559">Střílí standardní šipky do kuše.</text:span></text:span></text:p>
        </text:list-item>
      </text:list>
      <text:h text:style-name="P162" text:outline-level="3">B11 – Ústí štoly do šachty</text:h>
      <text:p text:style-name="Text_20_body">⬤<text:span text:style-name="T134"><text:tab/>Je zde tma.</text:span></text:p>
      <text:p text:style-name="P18">U stěny stojí <text:span text:style-name="T827">vědro s vodou a</text:span> několik kýblů. <text:span text:style-name="T861">Některé jsou plné</text:span> <text:span text:style-name="T827">čerstvě</text:span> vytěžené horniny, <text:span text:style-name="T861">ostatní jsou prázdné</text:span>.</text:p>
      <text:p text:style-name="P26"><text:span text:style-name="T326">👣</text:span><text:span text:style-name="T292"> </text:span><text:span text:style-name="T394">(stopování)</text:span><text:span text:style-name="T294"> </text:span><text:span text:style-name="T311">Jsou zde stopy skřetů, kteří sem nosí kýble s natěženou rudou.</text:span></text:p>
      <text:h text:style-name="P163" text:outline-level="3">B12 – Ústí štoly do šachty</text:h>
      <text:p text:style-name="P125">⬤<text:tab/>Je zde tma.</text:p>
      <text:p text:style-name="P19">U stěny stojí vědro s vodou <text:span text:style-name="T827">a několik hliněných lahví </text:span><text:span text:style-name="T161">(s lampovým olejem).</text:span><text:span text:style-name="T827"> Vedle je opřená lopata.</text:span></text:p>
      <text:p text:style-name="P27"><text:span text:style-name="T326">👣</text:span><text:span text:style-name="T292"> </text:span><text:span text:style-name="T394">(stopování)</text:span><text:span text:style-name="T294"> </text:span><text:span text:style-name="T311">Často tudy chodí skřeti.</text:span></text:p>
      <text:h text:style-name="P158" text:outline-level="3"><text:soft-page-break/><text:span text:style-name="T815">B13 – </text:span>Hlavní důlní šachta</text:h>
      <text:p text:style-name="P125">⬤<text:tab/>Je zde tma.</text:p>
      <text:p text:style-name="P70"><text:span text:style-name="T357">♨<text:tab/></text:span><text:span text:style-name="T280">V šachtě je cítit slabý</text:span><text:span text:style-name="T358"> zápach moči a výkalů.</text:span></text:p>
      <text:p text:style-name="P35"><text:span text:style-name="T832">Š</text:span>achta má čtvercový průřez zhruba 4x4 metry. Má několik mezipater tvořených kamen<text:span text:style-name="T833">n</text:span>ou podlahou, ve které <text:span text:style-name="T833">jsou vždy tři díry: dvě čtvercové zhruba metr na metr a třetí, nepravidelná, ale mnohem větší, která zřejmě vznikla pádem velkého, těžkého předmětu. Jednou ze čtvercových děr vede žebřík, druhou se vytahuje náklad</text:span>. <text:span text:style-name="T835">Skrz díry je vidět, jak se na dně šachty leskne vodní hladina.</text:span></text:p>
      <text:h text:style-name="P158" text:outline-level="3"><text:span text:style-name="T818">B14 – </text:span>Štola se zlobrem</text:h>
      <text:p text:style-name="P109">⬤<text:tab/><text:span text:style-name="T134">Je zde tma.</text:span></text:p>
      <text:p text:style-name="P75">🔊<text:tab/><text:span text:style-name="T402">(Pokud ještě žije zlobr): </text:span><text:span text:style-name="T740">Je slyšet, jak se nějaký velký tvor při pohybu otírá o stěny štoly</text:span><text:span text:style-name="T830">.</text:span></text:p>
      <text:p text:style-name="P71"><text:span text:style-name="T357">♨<text:tab/></text:span><text:span text:style-name="T358">Je zde silný zápach moči a výkalů.</text:span></text:p>
      <text:p text:style-name="P32"><text:span text:style-name="T233">N</text:span>a podlaze štoly je trus <text:span text:style-name="T809">nějakého velkého tvora</text:span> a zbytky lebek a kostí <text:span text:style-name="T134">(skřetích)</text:span>.</text:p>
      <text:p text:style-name="P96"><text:span text:style-name="T176">⚔</text:span><text:span text:style-name="T135"> </text:span>V této <text:span text:style-name="T765">štole</text:span> je vyhladovělý <text:span text:style-name="T96">zlobr</text:span> <text:span text:style-name="T824">(karta)</text:span>, který se sem před časem propadl důlní šachtou. <text:span text:style-name="T764">Přežil to díky tomu, že je dole zatopená. J</text:span><text:span text:style-name="T137">e vyzáblý, ale pořád extrémně nebezpečný. </text:span><text:span text:style-name="T151">Zaútočí na cokoliv, co může sníst.</text:span></text:p>
      <text:list xml:id="list2456917707" text:style-name="L33">
        <text:list-item>
          <text:p text:style-name="P221">Přestože se sem propadl šachtou, nemá žádná viditelná zranění (protože velmi rychle regeneruje, viz karta).</text:p>
        </text:list-item>
        <text:list-item>
          <text:p text:style-name="P271"><text:span text:style-name="T138">N</text:span><text:span text:style-name="T134">ahoru vylézt nemůže, žebříky ho neudrží.</text:span></text:p>
        </text:list-item>
        <text:list-item>
          <text:p text:style-name="P272"><text:soft-page-break/><text:span text:style-name="T134">Bojuje masivním důlním kladivem </text:span><text:span text:style-name="T140">(karta </text:span><text:span text:style-name="T100">zlobří kladivo</text:span><text:span text:style-name="T140">)</text:span><text:span text:style-name="T134"> – pro něj je jednoruční, pro postavy dvojruční.</text:span></text:p>
        </text:list-item>
        <text:list-item>
          <text:p text:style-name="P270"><text:span text:style-name="T138">V</text:span><text:span text:style-name="T139">e</text:span><text:span text:style-name="T138"> </text:span><text:span text:style-name="T139">štole</text:span><text:span text:style-name="T138"> se musí plazit po čtyřech, bojuje </text:span><text:span text:style-name="T139">tam</text:span><text:span text:style-name="T138"> tedy s nevýhodou </text:span><text:span text:style-name="T139">a nemůže se otočit – může jen vycouvat zpět do šachty</text:span><text:span text:style-name="T138">. </text:span><text:span text:style-name="T139">Když se mu postavy dostanou do zad, může je pouze kopat nohama a bude </text:span><text:span text:style-name="T141">mít</text:span><text:span text:style-name="T139"> dokonce dvě nevýhody – jednu za stísněný prostor a druhou za to, že </text:span><text:span text:style-name="T174">mu postavy útočí do zad</text:span><text:span text:style-name="T139">.</text:span></text:p>
        </text:list-item>
        <text:list-item>
          <text:p text:style-name="P222">V šachtě také bojuje s nevýhodou, protože plave ve vodě, může se ale libovolně otáčet. Může se také zhruba na minutu ponořit pod vodu, čímž se skryje před střelbou. <text:span text:style-name="T862">Pod vodou také zregeneruje všechna zrnění (případné šípy z něj vypadnou).</text:span></text:p>
        </text:list-item>
        <text:list-item>
          <text:p text:style-name="P223">Alchymista může z krve mrtvého zlobra <text:span text:style-name="T843">vytěžit</text:span> 5 <text:span text:style-name="T843">magů a vyrobit jeden </text:span><text:span text:style-name="T123">lektvar regenerace</text:span><text:span text:style-name="T843"> (karta). Na výrobu tohoto lektvaru nemusí znát recept.</text:span></text:p>
        </text:list-item>
      </text:list>
      <text:h text:style-name="P158" text:outline-level="3"><text:span text:style-name="T816">B15 – Zatopené d</text:span>no <text:span text:style-name="T766">hlavní</text:span> šachty</text:h>
      <text:p text:style-name="P126">⬤<text:tab/>Je zde tma.</text:p>
      <text:p text:style-name="P68"><text:span text:style-name="T358">🔊<text:tab/></text:span><text:span text:style-name="T402">(Pokud ještě žije zlobr</text:span><text:span text:style-name="T403">)</text:span><text:span text:style-name="T402">: </text:span><text:span text:style-name="T398">Ze štoly </text:span><text:span text:style-name="T738">(</text:span><text:span text:style-name="T739">B14</text:span><text:span text:style-name="T738">)</text:span><text:span text:style-name="T398"> j</text:span><text:span text:style-name="T736">e slyšet, jak se nějaký velký tvor při pohybu otírá o stěny</text:span><text:span text:style-name="T397">.</text:span></text:p>
      <text:p text:style-name="P9">Na hladině plavou zbytky rozlámaných žebříků.</text:p>
      <text:list xml:id="list3257438864" text:style-name="L34">
        <text:list-item>
          <text:p text:style-name="P226">Dno šachty je zhruba dva metry pod hladinou.</text:p>
        </text:list-item>
      </text:list>
      <text:list xml:id="list642445156" text:style-name="L35">
        <text:list-item>
          <text:p text:style-name="P273"><text:soft-page-break/><text:span text:style-name="T766">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1">ruční plamenomet</text:span><text:span text:style-name="T766"> (karta).</text:span></text:p>
          <text:list>
            <text:list-item>
              <text:p text:style-name="P274"><text:span text:style-name="Emphasis"><text:span text:style-name="T569">Dokud ho nespraví, dej jim pouze kartu s obrázkem (bez textu).</text:span></text:span></text:p>
            </text:list-item>
            <text:list-item>
              <text:p text:style-name="P273"><text:span text:style-name="Emphasis"><text:span text:style-name="T563">Plamenomet je</text:span></text:span><text:span text:style-name="Emphasis"><text:span text:style-name="T555"> možno spravit </text:span></text:span><text:span text:style-name="Emphasis"><text:span text:style-name="T563">svitkem</text:span></text:span><text:span text:style-name="Emphasis"><text:span text:style-name="T555"> </text:span></text:span><text:span text:style-name="Emphasis"><text:span text:style-name="T714">Oprava</text:span></text:span><text:span text:style-name="Emphasis"><text:span text:style-name="T555"> </text:span></text:span><text:span text:style-name="Emphasis"><text:span text:style-name="T556">z </text:span></text:span><text:span text:style-name="Emphasis"><text:span text:style-name="T555">tajné</text:span></text:span><text:span text:style-name="Emphasis"><text:span text:style-name="T556">ho šuplíku ve stěně</text:span></text:span><text:span text:style-name="Emphasis"><text:span text:style-name="T555"> v kovárně </text:span></text:span><text:span text:style-name="Emphasis"><text:span text:style-name="T629">B7 </text:span></text:span><text:span text:style-name="Emphasis"><text:span text:style-name="T556">nebo pomocí vhodných nástrojů </text:span></text:span><text:span text:style-name="Emphasis"><text:span text:style-name="T557">(například </text:span></text:span><text:span text:style-name="Emphasis"><text:span text:style-name="T565">kovářské</text:span></text:span><text:span text:style-name="Emphasis"><text:span text:style-name="T557"> </text:span></text:span><text:span text:style-name="Emphasis"><text:span text:style-name="T565">nářadí </text:span></text:span><text:span text:style-name="Emphasis"><text:span text:style-name="T566">z </text:span></text:span><text:span text:style-name="Emphasis"><text:span text:style-name="T631">B7</text:span></text:span><text:span text:style-name="Emphasis"><text:span text:style-name="T557">).</text:span></text:span></text:p>
            </text:list-item>
          </text:list>
        </text:list-item>
      </text:list>
      <text:h text:style-name="P169" text:outline-level="3">B16 – Sklad trhavin</text:h>
      <text:p text:style-name="P125">⬤<text:tab/>Je zde tma.</text:p>
      <text:p text:style-name="P63"><text:span text:style-name="T357">♨<text:tab/></text:span><text:span text:style-name="T392">Vzduch je tu zatuchlý jako v nevětrané místnosti.</text:span></text:p>
      <text:p text:style-name="P64"><text:span text:style-name="T392">🔊<text:tab/></text:span><text:span text:style-name="T404">(Pokud skřeti z této místnosti ještě žijí): </text:span><text:span text:style-name="T737">Uvnitř někdo spí</text:span><text:span text:style-name="T397">.</text:span></text:p>
      <text:p text:style-name="P16"><text:span text:style-name="T796">Na zemi je 6 skřetích pelechů. Ve dvou z nich spí </text:span><text:span text:style-name="T250">skřeti</text:span><text:span text:style-name="T268"> </text:span><text:span text:style-name="T189">(karty, viz dále)</text:span><text:span text:style-name="T796">. U stěny je železná </text:span><text:span text:style-name="T250">truhl</text:span><text:span text:style-name="T255">ice</text:span><text:span text:style-name="T269"> </text:span><text:span text:style-name="T273">a vědro s vodou.</text:span></text:p>
      <text:p text:style-name="P17"><text:span text:style-name="Emphasis"><text:span text:style-name="T409">▸<text:tab/></text:span></text:span><text:span text:style-name="Emphasis"><text:span text:style-name="T578">Dva s</text:span></text:span><text:span text:style-name="T134">pící </text:span><text:span text:style-name="T186">skřeti</text:span><text:span text:style-name="T134"> jsou horníci, kteří zrovna nemají službu. Nemají žádné zbraně ani nástroje – krumpáč, motyku nebo lopatu vždy předají při střídání směn. </text:span><text:span text:style-name="T157">Směny se střídají po osmi hodinách. </text:span><text:span text:style-name="T175">Při střídání také</text:span><text:span text:style-name="T165"> vždy dva z horníků </text:span><text:span text:style-name="T175">zajdou</text:span><text:span text:style-name="T165"> na povrch (do </text:span><text:span text:style-name="T182">A2</text:span><text:span text:style-name="T165">) pro misky </text:span><text:span text:style-name="T175">a</text:span><text:span text:style-name="T165"> kotel s polévkou, kterou následně roznesou všem skřetům v podzemí. Po jídle kotel vrátí do </text:span><text:span text:style-name="T182">A2</text:span><text:span text:style-name="T165">.</text:span></text:p>
      <text:list xml:id="list3694431137" text:style-name="L36">
        <text:list-item>
          <text:p text:style-name="P275"><text:span text:style-name="T157">Použij pro ně </text:span><text:span text:style-name="T158">libovolné dvě z karet</text:span><text:span text:style-name="T157"> </text:span><text:span text:style-name="T121">skřet s krumpáčem</text:span><text:span text:style-name="T157">, </text:span><text:span text:style-name="T121">skřet s motykou</text:span><text:span text:style-name="T157"> nebo </text:span><text:span text:style-name="T121">skřet s lopatou</text:span><text:span text:style-name="T157"> a v případě boje počítej zranění 0 </text:span><text:span text:style-name="T175">(za boj beze zbraně)</text:span><text:span text:style-name="T157">.</text:span></text:p>
        </text:list-item>
        <text:list-item>
          <text:p text:style-name="P276"><text:soft-page-break/><text:span text:style-name="T163">Jeden z nich má u sebe b</text:span><text:span text:style-name="T157">alíček ručně umotaných cigaret se silně zemitým zápachem (silné halucinogenní narkotikum) </text:span><text:span text:style-name="T163">a křesadlo</text:span><text:span text:style-name="T157">. </text:span><text:span text:style-name="T163">Druhý má kapsy prázdné.</text:span></text:p>
        </text:list-item>
      </text:list>
      <text:p text:style-name="P45"><text:span text:style-name="Emphasis"><text:span text:style-name="T409">▸<text:tab/></text:span></text:span><text:span text:style-name="Emphasis"><text:span text:style-name="T576">Na </text:span></text:span><text:span text:style-name="Emphasis"><text:span text:style-name="T678">truhl</text:span></text:span><text:span text:style-name="Emphasis"><text:span text:style-name="T681">ici</text:span></text:span><text:span text:style-name="Emphasis"><text:span text:style-name="T576"> je nápis ve starotrpasličtině: </text:span></text:span><text:span text:style-name="Emphasis"><text:span text:style-name="T718">„Nebezpečí výbuchu! Chraňte před ohněm!“</text:span></text:span></text:p>
      <text:list xml:id="list2204363095" text:style-name="L37">
        <text:list-item>
          <text:p text:style-name="P277"><text:span text:style-name="T167">Má vnitřní zámek</text:span><text:span text:style-name="T159">. </text:span><text:span text:style-name="T167">Je omlácený, zřejmě se ho někdo neúspěšně snažil otevřít násilím.</text:span></text:p>
          <text:list>
            <text:list-item>
              <text:p text:style-name="P277"><text:span text:style-name="T159">Pasuje do něj </text:span><text:span text:style-name="T114">bronzový klíč na šňůrce</text:span><text:span text:style-name="T159"> z tajné schránky za skříní v místnosti </text:span><text:span text:style-name="T180">B</text:span><text:span text:style-name="T181">8</text:span><text:span text:style-name="T159">. Lze ho také otevřít šperhákem.</text:span></text:p>
            </text:list-item>
          </text:list>
        </text:list-item>
      </text:list>
      <text:list xml:id="list4170230637" text:style-name="L38">
        <text:list-item>
          <text:p text:style-name="P278"><text:span text:style-name="T156">Uvnitř jsou </text:span><text:span text:style-name="T807">3 válečky zabalené v mastném papíru. Z každého čouhá kus provázku (karta </text:span><text:span text:style-name="T112">důlní výbušnina</text:span><text:span text:style-name="T807">).</text:span></text:p>
        </text:list-item>
      </text:list>
      <text:h text:style-name="P170" text:outline-level="3">B1<text:span text:style-name="T817">7</text:span> – Runotepecká dílna</text:h>
      <text:p text:style-name="P72">⬤<text:tab/><text:span text:style-name="T810">V místnosti j</text:span>e tma.</text:p>
      <text:p text:style-name="P33"><text:span text:style-name="T812">Většinu této malé místnůstky zabírá</text:span> velký <text:span text:style-name="T235">stůl</text:span><text:span text:style-name="T258"> </text:span><text:span text:style-name="T276">z masivního dřeva.</text:span> <text:span text:style-name="T812">Před ním je podobně robutstní</text:span> židle.</text:p>
      <text:p text:style-name="P28"><text:span text:style-name="T326">👣</text:span><text:span text:style-name="T292"> </text:span><text:span text:style-name="T394">(stopování)</text:span><text:span text:style-name="T294"> </text:span><text:span text:style-name="T295">Jsou zde </text:span><text:span text:style-name="T297">velmi</text:span><text:span text:style-name="T295"> </text:span><text:span text:style-name="T296">staré</text:span><text:span text:style-name="T295"> </text:span><text:span text:style-name="T296">skřetí stopy.</text:span></text:p>
      <text:p text:style-name="P53"><text:span text:style-name="Emphasis"><text:span text:style-name="T409">▸<text:tab/></text:span></text:span><text:span text:style-name="Emphasis"><text:span text:style-name="T682">S</text:span></text:span><text:span text:style-name="T251">tůl</text:span><text:span text:style-name="T270"> má velmi silnou desku. </text:span><text:span text:style-name="T271">Je do ní vyrytý </text:span><text:span text:style-name="T272">nepříliš povedený</text:span><text:span text:style-name="T271"> falický symbol.</text:span></text:p>
      <text:list xml:id="list3213769466" text:style-name="L39">
        <text:list-item>
          <text:p text:style-name="P227">Deska je dutá, vnitřek se dá celý vysunout dopředu jako velký šuplík.</text:p>
          <text:list>
            <text:list-item>
              <text:p text:style-name="P279"><text:span text:style-name="T810">Uvnitř je </text:span><text:span text:style-name="T115">runotepecké pero</text:span><text:span text:style-name="T811"> (karta), svitek s rituálem </text:span><text:span text:style-name="T115">runová stráž</text:span><text:span text:style-name="T811"> (karta) a dopis </text:span><text:span text:style-name="T204">B17-1</text:span><text:span text:style-name="T811">.</text:span></text:p>
            </text:list-item>
          </text:list>
        </text:list-item>
      </text:list>
      <text:h text:style-name="P171" text:outline-level="3"><text:soft-page-break/>B<text:span text:style-name="T821">18</text:span> – <text:span text:style-name="T820">S</text:span>křetí horník <text:span text:style-name="T842">s krumpáčem</text:span></text:h>
      <text:p text:style-name="P59"><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Text_20_body"><text:span text:style-name="T4">🔊<text:tab/></text:span><text:span text:style-name="T38">Pravidelné nárazy těžkého železného nástroje do stěny dolu.</text:span></text:p>
      <text:p text:style-name="P114"><text:span text:style-name="T96">Na konci štoly se činí skřetí horník </text:span><text:span text:style-name="T117">s </text:span><text:span text:style-name="T120">krumpáčem</text:span><text:span text:style-name="T96"> </text:span><text:span text:style-name="T134">(kart </text:span><text:span text:style-name="T96">skřet s </text:span><text:span text:style-name="T120">krumpáčem</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60543024132743" text:continue-list="list160544386785731" text:style-name="L22">
        <text:list-item>
          <text:p text:style-name="P216">Když ho postavy nechají být, <text:span text:style-name="T825">nebude si jich všímat.</text:span></text:p>
        </text:list-item>
        <text:list-item>
          <text:p text:style-name="P217"><text:span text:style-name="T825">Když ho napadnou, </text:span><text:span text:style-name="T216">pokusí se proběhnout do </text:span><text:span text:style-name="T203">B10</text:span><text:span text:style-name="T216"> </text:span><text:span text:style-name="T217">pro pomoc</text:span><text:span text:style-name="T215">.</text:span></text:p>
        </text:list-item>
        <text:list-item>
          <text:p text:style-name="P217"><text:span text:style-name="T222">V</text:span><text:span text:style-name="T215"> kapse </text:span><text:span text:style-name="T222">má</text:span><text:span text:style-name="T215"> křesadlo.</text:span></text:p>
        </text:list-item>
      </text:list>
      <text:h text:style-name="Heading_20_2" text:outline-level="2"><text:bookmark-start text:name="__RefHeading___Toc13855_1990953305"/>Jeskyně <text:span text:style-name="T763">s chrámem</text:span><text:bookmark-end text:name="__RefHeading___Toc13855_1990953305"/></text:h>
      <text:h text:style-name="Heading_20_3" text:outline-level="3"><text:span text:style-name="T746">C1 – </text:span>Jeskyně</text:h>
      <text:p text:style-name="P69"><text:span text:style-name="T378">💡</text:span><text:span text:style-name="T357"><text:tab/></text:span><text:span text:style-name="T405">V jeskyni je</text:span><text:span text:style-name="T357"> </text:span><text:span text:style-name="T395">slabé, namodralé světlo</text:span><text:span text:style-name="T357">.</text:span></text:p>
      <text:p text:style-name="P64"><text:span text:style-name="T357">🔊<text:tab/></text:span><text:span text:style-name="T399">Tichounké kapání vody na dno jeskyně.</text:span></text:p>
      <text:p text:style-name="P121"><text:span text:style-name="T191">Modře a zeleně nakreslené místnosti uvnitř kamenného bloku jsou tajné </text:span><text:span text:style-name="T219">(C</text:span><text:span text:style-name="T218">3</text:span><text:span text:style-name="T219"> a C</text:span><text:span text:style-name="T218">4</text:span><text:span text:style-name="T219">)</text:span><text:span text:style-name="T191">. Nekresli je hráčům, dokud postavy nenajdou vstup.</text:span></text:p>
      <text:p text:style-name="P77"><text:span text:style-name="T75">👣<text:tab/></text:span><text:span text:style-name="T25">(stopování)</text:span><text:span text:style-name="T87"> </text:span><text:span text:style-name="T84">Nejsou tu žádné stopy</text:span><text:span text:style-name="T80">.</text:span></text:p>
      <text:p text:style-name="P6"><text:soft-page-break/>Jeskyně <text:span text:style-name="T748">j</text:span>e ozářena slabým, namodralým svitem. <text:span text:style-name="T751">Uprostřed je</text:span> <text:span text:style-name="T762">primitivní chrám postavený na obřím</text:span>, zhruba čtyři metry vysok<text:span text:style-name="T762">ém</text:span> kamenn<text:span text:style-name="T762">ém</text:span> <text:span text:style-name="T762">kvádru. Stěny bloku jsou</text:span> <text:span text:style-name="T750">pokryty </text:span><text:span text:style-name="T256">reliéfy</text:span><text:span text:style-name="T750"> zobrazujícími shrbené humanoidy s žabíma očima, jak provádí obřad v chrámu nahoře.</text:span> <text:span text:style-name="T863">K</text:span>olem <text:span text:style-name="T863">celého podstavce pod</text:span> <text:span text:style-name="T750">chrámem</text:span> rost<text:span text:style-name="T747">ou</text:span> <text:span text:style-name="T747">velké trsy</text:span> modře světélkující <text:span text:style-name="T235">houb</text:span><text:span text:style-name="T236">y</text:span>.<text:line-break/><text:tab/><text:span text:style-name="T756">V západní části jeskyně jsou houby v jednom místě menší, jako kdyby skrz ně někdo vyčistil cestu k chrámu a ta pak znovu zarostla. Na stěně kamenného bloku nad touto „zarostlou cestou“ visí </text:span><text:span text:style-name="T236">mrtvola</text:span><text:span text:style-name="T747">.<text:line-break/><text:tab/>Ve východní části jeskyně houba porůstá malý </text:span><text:span text:style-name="T236">hrbolek</text:span><text:span text:style-name="T747">.</text:span></text:p>
      <text:p text:style-name="P110"><text:span text:style-name="T279">⚠</text:span><text:span text:style-name="T135"> </text:span><text:span text:style-name="T136">Když</text:span> se postavy budou chtít dostat <text:span text:style-name="T749">ke kamennému bloku s chrámem, třeba aby si zblízka prohlédly reliéf,</text:span> budou si muset nějak poradit s <text:span text:style-name="T757">fialovou</text:span> <text:span text:style-name="T98">masožravou </text:span><text:span text:style-name="T131">houbou</text:span> (karta), <text:span text:style-name="T749">která ho obrůstá ze všech stran.</text:span></text:p>
      <text:list xml:id="list39258349" text:style-name="L40">
        <text:list-item>
          <text:p text:style-name="P281">Když se k <text:span text:style-name="T757">houbě</text:span> někdo přiblíží, <text:span text:style-name="T864">nebo ji něčím vydráždí,</text:span> vypustí <text:span text:style-name="T758">dusivý</text:span> oblak spór.</text:p>
          <text:p text:style-name="P282">Zeptej se hráčů, jejichž postavy jsou v kontaktní vzdálenosti, co udělají:</text:p>
          <text:list>
            <text:list-item>
              <text:p text:style-name="P283">Zalehnutím se spórám úplně vyhnou (<text:span text:style-name="T839">oblak nejprve vystoupá nahoru, pak se začne zase snášet dolů</text:span>). Nemusí si házet na obranu.</text:p>
            </text:list-item>
            <text:list-item>
              <text:p text:style-name="P284">Když budou chtít uskočit, hází si <text:span text:style-name="T752">Finesou proti útoku 6 + k6 (zranění 12kz).</text:span></text:p>
            </text:list-item>
            <text:list-item>
              <text:p text:style-name="P284">Když zadrží dech, <text:span text:style-name="T839">zranění se sníží na 6 kz</text:span>.</text:p>
            </text:list-item>
            <text:list-item>
              <text:p text:style-name="P285">Postavy, které útok vyřadí, upadnou do bezvědomí. Když je někdo z oblaku spór vytáhne, po několika minutách se jim vrátí vědomí i ztracené životy.</text:p>
            </text:list-item>
            <text:list-item>
              <text:p text:style-name="P284"><text:soft-page-break/>Kůže při kontaktu se spórami zčervená a začne silně pálit. Pomůže opláchnutí vodou (pálení do hodiny odezní).</text:p>
            </text:list-item>
          </text:list>
        </text:list-item>
        <text:list-item>
          <text:p text:style-name="P280"><text:span text:style-name="T753">Alchymista může z houby vytěžit celkem 6 </text:span><text:span text:style-name="T124">magů</text:span><text:span text:style-name="T753">. Houby je tady opravdu hodně, takže mu to zabere mu to několik desítek minut. Jako vedlejší produkt při tom získá </text:span><text:span text:style-name="T97">světélkující pastu</text:span><text:span text:style-name="T753"> (karta).</text:span></text:p>
        </text:list-item>
        <text:list-item>
          <text:p text:style-name="P286">Houbu lze například spálit (<text:span text:style-name="T759">pak z ní ovšem alchymista už nic nevytěží)</text:span>, zdálky něčím posekat a podobně. <text:span text:style-name="T865">Z jeskyně pak samozřejmě zmizí namodralé světlo.</text:span></text:p>
        </text:list-item>
      </text:list>
      <text:p text:style-name="P90"><text:span text:style-name="Emphasis"><text:span text:style-name="T409">▸<text:tab/></text:span></text:span><text:span text:style-name="Emphasis"><text:span text:style-name="T657">Mrtvola</text:span></text:span><text:span text:style-name="Emphasis"><text:span text:style-name="T410"> </text:span></text:span><text:span text:style-name="Emphasis"><text:span text:style-name="T434">pověšená na západní stěně kamenného bloku visí na dvou </text:span></text:span><text:span text:style-name="Emphasis"><text:span text:style-name="T459">do něj zaseknutých </text:span></text:span><text:span text:style-name="Emphasis"><text:span text:style-name="T434">cepínech (</text:span></text:span><text:span text:style-name="Emphasis"><text:span text:style-name="T440">2 </text:span></text:span><text:span text:style-name="Emphasis"><text:span text:style-name="T434">kart</text:span></text:span><text:span text:style-name="Emphasis"><text:span text:style-name="T440">y</text:span></text:span><text:span text:style-name="Emphasis"><text:span text:style-name="T434"> </text:span></text:span><text:span text:style-name="Emphasis"><text:span text:style-name="T691">Trpaslický cepín</text:span></text:span><text:span text:style-name="Emphasis"><text:span text:style-name="T434">) </text:span></text:span><text:span text:style-name="Emphasis"><text:span text:style-name="T437">zhruba půl metru pod </text:span></text:span><text:span text:style-name="Emphasis"><text:span text:style-name="T439">úrovní chrámu</text:span></text:span><text:span text:style-name="Emphasis"><text:span text:style-name="T434">. Je </text:span></text:span><text:span text:style-name="Emphasis"><text:span text:style-name="T583">úplně svraštělá</text:span></text:span><text:span text:style-name="Emphasis"><text:span text:style-name="T434">, zjevně tu </text:span></text:span><text:span text:style-name="Emphasis"><text:span text:style-name="T460">je</text:span></text:span><text:span text:style-name="Emphasis"><text:span text:style-name="T434"> už stovky let. </text:span></text:span><text:span text:style-name="Emphasis"><text:span text:style-name="T583">Její šaty už dávno zetlely</text:span></text:span><text:span text:style-name="Emphasis"><text:span text:style-name="T436">. Ve stěně pod mrtvolou jsou pravidelné záseky do skály </text:span></text:span><text:span text:style-name="Emphasis"><text:span text:style-name="T461">(</text:span></text:span><text:span text:style-name="Emphasis"><text:span text:style-name="T607">od šplhání s pomocí cepínů</text:span></text:span><text:span text:style-name="Emphasis"><text:span text:style-name="T461">)</text:span></text:span><text:span text:style-name="Emphasis"><text:span text:style-name="T436">.</text:span></text:span></text:p>
      <text:list xml:id="list738302239" text:style-name="L41">
        <text:list-item>
          <text:p text:style-name="P255"><text:span text:style-name="Emphasis"><text:span text:style-name="T434">Cepíny jsou kouzlené, </text:span></text:span><text:span text:style-name="Emphasis"><text:span text:style-name="T435">na dotek brní</text:span></text:span><text:span text:style-name="Emphasis"><text:span text:style-name="T434">. </text:span></text:span><text:span text:style-name="Emphasis"><text:span text:style-name="T435">Ze skály jdou vytáhnou</text:span></text:span><text:span text:style-name="Emphasis"><text:span text:style-name="T441">t,</text:span></text:span><text:span text:style-name="Emphasis"><text:span text:style-name="T435"> jedině když si je někdo připoutá a vysloví formuli </text:span></text:span><text:span text:style-name="Emphasis"><text:span text:style-name="T724">„Abador horb!“</text:span></text:span><text:span text:style-name="Emphasis"><text:span text:style-name="T435"> (tu se dozví tím, že si </text:span></text:span><text:span text:style-name="Emphasis"><text:span text:style-name="T608">je</text:span></text:span><text:span text:style-name="Emphasis"><text:span text:style-name="T435"> připoutá).</text:span></text:span></text:p>
        </text:list-item>
        <text:list-item>
          <text:p text:style-name="P256"><text:span text:style-name="Emphasis"><text:span text:style-name="T437">Mrtvola má na hlavě zranění, zřejmě na ni něco útočilo </text:span></text:span><text:span text:style-name="Emphasis"><text:span text:style-name="T438">z plošiny s chrámem </text:span></text:span><text:span text:style-name="Emphasis"><text:span text:style-name="T584">(způsobil ho </text:span></text:span><text:span text:style-name="Emphasis"><text:span text:style-name="T719">rzivý netvor</text:span></text:span><text:span text:style-name="Emphasis"><text:span text:style-name="T584"> svými </text:span></text:span><text:span text:style-name="Emphasis"><text:span text:style-name="T608">tykadly</text:span></text:span><text:span text:style-name="Emphasis"><text:span text:style-name="T584">, viz C2)</text:span></text:span><text:span text:style-name="Emphasis"><text:span text:style-name="T437">.</text:span></text:span></text:p>
        </text:list-item>
        <text:list-item>
          <text:p text:style-name="P257"><text:span text:style-name="Emphasis"><text:span text:style-name="T436">Na </text:span></text:span><text:span text:style-name="Emphasis"><text:span text:style-name="T462">dně jeskyně dole</text:span></text:span><text:span text:style-name="Emphasis"><text:span text:style-name="T436"> pod mrtvolou </text:span></text:span><text:span text:style-name="Emphasis"><text:span text:style-name="T609">je</text:span></text:span><text:span text:style-name="Emphasis"><text:span text:style-name="T436"> </text:span></text:span><text:span text:style-name="Emphasis"><text:span text:style-name="T442">mezi trsy masožravé houby</text:span></text:span><text:span text:style-name="Emphasis"><text:span text:style-name="T436"> možno najít 8 starých stříbrných mincí (cena 8 st), které </text:span></text:span><text:span text:style-name="Emphasis"><text:span text:style-name="T463">měl původně </text:span></text:span><text:span text:style-name="Emphasis"><text:span text:style-name="T436">trpaslík </text:span></text:span><text:span text:style-name="Emphasis"><text:span text:style-name="T463">v</text:span></text:span><text:span text:style-name="Emphasis"><text:span text:style-name="T436"> měšc</text:span></text:span><text:span text:style-name="Emphasis"><text:span text:style-name="T463">i</text:span></text:span><text:span text:style-name="Emphasis"><text:span text:style-name="T436">.</text:span></text:span></text:p>
        </text:list-item>
      </text:list>
      <text:p text:style-name="P84"><text:span text:style-name="Emphasis"><text:span text:style-name="T409">▸<text:tab/></text:span></text:span><text:span text:style-name="Emphasis"><text:span text:style-name="T654">Hrbolek</text:span></text:span><text:span text:style-name="Emphasis"><text:span text:style-name="T410"> </text:span></text:span><text:span text:style-name="Emphasis"><text:span text:style-name="T414">je </text:span></text:span><text:span text:style-name="Emphasis"><text:span text:style-name="T421">modrou</text:span></text:span><text:span text:style-name="Emphasis"><text:span text:style-name="T414"> houbou porostlý, ale stále ještě živý trpaslík. Žije díky tomu, že </text:span></text:span><text:span text:style-name="Emphasis"><text:span text:style-name="T418">v ruce drží</text:span></text:span><text:span text:style-name="Emphasis"><text:span text:style-name="T414"> </text:span></text:span><text:span text:style-name="Emphasis"><text:span text:style-name="T421">aktivovanou</text:span></text:span><text:span text:style-name="Emphasis"><text:span text:style-name="T414"> </text:span></text:span><text:span text:style-name="Emphasis"><text:span text:style-name="T686">runu věčnosti</text:span></text:span><text:span text:style-name="Emphasis"><text:span text:style-name="T414"> (karta).</text:span></text:span></text:p>
      <text:list xml:id="list441563221" text:style-name="L42">
        <text:list-item>
          <text:p text:style-name="P220"><text:soft-page-break/><text:span text:style-name="Emphasis"><text:span text:style-name="T314">U</text:span></text:span><text:span text:style-name="Emphasis"><text:span text:style-name="T321">kaž hráčům kartu s obrázkem </text:span></text:span><text:span text:style-name="Emphasis"><text:span text:style-name="T356">runy věčnosti</text:span></text:span><text:span text:style-name="Emphasis"><text:span text:style-name="T322"> </text:span></text:span><text:span text:style-name="Emphasis"><text:span text:style-name="T323">(bez textu)</text:span></text:span><text:span text:style-name="Emphasis"><text:span text:style-name="T321">, ať mají po čem toužit.</text:span></text:span></text:p>
        </text:list-item>
        <text:list-item>
          <text:p text:style-name="P258"><text:span text:style-name="Emphasis"><text:span text:style-name="T585">Je úplně nahý, jeho oblečení už dávno zetlelo. </text:span></text:span><text:span text:style-name="Emphasis"><text:span text:style-name="T465">Má zlomené obě nohy, j</text:span></text:span><text:span text:style-name="Emphasis"><text:span text:style-name="T415">e omámený houbou a skoro mrtvý </text:span></text:span><text:span text:style-name="Emphasis"><text:span text:style-name="T416">(má nula životů)</text:span></text:span><text:span text:style-name="Emphasis"><text:span text:style-name="T415">. Je možné ho vyléčit kouzly nebo lektvary</text:span></text:span><text:span text:style-name="Emphasis"><text:span text:style-name="T417">, </text:span></text:span><text:span text:style-name="Emphasis"><text:span text:style-name="T610">pak se probere</text:span></text:span><text:span text:style-name="Emphasis"><text:span text:style-name="T415">.</text:span></text:span></text:p>
        </text:list-item>
        <text:list-item>
          <text:p text:style-name="P258"><text:span text:style-name="Emphasis"><text:span text:style-name="T415">Pokud mu postavy </text:span></text:span><text:span text:style-name="Emphasis"><text:span text:style-name="T687">runu věčnosti</text:span></text:span><text:span text:style-name="Emphasis"><text:span text:style-name="T415"> seberou, čas </text:span></text:span><text:span text:style-name="Emphasis"><text:span text:style-name="T610">ve chvilce</text:span></text:span><text:span text:style-name="Emphasis"><text:span text:style-name="T415"> dožene vše, co za staletí zameškal a trpaslík se rozpadne v prach – a to i když ho předtím postavy vyléčí.</text:span></text:span></text:p>
        </text:list-item>
        <text:list-item>
          <text:p text:style-name="P259"><text:span text:style-name="Emphasis"><text:span text:style-name="T418">Kromě </text:span></text:span><text:span text:style-name="Emphasis"><text:span text:style-name="T688">runy věčnosti</text:span></text:span><text:span text:style-name="Emphasis"><text:span text:style-name="T418"> má u sebe </text:span></text:span><text:span text:style-name="Emphasis"><text:span text:style-name="T704">mosazný klíč</text:span></text:span><text:span text:style-name="Emphasis"><text:span text:style-name="T473"> </text:span></text:span><text:span text:style-name="Emphasis"><text:span text:style-name="T570">(karta), </text:span></text:span><text:span text:style-name="Emphasis"><text:span text:style-name="T611">který</text:span></text:span><text:span text:style-name="Emphasis"><text:span text:style-name="T418"> od</text:span></text:span><text:span text:style-name="Emphasis"><text:span text:style-name="T570">emyká</text:span></text:span><text:span text:style-name="Emphasis"><text:span text:style-name="T418"> dveř</text:span></text:span><text:span text:style-name="Emphasis"><text:span text:style-name="T570">e</text:span></text:span><text:span text:style-name="Emphasis"><text:span text:style-name="T418"> do vnitřní šachty </text:span></text:span><text:span text:style-name="Emphasis"><text:span text:style-name="T634">B13d1</text:span></text:span><text:span text:style-name="Emphasis"><text:span text:style-name="T418">, </text:span></text:span><text:span text:style-name="Emphasis"><text:span text:style-name="T705">malý železný klíč</text:span></text:span><text:span text:style-name="Emphasis"><text:span text:style-name="T475"> (karta), </text:span></text:span><text:span text:style-name="Emphasis"><text:span text:style-name="T611">který</text:span></text:span><text:span text:style-name="Emphasis"><text:span text:style-name="T475"> pasuje do zámku skříně v obytné místnosti </text:span></text:span><text:span text:style-name="Emphasis"><text:span text:style-name="T634">B10</text:span></text:span><text:span text:style-name="Emphasis"><text:span text:style-name="T570"> </text:span></text:span><text:span text:style-name="Emphasis"><text:span text:style-name="T443">a pod ním leží pět starobylých zlatých mincí (</text:span></text:span><text:span text:style-name="Emphasis"><text:span text:style-name="T570">stejná c</text:span></text:span><text:span text:style-name="Emphasis"><text:span text:style-name="T443">ena </text:span></text:span><text:span text:style-name="Emphasis"><text:span text:style-name="T570">jako zlaťáky</text:span></text:span><text:span text:style-name="Emphasis"><text:span text:style-name="T443">).</text:span></text:span></text:p>
        </text:list-item>
        <text:list-item>
          <text:p text:style-name="P258"><text:span text:style-name="Emphasis"><text:span text:style-name="T418">Jmenuje se B</text:span></text:span><text:span text:style-name="Emphasis"><text:span text:style-name="T420">r</text:span></text:span><text:span text:style-name="Emphasis"><text:span text:style-name="T418">egen. </text:span></text:span><text:span text:style-name="Emphasis"><text:span text:style-name="T419">Je to vůdce skupiny starých trpaslíků, kteří zde </text:span></text:span><text:span text:style-name="Emphasis"><text:span text:style-name="T422">před několika staletími</text:span></text:span><text:span text:style-name="Emphasis"><text:span text:style-name="T419"> založili důl jako zástěrku pro průzkum ruin </text:span></text:span><text:span text:style-name="Emphasis"><text:span text:style-name="T464">staré</text:span></text:span><text:span text:style-name="Emphasis"><text:span text:style-name="T419"> civilizace.</text:span></text:span></text:p>
          <text:list>
            <text:list-item>
              <text:p text:style-name="P260"><text:span text:style-name="Emphasis"><text:span text:style-name="T422">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635">C</text:span></text:span><text:span text:style-name="Emphasis"><text:span text:style-name="T647">2</text:span></text:span><text:span text:style-name="Emphasis"><text:span text:style-name="T422">) poté, co odklopili víko oltáře. </text:span></text:span><text:span text:style-name="Emphasis"><text:span text:style-name="T423">On se zachránil tím, že si připoutal </text:span></text:span><text:span text:style-name="Emphasis"><text:span text:style-name="T721">runu věčnosti</text:span></text:span><text:span text:style-name="Emphasis"><text:span text:style-name="T423"> a skočil dolů do houby.</text:span></text:span></text:p>
            </text:list-item>
          </text:list>
        </text:list-item>
      </text:list>
      <text:p text:style-name="P85"><text:soft-page-break/><text:span text:style-name="Emphasis"><text:span text:style-name="T409">▸<text:tab/></text:span></text:span><text:span text:style-name="Emphasis"><text:span text:style-name="T452">Pokud </text:span></text:span><text:span text:style-name="Emphasis"><text:span text:style-name="T612">se</text:span></text:span><text:span text:style-name="Emphasis"><text:span text:style-name="T452"> postavy </text:span></text:span><text:span text:style-name="Emphasis"><text:span text:style-name="T612">dostanou přes houbu a</text:span></text:span><text:span text:style-name="Emphasis"><text:span text:style-name="T452"> prozkoumají jižní stěnu kamenného bloku s chrámem, všimnou si na </text:span></text:span><text:span text:style-name="Emphasis"><text:span text:style-name="T659">reliéfu</text:span></text:span><text:span text:style-name="Emphasis"><text:span text:style-name="T450"> </text:span></text:span><text:span text:style-name="Emphasis"><text:span text:style-name="T613">lesknoucí se </text:span></text:span><text:span text:style-name="Emphasis"><text:span text:style-name="T450">žáby, jako kdyby na ni někdo často sahal. V natažené ruce ji drží </text:span></text:span><text:span text:style-name="Emphasis"><text:span text:style-name="T410">humanoid s žabíma </text:span></text:span><text:span text:style-name="Emphasis"><text:span text:style-name="T450">očima</text:span></text:span><text:span text:style-name="Emphasis"><text:span text:style-name="T410"> </text:span></text:span><text:span text:style-name="Emphasis"><text:span text:style-name="T451">a</text:span></text:span><text:span text:style-name="Emphasis"><text:span text:style-name="T450"> náhrdelníkem na krku</text:span></text:span><text:span text:style-name="Emphasis"><text:span text:style-name="T410"> </text:span></text:span><text:span text:style-name="Emphasis"><text:span text:style-name="T450">klečící</text:span></text:span><text:span text:style-name="Emphasis"><text:span text:style-name="T448"> před</text:span></text:span><text:span text:style-name="Emphasis"><text:span text:style-name="T444"> </text:span></text:span><text:span text:style-name="Emphasis"><text:span text:style-name="T445">velký</text:span></text:span><text:span text:style-name="Emphasis"><text:span text:style-name="T448">m</text:span></text:span><text:span text:style-name="Emphasis"><text:span text:style-name="T412"> oltář</text:span></text:span><text:span text:style-name="Emphasis"><text:span text:style-name="T448">em</text:span></text:span><text:span text:style-name="Emphasis"><text:span text:style-name="T410">.</text:span></text:span><text:span text:style-name="Emphasis"><text:span text:style-name="T411"> </text:span></text:span><text:span text:style-name="Emphasis"><text:span text:style-name="T413">Za oltářem je vyobrazen netvor připomínající obřího brouka se čtyřm</text:span></text:span><text:span text:style-name="Emphasis"><text:span text:style-name="T446">i</text:span></text:span><text:span text:style-name="Emphasis"><text:span text:style-name="T413"> noham</text:span></text:span><text:span text:style-name="Emphasis"><text:span text:style-name="T446">i</text:span></text:span><text:span text:style-name="Emphasis"><text:span text:style-name="T413">, dvěma chlupatým</text:span></text:span><text:span text:style-name="Emphasis"><text:span text:style-name="T446">i</text:span></text:span><text:span text:style-name="Emphasis"><text:span text:style-name="T413"> tykadly a dlouhým ocasem.</text:span></text:span></text:p>
      <text:list xml:id="list1183585868" text:style-name="L43">
        <text:list-item>
          <text:p text:style-name="P287">Při podrobném prohledání této části reliéfu si postavy všimnou spáry ve tvaru dveří (lesknoucí se žába je v jejím středu).</text:p>
        </text:list-item>
        <text:list-item>
          <text:p text:style-name="P288">Zmačknutí lesknoucího se reliéfu žáby otevře tajné dveře do <text:span text:style-name="T190">C3</text:span> (modře naznačené schody uvnitř kamenného bloku).</text:p>
        </text:list-item>
      </text:list>
      <text:h text:style-name="P172" text:outline-level="3"><text:span text:style-name="T754">C2 – </text:span>Chrám</text:h>
      <text:p text:style-name="P69"><text:span text:style-name="T378">💡</text:span><text:span text:style-name="T357"><text:tab/>Je zde </text:span><text:span text:style-name="T395">slabé, namodralé světlo od hub dole v jeskyni</text:span><text:span text:style-name="T357">.</text:span></text:p>
      <text:p text:style-name="P64"><text:span text:style-name="T357">🔊<text:tab/></text:span><text:span text:style-name="T399">Tichounké kapání vody ze stropu jeskyně na skalní podloží chrámu.</text:span></text:p>
      <text:p text:style-name="P34">Chrám sestává z <text:span text:style-name="T235">megalit</text:span><text:span text:style-name="T257">ických sloup</text:span><text:span text:style-name="T235">ů</text:span> pokrytých stejnými <text:span text:style-name="T258">reliéfy</text:span> jako skalní útvar, na kterém stojí. <text:span text:style-name="T755">Uprostřed je masivní kamenný </text:span><text:span text:style-name="T237">oltář</text:span><text:span text:style-name="T259"> </text:span><text:span text:style-name="T260">s odklopeným víkem</text:span><text:span text:style-name="T755">. Na </text:span><text:span text:style-name="T237">podlaze</text:span><text:span text:style-name="T755"> jsou </text:span><text:span text:style-name="T237">rezavé skvrny</text:span><text:span text:style-name="T755">.</text:span></text:p>
      <text:p text:style-name="P77"><text:span text:style-name="T75">👣<text:tab/></text:span><text:span text:style-name="T84">(stopování) Ve vrstvě prachu pokrývajícího kamenné podloží chrámu jsou staré stopy velkého čtyřnohého tvora. Určitě to nebylo žádné známé zvíře.</text:span></text:p>
      <text:p text:style-name="P8"><text:span text:style-name="Emphasis"><text:span text:style-name="T409">▸<text:tab/></text:span></text:span><text:span text:style-name="Emphasis"><text:span text:style-name="T613">Reliéf</text:span></text:span><text:span text:style-name="Emphasis"><text:span text:style-name="T432"> z </text:span></text:span><text:span text:style-name="Emphasis"><text:span text:style-name="T656">megal</text:span></text:span><text:span text:style-name="Emphasis"><text:span text:style-name="T661">i</text:span></text:span><text:span text:style-name="Emphasis"><text:span text:style-name="T656">t</text:span></text:span><text:span text:style-name="Emphasis"><text:span text:style-name="T684">ických sloupů</text:span></text:span><text:span text:style-name="Emphasis"><text:span text:style-name="T432"> </text:span></text:span><text:span text:style-name="Emphasis"><text:span text:style-name="T613">zobrazuje lesknoucí se</text:span></text:span><text:span text:style-name="Emphasis"><text:span text:style-name="T432"> žáb</text:span></text:span><text:span text:style-name="Emphasis"><text:span text:style-name="T613">u</text:span></text:span><text:span text:style-name="Emphasis"><text:span text:style-name="T432"> </text:span></text:span><text:span text:style-name="Emphasis"><text:span text:style-name="T613">(jako by na ni někdo často sahal)</text:span></text:span><text:span text:style-name="Emphasis"><text:span text:style-name="T432">. </text:span></text:span><text:span text:style-name="Emphasis"><text:span text:style-name="T613">V ruce ji</text:span></text:span><text:span text:style-name="Emphasis"><text:span text:style-name="T450"> drží </text:span></text:span><text:span text:style-name="Emphasis"><text:span text:style-name="T410">humanoid s žabíma </text:span></text:span><text:span text:style-name="Emphasis"><text:span text:style-name="T450">očima</text:span></text:span><text:span text:style-name="Emphasis"><text:span text:style-name="T410"> </text:span></text:span><text:span text:style-name="Emphasis"><text:span text:style-name="T451">a</text:span></text:span><text:span text:style-name="Emphasis"><text:span text:style-name="T450"> náhrdelníkem, </text:span></text:span><text:span text:style-name="Emphasis"><text:span text:style-name="T613">který zrovna přichází k oltáři uprostřed chrámu.</text:span></text:span></text:p>
      <text:list xml:id="list143174130" text:style-name="L44">
        <text:list-item>
          <text:p text:style-name="P250"><text:span text:style-name="Emphasis"><text:span text:style-name="T432">Jejím stisknutím se </text:span></text:span><text:span text:style-name="Emphasis"><text:span text:style-name="T433">vedle</text:span></text:span><text:span text:style-name="Emphasis"><text:span text:style-name="T432"> otevře propadlo </text:span></text:span><text:span text:style-name="Emphasis"><text:span text:style-name="T433">v podlaze</text:span></text:span><text:span text:style-name="Emphasis"><text:span text:style-name="T432"> (vede do </text:span></text:span><text:span text:style-name="Emphasis"><text:span text:style-name="T636">C3</text:span></text:span><text:span text:style-name="Emphasis"><text:span text:style-name="T432">).</text:span></text:span></text:p>
        </text:list-item>
      </text:list>
      <text:p text:style-name="P7"><text:soft-page-break/><text:span text:style-name="Emphasis"><text:span text:style-name="T409">▸<text:tab/></text:span></text:span><text:span text:style-name="Emphasis"><text:span text:style-name="T431">Při prohledávání </text:span></text:span><text:span text:style-name="Emphasis"><text:span text:style-name="T655">podlahy</text:span></text:span><text:span text:style-name="Emphasis"><text:span text:style-name="T431"> nebo </text:span></text:span><text:span text:style-name="Emphasis"><text:span text:style-name="T655">rezavých skvrn</text:span></text:span><text:span text:style-name="Emphasis"><text:span text:style-name="T431"> postavy u jednoho z m</text:span></text:span><text:span text:style-name="Emphasis"><text:span text:style-name="T466">ega</text:span></text:span><text:span text:style-name="Emphasis"><text:span text:style-name="T431">lit</text:span></text:span><text:span text:style-name="Emphasis"><text:span text:style-name="T613">ických sloupů</text:span></text:span><text:span text:style-name="Emphasis"><text:span text:style-name="T431"> najdou </text:span></text:span><text:span text:style-name="Emphasis"><text:span text:style-name="T432">obrysy</text:span></text:span><text:span text:style-name="Emphasis"><text:span text:style-name="T431"> propadl</text:span></text:span><text:span text:style-name="Emphasis"><text:span text:style-name="T432">a</text:span></text:span><text:span text:style-name="Emphasis"><text:span text:style-name="T431">.</text:span></text:span></text:p>
      <text:list xml:id="list2944507595" text:style-name="L45">
        <text:list-item>
          <text:p text:style-name="P289"><text:span text:style-name="Emphasis"><text:span text:style-name="T467">Rezavé skvrny jsou tvořeny tenkou vrstvou jemné rzi, asi jako kdyby </text:span></text:span><text:span text:style-name="Emphasis"><text:span text:style-name="T468">to původně byly hromádky</text:span></text:span><text:span text:style-name="Emphasis"><text:span text:style-name="T467">, ale někdo j</text:span></text:span><text:span text:style-name="Emphasis"><text:span text:style-name="T468">e</text:span></text:span><text:span text:style-name="Emphasis"><text:span text:style-name="T467"> důkladně zametl.</text:span></text:span></text:p>
        </text:list-item>
      </text:list>
      <text:list xml:id="list1643426592" text:style-name="L46">
        <text:list-item>
          <text:p text:style-name="P290"><text:span text:style-name="Emphasis"><text:span text:style-name="T432">Propadlo v</text:span></text:span><text:span text:style-name="Emphasis"><text:span text:style-name="T431">ede co </text:span></text:span><text:span text:style-name="Emphasis"><text:span text:style-name="T637">C3</text:span></text:span><text:span text:style-name="Emphasis"><text:span text:style-name="T431">. </text:span></text:span><text:span text:style-name="Emphasis"><text:span text:style-name="T432">O</text:span></text:span><text:span text:style-name="Emphasis"><text:span text:style-name="T431">tevírá se stisknutím </text:span></text:span><text:span text:style-name="Emphasis"><text:span text:style-name="T432">vyleštěné</text:span></text:span><text:span text:style-name="Emphasis"><text:span text:style-name="T431"> hlavy žáby, která je </text:span></text:span><text:span text:style-name="Emphasis"><text:span text:style-name="T432">součástí</text:span></text:span><text:span text:style-name="Emphasis"><text:span text:style-name="T431"> reliéfu na </text:span></text:span><text:span text:style-name="Emphasis"><text:span text:style-name="T613">sloupu</text:span></text:span><text:span text:style-name="Emphasis"><text:span text:style-name="T431"> vedle propadla.</text:span></text:span></text:p>
        </text:list-item>
      </text:list>
      <text:p text:style-name="P92"><text:span text:style-name="Emphasis"><text:span text:style-name="T409">▸<text:tab/></text:span></text:span><text:span text:style-name="Emphasis"><text:span text:style-name="T653">Oltář</text:span></text:span><text:span text:style-name="Emphasis"><text:span text:style-name="T408"> </text:span></text:span><text:span text:style-name="Emphasis"><text:span text:style-name="T424">je dut</text:span></text:span><text:span text:style-name="Emphasis"><text:span text:style-name="T425">ý</text:span></text:span><text:span text:style-name="Emphasis"><text:span text:style-name="T424"> kamenn</text:span></text:span><text:span text:style-name="Emphasis"><text:span text:style-name="T425">ý</text:span></text:span><text:span text:style-name="Emphasis"><text:span text:style-name="T424"> </text:span></text:span><text:span text:style-name="Emphasis"><text:span text:style-name="T425">kvádr zhruba metr dvacet vysoký, metr a půl široký a dva metry dlouhý</text:span></text:span><text:span text:style-name="Emphasis"><text:span text:style-name="T424">. </text:span></text:span><text:span text:style-name="Emphasis"><text:span text:style-name="T425">K</text:span></text:span><text:span text:style-name="Emphasis"><text:span text:style-name="T424">amenn</text:span></text:span><text:span text:style-name="Emphasis"><text:span text:style-name="T427">á</text:span></text:span><text:span text:style-name="Emphasis"><text:span text:style-name="T424"> desk</text:span></text:span><text:span text:style-name="Emphasis"><text:span text:style-name="T425">a</text:span></text:span><text:span text:style-name="Emphasis"><text:span text:style-name="T424"> s reliéfy žab v každém z rohů, </text:span></text:span><text:span text:style-name="Emphasis"><text:span text:style-name="T425">která </text:span></text:span><text:span text:style-name="Emphasis"><text:span text:style-name="T469">jej původně zakrývala</text:span></text:span><text:span text:style-name="Emphasis"><text:span text:style-name="T425">, je teď o něj opřená</text:span></text:span><text:span text:style-name="Emphasis"><text:span text:style-name="T424">. </text:span></text:span><text:span text:style-name="Emphasis"><text:span text:style-name="T430">Zevnitř vyčuhují dvě zhruba půl metru dlouhé, chlupaté tyče (konce tykadel </text:span></text:span><text:span text:style-name="Emphasis"><text:span text:style-name="T690">rzivého netvora</text:span></text:span><text:span text:style-name="Emphasis"><text:span text:style-name="T430">).</text:span></text:span></text:p>
      <text:list xml:id="list254417135" text:style-name="L47">
        <text:list-header>
          <text:p text:style-name="P291"><text:span text:style-name="Emphasis"><text:span text:style-name="T627">⚔</text:span></text:span><text:span text:style-name="Emphasis"><text:span text:style-name="T426"> </text:span></text:span><text:span text:style-name="Emphasis"><text:span text:style-name="T425">Uvnitř je</text:span></text:span><text:span text:style-name="Emphasis"><text:span text:style-name="T408"> </text:span></text:span><text:span text:style-name="Emphasis"><text:span text:style-name="T685">rzivý netvor</text:span></text:span><text:span text:style-name="Emphasis"><text:span text:style-name="T408"> </text:span></text:span><text:span text:style-name="Emphasis"><text:span text:style-name="T425">(karta)</text:span></text:span><text:span text:style-name="Emphasis"><text:span text:style-name="T408">. Pokud mají postavy </text:span></text:span><text:span text:style-name="Emphasis"><text:span text:style-name="T689">zlatou sošku žáby</text:span></text:span><text:span text:style-name="Emphasis"><text:span text:style-name="T408">, zůstane spát. V opačném případě se na ně vrhne </text:span></text:span><text:span text:style-name="Emphasis"><text:span text:style-name="T470">(navíc s výhodou za překvapení, pokud to postavy nečekají)</text:span></text:span><text:span text:style-name="Emphasis"><text:span text:style-name="T408">.</text:span></text:span></text:p>
          <text:list>
            <text:list-item>
              <text:p text:style-name="P292"><text:span text:style-name="Emphasis"><text:span text:style-name="T428">Netvor je velmi nebezpečný – za úspěch se může jedním ze svých tykadel dotknout něčeho kovového </text:span></text:span><text:span text:style-name="Emphasis"><text:span text:style-name="T429">(</text:span></text:span><text:span text:style-name="Emphasis"><text:span text:style-name="T428">zbraně, zbroje a podobně</text:span></text:span><text:span text:style-name="Emphasis"><text:span text:style-name="T429">)</text:span></text:span><text:span text:style-name="Emphasis"><text:span text:style-name="T428"> a změnit to v hromádku rzi.</text:span></text:span></text:p>
            </text:list-item>
            <text:list-item>
              <text:p text:style-name="P293"><text:span text:style-name="Emphasis"><text:span text:style-name="T408">Netvor neopustí chrám (leda by ho postavy shodily dolů).</text:span></text:span></text:p>
            </text:list-item>
            <text:list-item>
              <text:p text:style-name="P224">Alchymista může z <text:span text:style-name="T844">tykadel</text:span> mrtvého <text:span text:style-name="T844">rzivého netvora</text:span> <text:span text:style-name="T843">vytěžit</text:span> <text:span text:style-name="T844">3</text:span> <text:span text:style-name="T843">magy a vyrobit </text:span><text:span text:style-name="T125">rzivý prach</text:span><text:span text:style-name="T843"> (karta). </text:span><text:span text:style-name="Emphasis"><text:span text:style-name="T586">Na </text:span></text:span><text:span text:style-name="Emphasis"><text:span text:style-name="T614">jeho</text:span></text:span><text:span text:style-name="Emphasis"><text:span text:style-name="T586"> výrobu nemusí znát recept.</text:span></text:span></text:p>
            </text:list-item>
          </text:list>
        </text:list-header>
      </text:list>
      <text:h text:style-name="P173" text:outline-level="3">C<text:span text:style-name="T826">3</text:span> – Schody uvnitř kamenného bloku</text:h>
      <text:p text:style-name="P125">⬤<text:tab/>Je zde tma.</text:p>
      <text:p text:style-name="P76"><text:soft-page-break/>Zele<text:span text:style-name="T760">ně nakreslená</text:span> místnost <text:span text:style-name="T214">(C</text:span><text:span text:style-name="T218">4</text:span><text:span text:style-name="T214">)</text:span> je za dalšími tajnými dveřmi. Nekresli ji <text:span text:style-name="T761">hráčům</text:span>, dokud je postavy nenajdou.</text:p>
      <text:p text:style-name="P115"><text:span text:style-name="T96">Místnost i schody jsou tesané dovnitř kamenného bloku, na kterém stojí chrám. </text:span><text:span text:style-name="T99">Na stěně naproti schodům je reliéf zobrazující </text:span><text:span text:style-name="Emphasis"><text:span text:style-name="T692">humanoid</text:span></text:span><text:span text:style-name="Emphasis"><text:span text:style-name="T693">a</text:span></text:span><text:span text:style-name="Emphasis"><text:span text:style-name="T692"> s žabíma očima </text:span></text:span><text:span text:style-name="Emphasis"><text:span text:style-name="T699">a náhrdelníkem na krku</text:span></text:span><text:span text:style-name="Emphasis"><text:span text:style-name="T692"> </text:span></text:span><text:span text:style-name="Emphasis"><text:span text:style-name="T694">klečícího před</text:span></text:span><text:span text:style-name="Emphasis"><text:span text:style-name="T695"> </text:span></text:span><text:span text:style-name="Emphasis"><text:span text:style-name="T696">velký</text:span></text:span><text:span text:style-name="Emphasis"><text:span text:style-name="T694">m</text:span></text:span><text:span text:style-name="Emphasis"><text:span text:style-name="T697"> oltář</text:span></text:span><text:span text:style-name="Emphasis"><text:span text:style-name="T694">em.</text:span></text:span><text:span text:style-name="Emphasis"><text:span text:style-name="T698"> </text:span></text:span><text:span text:style-name="Emphasis"><text:span text:style-name="T699">N</text:span></text:span><text:span text:style-name="Emphasis"><text:span text:style-name="T698">a otevřené dlani natažené ruky mu sedí </text:span></text:span><text:span text:style-name="Emphasis"><text:span text:style-name="T726">žába</text:span></text:span><text:span text:style-name="Emphasis"><text:span text:style-name="T698">. </text:span></text:span><text:span text:style-name="Emphasis"><text:span text:style-name="T700">Ostatní stěny jsou holé.</text:span></text:span></text:p>
      <text:p text:style-name="P115"><text:span text:style-name="Emphasis"><text:span text:style-name="T453">Dveře </text:span></text:span><text:span text:style-name="Emphasis"><text:span text:style-name="T454">do</text:span></text:span><text:span text:style-name="Emphasis"><text:span text:style-name="T453"> jeskyně a </text:span></text:span><text:span text:style-name="Emphasis"><text:span text:style-name="T615">padací dveře</text:span></text:span><text:span text:style-name="Emphasis"><text:span text:style-name="T453"> na plošinu s chrámem se otevírají pákami ve stěně </text:span></text:span><text:span text:style-name="Emphasis"><text:span text:style-name="T455">(z této strany tyto vstupy nejsou tajné)</text:span></text:span><text:span text:style-name="Emphasis"><text:span text:style-name="T453">.</text:span></text:span></text:p>
      <text:p text:style-name="P94"><text:span text:style-name="Emphasis"><text:span text:style-name="T409">▸<text:tab/></text:span></text:span><text:span text:style-name="Emphasis"><text:span text:style-name="T456">T</text:span></text:span><text:span text:style-name="Emphasis"><text:span text:style-name="T457">ato</text:span></text:span><text:span text:style-name="Emphasis"><text:span text:style-name="T456"> </text:span></text:span><text:span text:style-name="Emphasis"><text:span text:style-name="T658">žáb</text:span></text:span><text:span text:style-name="Emphasis"><text:span text:style-name="T660">a</text:span></text:span><text:span text:style-name="Emphasis"><text:span text:style-name="T447"> se </text:span></text:span><text:span text:style-name="Emphasis"><text:span text:style-name="T456">ne</text:span></text:span><text:span text:style-name="Emphasis"><text:span text:style-name="T447">leskne</text:span></text:span><text:span text:style-name="Emphasis"><text:span text:style-name="T456">, protože do pokladnice se tak často nechodilo</text:span></text:span><text:span text:style-name="Emphasis"><text:span text:style-name="T447">. Je</text:span></text:span><text:span text:style-name="Emphasis"><text:span text:style-name="T458">jí</text:span></text:span><text:span text:style-name="Emphasis"><text:span text:style-name="T447"> zmačknutí otevře tajné dveře do </text:span></text:span><text:span text:style-name="Emphasis"><text:span text:style-name="T646">C</text:span></text:span><text:span text:style-name="Emphasis"><text:span text:style-name="T647">4</text:span></text:span><text:span text:style-name="Emphasis"><text:span text:style-name="T449">.</text:span></text:span></text:p>
      <text:h text:style-name="Heading_20_3" text:outline-level="3"><text:span text:style-name="Emphasis"><text:span text:style-name="T134">C</text:span></text:span><text:span text:style-name="Emphasis"><text:span text:style-name="T160">4</text:span></text:span><text:span text:style-name="Emphasis"><text:span text:style-name="T134"> – </text:span></text:span><text:span text:style-name="Emphasis"><text:span text:style-name="T142">P</text:span></text:span><text:span text:style-name="Emphasis"><text:span text:style-name="T134">okladnice</text:span></text:span></text:h>
      <text:p text:style-name="P10"><text:span text:style-name="Emphasis"><text:span text:style-name="T282">⬤<text:tab/>Je zde tma.</text:span></text:span></text:p>
      <text:p text:style-name="P116"><text:span text:style-name="Emphasis"><text:span text:style-name="T702">Tajné dveře se otevírají do mal</text:span></text:span><text:span text:style-name="Emphasis"><text:span text:style-name="T703">é</text:span></text:span><text:span text:style-name="Emphasis"><text:span text:style-name="T702"> místnůstk</text:span></text:span><text:span text:style-name="Emphasis"><text:span text:style-name="T703">y</text:span></text:span><text:span text:style-name="Emphasis"><text:span text:style-name="T702"> s kamenným stolem u stěny naproti dveřím. Na </text:span></text:span><text:span text:style-name="Emphasis"><text:span text:style-name="T722">něm</text:span></text:span><text:span text:style-name="Emphasis"><text:span text:style-name="T702"> je hromada lesklých mušlí, </text:span></text:span><text:span text:style-name="Emphasis"><text:span text:style-name="T472">zlatá soška žáby</text:span></text:span><text:span text:style-name="Emphasis"><text:span text:style-name="T702"> (karta) a </text:span></text:span><text:span text:style-name="Emphasis"><text:span text:style-name="T472">smaragdový náhrdelník</text:span></text:span><text:span text:style-name="Emphasis"><text:span text:style-name="T702"> (karta). Hned z</text:span></text:span><text:span text:style-name="Emphasis"><text:span text:style-name="T701">a dveřmi je na zemi postavená kamenná olejová </text:span></text:span><text:span text:style-name="Emphasis"><text:span text:style-name="T727">lampička</text:span></text:span><text:span text:style-name="Emphasis"><text:span text:style-name="T701">.</text:span></text:span></text:p>
      <text:p text:style-name="P93"><text:span text:style-name="Emphasis"><text:span text:style-name="T409">▸<text:tab/></text:span></text:span><text:span text:style-name="Emphasis"><text:span text:style-name="T471">Olej v </text:span></text:span><text:span text:style-name="Emphasis"><text:span text:style-name="T653">l</text:span></text:span><text:span text:style-name="Emphasis"><text:span text:style-name="T662">ampičce</text:span></text:span><text:span text:style-name="Emphasis"><text:span text:style-name="T408"> </text:span></text:span><text:span text:style-name="Emphasis"><text:span text:style-name="T471">už dávno vyschnul a knot se rozpadl v prach.</text:span></text:span></text:p>
      <text:h text:style-name="P146" text:outline-level="1"><text:bookmark-start text:name="__RefHeading___Toc13857_1990953305"/><text:span text:style-name="T5">K</text:span><text:span text:style-name="T4">onec dobrodružství</text:span><text:bookmark-end text:name="__RefHeading___Toc13857_1990953305"/></text:h>
      <text:p text:style-name="P95"><text:span text:style-name="T4">Dobrodružství </text:span><text:span text:style-name="T60">s</text:span><text:span text:style-name="T4">končí, </text:span><text:span text:style-name="T65">až</text:span><text:span text:style-name="T4"> když se </text:span><text:span text:style-name="T61">pro to hráči rozhodnou. </text:span><text:span text:style-name="T69">P</text:span><text:span text:style-name="T66">okud už ale v⁠ podzemí nic zajímavého není, tak jim to řekni, nenech je marně hledat</text:span><text:span text:style-name="T4">.</text:span></text:p>
      <text:h text:style-name="P150" text:outline-level="2"><text:bookmark-start text:name="__RefHeading___Toc5831_1424409582"/>Cena pokladů<text:bookmark-end text:name="__RefHeading___Toc5831_1424409582"/></text:h>
      <text:p text:style-name="P315">V tabulce jsou výkupní ceny. Když by tu samou věc chtěly postavy koupit od obchodníka, zaplatí dvojnásobek.<text:line-break/><text:tab/><text:span text:style-name="T744">Klíče samy o⁠ sobě nemají prakticky žádnou cenu. Zámek má cenu i bez klíče, ale jen pro zámečníka.<text:line-break/><text:tab/></text:span><text:span text:style-name="T68">Když</text:span><text:span text:style-name="T234"> budou cht</text:span><text:span text:style-name="T67">ít </text:span><text:span text:style-name="T4">postavy</text:span><text:span text:style-name="T67"> prodat něco, co není na seznamu, cenu odhadni.</text:span></text:p>
      <text:p text:style-name="P141"/>
      <table:table table:name="Tabulka1" table:style-name="Tabulka1">
        <table:table-column table:style-name="Tabulka1.A"/>
        <table:table-column table:style-name="Tabulka1.B"/>
        <table:table-row>
          <table:table-cell table:style-name="Tabulka1.A1" table:number-columns-spanned="2" office:value-type="string">
            <text:p text:style-name="P14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1">4 st</text:p>
          </table:table-cell>
        </table:table-row>
        <table:table-row>
          <table:table-cell table:style-name="Tabulka1.A2" office:value-type="string">
            <text:p text:style-name="Table_20_Contents">krumpáč</text:p>
          </table:table-cell>
          <table:table-cell table:style-name="Tabulka1.A2" office:value-type="string">
            <text:p text:style-name="P181">5 st</text:p>
          </table:table-cell>
        </table:table-row>
        <table:table-row>
          <table:table-cell table:style-name="Tabulka1.A2" office:value-type="string">
            <text:p text:style-name="Table_20_Contents">motyka</text:p>
          </table:table-cell>
          <table:table-cell table:style-name="Tabulka1.A2" office:value-type="string">
            <text:p text:style-name="P181">4 st</text:p>
          </table:table-cell>
        </table:table-row>
        <table:table-row>
          <table:table-cell table:style-name="Tabulka1.A2" office:value-type="string">
            <text:p text:style-name="Table_20_Contents">velký kotel</text:p>
          </table:table-cell>
          <table:table-cell table:style-name="Tabulka1.A2" office:value-type="string">
            <text:p text:style-name="P181">2 zl</text:p>
          </table:table-cell>
        </table:table-row>
        <table:table-row>
          <table:table-cell table:style-name="Tabulka1.A2" office:value-type="string">
            <text:p text:style-name="Table_20_Contents">hliněná láhev</text:p>
          </table:table-cell>
          <table:table-cell table:style-name="Tabulka1.A2" office:value-type="string">
            <text:p text:style-name="P184">2 mk</text:p>
          </table:table-cell>
        </table:table-row>
        <table:table-row>
          <table:table-cell table:style-name="Tabulka1.A2" office:value-type="string">
            <text:p text:style-name="Table_20_Contents">dřevěný kýbl</text:p>
          </table:table-cell>
          <table:table-cell table:style-name="Tabulka1.A2" office:value-type="string">
            <text:p text:style-name="P184">4 mk</text:p>
          </table:table-cell>
        </table:table-row>
        <table:table-row>
          <table:table-cell table:style-name="Tabulka1.A2" office:value-type="string">
            <text:p text:style-name="Table_20_Contents">vědro na vodu</text:p>
          </table:table-cell>
          <table:table-cell table:style-name="Tabulka1.A2" office:value-type="string">
            <text:p text:style-name="P184">4 mk</text:p>
          </table:table-cell>
        </table:table-row>
        <table:table-row>
          <table:table-cell table:style-name="Tabulka1.A2" office:value-type="string">
            <text:p text:style-name="Table_20_Contents">sekera</text:p>
          </table:table-cell>
          <table:table-cell table:style-name="Tabulka1.A2" office:value-type="string">
            <text:p text:style-name="P181">5 st</text:p>
          </table:table-cell>
        </table:table-row>
        <table:table-row>
          <table:table-cell table:style-name="Tabulka1.A2" office:value-type="string">
            <text:p text:style-name="Table_20_Contents">dláto</text:p>
          </table:table-cell>
          <table:table-cell table:style-name="Tabulka1.A2" office:value-type="string">
            <text:p text:style-name="P177">3 st</text:p>
          </table:table-cell>
        </table:table-row>
        <table:table-row>
          <table:table-cell table:style-name="Tabulka1.A2" office:value-type="string">
            <text:p text:style-name="Table_20_Contents">pila</text:p>
          </table:table-cell>
          <table:table-cell table:style-name="Tabulka1.A2" office:value-type="string">
            <text:p text:style-name="P177">4 st</text:p>
          </table:table-cell>
        </table:table-row>
        <table:table-row>
          <table:table-cell table:style-name="Tabulka1.A2" office:value-type="string">
            <text:p text:style-name="Table_20_Contents">kladivo</text:p>
          </table:table-cell>
          <table:table-cell table:style-name="Tabulka1.A2" office:value-type="string">
            <text:p text:style-name="P177">5 st</text:p>
          </table:table-cell>
        </table:table-row>
        <table:table-row>
          <table:table-cell table:style-name="Tabulka1.A2" office:value-type="string">
            <text:p text:style-name="Table_20_Contents">zednická lžíce</text:p>
          </table:table-cell>
          <table:table-cell table:style-name="Tabulka1.A2" office:value-type="string">
            <text:p text:style-name="P177">2 st</text:p>
          </table:table-cell>
        </table:table-row>
        <text:soft-page-break/>
        <table:table-row>
          <table:table-cell table:style-name="Tabulka1.A2" office:value-type="string">
            <text:p text:style-name="Table_20_Contents">kleště</text:p>
          </table:table-cell>
          <table:table-cell table:style-name="Tabulka1.A2" office:value-type="string">
            <text:p text:style-name="P177">4 st</text:p>
          </table:table-cell>
        </table:table-row>
        <table:table-row>
          <table:table-cell table:style-name="Tabulka1.A2" office:value-type="string">
            <text:p text:style-name="Table_20_Contents">průbojník</text:p>
          </table:table-cell>
          <table:table-cell table:style-name="Tabulka1.A2" office:value-type="string">
            <text:p text:style-name="P177">2 st</text:p>
          </table:table-cell>
        </table:table-row>
        <table:table-row>
          <table:table-cell table:style-name="Tabulka1.A2" office:value-type="string">
            <text:p text:style-name="Table_20_Contents">pilník</text:p>
          </table:table-cell>
          <table:table-cell table:style-name="Tabulka1.A2" office:value-type="string">
            <text:p text:style-name="P177">3 st</text:p>
          </table:table-cell>
        </table:table-row>
        <table:table-row>
          <table:table-cell table:style-name="Tabulka1.A2" office:value-type="string">
            <text:p text:style-name="Table_20_Contents">sekáč</text:p>
          </table:table-cell>
          <table:table-cell table:style-name="Tabulka1.A2" office:value-type="string">
            <text:p text:style-name="P177">2 st</text:p>
          </table:table-cell>
        </table:table-row>
        <table:table-row>
          <table:table-cell table:style-name="Tabulka1.A2" office:value-type="string">
            <text:p text:style-name="Table_20_Contents">raznice</text:p>
          </table:table-cell>
          <table:table-cell table:style-name="Tabulka1.A2" office:value-type="string">
            <text:p text:style-name="P177">2 st</text:p>
          </table:table-cell>
        </table:table-row>
        <table:table-row>
          <table:table-cell table:style-name="Tabulka1.A2" office:value-type="string">
            <text:p text:style-name="Table_20_Contents">kovadlina</text:p>
          </table:table-cell>
          <table:table-cell table:style-name="Tabulka1.A2" office:value-type="string">
            <text:p text:style-name="P177">1 zl</text:p>
          </table:table-cell>
        </table:table-row>
        <table:table-row>
          <table:table-cell table:style-name="Tabulka1.A2" office:value-type="string">
            <text:p text:style-name="Table_20_Contents"><text:span text:style-name="T67">skřetí nůž </text:span><text:span text:style-name="T94">(karta)</text:span></text:p>
          </table:table-cell>
          <table:table-cell table:style-name="Tabulka1.A2" office:value-type="string">
            <text:p text:style-name="P177">1 st</text:p>
          </table:table-cell>
        </table:table-row>
        <table:table-row>
          <table:table-cell table:style-name="Tabulka1.A2" office:value-type="string">
            <text:p text:style-name="Table_20_Contents"><text:span text:style-name="T67">skřetí luk </text:span><text:span text:style-name="T94">(karta)</text:span></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67">skřetí vrhací nůž </text:span><text:span text:style-name="T94">(karta)</text:span></text:p>
          </table:table-cell>
          <table:table-cell table:style-name="Tabulka1.A2" office:value-type="string">
            <text:p text:style-name="P177">1 st</text:p>
          </table:table-cell>
        </table:table-row>
        <table:table-row>
          <table:table-cell table:style-name="Tabulka1.A2" office:value-type="string">
            <text:p text:style-name="Table_20_Contents"><text:span text:style-name="T67">lehká skřetí zbroj </text:span><text:span text:style-name="T94">(karta)</text:span></text:p>
          </table:table-cell>
          <table:table-cell table:style-name="Tabulka1.A2" office:value-type="string">
            <text:p text:style-name="P177">1 zl</text:p>
          </table:table-cell>
        </table:table-row>
        <table:table-row>
          <table:table-cell table:style-name="Tabulka1.A2" office:value-type="string">
            <text:p text:style-name="Table_20_Contents">zlobří kladivo</text:p>
          </table:table-cell>
          <table:table-cell table:style-name="Tabulka1.A2" office:value-type="string">
            <text:p text:style-name="P177">8 st</text:p>
          </table:table-cell>
        </table:table-row>
        <table:table-row>
          <table:table-cell table:style-name="Tabulka1.A2" office:value-type="string">
            <text:p text:style-name="Table_20_Contents">ochočený had</text:p>
          </table:table-cell>
          <table:table-cell table:style-name="Tabulka1.A2" office:value-type="string">
            <text:p text:style-name="P177">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67">trpaslická dvoubřitá sekera </text:span><text:span text:style-name="T94">(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67">trpaslický nůž </text:span><text:span text:style-name="T94">(karta)</text:span></text:p>
          </table:table-cell>
          <table:table-cell table:style-name="Tabulka1.A2" office:value-type="string">
            <text:p text:style-name="P177">3 st</text:p>
          </table:table-cell>
        </table:table-row>
        <table:table-row>
          <table:table-cell table:style-name="Tabulka1.A2" office:value-type="string">
            <text:p text:style-name="Table_20_Contents"><text:span text:style-name="T67">opakovací kuše (funkční) </text:span><text:span text:style-name="T94">(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67">ruční plamenomet (funkční) </text:span><text:span text:style-name="T94">(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67">důlní výbušnina (</text:span><text:span text:style-name="T95">1</text:span><text:span text:style-name="T67"> váleč</text:span><text:span text:style-name="T95">e</text:span><text:span text:style-name="T67">k) </text:span><text:span text:style-name="T94">(karta)</text:span></text:p>
          </table:table-cell>
          <table:table-cell table:style-name="Tabulka1.A2" office:value-type="string">
            <text:p text:style-name="P177">5 st</text:p>
          </table:table-cell>
        </table:table-row>
        <table:table-row>
          <table:table-cell table:style-name="Tabulka1.A2" office:value-type="string">
            <text:p text:style-name="Table_20_Contents"><text:span text:style-name="T67">světélkující pasta </text:span><text:span text:style-name="T94">(karta)</text:span></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896">železná </text:span>truhlice s vnitřním zámkem (z B16)</text:p>
          </table:table-cell>
          <table:table-cell table:style-name="Tabulka1.A2" office:value-type="string">
            <text:p text:style-name="P177">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5"><text:s/><text:span text:style-name="T89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7">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7">5 zl</text:p>
          </table:table-cell>
        </table:table-row>
        <table:table-row>
          <table:table-cell table:style-name="Tabulka1.A2" office:value-type="string">
            <text:p text:style-name="Table_20_Contents">masivní železný hák</text:p>
          </table:table-cell>
          <table:table-cell table:style-name="Tabulka1.A2" office:value-type="string">
            <text:p text:style-name="P177">3 st</text:p>
          </table:table-cell>
        </table:table-row>
        <table:table-row>
          <table:table-cell table:style-name="Tabulka1.A2" office:value-type="string">
            <text:p text:style-name="Table_20_Contents">železný hák</text:p>
          </table:table-cell>
          <table:table-cell table:style-name="Tabulka1.A2" office:value-type="string">
            <text:p text:style-name="P177">1 st</text:p>
          </table:table-cell>
        </table:table-row>
        <table:table-row>
          <table:table-cell table:style-name="Tabulka1.A2" office:value-type="string">
            <text:p text:style-name="Table_20_Contents">trpaslický kahan</text:p>
          </table:table-cell>
          <table:table-cell table:style-name="Tabulka1.A2" office:value-type="string">
            <text:p text:style-name="P177">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7">1 zl</text:p>
          </table:table-cell>
        </table:table-row>
        <table:table-row>
          <table:table-cell table:style-name="Tabulka1.A2" office:value-type="string">
            <text:p text:style-name="Table_20_Contents"><text:span text:style-name="T67">Jehelníček (</text:span><text:span text:style-name="T94">kouzelný </text:span><text:span text:style-name="T67">štít) </text:span><text:span text:style-name="T94">(karta)</text:span></text:p>
          </table:table-cell>
          <table:table-cell table:style-name="Tabulka1.A2" office:value-type="string">
            <text:p text:style-name="P177">4 zl</text:p>
          </table:table-cell>
        </table:table-row>
        <table:table-row>
          <table:table-cell table:style-name="Tabulka1.A2" office:value-type="string">
            <text:p text:style-name="Table_20_Contents"><text:span text:style-name="T67">trpaslický cepín </text:span><text:span text:style-name="T94">(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67">trpaslické kovářské kladivo </text:span><text:span text:style-name="T94">(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67">oprava (svitek </text:span><text:span text:style-name="T94">s rituálem</text:span><text:span text:style-name="T67">) </text:span><text:span text:style-name="T94">(karta)</text:span></text:p>
          </table:table-cell>
          <table:table-cell table:style-name="Tabulka1.A2" office:value-type="string">
            <text:p text:style-name="P177">6 zl</text:p>
          </table:table-cell>
        </table:table-row>
        <text:soft-page-break/>
        <table:table-row>
          <table:table-cell table:style-name="Tabulka1.A2" office:value-type="string">
            <text:p text:style-name="Table_20_Contents"><text:span text:style-name="T67">runová stráž (svitek </text:span><text:span text:style-name="T94">s rituálem</text:span><text:span text:style-name="T67">) </text:span><text:span text:style-name="T94">(karta)</text:span></text:p>
          </table:table-cell>
          <table:table-cell table:style-name="Tabulka1.A2" office:value-type="string">
            <text:p text:style-name="P177">6 zl</text:p>
          </table:table-cell>
        </table:table-row>
        <table:table-row>
          <table:table-cell table:style-name="Tabulka1.A2" office:value-type="string">
            <text:p text:style-name="Table_20_Contents"><text:span text:style-name="T67">náhrdelník z medvědích drápů </text:span><text:span text:style-name="T94">(karta)</text:span></text:p>
          </table:table-cell>
          <table:table-cell table:style-name="Tabulka1.A2" office:value-type="string">
            <text:p text:style-name="P177">5 st</text:p>
          </table:table-cell>
        </table:table-row>
        <table:table-row>
          <table:table-cell table:style-name="Tabulka1.A2" office:value-type="string">
            <text:p text:style-name="Table_20_Contents"><text:span text:style-name="T67">duhový kámen </text:span><text:span text:style-name="T94">(karta)</text:span></text:p>
          </table:table-cell>
          <table:table-cell table:style-name="Tabulka1.A2" office:value-type="string">
            <text:p text:style-name="P177">1 st</text:p>
          </table:table-cell>
        </table:table-row>
        <table:table-row>
          <table:table-cell table:style-name="Tabulka1.A2" office:value-type="string">
            <text:p text:style-name="Table_20_Contents"><text:span text:style-name="T67">pavoučí lektvar </text:span><text:span text:style-name="T94">(karta)</text:span></text:p>
          </table:table-cell>
          <table:table-cell table:style-name="Tabulka1.A2" office:value-type="string">
            <text:p text:style-name="P178">2 zl</text:p>
          </table:table-cell>
        </table:table-row>
        <table:table-row>
          <table:table-cell table:style-name="Tabulka1.A2" office:value-type="string">
            <text:p text:style-name="Table_20_Contents"><text:span text:style-name="T67">lektvar vodního dechu </text:span><text:span text:style-name="T94">(karta)</text:span></text:p>
          </table:table-cell>
          <table:table-cell table:style-name="Tabulka1.A2" office:value-type="string">
            <text:p text:style-name="P178">2 zl</text:p>
          </table:table-cell>
        </table:table-row>
        <table:table-row>
          <table:table-cell table:style-name="Tabulka1.A2" office:value-type="string">
            <text:p text:style-name="Table_20_Contents"><text:span text:style-name="T67">lektvar regenerace </text:span><text:span text:style-name="T94">(karta)</text:span></text:p>
          </table:table-cell>
          <table:table-cell table:style-name="Tabulka1.A2" office:value-type="string">
            <text:p text:style-name="P178">10 zl</text:p>
          </table:table-cell>
        </table:table-row>
        <table:table-row>
          <table:table-cell table:style-name="Tabulka1.A2" office:value-type="string">
            <text:p text:style-name="Table_20_Contents"><text:span text:style-name="T67">runotepecké pero </text:span><text:span text:style-name="T94">(karta)</text:span></text:p>
          </table:table-cell>
          <table:table-cell table:style-name="Tabulka1.A2" office:value-type="string">
            <text:p text:style-name="P177">7 zl</text:p>
          </table:table-cell>
        </table:table-row>
        <table:table-row>
          <table:table-cell table:style-name="Tabulka1.A2" office:value-type="string">
            <text:p text:style-name="Table_20_Contents"><text:span text:style-name="T67">runa věčnosti </text:span><text:span text:style-name="T94">(karta)</text:span></text:p>
          </table:table-cell>
          <table:table-cell table:style-name="Tabulka1.A2" office:value-type="string">
            <text:p text:style-name="P177">6 zl</text:p>
          </table:table-cell>
        </table:table-row>
        <table:table-row>
          <table:table-cell table:style-name="Tabulka1.A2" office:value-type="string">
            <text:p text:style-name="Table_20_Contents"><text:span text:style-name="T67">rzivý prach </text:span><text:span text:style-name="T94">(karta)</text:span></text:p>
          </table:table-cell>
          <table:table-cell table:style-name="Tabulka1.A2" office:value-type="string">
            <text:p text:style-name="P177">2 zl</text:p>
          </table:table-cell>
        </table:table-row>
        <table:table-row>
          <table:table-cell table:style-name="Tabulka1.A2" office:value-type="string">
            <text:p text:style-name="Table_20_Contents"><text:span text:style-name="T67">malý stříbrný ingot </text:span><text:span text:style-name="T94">(karta)</text:span></text:p>
          </table:table-cell>
          <table:table-cell table:style-name="Tabulka1.A2" office:value-type="string">
            <text:p text:style-name="P176">4 zl</text:p>
          </table:table-cell>
        </table:table-row>
        <table:table-row>
          <table:table-cell table:style-name="Tabulka1.A2" office:value-type="string">
            <text:p text:style-name="Table_20_Contents"><text:span text:style-name="T67">přívěsek se sekerou </text:span><text:span text:style-name="T94">(karta)</text:span></text:p>
          </table:table-cell>
          <table:table-cell table:style-name="Tabulka1.A2" office:value-type="string">
            <text:p text:style-name="P176">1 zl</text:p>
          </table:table-cell>
        </table:table-row>
        <table:table-row>
          <table:table-cell table:style-name="Tabulka1.A2" office:value-type="string">
            <text:p text:style-name="Table_20_Contents"><text:span text:style-name="T67">stříbrný kroužek do nosu </text:span><text:span text:style-name="T94">(karta)</text:span></text:p>
          </table:table-cell>
          <table:table-cell table:style-name="Tabulka1.A2" office:value-type="string">
            <text:p text:style-name="P183"><text:span text:style-name="T806">5</text:span> <text:span text:style-name="T806">st</text:span></text:p>
          </table:table-cell>
        </table:table-row>
        <table:table-row>
          <table:table-cell table:style-name="Tabulka1.A2" office:value-type="string">
            <text:p text:style-name="Table_20_Contents"><text:span text:style-name="T67">zlatá soška žáby </text:span><text:span text:style-name="T94">(karta)</text:span></text:p>
          </table:table-cell>
          <table:table-cell table:style-name="Tabulka1.A2" office:value-type="string">
            <text:p text:style-name="P180">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2">8 zl</text:p>
          </table:table-cell>
        </table:table-row>
      </table:table>
      <text:p text:style-name="P179"/>
      <text:p text:style-name="P2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MP2"><text:page-number text:select-page="current">4</text:page-number></text:p>
      </style:header-left>
      <style:footer>
        <text:p text:style-name="MP3"><text:chapter text:display="name" text:outline-level="3"/></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6:05:41.304000000</dc:date>
    <meta:editing-cycles>15779</meta:editing-cycles>
    <meta:editing-duration>P44DT23H59M34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42" meta:paragraph-count="493" meta:word-count="7396" meta:character-count="42699" meta:non-whitespace-character-count="35899"/>
  </office:meta>
</office:document-meta>
</file>